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81.3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25.46pt"/>
    </style:style>
    <style:style style:name="co15" style:family="table-column">
      <style:table-column-properties fo:break-before="auto" style:column-width="109.84pt"/>
    </style:style>
    <style:style style:name="co16" style:family="table-column">
      <style:table-column-properties fo:break-before="auto" style:column-width="56.55pt"/>
    </style:style>
    <style:style style:name="co17" style:family="table-column">
      <style:table-column-properties fo:break-before="auto" style:column-width="55.81pt"/>
    </style:style>
    <style:style style:name="co18" style:family="table-column">
      <style:table-column-properties fo:break-before="auto" style:column-width="51.96pt"/>
    </style:style>
    <style:style style:name="co19" style:family="table-column">
      <style:table-column-properties fo:break-before="auto" style:column-width="76.65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3.5pt"/>
    </style:style>
    <style:style style:name="co22" style:family="table-column">
      <style:table-column-properties fo:break-before="auto" style:column-width="57.34pt"/>
    </style:style>
    <style:style style:name="co23" style:family="table-column">
      <style:table-column-properties fo:break-before="auto" style:column-width="68.14pt"/>
    </style:style>
    <style:style style:name="co24" style:family="table-column">
      <style:table-column-properties fo:break-before="auto" style:column-width="383.9pt"/>
    </style:style>
    <style:style style:name="co25" style:family="table-column">
      <style:table-column-properties fo:break-before="auto" style:column-width="131.19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146.89pt"/>
    </style:style>
    <style:style style:name="co28" style:family="table-column">
      <style:table-column-properties fo:break-before="auto" style:column-width="28.8pt"/>
    </style:style>
    <style:style style:name="co29" style:family="table-column">
      <style:table-column-properties fo:break-before="auto" style:column-width="115.26pt"/>
    </style:style>
    <style:style style:name="co30" style:family="table-column">
      <style:table-column-properties fo:break-before="auto" style:column-width="35.49pt"/>
    </style:style>
    <style:style style:name="co31" style:family="table-column">
      <style:table-column-properties fo:break-before="auto" style:column-width="41.64pt"/>
    </style:style>
    <style:style style:name="co32" style:family="table-column">
      <style:table-column-properties fo:break-before="auto" style:column-width="123.76pt"/>
    </style:style>
    <style:style style:name="co33" style:family="table-column">
      <style:table-column-properties fo:break-before="auto" style:column-width="78.94pt"/>
    </style:style>
    <style:style style:name="co34" style:family="table-column">
      <style:table-column-properties fo:break-before="auto" style:column-width="61.99pt"/>
    </style:style>
    <style:style style:name="co35" style:family="table-column">
      <style:table-column-properties fo:break-before="auto" style:column-width="395.46pt"/>
    </style:style>
    <style:style style:name="co36" style:family="table-column">
      <style:table-column-properties fo:break-before="auto" style:column-width="168.24pt"/>
    </style:style>
    <style:style style:name="co37" style:family="table-column">
      <style:table-column-properties fo:break-before="auto" style:column-width="139.95pt"/>
    </style:style>
    <style:style style:name="co38" style:family="table-column">
      <style:table-column-properties fo:break-before="auto" style:column-width="90.54pt"/>
    </style:style>
    <style:style style:name="co39" style:family="table-column">
      <style:table-column-properties fo:break-before="auto" style:column-width="24.69pt"/>
    </style:style>
    <style:style style:name="co40" style:family="table-column">
      <style:table-column-properties fo:break-before="auto" style:column-width="71.26pt"/>
    </style:style>
    <style:style style:name="co41" style:family="table-column">
      <style:table-column-properties fo:break-before="auto" style:column-width="366.89pt"/>
    </style:style>
    <style:style style:name="co42" style:family="table-column">
      <style:table-column-properties fo:break-before="auto" style:column-width="74.35pt"/>
    </style:style>
    <style:style style:name="co43" style:family="table-column">
      <style:table-column-properties fo:break-before="auto" style:column-width="127.59pt"/>
    </style:style>
    <style:style style:name="co44" style:family="table-column">
      <style:table-column-properties fo:break-before="auto" style:column-width="113.7pt"/>
    </style:style>
    <style:style style:name="co45" style:family="table-column">
      <style:table-column-properties fo:break-before="auto" style:column-width="73.56pt"/>
    </style:style>
    <style:style style:name="co46" style:family="table-column">
      <style:table-column-properties fo:break-before="auto" style:column-width="407.79pt"/>
    </style:style>
    <style:style style:name="co47" style:family="table-column">
      <style:table-column-properties fo:break-before="auto" style:column-width="84.9pt"/>
    </style:style>
    <style:style style:name="co48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order-bottom="none" fo:background-color="#fff200" style:text-align-source="fix" style:repeat-content="false" fo:border-left="0.99pt solid #000000" fo:border-right="none" fo:border-top="0.99pt solid #000000"/>
      <style:paragraph-properties fo:text-align="end" fo:margin-left="0pt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ackground-color="#fff200" style:text-align-source="fix" style:repeat-content="false" fo:border-left="0.99pt solid #000000" fo:border-right="none" fo:border-top="none"/>
      <style:paragraph-properties fo:text-align="end" fo:margin-left="0pt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200" fo:border-left="none" fo:border-right="none" fo:border-top="0.99pt solid #000000"/>
    </style:style>
    <style:style style:name="ce6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pt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200" fo:border-left="none" fo:border-right="0.99pt solid #000000" fo:border-top="0.99pt solid #000000"/>
    </style:style>
    <style:style style:name="ce8" style:family="table-cell" style:parent-style-name="Default">
      <style:table-cell-properties fo:border-bottom="0.99pt solid #000000" fo:background-color="#fff200" style:text-align-source="fix" style:repeat-content="false" fo:border-left="none" fo:border-right="0.99pt solid #000000" fo:border-top="non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none" fo:border-top="none"/>
      <style:paragraph-properties fo:text-align="end" fo:margin-left="0pt"/>
      <style:text-properties fo:color="#21409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none"/>
      <style:paragraph-properties fo:text-align="end" fo:margin-left="0pt"/>
      <style:text-properties fo:color="#21409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200" style:text-align-source="fix" style:repeat-content="false" fo:border-left="none" fo:border-right="0.06pt solid #000000" fo:border-top="0.06pt solid #000000"/>
      <style:paragraph-properties fo:text-align="end" fo:margin-left="0pt"/>
      <style:text-properties fo:color="#21409a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none"/>
      <style:paragraph-properties fo:text-align="end" fo:margin-left="0pt"/>
      <style:text-properties fo:color="#21409a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200" fo:border-left="0.06pt solid #000000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fff200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fff200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0.06pt solid #000000" fo:background-color="#fff200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riv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88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number-columns-repeated="2"/>
          <table:table-cell table:style-name="ce39" office:value-type="string" calcext:value-type="string">
            <text:p>image</text:p>
          </table:table-cell>
          <table:table-cell table:style-name="ce41" office:value-type="string" calcext:value-type="string">
            <text:p>src/assets/img/drivers/</text:p>
          </table:table-cell>
          <table:table-cell table:style-name="ce43"/>
          <table:table-cell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3"/>
          <table:table-cell table:style-name="ce22"/>
          <table:table-cell table:style-name="ce23" table:number-columns-repeated="98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 table:style-name="ce40" office:value-type="string" calcext:value-type="string">
            <text:p>url</text:p>
          </table:table-cell>
          <table:table-cell table:style-name="ce42" office:value-type="string" calcext:value-type="string">
            <text:p>width</text:p>
          </table:table-cell>
          <table:table-cell table:style-name="ce44" office:value-type="string" calcext:value-type="string">
            <text:p>height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15" office:value-type="string" calcext:value-type="string">
            <text:p>image</text:p>
          </table:table-cell>
          <table:table-cell table:style-name="ce22" office:value-type="string" calcext:value-type="string">
            <text:p>JSON building</text:p>
          </table:table-cell>
          <table:table-cell table:style-name="ce23" table:number-columns-repeated="988"/>
        </table:table-row>
        <table:table-row table:style-name="ro1">
          <table:table-cell office:value-type="string" calcext:value-type="string">
            <text:p>Baby Peach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string" calcext:value-type="string">
            <text:p>Baby_Peach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Baby Peach&quot;," calcext:value-type="string">
            <text:p>"name":"Baby Peach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3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3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3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3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3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K$2]; &quot;&quot;&quot;&quot;; &quot;:&quot;; [.K3]; &quot;,&quot;)" office:value-type="string" office:string-value="&quot;water&quot;:10," calcext:value-type="string">
            <text:p>"water":10,</text:p>
          </table:table-cell>
          <table:table-cell table:formula="of:= CONCATENATE(&quot;&quot;&quot;&quot;; [.L$2]; &quot;&quot;&quot;&quot;; &quot;:&quot;; [.L3]; &quot;,&quot;)" office:value-type="string" office:string-value="&quot;air&quot;:10," calcext:value-type="string">
            <text:p>"air":10,</text:p>
          </table:table-cell>
          <table:table-cell table:formula="of:= CONCATENATE(&quot;&quot;&quot;&quot;; [.M$2]; &quot;&quot;&quot;&quot;; &quot;:&quot;; [.M3])" office:value-type="string" office:string-value="&quot;antiGravity&quot;:10" calcext:value-type="string">
            <text:p>"antiGravity":10</text:p>
          </table:table-cell>
          <table:table-cell table:formula="of:= CONCATENATE(&quot;&quot;&quot;&quot;; [.N$2]; &quot;&quot;&quot;&quot;; &quot;:&quot;; [.N3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]; &quot;&quot;&quot;&quot;; &quot;,&quot;; &quot;&quot;&quot;&quot;; [.Q$2]; &quot;&quot;&quot;&quot;; &quot;:&quot;; [.Q3]; &quot;,&quot;; &quot;&quot;&quot;&quot;; [.R$2]; &quot;&quot;&quot;&quot;; &quot;:&quot;; [.R3]; &quot;}&quot;)" office:value-type="string" office:string-value="&quot;image&quot;:{&quot;url&quot;:&quot;src/assets/img/drivers/Baby_Peach.png&quot;,&quot;width&quot;:64,&quot;height&quot;:64}" calcext:value-type="string">
            <text:p>"image":{"url":"src/assets/img/drivers/Baby_Peach.png","width":64,"height":64}</text:p>
          </table:table-cell>
          <table:table-cell table:formula="of:= CONCATENATE(&quot;{&quot;; [.T3]; [.U3]; [.V3]; &quot;&quot;&quot;&quot;; &quot;speed&quot;; &quot;&quot;&quot;&quot;; &quot;:{&quot;; [.W3]; [.X3]; [.Y3]; [.Z3]; &quot;},&quot;; [.AA3]; [.AB3]; &quot;&quot;&quot;&quot;; &quot;handling&quot;; &quot;&quot;&quot;&quot;; &quot;:{&quot;; [.AC3]; [.AD3]; [.AE3]; [.AF3]; &quot;},&quot;; [.AG3]; [.AH3]; [.AI3]; &quot;}&quot;)" office:value-type="string" office:string-value="{&quot;name&quot;:&quot;Baby Peach&quot;,&quot;type&quot;:&quot;Driver&quot;,&quot;size&quot;:&quot;Small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,&quot;image&quot;:{&quot;url&quot;:&quot;src/assets/img/drivers/Baby_Peach.png&quot;,&quot;width&quot;:64,&quot;height&quot;:64}}" calcext:value-type="string">
            <text:p>{"name":"Baby Peach","type":"Driver","size":"Small","speed":{"ground":0,"water":0,"air":0,"antiGravity":0},"acceleration":4,"weight":0,"handling":{"ground":10,"water":10,"air":10,"antiGravity":10},"grid":5,"miniTurbo":5,"image":{"url":"src/assets/img/drivers/Baby_Peach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aby Daisy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string" calcext:value-type="string">
            <text:p>Baby_Daisy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Baby Daisy&quot;," calcext:value-type="string">
            <text:p>"name":"Baby Daisy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4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4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4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4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4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4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K$2]; &quot;&quot;&quot;&quot;; &quot;:&quot;; [.K4]; &quot;,&quot;)" office:value-type="string" office:string-value="&quot;water&quot;:10," calcext:value-type="string">
            <text:p>"water":10,</text:p>
          </table:table-cell>
          <table:table-cell table:formula="of:= CONCATENATE(&quot;&quot;&quot;&quot;; [.L$2]; &quot;&quot;&quot;&quot;; &quot;:&quot;; [.L4]; &quot;,&quot;)" office:value-type="string" office:string-value="&quot;air&quot;:10," calcext:value-type="string">
            <text:p>"air":10,</text:p>
          </table:table-cell>
          <table:table-cell table:formula="of:= CONCATENATE(&quot;&quot;&quot;&quot;; [.M$2]; &quot;&quot;&quot;&quot;; &quot;:&quot;; [.M4])" office:value-type="string" office:string-value="&quot;antiGravity&quot;:10" calcext:value-type="string">
            <text:p>"antiGravity":10</text:p>
          </table:table-cell>
          <table:table-cell table:formula="of:= CONCATENATE(&quot;&quot;&quot;&quot;; [.N$2]; &quot;&quot;&quot;&quot;; &quot;:&quot;; [.N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4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]; &quot;&quot;&quot;&quot;; &quot;,&quot;; &quot;&quot;&quot;&quot;; [.Q$2]; &quot;&quot;&quot;&quot;; &quot;:&quot;; [.Q4]; &quot;,&quot;; &quot;&quot;&quot;&quot;; [.R$2]; &quot;&quot;&quot;&quot;; &quot;:&quot;; [.R4]; &quot;}&quot;)" office:value-type="string" office:string-value="&quot;image&quot;:{&quot;url&quot;:&quot;src/assets/img/drivers/Baby_Daisy.png&quot;,&quot;width&quot;:64,&quot;height&quot;:64}" calcext:value-type="string">
            <text:p>"image":{"url":"src/assets/img/drivers/Baby_Daisy.png","width":64,"height":64}</text:p>
          </table:table-cell>
          <table:table-cell table:formula="of:= CONCATENATE(&quot;{&quot;; [.T4]; [.U4]; [.V4]; &quot;&quot;&quot;&quot;; &quot;speed&quot;; &quot;&quot;&quot;&quot;; &quot;:{&quot;; [.W4]; [.X4]; [.Y4]; [.Z4]; &quot;},&quot;; [.AA4]; [.AB4]; &quot;&quot;&quot;&quot;; &quot;handling&quot;; &quot;&quot;&quot;&quot;; &quot;:{&quot;; [.AC4]; [.AD4]; [.AE4]; [.AF4]; &quot;},&quot;; [.AG4]; [.AH4]; [.AI4]; &quot;}&quot;)" office:value-type="string" office:string-value="{&quot;name&quot;:&quot;Baby Daisy&quot;,&quot;type&quot;:&quot;Driver&quot;,&quot;size&quot;:&quot;Small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,&quot;image&quot;:{&quot;url&quot;:&quot;src/assets/img/drivers/Baby_Daisy.png&quot;,&quot;width&quot;:64,&quot;height&quot;:64}}" calcext:value-type="string">
            <text:p>{"name":"Baby Daisy","type":"Driver","size":"Small","speed":{"ground":0,"water":0,"air":0,"antiGravity":0},"acceleration":4,"weight":0,"handling":{"ground":10,"water":10,"air":10,"antiGravity":10},"grid":5,"miniTurbo":5,"image":{"url":"src/assets/img/drivers/Baby_Daisy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aby Rosalina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aby_Rosalina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Baby Rosalina&quot;," calcext:value-type="string">
            <text:p>"name":"Baby Rosalina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5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5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5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5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5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5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5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5]; &quot;,&quot;)" office:value-type="string" office:string-value="&quot;ground&quot;:9," calcext:value-type="string">
            <text:p>"ground":9,</text:p>
          </table:table-cell>
          <table:table-cell table:formula="of:= CONCATENATE(&quot;&quot;&quot;&quot;; [.K$2]; &quot;&quot;&quot;&quot;; &quot;:&quot;; [.K5]; &quot;,&quot;)" office:value-type="string" office:string-value="&quot;water&quot;:9," calcext:value-type="string">
            <text:p>"water":9,</text:p>
          </table:table-cell>
          <table:table-cell table:formula="of:= CONCATENATE(&quot;&quot;&quot;&quot;; [.L$2]; &quot;&quot;&quot;&quot;; &quot;:&quot;; [.L5]; &quot;,&quot;)" office:value-type="string" office:string-value="&quot;air&quot;:9," calcext:value-type="string">
            <text:p>"air":9,</text:p>
          </table:table-cell>
          <table:table-cell table:formula="of:= CONCATENATE(&quot;&quot;&quot;&quot;; [.M$2]; &quot;&quot;&quot;&quot;; &quot;:&quot;; [.M5])" office:value-type="string" office:string-value="&quot;antiGravity&quot;:9" calcext:value-type="string">
            <text:p>"antiGravity":9</text:p>
          </table:table-cell>
          <table:table-cell table:formula="of:= CONCATENATE(&quot;&quot;&quot;&quot;; [.N$2]; &quot;&quot;&quot;&quot;; &quot;:&quot;; [.N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5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5]; &quot;&quot;&quot;&quot;; &quot;,&quot;; &quot;&quot;&quot;&quot;; [.Q$2]; &quot;&quot;&quot;&quot;; &quot;:&quot;; [.Q5]; &quot;,&quot;; &quot;&quot;&quot;&quot;; [.R$2]; &quot;&quot;&quot;&quot;; &quot;:&quot;; [.R5]; &quot;}&quot;)" office:value-type="string" office:string-value="&quot;image&quot;:{&quot;url&quot;:&quot;src/assets/img/drivers/Baby_Rosalina.png&quot;,&quot;width&quot;:64,&quot;height&quot;:64}" calcext:value-type="string">
            <text:p>"image":{"url":"src/assets/img/drivers/Baby_Rosalina.png","width":64,"height":64}</text:p>
          </table:table-cell>
          <table:table-cell table:formula="of:= CONCATENATE(&quot;{&quot;; [.T5]; [.U5]; [.V5]; &quot;&quot;&quot;&quot;; &quot;speed&quot;; &quot;&quot;&quot;&quot;; &quot;:{&quot;; [.W5]; [.X5]; [.Y5]; [.Z5]; &quot;},&quot;; [.AA5]; [.AB5]; &quot;&quot;&quot;&quot;; &quot;handling&quot;; &quot;&quot;&quot;&quot;; &quot;:{&quot;; [.AC5]; [.AD5]; [.AE5]; [.AF5]; &quot;},&quot;; [.AG5]; [.AH5]; [.AI5]; &quot;}&quot;)" office:value-type="string" office:string-value="{&quot;name&quot;:&quot;Baby Rosalina&quot;,&quot;type&quot;:&quot;Driver&quot;,&quot;size&quot;:&quot;Small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,&quot;image&quot;:{&quot;url&quot;:&quot;src/assets/img/drivers/Baby_Rosalina.png&quot;,&quot;width&quot;:64,&quot;height&quot;:64}}" calcext:value-type="string">
            <text:p>{"name":"Baby Rosalina","type":"Driver","size":"Small","speed":{"ground":0,"water":0,"air":0,"antiGravity":0},"acceleration":5,"weight":0,"handling":{"ground":9,"water":9,"air":9,"antiGravity":9},"grid":3,"miniTurbo":5,"image":{"url":"src/assets/img/drivers/Baby_Rosalina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emmy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emmy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Lemmy&quot;," calcext:value-type="string">
            <text:p>"name":"Lemmy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6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6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6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6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6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6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6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6]; &quot;,&quot;)" office:value-type="string" office:string-value="&quot;ground&quot;:9," calcext:value-type="string">
            <text:p>"ground":9,</text:p>
          </table:table-cell>
          <table:table-cell table:formula="of:= CONCATENATE(&quot;&quot;&quot;&quot;; [.K$2]; &quot;&quot;&quot;&quot;; &quot;:&quot;; [.K6]; &quot;,&quot;)" office:value-type="string" office:string-value="&quot;water&quot;:9," calcext:value-type="string">
            <text:p>"water":9,</text:p>
          </table:table-cell>
          <table:table-cell table:formula="of:= CONCATENATE(&quot;&quot;&quot;&quot;; [.L$2]; &quot;&quot;&quot;&quot;; &quot;:&quot;; [.L6]; &quot;,&quot;)" office:value-type="string" office:string-value="&quot;air&quot;:9," calcext:value-type="string">
            <text:p>"air":9,</text:p>
          </table:table-cell>
          <table:table-cell table:formula="of:= CONCATENATE(&quot;&quot;&quot;&quot;; [.M$2]; &quot;&quot;&quot;&quot;; &quot;:&quot;; [.M6])" office:value-type="string" office:string-value="&quot;antiGravity&quot;:9" calcext:value-type="string">
            <text:p>"antiGravity":9</text:p>
          </table:table-cell>
          <table:table-cell table:formula="of:= CONCATENATE(&quot;&quot;&quot;&quot;; [.N$2]; &quot;&quot;&quot;&quot;; &quot;:&quot;; [.N6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6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6]; &quot;&quot;&quot;&quot;; &quot;,&quot;; &quot;&quot;&quot;&quot;; [.Q$2]; &quot;&quot;&quot;&quot;; &quot;:&quot;; [.Q6]; &quot;,&quot;; &quot;&quot;&quot;&quot;; [.R$2]; &quot;&quot;&quot;&quot;; &quot;:&quot;; [.R6]; &quot;}&quot;)" office:value-type="string" office:string-value="&quot;image&quot;:{&quot;url&quot;:&quot;src/assets/img/drivers/Lemmy.png&quot;,&quot;width&quot;:64,&quot;height&quot;:64}" calcext:value-type="string">
            <text:p>"image":{"url":"src/assets/img/drivers/Lemmy.png","width":64,"height":64}</text:p>
          </table:table-cell>
          <table:table-cell table:formula="of:= CONCATENATE(&quot;{&quot;; [.T6]; [.U6]; [.V6]; &quot;&quot;&quot;&quot;; &quot;speed&quot;; &quot;&quot;&quot;&quot;; &quot;:{&quot;; [.W6]; [.X6]; [.Y6]; [.Z6]; &quot;},&quot;; [.AA6]; [.AB6]; &quot;&quot;&quot;&quot;; &quot;handling&quot;; &quot;&quot;&quot;&quot;; &quot;:{&quot;; [.AC6]; [.AD6]; [.AE6]; [.AF6]; &quot;},&quot;; [.AG6]; [.AH6]; [.AI6]; &quot;}&quot;)" office:value-type="string" office:string-value="{&quot;name&quot;:&quot;Lemmy&quot;,&quot;type&quot;:&quot;Driver&quot;,&quot;size&quot;:&quot;Small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,&quot;image&quot;:{&quot;url&quot;:&quot;src/assets/img/drivers/Lemmy.png&quot;,&quot;width&quot;:64,&quot;height&quot;:64}}" calcext:value-type="string">
            <text:p>{"name":"Lemmy","type":"Driver","size":"Small","speed":{"ground":0,"water":0,"air":0,"antiGravity":0},"acceleration":5,"weight":0,"handling":{"ground":9,"water":9,"air":9,"antiGravity":9},"grid":3,"miniTurbo":5,"image":{"url":"src/assets/img/drivers/Lemmy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aby Mario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Baby_Mario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Baby Mario&quot;," calcext:value-type="string">
            <text:p>"name":"Baby Mario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7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7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7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7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7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7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7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7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7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7]; &quot;&quot;&quot;&quot;; &quot;,&quot;; &quot;&quot;&quot;&quot;; [.Q$2]; &quot;&quot;&quot;&quot;; &quot;:&quot;; [.Q7]; &quot;,&quot;; &quot;&quot;&quot;&quot;; [.R$2]; &quot;&quot;&quot;&quot;; &quot;:&quot;; [.R7]; &quot;}&quot;)" office:value-type="string" office:string-value="&quot;image&quot;:{&quot;url&quot;:&quot;src/assets/img/drivers/Baby_Mario.png&quot;,&quot;width&quot;:64,&quot;height&quot;:64}" calcext:value-type="string">
            <text:p>"image":{"url":"src/assets/img/drivers/Baby_Mario.png","width":64,"height":64}</text:p>
          </table:table-cell>
          <table:table-cell table:formula="of:= CONCATENATE(&quot;{&quot;; [.T7]; [.U7]; [.V7]; &quot;&quot;&quot;&quot;; &quot;speed&quot;; &quot;&quot;&quot;&quot;; &quot;:{&quot;; [.W7]; [.X7]; [.Y7]; [.Z7]; &quot;},&quot;; [.AA7]; [.AB7]; &quot;&quot;&quot;&quot;; &quot;handling&quot;; &quot;&quot;&quot;&quot;; &quot;:{&quot;; [.AC7]; [.AD7]; [.AE7]; [.AF7]; &quot;},&quot;; [.AG7]; [.AH7]; [.AI7]; &quot;}&quot;)" office:value-type="string" office:string-value="{&quot;name&quot;:&quot;Baby Mario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Baby_Mario.png&quot;,&quot;width&quot;:64,&quot;height&quot;:64}}" calcext:value-type="string">
            <text:p>{"name":"Baby Mario","type":"Driver","size":"Small","speed":{"ground":1,"water":1,"air":1,"antiGravity":1},"acceleration":5,"weight":1,"handling":{"ground":8,"water":8,"air":8,"antiGravity":8},"grid":4,"miniTurbo":4,"image":{"url":"src/assets/img/drivers/Baby_Mario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aby Luigi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Baby_Luigi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Baby Luigi&quot;," calcext:value-type="string">
            <text:p>"name":"Baby Luigi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8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8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8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8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8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8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8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8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8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8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8]; &quot;&quot;&quot;&quot;; &quot;,&quot;; &quot;&quot;&quot;&quot;; [.Q$2]; &quot;&quot;&quot;&quot;; &quot;:&quot;; [.Q8]; &quot;,&quot;; &quot;&quot;&quot;&quot;; [.R$2]; &quot;&quot;&quot;&quot;; &quot;:&quot;; [.R8]; &quot;}&quot;)" office:value-type="string" office:string-value="&quot;image&quot;:{&quot;url&quot;:&quot;src/assets/img/drivers/Baby_Luigi.png&quot;,&quot;width&quot;:64,&quot;height&quot;:64}" calcext:value-type="string">
            <text:p>"image":{"url":"src/assets/img/drivers/Baby_Luigi.png","width":64,"height":64}</text:p>
          </table:table-cell>
          <table:table-cell table:formula="of:= CONCATENATE(&quot;{&quot;; [.T8]; [.U8]; [.V8]; &quot;&quot;&quot;&quot;; &quot;speed&quot;; &quot;&quot;&quot;&quot;; &quot;:{&quot;; [.W8]; [.X8]; [.Y8]; [.Z8]; &quot;},&quot;; [.AA8]; [.AB8]; &quot;&quot;&quot;&quot;; &quot;handling&quot;; &quot;&quot;&quot;&quot;; &quot;:{&quot;; [.AC8]; [.AD8]; [.AE8]; [.AF8]; &quot;},&quot;; [.AG8]; [.AH8]; [.AI8]; &quot;}&quot;)" office:value-type="string" office:string-value="{&quot;name&quot;:&quot;Baby Luigi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Baby_Luigi.png&quot;,&quot;width&quot;:64,&quot;height&quot;:64}}" calcext:value-type="string">
            <text:p>{"name":"Baby Luigi","type":"Driver","size":"Small","speed":{"ground":1,"water":1,"air":1,"antiGravity":1},"acceleration":5,"weight":1,"handling":{"ground":8,"water":8,"air":8,"antiGravity":8},"grid":4,"miniTurbo":4,"image":{"url":"src/assets/img/drivers/Baby_Luigi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ry Bones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Dry_Bones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Dry Bones&quot;," calcext:value-type="string">
            <text:p>"name":"Dry Bones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9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9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9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9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9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9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9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9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9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9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9]; &quot;&quot;&quot;&quot;; &quot;,&quot;; &quot;&quot;&quot;&quot;; [.Q$2]; &quot;&quot;&quot;&quot;; &quot;:&quot;; [.Q9]; &quot;,&quot;; &quot;&quot;&quot;&quot;; [.R$2]; &quot;&quot;&quot;&quot;; &quot;:&quot;; [.R9]; &quot;}&quot;)" office:value-type="string" office:string-value="&quot;image&quot;:{&quot;url&quot;:&quot;src/assets/img/drivers/Dry_Bones.png&quot;,&quot;width&quot;:64,&quot;height&quot;:64}" calcext:value-type="string">
            <text:p>"image":{"url":"src/assets/img/drivers/Dry_Bones.png","width":64,"height":64}</text:p>
          </table:table-cell>
          <table:table-cell table:formula="of:= CONCATENATE(&quot;{&quot;; [.T9]; [.U9]; [.V9]; &quot;&quot;&quot;&quot;; &quot;speed&quot;; &quot;&quot;&quot;&quot;; &quot;:{&quot;; [.W9]; [.X9]; [.Y9]; [.Z9]; &quot;},&quot;; [.AA9]; [.AB9]; &quot;&quot;&quot;&quot;; &quot;handling&quot;; &quot;&quot;&quot;&quot;; &quot;:{&quot;; [.AC9]; [.AD9]; [.AE9]; [.AF9]; &quot;},&quot;; [.AG9]; [.AH9]; [.AI9]; &quot;}&quot;)" office:value-type="string" office:string-value="{&quot;name&quot;:&quot;Dry Bones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Dry_Bones.png&quot;,&quot;width&quot;:64,&quot;height&quot;:64}}" calcext:value-type="string">
            <text:p>{"name":"Dry Bones","type":"Driver","size":"Small","speed":{"ground":1,"water":1,"air":1,"antiGravity":1},"acceleration":5,"weight":1,"handling":{"ground":8,"water":8,"air":8,"antiGravity":8},"grid":4,"miniTurbo":4,"image":{"url":"src/assets/img/drivers/Dry_Bones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i (Light)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Mii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Mii (Light)&quot;," calcext:value-type="string">
            <text:p>"name":"Mii (Light)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0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0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0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10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0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0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0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0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0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0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0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0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0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0]; &quot;&quot;&quot;&quot;; &quot;,&quot;; &quot;&quot;&quot;&quot;; [.Q$2]; &quot;&quot;&quot;&quot;; &quot;:&quot;; [.Q10]; &quot;,&quot;; &quot;&quot;&quot;&quot;; [.R$2]; &quot;&quot;&quot;&quot;; &quot;:&quot;; [.R10]; &quot;}&quot;)" office:value-type="string" office:string-value="&quot;image&quot;:{&quot;url&quot;:&quot;src/assets/img/drivers/Mii.png&quot;,&quot;width&quot;:64,&quot;height&quot;:64}" calcext:value-type="string">
            <text:p>"image":{"url":"src/assets/img/drivers/Mii.png","width":64,"height":64}</text:p>
          </table:table-cell>
          <table:table-cell table:formula="of:= CONCATENATE(&quot;{&quot;; [.T10]; [.U10]; [.V10]; &quot;&quot;&quot;&quot;; &quot;speed&quot;; &quot;&quot;&quot;&quot;; &quot;:{&quot;; [.W10]; [.X10]; [.Y10]; [.Z10]; &quot;},&quot;; [.AA10]; [.AB10]; &quot;&quot;&quot;&quot;; &quot;handling&quot;; &quot;&quot;&quot;&quot;; &quot;:{&quot;; [.AC10]; [.AD10]; [.AE10]; [.AF10]; &quot;},&quot;; [.AG10]; [.AH10]; [.AI10]; &quot;}&quot;)" office:value-type="string" office:string-value="{&quot;name&quot;:&quot;Mii (Light)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Mii.png&quot;,&quot;width&quot;:64,&quot;height&quot;:64}}" calcext:value-type="string">
            <text:p>{"name":"Mii (Light)","type":"Driver","size":"Small","speed":{"ground":1,"water":1,"air":1,"antiGravity":1},"acceleration":5,"weight":1,"handling":{"ground":8,"water":8,"air":8,"antiGravity":8},"grid":4,"miniTurbo":4,"image":{"url":"src/assets/img/drivers/Mii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oadette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oadette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Toadette&quot;," calcext:value-type="string">
            <text:p>"name":"Toadette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1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1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1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1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1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1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1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1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1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1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1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1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1]; &quot;&quot;&quot;&quot;; &quot;,&quot;; &quot;&quot;&quot;&quot;; [.Q$2]; &quot;&quot;&quot;&quot;; &quot;:&quot;; [.Q11]; &quot;,&quot;; &quot;&quot;&quot;&quot;; [.R$2]; &quot;&quot;&quot;&quot;; &quot;:&quot;; [.R11]; &quot;}&quot;)" office:value-type="string" office:string-value="&quot;image&quot;:{&quot;url&quot;:&quot;src/assets/img/drivers/Toadette.png&quot;,&quot;width&quot;:64,&quot;height&quot;:64}" calcext:value-type="string">
            <text:p>"image":{"url":"src/assets/img/drivers/Toadette.png","width":64,"height":64}</text:p>
          </table:table-cell>
          <table:table-cell table:formula="of:= CONCATENATE(&quot;{&quot;; [.T11]; [.U11]; [.V11]; &quot;&quot;&quot;&quot;; &quot;speed&quot;; &quot;&quot;&quot;&quot;; &quot;:{&quot;; [.W11]; [.X11]; [.Y11]; [.Z11]; &quot;},&quot;; [.AA11]; [.AB11]; &quot;&quot;&quot;&quot;; &quot;handling&quot;; &quot;&quot;&quot;&quot;; &quot;:{&quot;; [.AC11]; [.AD11]; [.AE11]; [.AF11]; &quot;},&quot;; [.AG11]; [.AH11]; [.AI11]; &quot;}&quot;)" office:value-type="string" office:string-value="{&quot;name&quot;:&quot;Toadette&quot;,&quot;type&quot;:&quot;Driver&quot;,&quot;size&quot;:&quot;Small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,&quot;image&quot;:{&quot;url&quot;:&quot;src/assets/img/drivers/Toadette.png&quot;,&quot;width&quot;:64,&quot;height&quot;:64}}" calcext:value-type="string">
            <text:p>{"name":"Toadette","type":"Driver","size":"Small","speed":{"ground":2,"water":2,"air":2,"antiGravity":2},"acceleration":5,"weight":2,"handling":{"ground":7,"water":7,"air":7,"antiGravity":7},"grid":2,"miniTurbo":4,"image":{"url":"src/assets/img/drivers/Toadette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Wendy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Wendy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Wendy&quot;," calcext:value-type="string">
            <text:p>"name":"Wendy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2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2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2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2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2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2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2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2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2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2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2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2]; &quot;&quot;&quot;&quot;; &quot;,&quot;; &quot;&quot;&quot;&quot;; [.Q$2]; &quot;&quot;&quot;&quot;; &quot;:&quot;; [.Q12]; &quot;,&quot;; &quot;&quot;&quot;&quot;; [.R$2]; &quot;&quot;&quot;&quot;; &quot;:&quot;; [.R12]; &quot;}&quot;)" office:value-type="string" office:string-value="&quot;image&quot;:{&quot;url&quot;:&quot;src/assets/img/drivers/Wendy.png&quot;,&quot;width&quot;:64,&quot;height&quot;:64}" calcext:value-type="string">
            <text:p>"image":{"url":"src/assets/img/drivers/Wendy.png","width":64,"height":64}</text:p>
          </table:table-cell>
          <table:table-cell table:formula="of:= CONCATENATE(&quot;{&quot;; [.T12]; [.U12]; [.V12]; &quot;&quot;&quot;&quot;; &quot;speed&quot;; &quot;&quot;&quot;&quot;; &quot;:{&quot;; [.W12]; [.X12]; [.Y12]; [.Z12]; &quot;},&quot;; [.AA12]; [.AB12]; &quot;&quot;&quot;&quot;; &quot;handling&quot;; &quot;&quot;&quot;&quot;; &quot;:{&quot;; [.AC12]; [.AD12]; [.AE12]; [.AF12]; &quot;},&quot;; [.AG12]; [.AH12]; [.AI12]; &quot;}&quot;)" office:value-type="string" office:string-value="{&quot;name&quot;:&quot;Wendy&quot;,&quot;type&quot;:&quot;Driver&quot;,&quot;size&quot;:&quot;Small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,&quot;image&quot;:{&quot;url&quot;:&quot;src/assets/img/drivers/Wendy.png&quot;,&quot;width&quot;:64,&quot;height&quot;:64}}" calcext:value-type="string">
            <text:p>{"name":"Wendy","type":"Driver","size":"Small","speed":{"ground":2,"water":2,"air":2,"antiGravity":2},"acceleration":5,"weight":2,"handling":{"ground":7,"water":7,"air":7,"antiGravity":7},"grid":2,"miniTurbo":4,"image":{"url":"src/assets/img/drivers/Wendy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sabelle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Isabelle&quot;," calcext:value-type="string">
            <text:p>"name":"Isabelle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3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3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3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3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3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3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3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3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3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3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3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3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3]; &quot;&quot;&quot;&quot;; &quot;,&quot;; &quot;&quot;&quot;&quot;; [.Q$2]; &quot;&quot;&quot;&quot;; &quot;:&quot;; [.Q13]; &quot;,&quot;; &quot;&quot;&quot;&quot;; [.R$2]; &quot;&quot;&quot;&quot;; &quot;:&quot;; [.R13]; &quot;}&quot;)" office:value-type="string" office:string-value="&quot;image&quot;:{&quot;url&quot;:&quot;src/assets/img/drivers/Isabelle.png&quot;,&quot;width&quot;:64,&quot;height&quot;:64}" calcext:value-type="string">
            <text:p>"image":{"url":"src/assets/img/drivers/Isabelle.png","width":64,"height":64}</text:p>
          </table:table-cell>
          <table:table-cell table:formula="of:= CONCATENATE(&quot;{&quot;; [.T13]; [.U13]; [.V13]; &quot;&quot;&quot;&quot;; &quot;speed&quot;; &quot;&quot;&quot;&quot;; &quot;:{&quot;; [.W13]; [.X13]; [.Y13]; [.Z13]; &quot;},&quot;; [.AA13]; [.AB13]; &quot;&quot;&quot;&quot;; &quot;handling&quot;; &quot;&quot;&quot;&quot;; &quot;:{&quot;; [.AC13]; [.AD13]; [.AE13]; [.AF13]; &quot;},&quot;; [.AG13]; [.AH13]; [.AI13]; &quot;}&quot;)" office:value-type="string" office:string-value="{&quot;name&quot;:&quot;Isabelle&quot;,&quot;type&quot;:&quot;Driver&quot;,&quot;size&quot;:&quot;Small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,&quot;image&quot;:{&quot;url&quot;:&quot;src/assets/img/drivers/Isabelle.png&quot;,&quot;width&quot;:64,&quot;height&quot;:64}}" calcext:value-type="string">
            <text:p>{"name":"Isabelle","type":"Driver","size":"Small","speed":{"ground":2,"water":2,"air":2,"antiGravity":2},"acceleration":5,"weight":2,"handling":{"ground":7,"water":7,"air":7,"antiGravity":7},"grid":2,"miniTurbo":4,"image":{"url":"src/assets/img/drivers/Isabelle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oopa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Koopa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Koopa&quot;," calcext:value-type="string">
            <text:p>"name":"Koopa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4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4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4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4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4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4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4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4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4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14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4]; &quot;&quot;&quot;&quot;; &quot;,&quot;; &quot;&quot;&quot;&quot;; [.Q$2]; &quot;&quot;&quot;&quot;; &quot;:&quot;; [.Q14]; &quot;,&quot;; &quot;&quot;&quot;&quot;; [.R$2]; &quot;&quot;&quot;&quot;; &quot;:&quot;; [.R14]; &quot;}&quot;)" office:value-type="string" office:string-value="&quot;image&quot;:{&quot;url&quot;:&quot;src/assets/img/drivers/Koopa.png&quot;,&quot;width&quot;:64,&quot;height&quot;:64}" calcext:value-type="string">
            <text:p>"image":{"url":"src/assets/img/drivers/Koopa.png","width":64,"height":64}</text:p>
          </table:table-cell>
          <table:table-cell table:formula="of:= CONCATENATE(&quot;{&quot;; [.T14]; [.U14]; [.V14]; &quot;&quot;&quot;&quot;; &quot;speed&quot;; &quot;&quot;&quot;&quot;; &quot;:{&quot;; [.W14]; [.X14]; [.Y14]; [.Z14]; &quot;},&quot;; [.AA14]; [.AB14]; &quot;&quot;&quot;&quot;; &quot;handling&quot;; &quot;&quot;&quot;&quot;; &quot;:{&quot;; [.AC14]; [.AD14]; [.AE14]; [.AF14]; &quot;},&quot;; [.AG14]; [.AH14]; [.AI14]; &quot;}&quot;)" office:value-type="string" office:string-value="{&quot;name&quot;:&quot;Koopa&quot;,&quot;type&quot;:&quot;Driver&quot;,&quot;size&quot;:&quot;Small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,&quot;image&quot;:{&quot;url&quot;:&quot;src/assets/img/drivers/Koopa.png&quot;,&quot;width&quot;:64,&quot;height&quot;:64}}" calcext:value-type="string">
            <text:p>{"name":"Koopa","type":"Driver","size":"Small","speed":{"ground":2,"water":2,"air":2,"antiGravity":2},"acceleration":4,"weight":2,"handling":{"ground":8,"water":8,"air":8,"antiGravity":8},"grid":5,"miniTurbo":4,"image":{"url":"src/assets/img/drivers/Koopa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akitu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akitu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Lakitu&quot;," calcext:value-type="string">
            <text:p>"name":"Lakitu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5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5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5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5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5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5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5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5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5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5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15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5]; &quot;&quot;&quot;&quot;; &quot;,&quot;; &quot;&quot;&quot;&quot;; [.Q$2]; &quot;&quot;&quot;&quot;; &quot;:&quot;; [.Q15]; &quot;,&quot;; &quot;&quot;&quot;&quot;; [.R$2]; &quot;&quot;&quot;&quot;; &quot;:&quot;; [.R15]; &quot;}&quot;)" office:value-type="string" office:string-value="&quot;image&quot;:{&quot;url&quot;:&quot;src/assets/img/drivers/Lakitu.png&quot;,&quot;width&quot;:64,&quot;height&quot;:64}" calcext:value-type="string">
            <text:p>"image":{"url":"src/assets/img/drivers/Lakitu.png","width":64,"height":64}</text:p>
          </table:table-cell>
          <table:table-cell table:formula="of:= CONCATENATE(&quot;{&quot;; [.T15]; [.U15]; [.V15]; &quot;&quot;&quot;&quot;; &quot;speed&quot;; &quot;&quot;&quot;&quot;; &quot;:{&quot;; [.W15]; [.X15]; [.Y15]; [.Z15]; &quot;},&quot;; [.AA15]; [.AB15]; &quot;&quot;&quot;&quot;; &quot;handling&quot;; &quot;&quot;&quot;&quot;; &quot;:{&quot;; [.AC15]; [.AD15]; [.AE15]; [.AF15]; &quot;},&quot;; [.AG15]; [.AH15]; [.AI15]; &quot;}&quot;)" office:value-type="string" office:string-value="{&quot;name&quot;:&quot;Lakitu&quot;,&quot;type&quot;:&quot;Driver&quot;,&quot;size&quot;:&quot;Small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,&quot;image&quot;:{&quot;url&quot;:&quot;src/assets/img/drivers/Lakitu.png&quot;,&quot;width&quot;:64,&quot;height&quot;:64}}" calcext:value-type="string">
            <text:p>{"name":"Lakitu","type":"Driver","size":"Small","speed":{"ground":2,"water":2,"air":2,"antiGravity":2},"acceleration":4,"weight":2,"handling":{"ground":8,"water":8,"air":8,"antiGravity":8},"grid":5,"miniTurbo":4,"image":{"url":"src/assets/img/drivers/Lakitu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owser J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mall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Bowser_Jr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Bowser Jr&quot;," calcext:value-type="string">
            <text:p>"name":"Bowser Jr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6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6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6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6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6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6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6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6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6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6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16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6]; &quot;&quot;&quot;&quot;; &quot;,&quot;; &quot;&quot;&quot;&quot;; [.Q$2]; &quot;&quot;&quot;&quot;; &quot;:&quot;; [.Q16]; &quot;,&quot;; &quot;&quot;&quot;&quot;; [.R$2]; &quot;&quot;&quot;&quot;; &quot;:&quot;; [.R16]; &quot;}&quot;)" office:value-type="string" office:string-value="&quot;image&quot;:{&quot;url&quot;:&quot;src/assets/img/drivers/Bowser_Jr.png&quot;,&quot;width&quot;:64,&quot;height&quot;:64}" calcext:value-type="string">
            <text:p>"image":{"url":"src/assets/img/drivers/Bowser_Jr.png","width":64,"height":64}</text:p>
          </table:table-cell>
          <table:table-cell table:formula="of:= CONCATENATE(&quot;{&quot;; [.T16]; [.U16]; [.V16]; &quot;&quot;&quot;&quot;; &quot;speed&quot;; &quot;&quot;&quot;&quot;; &quot;:{&quot;; [.W16]; [.X16]; [.Y16]; [.Z16]; &quot;},&quot;; [.AA16]; [.AB16]; &quot;&quot;&quot;&quot;; &quot;handling&quot;; &quot;&quot;&quot;&quot;; &quot;:{&quot;; [.AC16]; [.AD16]; [.AE16]; [.AF16]; &quot;},&quot;; [.AG16]; [.AH16]; [.AI16]; &quot;}&quot;)" office:value-type="string" office:string-value="{&quot;name&quot;:&quot;Bowser Jr&quot;,&quot;type&quot;:&quot;Driver&quot;,&quot;size&quot;:&quot;Small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,&quot;image&quot;:{&quot;url&quot;:&quot;src/assets/img/drivers/Bowser_Jr.png&quot;,&quot;width&quot;:64,&quot;height&quot;:64}}" calcext:value-type="string">
            <text:p>{"name":"Bowser Jr","type":"Driver","size":"Small","speed":{"ground":2,"water":2,"air":2,"antiGravity":2},"acceleration":4,"weight":2,"handling":{"ground":8,"water":8,"air":8,"antiGravity":8},"grid":5,"miniTurbo":4,"image":{"url":"src/assets/img/drivers/Bowser_Jr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oad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oad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7]; &quot;&quot;&quot;&quot;; &quot;,&quot;)" office:value-type="string" office:string-value="&quot;name&quot;:&quot;Toad&quot;," calcext:value-type="string">
            <text:p>"name":"Toad",</text:p>
          </table:table-cell>
          <table:table-cell table:formula="of:= CONCATENATE(&quot;&quot;&quot;&quot;; [.B$2]; &quot;&quot;&quot;&quot;; &quot;:&quot;; &quot;&quot;&quot;&quot;; [.B17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7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7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7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7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17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7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7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7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7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7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7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7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7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7]; &quot;&quot;&quot;&quot;; &quot;,&quot;; &quot;&quot;&quot;&quot;; [.Q$2]; &quot;&quot;&quot;&quot;; &quot;:&quot;; [.Q17]; &quot;,&quot;; &quot;&quot;&quot;&quot;; [.R$2]; &quot;&quot;&quot;&quot;; &quot;:&quot;; [.R17]; &quot;}&quot;)" office:value-type="string" office:string-value="&quot;image&quot;:{&quot;url&quot;:&quot;src/assets/img/drivers/Toad.png&quot;,&quot;width&quot;:64,&quot;height&quot;:64}" calcext:value-type="string">
            <text:p>"image":{"url":"src/assets/img/drivers/Toad.png","width":64,"height":64}</text:p>
          </table:table-cell>
          <table:table-cell table:formula="of:= CONCATENATE(&quot;{&quot;; [.T17]; [.U17]; [.V17]; &quot;&quot;&quot;&quot;; &quot;speed&quot;; &quot;&quot;&quot;&quot;; &quot;:{&quot;; [.W17]; [.X17]; [.Y17]; [.Z17]; &quot;},&quot;; [.AA17]; [.AB17]; &quot;&quot;&quot;&quot;; &quot;handling&quot;; &quot;&quot;&quot;&quot;; &quot;:{&quot;; [.AC17]; [.AD17]; [.AE17]; [.AF17]; &quot;},&quot;; [.AG17]; [.AH17]; [.AI17]; &quot;}&quot;)" office:value-type="string" office:string-value="{&quot;name&quot;:&quot;Toad&quot;,&quot;type&quot;:&quot;Driver&quot;,&quot;size&quot;:&quot;Small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,&quot;image&quot;:{&quot;url&quot;:&quot;src/assets/img/drivers/Toad.png&quot;,&quot;width&quot;:64,&quot;height&quot;:64}}" calcext:value-type="string">
            <text:p>{"name":"Toad","type":"Driver","size":"Small","speed":{"ground":3,"water":3,"air":3,"antiGravity":3},"acceleration":4,"weight":3,"handling":{"ground":7,"water":7,"air":7,"antiGravity":7},"grid":4,"miniTurbo":3,"image":{"url":"src/assets/img/drivers/Toad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y Guy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hy_Guy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8]; &quot;&quot;&quot;&quot;; &quot;,&quot;)" office:value-type="string" office:string-value="&quot;name&quot;:&quot;Shy Guy&quot;," calcext:value-type="string">
            <text:p>"name":"Shy Guy",</text:p>
          </table:table-cell>
          <table:table-cell table:formula="of:= CONCATENATE(&quot;&quot;&quot;&quot;; [.B$2]; &quot;&quot;&quot;&quot;; &quot;:&quot;; &quot;&quot;&quot;&quot;; [.B18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8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8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8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8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18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8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8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8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8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8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8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8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8]; &quot;&quot;&quot;&quot;; &quot;,&quot;; &quot;&quot;&quot;&quot;; [.Q$2]; &quot;&quot;&quot;&quot;; &quot;:&quot;; [.Q18]; &quot;,&quot;; &quot;&quot;&quot;&quot;; [.R$2]; &quot;&quot;&quot;&quot;; &quot;:&quot;; [.R18]; &quot;}&quot;)" office:value-type="string" office:string-value="&quot;image&quot;:{&quot;url&quot;:&quot;src/assets/img/drivers/Shy_Guy.png&quot;,&quot;width&quot;:64,&quot;height&quot;:64}" calcext:value-type="string">
            <text:p>"image":{"url":"src/assets/img/drivers/Shy_Guy.png","width":64,"height":64}</text:p>
          </table:table-cell>
          <table:table-cell table:formula="of:= CONCATENATE(&quot;{&quot;; [.T18]; [.U18]; [.V18]; &quot;&quot;&quot;&quot;; &quot;speed&quot;; &quot;&quot;&quot;&quot;; &quot;:{&quot;; [.W18]; [.X18]; [.Y18]; [.Z18]; &quot;},&quot;; [.AA18]; [.AB18]; &quot;&quot;&quot;&quot;; &quot;handling&quot;; &quot;&quot;&quot;&quot;; &quot;:{&quot;; [.AC18]; [.AD18]; [.AE18]; [.AF18]; &quot;},&quot;; [.AG18]; [.AH18]; [.AI18]; &quot;}&quot;)" office:value-type="string" office:string-value="{&quot;name&quot;:&quot;Shy Guy&quot;,&quot;type&quot;:&quot;Driver&quot;,&quot;size&quot;:&quot;Small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,&quot;image&quot;:{&quot;url&quot;:&quot;src/assets/img/drivers/Shy_Guy.png&quot;,&quot;width&quot;:64,&quot;height&quot;:64}}" calcext:value-type="string">
            <text:p>{"name":"Shy Guy","type":"Driver","size":"Small","speed":{"ground":3,"water":3,"air":3,"antiGravity":3},"acceleration":4,"weight":3,"handling":{"ground":7,"water":7,"air":7,"antiGravity":7},"grid":4,"miniTurbo":3,"image":{"url":"src/assets/img/drivers/Shy_Guy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mall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ry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9]; &quot;&quot;&quot;&quot;; &quot;,&quot;)" office:value-type="string" office:string-value="&quot;name&quot;:&quot;Larry&quot;," calcext:value-type="string">
            <text:p>"name":"Larry",</text:p>
          </table:table-cell>
          <table:table-cell table:formula="of:= CONCATENATE(&quot;&quot;&quot;&quot;; [.B$2]; &quot;&quot;&quot;&quot;; &quot;:&quot;; &quot;&quot;&quot;&quot;; [.B19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19]; &quot;&quot;&quot;&quot;; &quot;,&quot;)" office:value-type="string" office:string-value="&quot;size&quot;:&quot;Small&quot;," calcext:value-type="string">
            <text:p>"size":"Small",</text:p>
          </table:table-cell>
          <table:table-cell table:formula="of:= CONCATENATE(&quot;&quot;&quot;&quot;; [.D$2]; &quot;&quot;&quot;&quot;; &quot;:&quot;; [.D19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9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9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19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9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9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9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9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9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9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9]; &quot;&quot;&quot;&quot;; &quot;,&quot;; &quot;&quot;&quot;&quot;; [.Q$2]; &quot;&quot;&quot;&quot;; &quot;:&quot;; [.Q19]; &quot;,&quot;; &quot;&quot;&quot;&quot;; [.R$2]; &quot;&quot;&quot;&quot;; &quot;:&quot;; [.R19]; &quot;}&quot;)" office:value-type="string" office:string-value="&quot;image&quot;:{&quot;url&quot;:&quot;src/assets/img/drivers/Larry.png&quot;,&quot;width&quot;:64,&quot;height&quot;:64}" calcext:value-type="string">
            <text:p>"image":{"url":"src/assets/img/drivers/Larry.png","width":64,"height":64}</text:p>
          </table:table-cell>
          <table:table-cell table:formula="of:= CONCATENATE(&quot;{&quot;; [.T19]; [.U19]; [.V19]; &quot;&quot;&quot;&quot;; &quot;speed&quot;; &quot;&quot;&quot;&quot;; &quot;:{&quot;; [.W19]; [.X19]; [.Y19]; [.Z19]; &quot;},&quot;; [.AA19]; [.AB19]; &quot;&quot;&quot;&quot;; &quot;handling&quot;; &quot;&quot;&quot;&quot;; &quot;:{&quot;; [.AC19]; [.AD19]; [.AE19]; [.AF19]; &quot;},&quot;; [.AG19]; [.AH19]; [.AI19]; &quot;}&quot;)" office:value-type="string" office:string-value="{&quot;name&quot;:&quot;Larry&quot;,&quot;type&quot;:&quot;Driver&quot;,&quot;size&quot;:&quot;Small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,&quot;image&quot;:{&quot;url&quot;:&quot;src/assets/img/drivers/Larry.png&quot;,&quot;width&quot;:64,&quot;height&quot;:64}}" calcext:value-type="string">
            <text:p>{"name":"Larry","type":"Driver","size":"Small","speed":{"ground":3,"water":3,"air":3,"antiGravity":3},"acceleration":4,"weight":3,"handling":{"ground":7,"water":7,"air":7,"antiGravity":7},"grid":4,"miniTurbo":3,"image":{"url":"src/assets/img/drivers/Larry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at Peach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string" calcext:value-type="string">
            <text:p>Cat_Peach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0]; &quot;&quot;&quot;&quot;; &quot;,&quot;)" office:value-type="string" office:string-value="&quot;name&quot;:&quot;Cat Peach&quot;," calcext:value-type="string">
            <text:p>"name":"Cat Peach",</text:p>
          </table:table-cell>
          <table:table-cell table:formula="of:= CONCATENATE(&quot;&quot;&quot;&quot;; [.B$2]; &quot;&quot;&quot;&quot;; &quot;:&quot;; &quot;&quot;&quot;&quot;; [.B20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0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0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0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0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0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0]; &quot;,&quot;)" office:value-type="string" office:string-value="&quot;ground&quot;:6," calcext:value-type="string">
            <text:p>"ground":6,</text:p>
          </table:table-cell>
          <table:table-cell table:formula="of:= CONCATENATE(&quot;&quot;&quot;&quot;; [.K$2]; &quot;&quot;&quot;&quot;; &quot;:&quot;; [.K20]; &quot;,&quot;)" office:value-type="string" office:string-value="&quot;water&quot;:6," calcext:value-type="string">
            <text:p>"water":6,</text:p>
          </table:table-cell>
          <table:table-cell table:formula="of:= CONCATENATE(&quot;&quot;&quot;&quot;; [.L$2]; &quot;&quot;&quot;&quot;; &quot;:&quot;; [.L20]; &quot;,&quot;)" office:value-type="string" office:string-value="&quot;air&quot;:6," calcext:value-type="string">
            <text:p>"air":6,</text:p>
          </table:table-cell>
          <table:table-cell table:formula="of:= CONCATENATE(&quot;&quot;&quot;&quot;; [.M$2]; &quot;&quot;&quot;&quot;; &quot;:&quot;; [.M20])" office:value-type="string" office:string-value="&quot;antiGravity&quot;:6" calcext:value-type="string">
            <text:p>"antiGravity":6</text:p>
          </table:table-cell>
          <table:table-cell table:formula="of:= CONCATENATE(&quot;&quot;&quot;&quot;; [.N$2]; &quot;&quot;&quot;&quot;; &quot;:&quot;; [.N20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0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0]; &quot;&quot;&quot;&quot;; &quot;,&quot;; &quot;&quot;&quot;&quot;; [.Q$2]; &quot;&quot;&quot;&quot;; &quot;:&quot;; [.Q20]; &quot;,&quot;; &quot;&quot;&quot;&quot;; [.R$2]; &quot;&quot;&quot;&quot;; &quot;:&quot;; [.R20]; &quot;}&quot;)" office:value-type="string" office:string-value="&quot;image&quot;:{&quot;url&quot;:&quot;src/assets/img/drivers/Cat_Peach.png&quot;,&quot;width&quot;:64,&quot;height&quot;:64}" calcext:value-type="string">
            <text:p>"image":{"url":"src/assets/img/drivers/Cat_Peach.png","width":64,"height":64}</text:p>
          </table:table-cell>
          <table:table-cell table:formula="of:= CONCATENATE(&quot;{&quot;; [.T20]; [.U20]; [.V20]; &quot;&quot;&quot;&quot;; &quot;speed&quot;; &quot;&quot;&quot;&quot;; &quot;:{&quot;; [.W20]; [.X20]; [.Y20]; [.Z20]; &quot;},&quot;; [.AA20]; [.AB20]; &quot;&quot;&quot;&quot;; &quot;handling&quot;; &quot;&quot;&quot;&quot;; &quot;:{&quot;; [.AC20]; [.AD20]; [.AE20]; [.AF20]; &quot;},&quot;; [.AG20]; [.AH20]; [.AI20]; &quot;}&quot;)" office:value-type="string" office:string-value="{&quot;name&quot;:&quot;Cat Peach&quot;,&quot;type&quot;:&quot;Driver&quot;,&quot;size&quot;:&quot;Mediu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,&quot;image&quot;:{&quot;url&quot;:&quot;src/assets/img/drivers/Cat_Peach.png&quot;,&quot;width&quot;:64,&quot;height&quot;:64}}" calcext:value-type="string">
            <text:p>{"name":"Cat Peach","type":"Driver","size":"Medium","speed":{"ground":4,"water":4,"air":4,"antiGravity":4},"acceleration":4,"weight":3,"handling":{"ground":6,"water":6,"air":6,"antiGravity":6},"grid":3,"miniTurbo":3,"image":{"url":"src/assets/img/drivers/Cat_Peach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illager Female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string" calcext:value-type="string">
            <text:p>Villager_Female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1]; &quot;&quot;&quot;&quot;; &quot;,&quot;)" office:value-type="string" office:string-value="&quot;name&quot;:&quot;Villager Female&quot;," calcext:value-type="string">
            <text:p>"name":"Villager Female",</text:p>
          </table:table-cell>
          <table:table-cell table:formula="of:= CONCATENATE(&quot;&quot;&quot;&quot;; [.B$2]; &quot;&quot;&quot;&quot;; &quot;:&quot;; &quot;&quot;&quot;&quot;; [.B21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1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1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1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1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1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1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1]; &quot;,&quot;)" office:value-type="string" office:string-value="&quot;ground&quot;:6," calcext:value-type="string">
            <text:p>"ground":6,</text:p>
          </table:table-cell>
          <table:table-cell table:formula="of:= CONCATENATE(&quot;&quot;&quot;&quot;; [.K$2]; &quot;&quot;&quot;&quot;; &quot;:&quot;; [.K21]; &quot;,&quot;)" office:value-type="string" office:string-value="&quot;water&quot;:6," calcext:value-type="string">
            <text:p>"water":6,</text:p>
          </table:table-cell>
          <table:table-cell table:formula="of:= CONCATENATE(&quot;&quot;&quot;&quot;; [.L$2]; &quot;&quot;&quot;&quot;; &quot;:&quot;; [.L21]; &quot;,&quot;)" office:value-type="string" office:string-value="&quot;air&quot;:6," calcext:value-type="string">
            <text:p>"air":6,</text:p>
          </table:table-cell>
          <table:table-cell table:formula="of:= CONCATENATE(&quot;&quot;&quot;&quot;; [.M$2]; &quot;&quot;&quot;&quot;; &quot;:&quot;; [.M21])" office:value-type="string" office:string-value="&quot;antiGravity&quot;:6" calcext:value-type="string">
            <text:p>"antiGravity":6</text:p>
          </table:table-cell>
          <table:table-cell table:formula="of:= CONCATENATE(&quot;&quot;&quot;&quot;; [.N$2]; &quot;&quot;&quot;&quot;; &quot;:&quot;; [.N21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1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1]; &quot;&quot;&quot;&quot;; &quot;,&quot;; &quot;&quot;&quot;&quot;; [.Q$2]; &quot;&quot;&quot;&quot;; &quot;:&quot;; [.Q21]; &quot;,&quot;; &quot;&quot;&quot;&quot;; [.R$2]; &quot;&quot;&quot;&quot;; &quot;:&quot;; [.R21]; &quot;}&quot;)" office:value-type="string" office:string-value="&quot;image&quot;:{&quot;url&quot;:&quot;src/assets/img/drivers/Villager_Female.png&quot;,&quot;width&quot;:64,&quot;height&quot;:64}" calcext:value-type="string">
            <text:p>"image":{"url":"src/assets/img/drivers/Villager_Female.png","width":64,"height":64}</text:p>
          </table:table-cell>
          <table:table-cell table:formula="of:= CONCATENATE(&quot;{&quot;; [.T21]; [.U21]; [.V21]; &quot;&quot;&quot;&quot;; &quot;speed&quot;; &quot;&quot;&quot;&quot;; &quot;:{&quot;; [.W21]; [.X21]; [.Y21]; [.Z21]; &quot;},&quot;; [.AA21]; [.AB21]; &quot;&quot;&quot;&quot;; &quot;handling&quot;; &quot;&quot;&quot;&quot;; &quot;:{&quot;; [.AC21]; [.AD21]; [.AE21]; [.AF21]; &quot;},&quot;; [.AG21]; [.AH21]; [.AI21]; &quot;}&quot;)" office:value-type="string" office:string-value="{&quot;name&quot;:&quot;Villager Female&quot;,&quot;type&quot;:&quot;Driver&quot;,&quot;size&quot;:&quot;Mediu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,&quot;image&quot;:{&quot;url&quot;:&quot;src/assets/img/drivers/Villager_Female.png&quot;,&quot;width&quot;:64,&quot;height&quot;:64}}" calcext:value-type="string">
            <text:p>{"name":"Villager Female","type":"Driver","size":"Medium","speed":{"ground":4,"water":4,"air":4,"antiGravity":4},"acceleration":4,"weight":3,"handling":{"ground":6,"water":6,"air":6,"antiGravity":6},"grid":3,"miniTurbo":3,"image":{"url":"src/assets/img/drivers/Villager_Female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Female Inkling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string" calcext:value-type="string">
            <text:p>Female_Inkling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Female Inkling&quot;," calcext:value-type="string">
            <text:p>"name":"Female Inkling",</text:p>
          </table:table-cell>
          <table:table-cell table:formula="of:= CONCATENATE(&quot;&quot;&quot;&quot;; [.B$2]; &quot;&quot;&quot;&quot;; &quot;:&quot;; &quot;&quot;&quot;&quot;; [.B22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2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2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2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2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2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2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2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2]; &quot;,&quot;)" office:value-type="string" office:string-value="&quot;ground&quot;:6," calcext:value-type="string">
            <text:p>"ground":6,</text:p>
          </table:table-cell>
          <table:table-cell table:formula="of:= CONCATENATE(&quot;&quot;&quot;&quot;; [.K$2]; &quot;&quot;&quot;&quot;; &quot;:&quot;; [.K22]; &quot;,&quot;)" office:value-type="string" office:string-value="&quot;water&quot;:6," calcext:value-type="string">
            <text:p>"water":6,</text:p>
          </table:table-cell>
          <table:table-cell table:formula="of:= CONCATENATE(&quot;&quot;&quot;&quot;; [.L$2]; &quot;&quot;&quot;&quot;; &quot;:&quot;; [.L22]; &quot;,&quot;)" office:value-type="string" office:string-value="&quot;air&quot;:6," calcext:value-type="string">
            <text:p>"air":6,</text:p>
          </table:table-cell>
          <table:table-cell table:formula="of:= CONCATENATE(&quot;&quot;&quot;&quot;; [.M$2]; &quot;&quot;&quot;&quot;; &quot;:&quot;; [.M22])" office:value-type="string" office:string-value="&quot;antiGravity&quot;:6" calcext:value-type="string">
            <text:p>"antiGravity":6</text:p>
          </table:table-cell>
          <table:table-cell table:formula="of:= CONCATENATE(&quot;&quot;&quot;&quot;; [.N$2]; &quot;&quot;&quot;&quot;; &quot;:&quot;; [.N22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2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2]; &quot;&quot;&quot;&quot;; &quot;,&quot;; &quot;&quot;&quot;&quot;; [.Q$2]; &quot;&quot;&quot;&quot;; &quot;:&quot;; [.Q22]; &quot;,&quot;; &quot;&quot;&quot;&quot;; [.R$2]; &quot;&quot;&quot;&quot;; &quot;:&quot;; [.R22]; &quot;}&quot;)" office:value-type="string" office:string-value="&quot;image&quot;:{&quot;url&quot;:&quot;src/assets/img/drivers/Female_Inkling.png&quot;,&quot;width&quot;:64,&quot;height&quot;:64}" calcext:value-type="string">
            <text:p>"image":{"url":"src/assets/img/drivers/Female_Inkling.png","width":64,"height":64}</text:p>
          </table:table-cell>
          <table:table-cell table:formula="of:= CONCATENATE(&quot;{&quot;; [.T22]; [.U22]; [.V22]; &quot;&quot;&quot;&quot;; &quot;speed&quot;; &quot;&quot;&quot;&quot;; &quot;:{&quot;; [.W22]; [.X22]; [.Y22]; [.Z22]; &quot;},&quot;; [.AA22]; [.AB22]; &quot;&quot;&quot;&quot;; &quot;handling&quot;; &quot;&quot;&quot;&quot;; &quot;:{&quot;; [.AC22]; [.AD22]; [.AE22]; [.AF22]; &quot;},&quot;; [.AG22]; [.AH22]; [.AI22]; &quot;}&quot;)" office:value-type="string" office:string-value="{&quot;name&quot;:&quot;Female Inkling&quot;,&quot;type&quot;:&quot;Driver&quot;,&quot;size&quot;:&quot;Mediu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,&quot;image&quot;:{&quot;url&quot;:&quot;src/assets/img/drivers/Female_Inkling.png&quot;,&quot;width&quot;:64,&quot;height&quot;:64}}" calcext:value-type="string">
            <text:p>{"name":"Female Inkling","type":"Driver","size":"Medium","speed":{"ground":4,"water":4,"air":4,"antiGravity":4},"acceleration":4,"weight":3,"handling":{"ground":6,"water":6,"air":6,"antiGravity":6},"grid":3,"miniTurbo":3,"image":{"url":"src/assets/img/drivers/Female_Inkling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Peach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string" calcext:value-type="string">
            <text:p>Peach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3]; &quot;&quot;&quot;&quot;; &quot;,&quot;)" office:value-type="string" office:string-value="&quot;name&quot;:&quot;Peach&quot;," calcext:value-type="string">
            <text:p>"name":"Peach",</text:p>
          </table:table-cell>
          <table:table-cell table:formula="of:= CONCATENATE(&quot;&quot;&quot;&quot;; [.B$2]; &quot;&quot;&quot;&quot;; &quot;:&quot;; &quot;&quot;&quot;&quot;; [.B23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3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3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3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3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3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3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3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3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3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3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3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3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3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3]; &quot;&quot;&quot;&quot;; &quot;,&quot;; &quot;&quot;&quot;&quot;; [.Q$2]; &quot;&quot;&quot;&quot;; &quot;:&quot;; [.Q23]; &quot;,&quot;; &quot;&quot;&quot;&quot;; [.R$2]; &quot;&quot;&quot;&quot;; &quot;:&quot;; [.R23]; &quot;}&quot;)" office:value-type="string" office:string-value="&quot;image&quot;:{&quot;url&quot;:&quot;src/assets/img/drivers/Peach.png&quot;,&quot;width&quot;:64,&quot;height&quot;:64}" calcext:value-type="string">
            <text:p>"image":{"url":"src/assets/img/drivers/Peach.png","width":64,"height":64}</text:p>
          </table:table-cell>
          <table:table-cell table:formula="of:= CONCATENATE(&quot;{&quot;; [.T23]; [.U23]; [.V23]; &quot;&quot;&quot;&quot;; &quot;speed&quot;; &quot;&quot;&quot;&quot;; &quot;:{&quot;; [.W23]; [.X23]; [.Y23]; [.Z23]; &quot;},&quot;; [.AA23]; [.AB23]; &quot;&quot;&quot;&quot;; &quot;handling&quot;; &quot;&quot;&quot;&quot;; &quot;:{&quot;; [.AC23]; [.AD23]; [.AE23]; [.AF23]; &quot;},&quot;; [.AG23]; [.AH23]; [.AI23]; &quot;}&quot;)" office:value-type="string" office:string-value="{&quot;name&quot;:&quot;Peach&quot;,&quot;type&quot;:&quot;Driver&quot;,&quot;size&quot;:&quot;Mediu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,&quot;image&quot;:{&quot;url&quot;:&quot;src/assets/img/drivers/Peach.png&quot;,&quot;width&quot;:64,&quot;height&quot;:64}}" calcext:value-type="string">
            <text:p>{"name":"Peach","type":"Driver","size":"Medium","speed":{"ground":5,"water":5,"air":5,"antiGravity":5},"acceleration":3,"weight":4,"handling":{"ground":5,"water":5,"air":5,"antiGravity":5},"grid":3,"miniTurbo":3,"image":{"url":"src/assets/img/drivers/Peach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Daisy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string" calcext:value-type="string">
            <text:p>Daisy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4]; &quot;&quot;&quot;&quot;; &quot;,&quot;)" office:value-type="string" office:string-value="&quot;name&quot;:&quot;Daisy&quot;," calcext:value-type="string">
            <text:p>"name":"Daisy",</text:p>
          </table:table-cell>
          <table:table-cell table:formula="of:= CONCATENATE(&quot;&quot;&quot;&quot;; [.B$2]; &quot;&quot;&quot;&quot;; &quot;:&quot;; &quot;&quot;&quot;&quot;; [.B24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4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4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4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4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4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4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4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4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4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4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4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4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4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4]; &quot;&quot;&quot;&quot;; &quot;,&quot;; &quot;&quot;&quot;&quot;; [.Q$2]; &quot;&quot;&quot;&quot;; &quot;:&quot;; [.Q24]; &quot;,&quot;; &quot;&quot;&quot;&quot;; [.R$2]; &quot;&quot;&quot;&quot;; &quot;:&quot;; [.R24]; &quot;}&quot;)" office:value-type="string" office:string-value="&quot;image&quot;:{&quot;url&quot;:&quot;src/assets/img/drivers/Daisy.png&quot;,&quot;width&quot;:64,&quot;height&quot;:64}" calcext:value-type="string">
            <text:p>"image":{"url":"src/assets/img/drivers/Daisy.png","width":64,"height":64}</text:p>
          </table:table-cell>
          <table:table-cell table:formula="of:= CONCATENATE(&quot;{&quot;; [.T24]; [.U24]; [.V24]; &quot;&quot;&quot;&quot;; &quot;speed&quot;; &quot;&quot;&quot;&quot;; &quot;:{&quot;; [.W24]; [.X24]; [.Y24]; [.Z24]; &quot;},&quot;; [.AA24]; [.AB24]; &quot;&quot;&quot;&quot;; &quot;handling&quot;; &quot;&quot;&quot;&quot;; &quot;:{&quot;; [.AC24]; [.AD24]; [.AE24]; [.AF24]; &quot;},&quot;; [.AG24]; [.AH24]; [.AI24]; &quot;}&quot;)" office:value-type="string" office:string-value="{&quot;name&quot;:&quot;Daisy&quot;,&quot;type&quot;:&quot;Driver&quot;,&quot;size&quot;:&quot;Mediu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,&quot;image&quot;:{&quot;url&quot;:&quot;src/assets/img/drivers/Daisy.png&quot;,&quot;width&quot;:64,&quot;height&quot;:64}}" calcext:value-type="string">
            <text:p>{"name":"Daisy","type":"Driver","size":"Medium","speed":{"ground":5,"water":5,"air":5,"antiGravity":5},"acceleration":3,"weight":4,"handling":{"ground":5,"water":5,"air":5,"antiGravity":5},"grid":3,"miniTurbo":3,"image":{"url":"src/assets/img/drivers/Daisy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Yoshi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string" calcext:value-type="string">
            <text:p>Yoshi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Yoshi&quot;," calcext:value-type="string">
            <text:p>"name":"Yoshi",</text:p>
          </table:table-cell>
          <table:table-cell table:formula="of:= CONCATENATE(&quot;&quot;&quot;&quot;; [.B$2]; &quot;&quot;&quot;&quot;; &quot;:&quot;; &quot;&quot;&quot;&quot;; [.B25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5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5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5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5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5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5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5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5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5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5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5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5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5]; &quot;&quot;&quot;&quot;; &quot;,&quot;; &quot;&quot;&quot;&quot;; [.Q$2]; &quot;&quot;&quot;&quot;; &quot;:&quot;; [.Q25]; &quot;,&quot;; &quot;&quot;&quot;&quot;; [.R$2]; &quot;&quot;&quot;&quot;; &quot;:&quot;; [.R25]; &quot;}&quot;)" office:value-type="string" office:string-value="&quot;image&quot;:{&quot;url&quot;:&quot;src/assets/img/drivers/Yoshi.png&quot;,&quot;width&quot;:64,&quot;height&quot;:64}" calcext:value-type="string">
            <text:p>"image":{"url":"src/assets/img/drivers/Yoshi.png","width":64,"height":64}</text:p>
          </table:table-cell>
          <table:table-cell table:formula="of:= CONCATENATE(&quot;{&quot;; [.T25]; [.U25]; [.V25]; &quot;&quot;&quot;&quot;; &quot;speed&quot;; &quot;&quot;&quot;&quot;; &quot;:{&quot;; [.W25]; [.X25]; [.Y25]; [.Z25]; &quot;},&quot;; [.AA25]; [.AB25]; &quot;&quot;&quot;&quot;; &quot;handling&quot;; &quot;&quot;&quot;&quot;; &quot;:{&quot;; [.AC25]; [.AD25]; [.AE25]; [.AF25]; &quot;},&quot;; [.AG25]; [.AH25]; [.AI25]; &quot;}&quot;)" office:value-type="string" office:string-value="{&quot;name&quot;:&quot;Yoshi&quot;,&quot;type&quot;:&quot;Driver&quot;,&quot;size&quot;:&quot;Mediu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,&quot;image&quot;:{&quot;url&quot;:&quot;src/assets/img/drivers/Yoshi.png&quot;,&quot;width&quot;:64,&quot;height&quot;:64}}" calcext:value-type="string">
            <text:p>{"name":"Yoshi","type":"Driver","size":"Medium","speed":{"ground":5,"water":5,"air":5,"antiGravity":5},"acceleration":3,"weight":4,"handling":{"ground":5,"water":5,"air":5,"antiGravity":5},"grid":3,"miniTurbo":3,"image":{"url":"src/assets/img/drivers/Yoshi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anooki Mario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nooki_Mario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6]; &quot;&quot;&quot;&quot;; &quot;,&quot;)" office:value-type="string" office:string-value="&quot;name&quot;:&quot;Tanooki Mario&quot;," calcext:value-type="string">
            <text:p>"name":"Tanooki Mario",</text:p>
          </table:table-cell>
          <table:table-cell table:formula="of:= CONCATENATE(&quot;&quot;&quot;&quot;; [.B$2]; &quot;&quot;&quot;&quot;; &quot;:&quot;; &quot;&quot;&quot;&quot;; [.B26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6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6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6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6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6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6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6]; &quot;,&quot;)" office:value-type="string" office:string-value="&quot;weight&quot;:5," calcext:value-type="string">
            <text:p>"weight":5,</text:p>
          </table:table-cell>
          <table:table-cell table:formula="of:= CONCATENATE(&quot;&quot;&quot;&quot;; [.J$2]; &quot;&quot;&quot;&quot;; &quot;:&quot;; [.J26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6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6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6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6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6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6]; &quot;&quot;&quot;&quot;; &quot;,&quot;; &quot;&quot;&quot;&quot;; [.Q$2]; &quot;&quot;&quot;&quot;; &quot;:&quot;; [.Q26]; &quot;,&quot;; &quot;&quot;&quot;&quot;; [.R$2]; &quot;&quot;&quot;&quot;; &quot;:&quot;; [.R26]; &quot;}&quot;)" office:value-type="string" office:string-value="&quot;image&quot;:{&quot;url&quot;:&quot;src/assets/img/drivers/Tanooki_Mario.png&quot;,&quot;width&quot;:64,&quot;height&quot;:64}" calcext:value-type="string">
            <text:p>"image":{"url":"src/assets/img/drivers/Tanooki_Mario.png","width":64,"height":64}</text:p>
          </table:table-cell>
          <table:table-cell table:formula="of:= CONCATENATE(&quot;{&quot;; [.T26]; [.U26]; [.V26]; &quot;&quot;&quot;&quot;; &quot;speed&quot;; &quot;&quot;&quot;&quot;; &quot;:{&quot;; [.W26]; [.X26]; [.Y26]; [.Z26]; &quot;},&quot;; [.AA26]; [.AB26]; &quot;&quot;&quot;&quot;; &quot;handling&quot;; &quot;&quot;&quot;&quot;; &quot;:{&quot;; [.AC26]; [.AD26]; [.AE26]; [.AF26]; &quot;},&quot;; [.AG26]; [.AH26]; [.AI26]; &quot;}&quot;)" office:value-type="string" office:string-value="{&quot;name&quot;:&quot;Tanooki Mario&quot;,&quot;type&quot;:&quot;Driver&quot;,&quot;size&quot;:&quot;Mediu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,&quot;image&quot;:{&quot;url&quot;:&quot;src/assets/img/drivers/Tanooki_Mario.png&quot;,&quot;width&quot;:64,&quot;height&quot;:64}}" calcext:value-type="string">
            <text:p>{"name":"Tanooki Mario","type":"Driver","size":"Medium","speed":{"ground":5,"water":5,"air":5,"antiGravity":5},"acceleration":3,"weight":5,"handling":{"ground":5,"water":5,"air":5,"antiGravity":5},"grid":1,"miniTurbo":3,"image":{"url":"src/assets/img/drivers/Tanooki_Mario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illager Male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Villager_Male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7]; &quot;&quot;&quot;&quot;; &quot;,&quot;)" office:value-type="string" office:string-value="&quot;name&quot;:&quot;Villager Male&quot;," calcext:value-type="string">
            <text:p>"name":"Villager Male",</text:p>
          </table:table-cell>
          <table:table-cell table:formula="of:= CONCATENATE(&quot;&quot;&quot;&quot;; [.B$2]; &quot;&quot;&quot;&quot;; &quot;:&quot;; &quot;&quot;&quot;&quot;; [.B27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7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7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7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7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7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7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7]; &quot;,&quot;)" office:value-type="string" office:string-value="&quot;weight&quot;:5," calcext:value-type="string">
            <text:p>"weight":5,</text:p>
          </table:table-cell>
          <table:table-cell table:formula="of:= CONCATENATE(&quot;&quot;&quot;&quot;; [.J$2]; &quot;&quot;&quot;&quot;; &quot;:&quot;; [.J27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7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7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7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7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7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7]; &quot;&quot;&quot;&quot;; &quot;,&quot;; &quot;&quot;&quot;&quot;; [.Q$2]; &quot;&quot;&quot;&quot;; &quot;:&quot;; [.Q27]; &quot;,&quot;; &quot;&quot;&quot;&quot;; [.R$2]; &quot;&quot;&quot;&quot;; &quot;:&quot;; [.R27]; &quot;}&quot;)" office:value-type="string" office:string-value="&quot;image&quot;:{&quot;url&quot;:&quot;src/assets/img/drivers/Villager_Male.png&quot;,&quot;width&quot;:64,&quot;height&quot;:64}" calcext:value-type="string">
            <text:p>"image":{"url":"src/assets/img/drivers/Villager_Male.png","width":64,"height":64}</text:p>
          </table:table-cell>
          <table:table-cell table:formula="of:= CONCATENATE(&quot;{&quot;; [.T27]; [.U27]; [.V27]; &quot;&quot;&quot;&quot;; &quot;speed&quot;; &quot;&quot;&quot;&quot;; &quot;:{&quot;; [.W27]; [.X27]; [.Y27]; [.Z27]; &quot;},&quot;; [.AA27]; [.AB27]; &quot;&quot;&quot;&quot;; &quot;handling&quot;; &quot;&quot;&quot;&quot;; &quot;:{&quot;; [.AC27]; [.AD27]; [.AE27]; [.AF27]; &quot;},&quot;; [.AG27]; [.AH27]; [.AI27]; &quot;}&quot;)" office:value-type="string" office:string-value="{&quot;name&quot;:&quot;Villager Male&quot;,&quot;type&quot;:&quot;Driver&quot;,&quot;size&quot;:&quot;Mediu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,&quot;image&quot;:{&quot;url&quot;:&quot;src/assets/img/drivers/Villager_Male.png&quot;,&quot;width&quot;:64,&quot;height&quot;:64}}" calcext:value-type="string">
            <text:p>{"name":"Villager Male","type":"Driver","size":"Medium","speed":{"ground":5,"water":5,"air":5,"antiGravity":5},"acceleration":3,"weight":5,"handling":{"ground":5,"water":5,"air":5,"antiGravity":5},"grid":1,"miniTurbo":3,"image":{"url":"src/assets/img/drivers/Villager_Male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le Inkling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le_Inkling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8]; &quot;&quot;&quot;&quot;; &quot;,&quot;)" office:value-type="string" office:string-value="&quot;name&quot;:&quot;Male Inkling&quot;," calcext:value-type="string">
            <text:p>"name":"Male Inkling",</text:p>
          </table:table-cell>
          <table:table-cell table:formula="of:= CONCATENATE(&quot;&quot;&quot;&quot;; [.B$2]; &quot;&quot;&quot;&quot;; &quot;:&quot;; &quot;&quot;&quot;&quot;; [.B28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8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8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8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8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8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8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8]; &quot;,&quot;)" office:value-type="string" office:string-value="&quot;weight&quot;:5," calcext:value-type="string">
            <text:p>"weight":5,</text:p>
          </table:table-cell>
          <table:table-cell table:formula="of:= CONCATENATE(&quot;&quot;&quot;&quot;; [.J$2]; &quot;&quot;&quot;&quot;; &quot;:&quot;; [.J28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8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8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8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8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8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8]; &quot;&quot;&quot;&quot;; &quot;,&quot;; &quot;&quot;&quot;&quot;; [.Q$2]; &quot;&quot;&quot;&quot;; &quot;:&quot;; [.Q28]; &quot;,&quot;; &quot;&quot;&quot;&quot;; [.R$2]; &quot;&quot;&quot;&quot;; &quot;:&quot;; [.R28]; &quot;}&quot;)" office:value-type="string" office:string-value="&quot;image&quot;:{&quot;url&quot;:&quot;src/assets/img/drivers/Male_Inkling.png&quot;,&quot;width&quot;:64,&quot;height&quot;:64}" calcext:value-type="string">
            <text:p>"image":{"url":"src/assets/img/drivers/Male_Inkling.png","width":64,"height":64}</text:p>
          </table:table-cell>
          <table:table-cell table:formula="of:= CONCATENATE(&quot;{&quot;; [.T28]; [.U28]; [.V28]; &quot;&quot;&quot;&quot;; &quot;speed&quot;; &quot;&quot;&quot;&quot;; &quot;:{&quot;; [.W28]; [.X28]; [.Y28]; [.Z28]; &quot;},&quot;; [.AA28]; [.AB28]; &quot;&quot;&quot;&quot;; &quot;handling&quot;; &quot;&quot;&quot;&quot;; &quot;:{&quot;; [.AC28]; [.AD28]; [.AE28]; [.AF28]; &quot;},&quot;; [.AG28]; [.AH28]; [.AI28]; &quot;}&quot;)" office:value-type="string" office:string-value="{&quot;name&quot;:&quot;Male Inkling&quot;,&quot;type&quot;:&quot;Driver&quot;,&quot;size&quot;:&quot;Mediu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,&quot;image&quot;:{&quot;url&quot;:&quot;src/assets/img/drivers/Male_Inkling.png&quot;,&quot;width&quot;:64,&quot;height&quot;:64}}" calcext:value-type="string">
            <text:p>{"name":"Male Inkling","type":"Driver","size":"Medium","speed":{"ground":5,"water":5,"air":5,"antiGravity":5},"acceleration":3,"weight":5,"handling":{"ground":5,"water":5,"air":5,"antiGravity":5},"grid":1,"miniTurbo":3,"image":{"url":"src/assets/img/drivers/Male_Inkling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Mario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9]; &quot;&quot;&quot;&quot;; &quot;,&quot;)" office:value-type="string" office:string-value="&quot;name&quot;:&quot;Mario&quot;," calcext:value-type="string">
            <text:p>"name":"Mario",</text:p>
          </table:table-cell>
          <table:table-cell table:formula="of:= CONCATENATE(&quot;&quot;&quot;&quot;; [.B$2]; &quot;&quot;&quot;&quot;; &quot;:&quot;; &quot;&quot;&quot;&quot;; [.B29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29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29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29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29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29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29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9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29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29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29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29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29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9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9]; &quot;&quot;&quot;&quot;; &quot;,&quot;; &quot;&quot;&quot;&quot;; [.Q$2]; &quot;&quot;&quot;&quot;; &quot;:&quot;; [.Q29]; &quot;,&quot;; &quot;&quot;&quot;&quot;; [.R$2]; &quot;&quot;&quot;&quot;; &quot;:&quot;; [.R29]; &quot;}&quot;)" office:value-type="string" office:string-value="&quot;image&quot;:{&quot;url&quot;:&quot;src/assets/img/drivers/Mario.png&quot;,&quot;width&quot;:64,&quot;height&quot;:64}" calcext:value-type="string">
            <text:p>"image":{"url":"src/assets/img/drivers/Mario.png","width":64,"height":64}</text:p>
          </table:table-cell>
          <table:table-cell table:formula="of:= CONCATENATE(&quot;{&quot;; [.T29]; [.U29]; [.V29]; &quot;&quot;&quot;&quot;; &quot;speed&quot;; &quot;&quot;&quot;&quot;; &quot;:{&quot;; [.W29]; [.X29]; [.Y29]; [.Z29]; &quot;},&quot;; [.AA29]; [.AB29]; &quot;&quot;&quot;&quot;; &quot;handling&quot;; &quot;&quot;&quot;&quot;; &quot;:{&quot;; [.AC29]; [.AD29]; [.AE29]; [.AF29]; &quot;},&quot;; [.AG29]; [.AH29]; [.AI29]; &quot;}&quot;)" office:value-type="string" office:string-value="{&quot;name&quot;:&quot;Mario&quot;,&quot;type&quot;:&quot;Driver&quot;,&quot;size&quot;:&quot;Mediu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,&quot;image&quot;:{&quot;url&quot;:&quot;src/assets/img/drivers/Mario.png&quot;,&quot;width&quot;:64,&quot;height&quot;:64}}" calcext:value-type="string">
            <text:p>{"name":"Mario","type":"Driver","size":"Medium","speed":{"ground":6,"water":6,"air":6,"antiGravity":6},"acceleration":2,"weight":6,"handling":{"ground":4,"water":4,"air":4,"antiGravity":4},"grid":2,"miniTurbo":2,"image":{"url":"src/assets/img/drivers/Mario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udwig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Ludwig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0]; &quot;&quot;&quot;&quot;; &quot;,&quot;)" office:value-type="string" office:string-value="&quot;name&quot;:&quot;Ludwig&quot;," calcext:value-type="string">
            <text:p>"name":"Ludwig",</text:p>
          </table:table-cell>
          <table:table-cell table:formula="of:= CONCATENATE(&quot;&quot;&quot;&quot;; [.B$2]; &quot;&quot;&quot;&quot;; &quot;:&quot;; &quot;&quot;&quot;&quot;; [.B30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0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30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0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0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0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0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0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0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0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30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30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0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30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0]; &quot;&quot;&quot;&quot;; &quot;,&quot;; &quot;&quot;&quot;&quot;; [.Q$2]; &quot;&quot;&quot;&quot;; &quot;:&quot;; [.Q30]; &quot;,&quot;; &quot;&quot;&quot;&quot;; [.R$2]; &quot;&quot;&quot;&quot;; &quot;:&quot;; [.R30]; &quot;}&quot;)" office:value-type="string" office:string-value="&quot;image&quot;:{&quot;url&quot;:&quot;src/assets/img/drivers/Ludwig.png&quot;,&quot;width&quot;:64,&quot;height&quot;:64}" calcext:value-type="string">
            <text:p>"image":{"url":"src/assets/img/drivers/Ludwig.png","width":64,"height":64}</text:p>
          </table:table-cell>
          <table:table-cell table:formula="of:= CONCATENATE(&quot;{&quot;; [.T30]; [.U30]; [.V30]; &quot;&quot;&quot;&quot;; &quot;speed&quot;; &quot;&quot;&quot;&quot;; &quot;:{&quot;; [.W30]; [.X30]; [.Y30]; [.Z30]; &quot;},&quot;; [.AA30]; [.AB30]; &quot;&quot;&quot;&quot;; &quot;handling&quot;; &quot;&quot;&quot;&quot;; &quot;:{&quot;; [.AC30]; [.AD30]; [.AE30]; [.AF30]; &quot;},&quot;; [.AG30]; [.AH30]; [.AI30]; &quot;}&quot;)" office:value-type="string" office:string-value="{&quot;name&quot;:&quot;Ludwig&quot;,&quot;type&quot;:&quot;Driver&quot;,&quot;size&quot;:&quot;Mediu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,&quot;image&quot;:{&quot;url&quot;:&quot;src/assets/img/drivers/Ludwig.png&quot;,&quot;width&quot;:64,&quot;height&quot;:64}}" calcext:value-type="string">
            <text:p>{"name":"Ludwig","type":"Driver","size":"Medium","speed":{"ground":6,"water":6,"air":6,"antiGravity":6},"acceleration":2,"weight":6,"handling":{"ground":4,"water":4,"air":4,"antiGravity":4},"grid":2,"miniTurbo":2,"image":{"url":"src/assets/img/drivers/Ludwig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ii (Medium)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string" calcext:value-type="string">
            <text:p>Mii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1]; &quot;&quot;&quot;&quot;; &quot;,&quot;)" office:value-type="string" office:string-value="&quot;name&quot;:&quot;Mii (Medium)&quot;," calcext:value-type="string">
            <text:p>"name":"Mii (Medium)",</text:p>
          </table:table-cell>
          <table:table-cell table:formula="of:= CONCATENATE(&quot;&quot;&quot;&quot;; [.B$2]; &quot;&quot;&quot;&quot;; &quot;:&quot;; &quot;&quot;&quot;&quot;; [.B31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1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31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1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1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1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1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1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1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31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31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1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31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1]; &quot;&quot;&quot;&quot;; &quot;,&quot;; &quot;&quot;&quot;&quot;; [.Q$2]; &quot;&quot;&quot;&quot;; &quot;:&quot;; [.Q31]; &quot;,&quot;; &quot;&quot;&quot;&quot;; [.R$2]; &quot;&quot;&quot;&quot;; &quot;:&quot;; [.R31]; &quot;}&quot;)" office:value-type="string" office:string-value="&quot;image&quot;:{&quot;url&quot;:&quot;src/assets/img/drivers/Mii.png&quot;,&quot;width&quot;:64,&quot;height&quot;:64}" calcext:value-type="string">
            <text:p>"image":{"url":"src/assets/img/drivers/Mii.png","width":64,"height":64}</text:p>
          </table:table-cell>
          <table:table-cell table:formula="of:= CONCATENATE(&quot;{&quot;; [.T31]; [.U31]; [.V31]; &quot;&quot;&quot;&quot;; &quot;speed&quot;; &quot;&quot;&quot;&quot;; &quot;:{&quot;; [.W31]; [.X31]; [.Y31]; [.Z31]; &quot;},&quot;; [.AA31]; [.AB31]; &quot;&quot;&quot;&quot;; &quot;handling&quot;; &quot;&quot;&quot;&quot;; &quot;:{&quot;; [.AC31]; [.AD31]; [.AE31]; [.AF31]; &quot;},&quot;; [.AG31]; [.AH31]; [.AI31]; &quot;}&quot;)" office:value-type="string" office:string-value="{&quot;name&quot;:&quot;Mii (Medium)&quot;,&quot;type&quot;:&quot;Driver&quot;,&quot;size&quot;:&quot;Mediu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,&quot;image&quot;:{&quot;url&quot;:&quot;src/assets/img/drivers/Mii.png&quot;,&quot;width&quot;:64,&quot;height&quot;:64}}" calcext:value-type="string">
            <text:p>{"name":"Mii (Medium)","type":"Driver","size":"Medium","speed":{"ground":6,"water":6,"air":6,"antiGravity":6},"acceleration":2,"weight":6,"handling":{"ground":4,"water":4,"air":4,"antiGravity":4},"grid":2,"miniTurbo":2,"image":{"url":"src/assets/img/drivers/Mii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igi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uigi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2]; &quot;&quot;&quot;&quot;; &quot;,&quot;)" office:value-type="string" office:string-value="&quot;name&quot;:&quot;Luigi&quot;," calcext:value-type="string">
            <text:p>"name":"Luigi",</text:p>
          </table:table-cell>
          <table:table-cell table:formula="of:= CONCATENATE(&quot;&quot;&quot;&quot;; [.B$2]; &quot;&quot;&quot;&quot;; &quot;:&quot;; &quot;&quot;&quot;&quot;; [.B32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2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32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2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2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2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2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2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32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2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32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32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2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2]; &quot;&quot;&quot;&quot;; &quot;,&quot;; &quot;&quot;&quot;&quot;; [.Q$2]; &quot;&quot;&quot;&quot;; &quot;:&quot;; [.Q32]; &quot;,&quot;; &quot;&quot;&quot;&quot;; [.R$2]; &quot;&quot;&quot;&quot;; &quot;:&quot;; [.R32]; &quot;}&quot;)" office:value-type="string" office:string-value="&quot;image&quot;:{&quot;url&quot;:&quot;src/assets/img/drivers/Luigi.png&quot;,&quot;width&quot;:64,&quot;height&quot;:64}" calcext:value-type="string">
            <text:p>"image":{"url":"src/assets/img/drivers/Luigi.png","width":64,"height":64}</text:p>
          </table:table-cell>
          <table:table-cell table:formula="of:= CONCATENATE(&quot;{&quot;; [.T32]; [.U32]; [.V32]; &quot;&quot;&quot;&quot;; &quot;speed&quot;; &quot;&quot;&quot;&quot;; &quot;:{&quot;; [.W32]; [.X32]; [.Y32]; [.Z32]; &quot;},&quot;; [.AA32]; [.AB32]; &quot;&quot;&quot;&quot;; &quot;handling&quot;; &quot;&quot;&quot;&quot;; &quot;:{&quot;; [.AC32]; [.AD32]; [.AE32]; [.AF32]; &quot;},&quot;; [.AG32]; [.AH32]; [.AI32]; &quot;}&quot;)" office:value-type="string" office:string-value="{&quot;name&quot;:&quot;Luigi&quot;,&quot;type&quot;:&quot;Driver&quot;,&quot;size&quot;:&quot;Mediu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,&quot;image&quot;:{&quot;url&quot;:&quot;src/assets/img/drivers/Luigi.png&quot;,&quot;width&quot;:64,&quot;height&quot;:64}}" calcext:value-type="string">
            <text:p>{"name":"Luigi","type":"Driver","size":"Medium","speed":{"ground":6,"water":6,"air":6,"antiGravity":6},"acceleration":2,"weight":6,"handling":{"ground":5,"water":5,"air":5,"antiGravity":5},"grid":1,"miniTurbo":2,"image":{"url":"src/assets/img/drivers/Luigi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ggy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edium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ggy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3]; &quot;&quot;&quot;&quot;; &quot;,&quot;)" office:value-type="string" office:string-value="&quot;name&quot;:&quot;Iggy&quot;," calcext:value-type="string">
            <text:p>"name":"Iggy",</text:p>
          </table:table-cell>
          <table:table-cell table:formula="of:= CONCATENATE(&quot;&quot;&quot;&quot;; [.B$2]; &quot;&quot;&quot;&quot;; &quot;:&quot;; &quot;&quot;&quot;&quot;; [.B33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3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33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3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3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3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3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3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3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33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3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33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33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3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3]; &quot;&quot;&quot;&quot;; &quot;,&quot;; &quot;&quot;&quot;&quot;; [.Q$2]; &quot;&quot;&quot;&quot;; &quot;:&quot;; [.Q33]; &quot;,&quot;; &quot;&quot;&quot;&quot;; [.R$2]; &quot;&quot;&quot;&quot;; &quot;:&quot;; [.R33]; &quot;}&quot;)" office:value-type="string" office:string-value="&quot;image&quot;:{&quot;url&quot;:&quot;src/assets/img/drivers/Iggy.png&quot;,&quot;width&quot;:64,&quot;height&quot;:64}" calcext:value-type="string">
            <text:p>"image":{"url":"src/assets/img/drivers/Iggy.png","width":64,"height":64}</text:p>
          </table:table-cell>
          <table:table-cell table:formula="of:= CONCATENATE(&quot;{&quot;; [.T33]; [.U33]; [.V33]; &quot;&quot;&quot;&quot;; &quot;speed&quot;; &quot;&quot;&quot;&quot;; &quot;:{&quot;; [.W33]; [.X33]; [.Y33]; [.Z33]; &quot;},&quot;; [.AA33]; [.AB33]; &quot;&quot;&quot;&quot;; &quot;handling&quot;; &quot;&quot;&quot;&quot;; &quot;:{&quot;; [.AC33]; [.AD33]; [.AE33]; [.AF33]; &quot;},&quot;; [.AG33]; [.AH33]; [.AI33]; &quot;}&quot;)" office:value-type="string" office:string-value="{&quot;name&quot;:&quot;Iggy&quot;,&quot;type&quot;:&quot;Driver&quot;,&quot;size&quot;:&quot;Mediu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,&quot;image&quot;:{&quot;url&quot;:&quot;src/assets/img/drivers/Iggy.png&quot;,&quot;width&quot;:64,&quot;height&quot;:64}}" calcext:value-type="string">
            <text:p>{"name":"Iggy","type":"Driver","size":"Medium","speed":{"ground":6,"water":6,"air":6,"antiGravity":6},"acceleration":2,"weight":6,"handling":{"ground":5,"water":5,"air":5,"antiGravity":5},"grid":1,"miniTurbo":2,"image":{"url":"src/assets/img/drivers/Iggy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etal Mario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Metal_Mario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4]; &quot;&quot;&quot;&quot;; &quot;,&quot;)" office:value-type="string" office:string-value="&quot;name&quot;:&quot;Metal Mario&quot;," calcext:value-type="string">
            <text:p>"name":"Metal Mario",</text:p>
          </table:table-cell>
          <table:table-cell table:formula="of:= CONCATENATE(&quot;&quot;&quot;&quot;; [.B$2]; &quot;&quot;&quot;&quot;; &quot;:&quot;; &quot;&quot;&quot;&quot;; [.B34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4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34]; &quot;,&quot;)" office:value-type="string" office:string-value="&quot;ground&quot;:8," calcext:value-type="string">
            <text:p>"ground":8,</text:p>
          </table:table-cell>
          <table:table-cell table:formula="of:= CONCATENATE(&quot;&quot;&quot;&quot;; [.E$2]; &quot;&quot;&quot;&quot;; &quot;:&quot;; [.E34]; &quot;,&quot;)" office:value-type="string" office:string-value="&quot;water&quot;:8," calcext:value-type="string">
            <text:p>"water":8,</text:p>
          </table:table-cell>
          <table:table-cell table:formula="of:= CONCATENATE(&quot;&quot;&quot;&quot;; [.F$2]; &quot;&quot;&quot;&quot;; &quot;:&quot;; [.F34]; &quot;,&quot;)" office:value-type="string" office:string-value="&quot;air&quot;:8," calcext:value-type="string">
            <text:p>"air":8,</text:p>
          </table:table-cell>
          <table:table-cell table:formula="of:= CONCATENATE(&quot;&quot;&quot;&quot;; [.G$2]; &quot;&quot;&quot;&quot;; &quot;:&quot;; [.G34])" office:value-type="string" office:string-value="&quot;antiGravity&quot;:8" calcext:value-type="string">
            <text:p>"antiGravity":8</text:p>
          </table:table-cell>
          <table:table-cell table:formula="of:= CONCATENATE(&quot;&quot;&quot;&quot;; [.H$2]; &quot;&quot;&quot;&quot;; &quot;:&quot;; [.H3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4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3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4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4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4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4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4]; &quot;&quot;&quot;&quot;; &quot;,&quot;; &quot;&quot;&quot;&quot;; [.Q$2]; &quot;&quot;&quot;&quot;; &quot;:&quot;; [.Q34]; &quot;,&quot;; &quot;&quot;&quot;&quot;; [.R$2]; &quot;&quot;&quot;&quot;; &quot;:&quot;; [.R34]; &quot;}&quot;)" office:value-type="string" office:string-value="&quot;image&quot;:{&quot;url&quot;:&quot;src/assets/img/drivers/Metal_Mario.png&quot;,&quot;width&quot;:64,&quot;height&quot;:64}" calcext:value-type="string">
            <text:p>"image":{"url":"src/assets/img/drivers/Metal_Mario.png","width":64,"height":64}</text:p>
          </table:table-cell>
          <table:table-cell table:formula="of:= CONCATENATE(&quot;{&quot;; [.T34]; [.U34]; [.V34]; &quot;&quot;&quot;&quot;; &quot;speed&quot;; &quot;&quot;&quot;&quot;; &quot;:{&quot;; [.W34]; [.X34]; [.Y34]; [.Z34]; &quot;},&quot;; [.AA34]; [.AB34]; &quot;&quot;&quot;&quot;; &quot;handling&quot;; &quot;&quot;&quot;&quot;; &quot;:{&quot;; [.AC34]; [.AD34]; [.AE34]; [.AF34]; &quot;},&quot;; [.AG34]; [.AH34]; [.AI34]; &quot;}&quot;)" office:value-type="string" office:string-value="{&quot;name&quot;:&quot;Metal Mario&quot;,&quot;type&quot;:&quot;Driver&quot;,&quot;size&quot;:&quot;Mediu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,&quot;image&quot;:{&quot;url&quot;:&quot;src/assets/img/drivers/Metal_Mario.png&quot;,&quot;width&quot;:64,&quot;height&quot;:64}}" calcext:value-type="string">
            <text:p>{"name":"Metal Mario","type":"Driver","size":"Medium","speed":{"ground":8,"water":8,"air":8,"antiGravity":8},"acceleration":1,"weight":10,"handling":{"ground":3,"water":3,"air":3,"antiGravity":3},"grid":1,"miniTurbo":1,"image":{"url":"src/assets/img/drivers/Metal_Mario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Pink Gold Peach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Pink_Gold_Peach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5]; &quot;&quot;&quot;&quot;; &quot;,&quot;)" office:value-type="string" office:string-value="&quot;name&quot;:&quot;Pink Gold Peach&quot;," calcext:value-type="string">
            <text:p>"name":"Pink Gold Peach",</text:p>
          </table:table-cell>
          <table:table-cell table:formula="of:= CONCATENATE(&quot;&quot;&quot;&quot;; [.B$2]; &quot;&quot;&quot;&quot;; &quot;:&quot;; &quot;&quot;&quot;&quot;; [.B35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5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35]; &quot;,&quot;)" office:value-type="string" office:string-value="&quot;ground&quot;:8," calcext:value-type="string">
            <text:p>"ground":8,</text:p>
          </table:table-cell>
          <table:table-cell table:formula="of:= CONCATENATE(&quot;&quot;&quot;&quot;; [.E$2]; &quot;&quot;&quot;&quot;; &quot;:&quot;; [.E35]; &quot;,&quot;)" office:value-type="string" office:string-value="&quot;water&quot;:8," calcext:value-type="string">
            <text:p>"water":8,</text:p>
          </table:table-cell>
          <table:table-cell table:formula="of:= CONCATENATE(&quot;&quot;&quot;&quot;; [.F$2]; &quot;&quot;&quot;&quot;; &quot;:&quot;; [.F35]; &quot;,&quot;)" office:value-type="string" office:string-value="&quot;air&quot;:8," calcext:value-type="string">
            <text:p>"air":8,</text:p>
          </table:table-cell>
          <table:table-cell table:formula="of:= CONCATENATE(&quot;&quot;&quot;&quot;; [.G$2]; &quot;&quot;&quot;&quot;; &quot;:&quot;; [.G35])" office:value-type="string" office:string-value="&quot;antiGravity&quot;:8" calcext:value-type="string">
            <text:p>"antiGravity":8</text:p>
          </table:table-cell>
          <table:table-cell table:formula="of:= CONCATENATE(&quot;&quot;&quot;&quot;; [.H$2]; &quot;&quot;&quot;&quot;; &quot;:&quot;; [.H35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5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3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5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5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5]; &quot;&quot;&quot;&quot;; &quot;,&quot;; &quot;&quot;&quot;&quot;; [.Q$2]; &quot;&quot;&quot;&quot;; &quot;:&quot;; [.Q35]; &quot;,&quot;; &quot;&quot;&quot;&quot;; [.R$2]; &quot;&quot;&quot;&quot;; &quot;:&quot;; [.R35]; &quot;}&quot;)" office:value-type="string" office:string-value="&quot;image&quot;:{&quot;url&quot;:&quot;src/assets/img/drivers/Pink_Gold_Peach.png&quot;,&quot;width&quot;:64,&quot;height&quot;:64}" calcext:value-type="string">
            <text:p>"image":{"url":"src/assets/img/drivers/Pink_Gold_Peach.png","width":64,"height":64}</text:p>
          </table:table-cell>
          <table:table-cell table:formula="of:= CONCATENATE(&quot;{&quot;; [.T35]; [.U35]; [.V35]; &quot;&quot;&quot;&quot;; &quot;speed&quot;; &quot;&quot;&quot;&quot;; &quot;:{&quot;; [.W35]; [.X35]; [.Y35]; [.Z35]; &quot;},&quot;; [.AA35]; [.AB35]; &quot;&quot;&quot;&quot;; &quot;handling&quot;; &quot;&quot;&quot;&quot;; &quot;:{&quot;; [.AC35]; [.AD35]; [.AE35]; [.AF35]; &quot;},&quot;; [.AG35]; [.AH35]; [.AI35]; &quot;}&quot;)" office:value-type="string" office:string-value="{&quot;name&quot;:&quot;Pink Gold Peach&quot;,&quot;type&quot;:&quot;Driver&quot;,&quot;size&quot;:&quot;Mediu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,&quot;image&quot;:{&quot;url&quot;:&quot;src/assets/img/drivers/Pink_Gold_Peach.png&quot;,&quot;width&quot;:64,&quot;height&quot;:64}}" calcext:value-type="string">
            <text:p>{"name":"Pink Gold Peach","type":"Driver","size":"Medium","speed":{"ground":8,"water":8,"air":8,"antiGravity":8},"acceleration":1,"weight":10,"handling":{"ground":3,"water":3,"air":3,"antiGravity":3},"grid":1,"miniTurbo":1,"image":{"url":"src/assets/img/drivers/Pink_Gold_Peach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old Mario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Medium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Gold_Mario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6]; &quot;&quot;&quot;&quot;; &quot;,&quot;)" office:value-type="string" office:string-value="&quot;name&quot;:&quot;Gold Mario&quot;," calcext:value-type="string">
            <text:p>"name":"Gold Mario",</text:p>
          </table:table-cell>
          <table:table-cell table:formula="of:= CONCATENATE(&quot;&quot;&quot;&quot;; [.B$2]; &quot;&quot;&quot;&quot;; &quot;:&quot;; &quot;&quot;&quot;&quot;; [.B36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6]; &quot;&quot;&quot;&quot;; &quot;,&quot;)" office:value-type="string" office:string-value="&quot;size&quot;:&quot;Medium&quot;," calcext:value-type="string">
            <text:p>"size":"Medium",</text:p>
          </table:table-cell>
          <table:table-cell table:formula="of:= CONCATENATE(&quot;&quot;&quot;&quot;; [.D$2]; &quot;&quot;&quot;&quot;; &quot;:&quot;; [.D36]; &quot;,&quot;)" office:value-type="string" office:string-value="&quot;ground&quot;:8," calcext:value-type="string">
            <text:p>"ground":8,</text:p>
          </table:table-cell>
          <table:table-cell table:formula="of:= CONCATENATE(&quot;&quot;&quot;&quot;; [.E$2]; &quot;&quot;&quot;&quot;; &quot;:&quot;; [.E36]; &quot;,&quot;)" office:value-type="string" office:string-value="&quot;water&quot;:8," calcext:value-type="string">
            <text:p>"water":8,</text:p>
          </table:table-cell>
          <table:table-cell table:formula="of:= CONCATENATE(&quot;&quot;&quot;&quot;; [.F$2]; &quot;&quot;&quot;&quot;; &quot;:&quot;; [.F36]; &quot;,&quot;)" office:value-type="string" office:string-value="&quot;air&quot;:8," calcext:value-type="string">
            <text:p>"air":8,</text:p>
          </table:table-cell>
          <table:table-cell table:formula="of:= CONCATENATE(&quot;&quot;&quot;&quot;; [.G$2]; &quot;&quot;&quot;&quot;; &quot;:&quot;; [.G36])" office:value-type="string" office:string-value="&quot;antiGravity&quot;:8" calcext:value-type="string">
            <text:p>"antiGravity":8</text:p>
          </table:table-cell>
          <table:table-cell table:formula="of:= CONCATENATE(&quot;&quot;&quot;&quot;; [.H$2]; &quot;&quot;&quot;&quot;; &quot;:&quot;; [.H36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6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36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6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6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6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6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6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6]; &quot;&quot;&quot;&quot;; &quot;,&quot;; &quot;&quot;&quot;&quot;; [.Q$2]; &quot;&quot;&quot;&quot;; &quot;:&quot;; [.Q36]; &quot;,&quot;; &quot;&quot;&quot;&quot;; [.R$2]; &quot;&quot;&quot;&quot;; &quot;:&quot;; [.R36]; &quot;}&quot;)" office:value-type="string" office:string-value="&quot;image&quot;:{&quot;url&quot;:&quot;src/assets/img/drivers/Gold_Mario.png&quot;,&quot;width&quot;:64,&quot;height&quot;:64}" calcext:value-type="string">
            <text:p>"image":{"url":"src/assets/img/drivers/Gold_Mario.png","width":64,"height":64}</text:p>
          </table:table-cell>
          <table:table-cell table:formula="of:= CONCATENATE(&quot;{&quot;; [.T36]; [.U36]; [.V36]; &quot;&quot;&quot;&quot;; &quot;speed&quot;; &quot;&quot;&quot;&quot;; &quot;:{&quot;; [.W36]; [.X36]; [.Y36]; [.Z36]; &quot;},&quot;; [.AA36]; [.AB36]; &quot;&quot;&quot;&quot;; &quot;handling&quot;; &quot;&quot;&quot;&quot;; &quot;:{&quot;; [.AC36]; [.AD36]; [.AE36]; [.AF36]; &quot;},&quot;; [.AG36]; [.AH36]; [.AI36]; &quot;}&quot;)" office:value-type="string" office:string-value="{&quot;name&quot;:&quot;Gold Mario&quot;,&quot;type&quot;:&quot;Driver&quot;,&quot;size&quot;:&quot;Mediu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,&quot;image&quot;:{&quot;url&quot;:&quot;src/assets/img/drivers/Gold_Mario.png&quot;,&quot;width&quot;:64,&quot;height&quot;:64}}" calcext:value-type="string">
            <text:p>{"name":"Gold Mario","type":"Driver","size":"Medium","speed":{"ground":8,"water":8,"air":8,"antiGravity":8},"acceleration":1,"weight":10,"handling":{"ground":3,"water":3,"air":3,"antiGravity":3},"grid":1,"miniTurbo":1,"image":{"url":"src/assets/img/drivers/Gold_Mario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salina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Large</text:p>
          </table:table-cell>
          <table:table-cell table:number-columns-repeated="4"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Rosalina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7]; &quot;&quot;&quot;&quot;; &quot;,&quot;)" office:value-type="string" office:string-value="&quot;name&quot;:&quot;Rosalina&quot;," calcext:value-type="string">
            <text:p>"name":"Rosalina",</text:p>
          </table:table-cell>
          <table:table-cell table:formula="of:= CONCATENATE(&quot;&quot;&quot;&quot;; [.B$2]; &quot;&quot;&quot;&quot;; &quot;:&quot;; &quot;&quot;&quot;&quot;; [.B37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7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37]; &quot;,&quot;)" office:value-type="string" office:string-value="&quot;ground&quot;:7," calcext:value-type="string">
            <text:p>"ground":7,</text:p>
          </table:table-cell>
          <table:table-cell table:formula="of:= CONCATENATE(&quot;&quot;&quot;&quot;; [.E$2]; &quot;&quot;&quot;&quot;; &quot;:&quot;; [.E37]; &quot;,&quot;)" office:value-type="string" office:string-value="&quot;water&quot;:7," calcext:value-type="string">
            <text:p>"water":7,</text:p>
          </table:table-cell>
          <table:table-cell table:formula="of:= CONCATENATE(&quot;&quot;&quot;&quot;; [.F$2]; &quot;&quot;&quot;&quot;; &quot;:&quot;; [.F37]; &quot;,&quot;)" office:value-type="string" office:string-value="&quot;air&quot;:7," calcext:value-type="string">
            <text:p>"air":7,</text:p>
          </table:table-cell>
          <table:table-cell table:formula="of:= CONCATENATE(&quot;&quot;&quot;&quot;; [.G$2]; &quot;&quot;&quot;&quot;; &quot;:&quot;; [.G37])" office:value-type="string" office:string-value="&quot;antiGravity&quot;:7" calcext:value-type="string">
            <text:p>"antiGravity":7</text:p>
          </table:table-cell>
          <table:table-cell table:formula="of:= CONCATENATE(&quot;&quot;&quot;&quot;; [.H$2]; &quot;&quot;&quot;&quot;; &quot;:&quot;; [.H37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7]; &quot;,&quot;)" office:value-type="string" office:string-value="&quot;weight&quot;:7," calcext:value-type="string">
            <text:p>"weight":7,</text:p>
          </table:table-cell>
          <table:table-cell table:formula="of:= CONCATENATE(&quot;&quot;&quot;&quot;; [.J$2]; &quot;&quot;&quot;&quot;; &quot;:&quot;; [.J37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7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7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7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7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7]; &quot;&quot;&quot;&quot;; &quot;,&quot;; &quot;&quot;&quot;&quot;; [.Q$2]; &quot;&quot;&quot;&quot;; &quot;:&quot;; [.Q37]; &quot;,&quot;; &quot;&quot;&quot;&quot;; [.R$2]; &quot;&quot;&quot;&quot;; &quot;:&quot;; [.R37]; &quot;}&quot;)" office:value-type="string" office:string-value="&quot;image&quot;:{&quot;url&quot;:&quot;src/assets/img/drivers/Rosalina.png&quot;,&quot;width&quot;:64,&quot;height&quot;:64}" calcext:value-type="string">
            <text:p>"image":{"url":"src/assets/img/drivers/Rosalina.png","width":64,"height":64}</text:p>
          </table:table-cell>
          <table:table-cell table:formula="of:= CONCATENATE(&quot;{&quot;; [.T37]; [.U37]; [.V37]; &quot;&quot;&quot;&quot;; &quot;speed&quot;; &quot;&quot;&quot;&quot;; &quot;:{&quot;; [.W37]; [.X37]; [.Y37]; [.Z37]; &quot;},&quot;; [.AA37]; [.AB37]; &quot;&quot;&quot;&quot;; &quot;handling&quot;; &quot;&quot;&quot;&quot;; &quot;:{&quot;; [.AC37]; [.AD37]; [.AE37]; [.AF37]; &quot;},&quot;; [.AG37]; [.AH37]; [.AI37]; &quot;}&quot;)" office:value-type="string" office:string-value="{&quot;name&quot;:&quot;Rosalina&quot;,&quot;type&quot;:&quot;Driver&quot;,&quot;size&quot;:&quot;Large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,&quot;image&quot;:{&quot;url&quot;:&quot;src/assets/img/drivers/Rosalina.png&quot;,&quot;width&quot;:64,&quot;height&quot;:64}}" calcext:value-type="string">
            <text:p>{"name":"Rosalina","type":"Driver","size":"Large","speed":{"ground":7,"water":7,"air":7,"antiGravity":7},"acceleration":1,"weight":7,"handling":{"ground":3,"water":3,"air":3,"antiGravity":3},"grid":3,"miniTurbo":2,"image":{"url":"src/assets/img/drivers/Rosalina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Large</text:p>
          </table:table-cell>
          <table:table-cell table:number-columns-repeated="4"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ink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8]; &quot;&quot;&quot;&quot;; &quot;,&quot;)" office:value-type="string" office:string-value="&quot;name&quot;:&quot;Link&quot;," calcext:value-type="string">
            <text:p>"name":"Link",</text:p>
          </table:table-cell>
          <table:table-cell table:formula="of:= CONCATENATE(&quot;&quot;&quot;&quot;; [.B$2]; &quot;&quot;&quot;&quot;; &quot;:&quot;; &quot;&quot;&quot;&quot;; [.B38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8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38]; &quot;,&quot;)" office:value-type="string" office:string-value="&quot;ground&quot;:7," calcext:value-type="string">
            <text:p>"ground":7,</text:p>
          </table:table-cell>
          <table:table-cell table:formula="of:= CONCATENATE(&quot;&quot;&quot;&quot;; [.E$2]; &quot;&quot;&quot;&quot;; &quot;:&quot;; [.E38]; &quot;,&quot;)" office:value-type="string" office:string-value="&quot;water&quot;:7," calcext:value-type="string">
            <text:p>"water":7,</text:p>
          </table:table-cell>
          <table:table-cell table:formula="of:= CONCATENATE(&quot;&quot;&quot;&quot;; [.F$2]; &quot;&quot;&quot;&quot;; &quot;:&quot;; [.F38]; &quot;,&quot;)" office:value-type="string" office:string-value="&quot;air&quot;:7," calcext:value-type="string">
            <text:p>"air":7,</text:p>
          </table:table-cell>
          <table:table-cell table:formula="of:= CONCATENATE(&quot;&quot;&quot;&quot;; [.G$2]; &quot;&quot;&quot;&quot;; &quot;:&quot;; [.G38])" office:value-type="string" office:string-value="&quot;antiGravity&quot;:7" calcext:value-type="string">
            <text:p>"antiGravity":7</text:p>
          </table:table-cell>
          <table:table-cell table:formula="of:= CONCATENATE(&quot;&quot;&quot;&quot;; [.H$2]; &quot;&quot;&quot;&quot;; &quot;:&quot;; [.H38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8]; &quot;,&quot;)" office:value-type="string" office:string-value="&quot;weight&quot;:7," calcext:value-type="string">
            <text:p>"weight":7,</text:p>
          </table:table-cell>
          <table:table-cell table:formula="of:= CONCATENATE(&quot;&quot;&quot;&quot;; [.J$2]; &quot;&quot;&quot;&quot;; &quot;:&quot;; [.J38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8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8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8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8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8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8]; &quot;&quot;&quot;&quot;; &quot;,&quot;; &quot;&quot;&quot;&quot;; [.Q$2]; &quot;&quot;&quot;&quot;; &quot;:&quot;; [.Q38]; &quot;,&quot;; &quot;&quot;&quot;&quot;; [.R$2]; &quot;&quot;&quot;&quot;; &quot;:&quot;; [.R38]; &quot;}&quot;)" office:value-type="string" office:string-value="&quot;image&quot;:{&quot;url&quot;:&quot;src/assets/img/drivers/Link.png&quot;,&quot;width&quot;:64,&quot;height&quot;:64}" calcext:value-type="string">
            <text:p>"image":{"url":"src/assets/img/drivers/Link.png","width":64,"height":64}</text:p>
          </table:table-cell>
          <table:table-cell table:formula="of:= CONCATENATE(&quot;{&quot;; [.T38]; [.U38]; [.V38]; &quot;&quot;&quot;&quot;; &quot;speed&quot;; &quot;&quot;&quot;&quot;; &quot;:{&quot;; [.W38]; [.X38]; [.Y38]; [.Z38]; &quot;},&quot;; [.AA38]; [.AB38]; &quot;&quot;&quot;&quot;; &quot;handling&quot;; &quot;&quot;&quot;&quot;; &quot;:{&quot;; [.AC38]; [.AD38]; [.AE38]; [.AF38]; &quot;},&quot;; [.AG38]; [.AH38]; [.AI38]; &quot;}&quot;)" office:value-type="string" office:string-value="{&quot;name&quot;:&quot;Link&quot;,&quot;type&quot;:&quot;Driver&quot;,&quot;size&quot;:&quot;Large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,&quot;image&quot;:{&quot;url&quot;:&quot;src/assets/img/drivers/Link.png&quot;,&quot;width&quot;:64,&quot;height&quot;:64}}" calcext:value-type="string">
            <text:p>{"name":"Link","type":"Driver","size":"Large","speed":{"ground":7,"water":7,"air":7,"antiGravity":7},"acceleration":1,"weight":7,"handling":{"ground":3,"water":3,"air":3,"antiGravity":3},"grid":3,"miniTurbo":2,"image":{"url":"src/assets/img/drivers/Link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ing Boo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Large</text:p>
          </table:table-cell>
          <table:table-cell table:number-columns-repeated="4"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King_Boo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King Boo&quot;," calcext:value-type="string">
            <text:p>"name":"King Boo",</text:p>
          </table:table-cell>
          <table:table-cell table:formula="of:= CONCATENATE(&quot;&quot;&quot;&quot;; [.B$2]; &quot;&quot;&quot;&quot;; &quot;:&quot;; &quot;&quot;&quot;&quot;; [.B39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39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39]; &quot;,&quot;)" office:value-type="string" office:string-value="&quot;ground&quot;:7," calcext:value-type="string">
            <text:p>"ground":7,</text:p>
          </table:table-cell>
          <table:table-cell table:formula="of:= CONCATENATE(&quot;&quot;&quot;&quot;; [.E$2]; &quot;&quot;&quot;&quot;; &quot;:&quot;; [.E39]; &quot;,&quot;)" office:value-type="string" office:string-value="&quot;water&quot;:7," calcext:value-type="string">
            <text:p>"water":7,</text:p>
          </table:table-cell>
          <table:table-cell table:formula="of:= CONCATENATE(&quot;&quot;&quot;&quot;; [.F$2]; &quot;&quot;&quot;&quot;; &quot;:&quot;; [.F39]; &quot;,&quot;)" office:value-type="string" office:string-value="&quot;air&quot;:7," calcext:value-type="string">
            <text:p>"air":7,</text:p>
          </table:table-cell>
          <table:table-cell table:formula="of:= CONCATENATE(&quot;&quot;&quot;&quot;; [.G$2]; &quot;&quot;&quot;&quot;; &quot;:&quot;; [.G39])" office:value-type="string" office:string-value="&quot;antiGravity&quot;:7" calcext:value-type="string">
            <text:p>"antiGravity":7</text:p>
          </table:table-cell>
          <table:table-cell table:formula="of:= CONCATENATE(&quot;&quot;&quot;&quot;; [.H$2]; &quot;&quot;&quot;&quot;; &quot;:&quot;; [.H39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9]; &quot;,&quot;)" office:value-type="string" office:string-value="&quot;weight&quot;:7," calcext:value-type="string">
            <text:p>"weight":7,</text:p>
          </table:table-cell>
          <table:table-cell table:formula="of:= CONCATENATE(&quot;&quot;&quot;&quot;; [.J$2]; &quot;&quot;&quot;&quot;; &quot;:&quot;; [.J39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9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9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9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9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9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9]; &quot;&quot;&quot;&quot;; &quot;,&quot;; &quot;&quot;&quot;&quot;; [.Q$2]; &quot;&quot;&quot;&quot;; &quot;:&quot;; [.Q39]; &quot;,&quot;; &quot;&quot;&quot;&quot;; [.R$2]; &quot;&quot;&quot;&quot;; &quot;:&quot;; [.R39]; &quot;}&quot;)" office:value-type="string" office:string-value="&quot;image&quot;:{&quot;url&quot;:&quot;src/assets/img/drivers/King_Boo.png&quot;,&quot;width&quot;:64,&quot;height&quot;:64}" calcext:value-type="string">
            <text:p>"image":{"url":"src/assets/img/drivers/King_Boo.png","width":64,"height":64}</text:p>
          </table:table-cell>
          <table:table-cell table:formula="of:= CONCATENATE(&quot;{&quot;; [.T39]; [.U39]; [.V39]; &quot;&quot;&quot;&quot;; &quot;speed&quot;; &quot;&quot;&quot;&quot;; &quot;:{&quot;; [.W39]; [.X39]; [.Y39]; [.Z39]; &quot;},&quot;; [.AA39]; [.AB39]; &quot;&quot;&quot;&quot;; &quot;handling&quot;; &quot;&quot;&quot;&quot;; &quot;:{&quot;; [.AC39]; [.AD39]; [.AE39]; [.AF39]; &quot;},&quot;; [.AG39]; [.AH39]; [.AI39]; &quot;}&quot;)" office:value-type="string" office:string-value="{&quot;name&quot;:&quot;King Boo&quot;,&quot;type&quot;:&quot;Driver&quot;,&quot;size&quot;:&quot;Large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,&quot;image&quot;:{&quot;url&quot;:&quot;src/assets/img/drivers/King_Boo.png&quot;,&quot;width&quot;:64,&quot;height&quot;:64}}" calcext:value-type="string">
            <text:p>{"name":"King Boo","type":"Driver","size":"Large","speed":{"ground":7,"water":7,"air":7,"antiGravity":7},"acceleration":1,"weight":7,"handling":{"ground":3,"water":3,"air":3,"antiGravity":3},"grid":3,"miniTurbo":2,"image":{"url":"src/assets/img/drivers/King_Boo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Donkey Kong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Large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key_Kong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0]; &quot;&quot;&quot;&quot;; &quot;,&quot;)" office:value-type="string" office:string-value="&quot;name&quot;:&quot;Donkey Kong&quot;," calcext:value-type="string">
            <text:p>"name":"Donkey Kong",</text:p>
          </table:table-cell>
          <table:table-cell table:formula="of:= CONCATENATE(&quot;&quot;&quot;&quot;; [.B$2]; &quot;&quot;&quot;&quot;; &quot;:&quot;; &quot;&quot;&quot;&quot;; [.B40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0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0]; &quot;,&quot;)" office:value-type="string" office:string-value="&quot;ground&quot;:9," calcext:value-type="string">
            <text:p>"ground":9,</text:p>
          </table:table-cell>
          <table:table-cell table:formula="of:= CONCATENATE(&quot;&quot;&quot;&quot;; [.E$2]; &quot;&quot;&quot;&quot;; &quot;:&quot;; [.E40]; &quot;,&quot;)" office:value-type="string" office:string-value="&quot;water&quot;:9," calcext:value-type="string">
            <text:p>"water":9,</text:p>
          </table:table-cell>
          <table:table-cell table:formula="of:= CONCATENATE(&quot;&quot;&quot;&quot;; [.F$2]; &quot;&quot;&quot;&quot;; &quot;:&quot;; [.F40]; &quot;,&quot;)" office:value-type="string" office:string-value="&quot;air&quot;:9," calcext:value-type="string">
            <text:p>"air":9,</text:p>
          </table:table-cell>
          <table:table-cell table:formula="of:= CONCATENATE(&quot;&quot;&quot;&quot;; [.G$2]; &quot;&quot;&quot;&quot;; &quot;:&quot;; [.G40])" office:value-type="string" office:string-value="&quot;antiGravity&quot;:9" calcext:value-type="string">
            <text:p>"antiGravity":9</text:p>
          </table:table-cell>
          <table:table-cell table:formula="of:= CONCATENATE(&quot;&quot;&quot;&quot;; [.H$2]; &quot;&quot;&quot;&quot;; &quot;:&quot;; [.H40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0]; &quot;,&quot;)" office:value-type="string" office:string-value="&quot;weight&quot;:8," calcext:value-type="string">
            <text:p>"weight":8,</text:p>
          </table:table-cell>
          <table:table-cell table:formula="of:= CONCATENATE(&quot;&quot;&quot;&quot;; [.J$2]; &quot;&quot;&quot;&quot;; &quot;:&quot;; [.J40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0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0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4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40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0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0]; &quot;&quot;&quot;&quot;; &quot;,&quot;; &quot;&quot;&quot;&quot;; [.Q$2]; &quot;&quot;&quot;&quot;; &quot;:&quot;; [.Q40]; &quot;,&quot;; &quot;&quot;&quot;&quot;; [.R$2]; &quot;&quot;&quot;&quot;; &quot;:&quot;; [.R40]; &quot;}&quot;)" office:value-type="string" office:string-value="&quot;image&quot;:{&quot;url&quot;:&quot;src/assets/img/drivers/Donkey_Kong.png&quot;,&quot;width&quot;:64,&quot;height&quot;:64}" calcext:value-type="string">
            <text:p>"image":{"url":"src/assets/img/drivers/Donkey_Kong.png","width":64,"height":64}</text:p>
          </table:table-cell>
          <table:table-cell table:formula="of:= CONCATENATE(&quot;{&quot;; [.T40]; [.U40]; [.V40]; &quot;&quot;&quot;&quot;; &quot;speed&quot;; &quot;&quot;&quot;&quot;; &quot;:{&quot;; [.W40]; [.X40]; [.Y40]; [.Z40]; &quot;},&quot;; [.AA40]; [.AB40]; &quot;&quot;&quot;&quot;; &quot;handling&quot;; &quot;&quot;&quot;&quot;; &quot;:{&quot;; [.AC40]; [.AD40]; [.AE40]; [.AF40]; &quot;},&quot;; [.AG40]; [.AH40]; [.AI40]; &quot;}&quot;)" office:value-type="string" office:string-value="{&quot;name&quot;:&quot;Donkey Kong&quot;,&quot;type&quot;:&quot;Driver&quot;,&quot;size&quot;:&quot;Large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,&quot;image&quot;:{&quot;url&quot;:&quot;src/assets/img/drivers/Donkey_Kong.png&quot;,&quot;width&quot;:64,&quot;height&quot;:64}}" calcext:value-type="string">
            <text:p>{"name":"Donkey Kong","type":"Driver","size":"Large","speed":{"ground":9,"water":9,"air":9,"antiGravity":9},"acceleration":1,"weight":8,"handling":{"ground":2,"water":2,"air":2,"antiGravity":2},"grid":0,"miniTurbo":1,"image":{"url":"src/assets/img/drivers/Donkey_Kong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Waluigi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Large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Waluigi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Waluigi&quot;," calcext:value-type="string">
            <text:p>"name":"Waluigi",</text:p>
          </table:table-cell>
          <table:table-cell table:formula="of:= CONCATENATE(&quot;&quot;&quot;&quot;; [.B$2]; &quot;&quot;&quot;&quot;; &quot;:&quot;; &quot;&quot;&quot;&quot;; [.B41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1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1]; &quot;,&quot;)" office:value-type="string" office:string-value="&quot;ground&quot;:9," calcext:value-type="string">
            <text:p>"ground":9,</text:p>
          </table:table-cell>
          <table:table-cell table:formula="of:= CONCATENATE(&quot;&quot;&quot;&quot;; [.E$2]; &quot;&quot;&quot;&quot;; &quot;:&quot;; [.E41]; &quot;,&quot;)" office:value-type="string" office:string-value="&quot;water&quot;:9," calcext:value-type="string">
            <text:p>"water":9,</text:p>
          </table:table-cell>
          <table:table-cell table:formula="of:= CONCATENATE(&quot;&quot;&quot;&quot;; [.F$2]; &quot;&quot;&quot;&quot;; &quot;:&quot;; [.F41]; &quot;,&quot;)" office:value-type="string" office:string-value="&quot;air&quot;:9," calcext:value-type="string">
            <text:p>"air":9,</text:p>
          </table:table-cell>
          <table:table-cell table:formula="of:= CONCATENATE(&quot;&quot;&quot;&quot;; [.G$2]; &quot;&quot;&quot;&quot;; &quot;:&quot;; [.G41])" office:value-type="string" office:string-value="&quot;antiGravity&quot;:9" calcext:value-type="string">
            <text:p>"antiGravity":9</text:p>
          </table:table-cell>
          <table:table-cell table:formula="of:= CONCATENATE(&quot;&quot;&quot;&quot;; [.H$2]; &quot;&quot;&quot;&quot;; &quot;:&quot;; [.H41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1]; &quot;,&quot;)" office:value-type="string" office:string-value="&quot;weight&quot;:8," calcext:value-type="string">
            <text:p>"weight":8,</text:p>
          </table:table-cell>
          <table:table-cell table:formula="of:= CONCATENATE(&quot;&quot;&quot;&quot;; [.J$2]; &quot;&quot;&quot;&quot;; &quot;:&quot;; [.J41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1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1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4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41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1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1]; &quot;&quot;&quot;&quot;; &quot;,&quot;; &quot;&quot;&quot;&quot;; [.Q$2]; &quot;&quot;&quot;&quot;; &quot;:&quot;; [.Q41]; &quot;,&quot;; &quot;&quot;&quot;&quot;; [.R$2]; &quot;&quot;&quot;&quot;; &quot;:&quot;; [.R41]; &quot;}&quot;)" office:value-type="string" office:string-value="&quot;image&quot;:{&quot;url&quot;:&quot;src/assets/img/drivers/Waluigi.png&quot;,&quot;width&quot;:64,&quot;height&quot;:64}" calcext:value-type="string">
            <text:p>"image":{"url":"src/assets/img/drivers/Waluigi.png","width":64,"height":64}</text:p>
          </table:table-cell>
          <table:table-cell table:formula="of:= CONCATENATE(&quot;{&quot;; [.T41]; [.U41]; [.V41]; &quot;&quot;&quot;&quot;; &quot;speed&quot;; &quot;&quot;&quot;&quot;; &quot;:{&quot;; [.W41]; [.X41]; [.Y41]; [.Z41]; &quot;},&quot;; [.AA41]; [.AB41]; &quot;&quot;&quot;&quot;; &quot;handling&quot;; &quot;&quot;&quot;&quot;; &quot;:{&quot;; [.AC41]; [.AD41]; [.AE41]; [.AF41]; &quot;},&quot;; [.AG41]; [.AH41]; [.AI41]; &quot;}&quot;)" office:value-type="string" office:string-value="{&quot;name&quot;:&quot;Waluigi&quot;,&quot;type&quot;:&quot;Driver&quot;,&quot;size&quot;:&quot;Large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,&quot;image&quot;:{&quot;url&quot;:&quot;src/assets/img/drivers/Waluigi.png&quot;,&quot;width&quot;:64,&quot;height&quot;:64}}" calcext:value-type="string">
            <text:p>{"name":"Waluigi","type":"Driver","size":"Large","speed":{"ground":9,"water":9,"air":9,"antiGravity":9},"acceleration":1,"weight":8,"handling":{"ground":2,"water":2,"air":2,"antiGravity":2},"grid":0,"miniTurbo":1,"image":{"url":"src/assets/img/drivers/Waluigi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Roy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Large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oy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2]; &quot;&quot;&quot;&quot;; &quot;,&quot;)" office:value-type="string" office:string-value="&quot;name&quot;:&quot;Roy&quot;," calcext:value-type="string">
            <text:p>"name":"Roy",</text:p>
          </table:table-cell>
          <table:table-cell table:formula="of:= CONCATENATE(&quot;&quot;&quot;&quot;; [.B$2]; &quot;&quot;&quot;&quot;; &quot;:&quot;; &quot;&quot;&quot;&quot;; [.B42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2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2]; &quot;,&quot;)" office:value-type="string" office:string-value="&quot;ground&quot;:9," calcext:value-type="string">
            <text:p>"ground":9,</text:p>
          </table:table-cell>
          <table:table-cell table:formula="of:= CONCATENATE(&quot;&quot;&quot;&quot;; [.E$2]; &quot;&quot;&quot;&quot;; &quot;:&quot;; [.E42]; &quot;,&quot;)" office:value-type="string" office:string-value="&quot;water&quot;:9," calcext:value-type="string">
            <text:p>"water":9,</text:p>
          </table:table-cell>
          <table:table-cell table:formula="of:= CONCATENATE(&quot;&quot;&quot;&quot;; [.F$2]; &quot;&quot;&quot;&quot;; &quot;:&quot;; [.F42]; &quot;,&quot;)" office:value-type="string" office:string-value="&quot;air&quot;:9," calcext:value-type="string">
            <text:p>"air":9,</text:p>
          </table:table-cell>
          <table:table-cell table:formula="of:= CONCATENATE(&quot;&quot;&quot;&quot;; [.G$2]; &quot;&quot;&quot;&quot;; &quot;:&quot;; [.G42])" office:value-type="string" office:string-value="&quot;antiGravity&quot;:9" calcext:value-type="string">
            <text:p>"antiGravity":9</text:p>
          </table:table-cell>
          <table:table-cell table:formula="of:= CONCATENATE(&quot;&quot;&quot;&quot;; [.H$2]; &quot;&quot;&quot;&quot;; &quot;:&quot;; [.H42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2]; &quot;,&quot;)" office:value-type="string" office:string-value="&quot;weight&quot;:8," calcext:value-type="string">
            <text:p>"weight":8,</text:p>
          </table:table-cell>
          <table:table-cell table:formula="of:= CONCATENATE(&quot;&quot;&quot;&quot;; [.J$2]; &quot;&quot;&quot;&quot;; &quot;:&quot;; [.J42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2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2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42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42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2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2]; &quot;&quot;&quot;&quot;; &quot;,&quot;; &quot;&quot;&quot;&quot;; [.Q$2]; &quot;&quot;&quot;&quot;; &quot;:&quot;; [.Q42]; &quot;,&quot;; &quot;&quot;&quot;&quot;; [.R$2]; &quot;&quot;&quot;&quot;; &quot;:&quot;; [.R42]; &quot;}&quot;)" office:value-type="string" office:string-value="&quot;image&quot;:{&quot;url&quot;:&quot;src/assets/img/drivers/Roy.png&quot;,&quot;width&quot;:64,&quot;height&quot;:64}" calcext:value-type="string">
            <text:p>"image":{"url":"src/assets/img/drivers/Roy.png","width":64,"height":64}</text:p>
          </table:table-cell>
          <table:table-cell table:formula="of:= CONCATENATE(&quot;{&quot;; [.T42]; [.U42]; [.V42]; &quot;&quot;&quot;&quot;; &quot;speed&quot;; &quot;&quot;&quot;&quot;; &quot;:{&quot;; [.W42]; [.X42]; [.Y42]; [.Z42]; &quot;},&quot;; [.AA42]; [.AB42]; &quot;&quot;&quot;&quot;; &quot;handling&quot;; &quot;&quot;&quot;&quot;; &quot;:{&quot;; [.AC42]; [.AD42]; [.AE42]; [.AF42]; &quot;},&quot;; [.AG42]; [.AH42]; [.AI42]; &quot;}&quot;)" office:value-type="string" office:string-value="{&quot;name&quot;:&quot;Roy&quot;,&quot;type&quot;:&quot;Driver&quot;,&quot;size&quot;:&quot;Large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,&quot;image&quot;:{&quot;url&quot;:&quot;src/assets/img/drivers/Roy.png&quot;,&quot;width&quot;:64,&quot;height&quot;:64}}" calcext:value-type="string">
            <text:p>{"name":"Roy","type":"Driver","size":"Large","speed":{"ground":9,"water":9,"air":9,"antiGravity":9},"acceleration":1,"weight":8,"handling":{"ground":2,"water":2,"air":2,"antiGravity":2},"grid":0,"miniTurbo":1,"image":{"url":"src/assets/img/drivers/Roy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Wario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Large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Wario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3]; &quot;&quot;&quot;&quot;; &quot;,&quot;)" office:value-type="string" office:string-value="&quot;name&quot;:&quot;Wario&quot;," calcext:value-type="string">
            <text:p>"name":"Wario",</text:p>
          </table:table-cell>
          <table:table-cell table:formula="of:= CONCATENATE(&quot;&quot;&quot;&quot;; [.B$2]; &quot;&quot;&quot;&quot;; &quot;:&quot;; &quot;&quot;&quot;&quot;; [.B43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3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3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3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3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3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3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3]; &quot;,&quot;)" office:value-type="string" office:string-value="&quot;weight&quot;:9," calcext:value-type="string">
            <text:p>"weight":9,</text:p>
          </table:table-cell>
          <table:table-cell table:formula="of:= CONCATENATE(&quot;&quot;&quot;&quot;; [.J$2]; &quot;&quot;&quot;&quot;; &quot;:&quot;; [.J4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4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4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43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43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3]; &quot;&quot;&quot;&quot;; &quot;,&quot;; &quot;&quot;&quot;&quot;; [.Q$2]; &quot;&quot;&quot;&quot;; &quot;:&quot;; [.Q43]; &quot;,&quot;; &quot;&quot;&quot;&quot;; [.R$2]; &quot;&quot;&quot;&quot;; &quot;:&quot;; [.R43]; &quot;}&quot;)" office:value-type="string" office:string-value="&quot;image&quot;:{&quot;url&quot;:&quot;src/assets/img/drivers/Wario.png&quot;,&quot;width&quot;:64,&quot;height&quot;:64}" calcext:value-type="string">
            <text:p>"image":{"url":"src/assets/img/drivers/Wario.png","width":64,"height":64}</text:p>
          </table:table-cell>
          <table:table-cell table:formula="of:= CONCATENATE(&quot;{&quot;; [.T43]; [.U43]; [.V43]; &quot;&quot;&quot;&quot;; &quot;speed&quot;; &quot;&quot;&quot;&quot;; &quot;:{&quot;; [.W43]; [.X43]; [.Y43]; [.Z43]; &quot;},&quot;; [.AA43]; [.AB43]; &quot;&quot;&quot;&quot;; &quot;handling&quot;; &quot;&quot;&quot;&quot;; &quot;:{&quot;; [.AC43]; [.AD43]; [.AE43]; [.AF43]; &quot;},&quot;; [.AG43]; [.AH43]; [.AI43]; &quot;}&quot;)" office:value-type="string" office:string-value="{&quot;name&quot;:&quot;Wario&quot;,&quot;type&quot;:&quot;Driver&quot;,&quot;size&quot;:&quot;Large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,&quot;image&quot;:{&quot;url&quot;:&quot;src/assets/img/drivers/Wario.png&quot;,&quot;width&quot;:64,&quot;height&quot;:64}}" calcext:value-type="string">
            <text:p>{"name":"Wario","type":"Driver","size":"Large","speed":{"ground":10,"water":10,"air":10,"antiGravity":10},"acceleration":0,"weight":9,"handling":{"ground":1,"water":1,"air":1,"antiGravity":1},"grid":1,"miniTurbo":0,"image":{"url":"src/assets/img/drivers/Wario.png","width":64,"height":64}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ry Bows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Large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y_Bowser.png</text:p>
          </table:table-cell>
          <table:table-cell table:number-columns-repeated="2"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4]; &quot;&quot;&quot;&quot;; &quot;,&quot;)" office:value-type="string" office:string-value="&quot;name&quot;:&quot;Dry Bowser&quot;," calcext:value-type="string">
            <text:p>"name":"Dry Bowser",</text:p>
          </table:table-cell>
          <table:table-cell table:formula="of:= CONCATENATE(&quot;&quot;&quot;&quot;; [.B$2]; &quot;&quot;&quot;&quot;; &quot;:&quot;; &quot;&quot;&quot;&quot;; [.B44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4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4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4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4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4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4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4]; &quot;,&quot;)" office:value-type="string" office:string-value="&quot;weight&quot;:9," calcext:value-type="string">
            <text:p>"weight":9,</text:p>
          </table:table-cell>
          <table:table-cell table:formula="of:= CONCATENATE(&quot;&quot;&quot;&quot;; [.J$2]; &quot;&quot;&quot;&quot;; &quot;:&quot;; [.J4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44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4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44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44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4]; &quot;&quot;&quot;&quot;; &quot;,&quot;; &quot;&quot;&quot;&quot;; [.Q$2]; &quot;&quot;&quot;&quot;; &quot;:&quot;; [.Q44]; &quot;,&quot;; &quot;&quot;&quot;&quot;; [.R$2]; &quot;&quot;&quot;&quot;; &quot;:&quot;; [.R44]; &quot;}&quot;)" office:value-type="string" office:string-value="&quot;image&quot;:{&quot;url&quot;:&quot;src/assets/img/drivers/Dry_Bowser.png&quot;,&quot;width&quot;:64,&quot;height&quot;:64}" calcext:value-type="string">
            <text:p>"image":{"url":"src/assets/img/drivers/Dry_Bowser.png","width":64,"height":64}</text:p>
          </table:table-cell>
          <table:table-cell table:formula="of:= CONCATENATE(&quot;{&quot;; [.T44]; [.U44]; [.V44]; &quot;&quot;&quot;&quot;; &quot;speed&quot;; &quot;&quot;&quot;&quot;; &quot;:{&quot;; [.W44]; [.X44]; [.Y44]; [.Z44]; &quot;},&quot;; [.AA44]; [.AB44]; &quot;&quot;&quot;&quot;; &quot;handling&quot;; &quot;&quot;&quot;&quot;; &quot;:{&quot;; [.AC44]; [.AD44]; [.AE44]; [.AF44]; &quot;},&quot;; [.AG44]; [.AH44]; [.AI44]; &quot;}&quot;)" office:value-type="string" office:string-value="{&quot;name&quot;:&quot;Dry Bowser&quot;,&quot;type&quot;:&quot;Driver&quot;,&quot;size&quot;:&quot;Large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,&quot;image&quot;:{&quot;url&quot;:&quot;src/assets/img/drivers/Dry_Bowser.png&quot;,&quot;width&quot;:64,&quot;height&quot;:64}}" calcext:value-type="string">
            <text:p>{"name":"Dry Bowser","type":"Driver","size":"Large","speed":{"ground":10,"water":10,"air":10,"antiGravity":10},"acceleration":0,"weight":9,"handling":{"ground":1,"water":1,"air":1,"antiGravity":1},"grid":1,"miniTurbo":0,"image":{"url":"src/assets/img/drivers/Dry_Bowser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owser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Large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Bowser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5]; &quot;&quot;&quot;&quot;; &quot;,&quot;)" office:value-type="string" office:string-value="&quot;name&quot;:&quot;Bowser&quot;," calcext:value-type="string">
            <text:p>"name":"Bowser",</text:p>
          </table:table-cell>
          <table:table-cell table:formula="of:= CONCATENATE(&quot;&quot;&quot;&quot;; [.B$2]; &quot;&quot;&quot;&quot;; &quot;:&quot;; &quot;&quot;&quot;&quot;; [.B45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5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5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5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5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5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5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5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45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45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5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45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45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5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5]; &quot;&quot;&quot;&quot;; &quot;,&quot;; &quot;&quot;&quot;&quot;; [.Q$2]; &quot;&quot;&quot;&quot;; &quot;:&quot;; [.Q45]; &quot;,&quot;; &quot;&quot;&quot;&quot;; [.R$2]; &quot;&quot;&quot;&quot;; &quot;:&quot;; [.R45]; &quot;}&quot;)" office:value-type="string" office:string-value="&quot;image&quot;:{&quot;url&quot;:&quot;src/assets/img/drivers/Bowser.png&quot;,&quot;width&quot;:64,&quot;height&quot;:64}" calcext:value-type="string">
            <text:p>"image":{"url":"src/assets/img/drivers/Bowser.png","width":64,"height":64}</text:p>
          </table:table-cell>
          <table:table-cell table:formula="of:= CONCATENATE(&quot;{&quot;; [.T45]; [.U45]; [.V45]; &quot;&quot;&quot;&quot;; &quot;speed&quot;; &quot;&quot;&quot;&quot;; &quot;:{&quot;; [.W45]; [.X45]; [.Y45]; [.Z45]; &quot;},&quot;; [.AA45]; [.AB45]; &quot;&quot;&quot;&quot;; &quot;handling&quot;; &quot;&quot;&quot;&quot;; &quot;:{&quot;; [.AC45]; [.AD45]; [.AE45]; [.AF45]; &quot;},&quot;; [.AG45]; [.AH45]; [.AI45]; &quot;}&quot;)" office:value-type="string" office:string-value="{&quot;name&quot;:&quot;Bowser&quot;,&quot;type&quot;:&quot;Driver&quot;,&quot;size&quot;:&quot;Large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,&quot;image&quot;:{&quot;url&quot;:&quot;src/assets/img/drivers/Bowser.png&quot;,&quot;width&quot;:64,&quot;height&quot;:64}}" calcext:value-type="string">
            <text:p>{"name":"Bowser","type":"Driver","size":"Large","speed":{"ground":10,"water":10,"air":10,"antiGravity":10},"acceleration":0,"weight":10,"handling":{"ground":0,"water":0,"air":0,"antiGravity":0},"grid":0,"miniTurbo":0,"image":{"url":"src/assets/img/drivers/Bowser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orton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Large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Morton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6]; &quot;&quot;&quot;&quot;; &quot;,&quot;)" office:value-type="string" office:string-value="&quot;name&quot;:&quot;Morton&quot;," calcext:value-type="string">
            <text:p>"name":"Morton",</text:p>
          </table:table-cell>
          <table:table-cell table:formula="of:= CONCATENATE(&quot;&quot;&quot;&quot;; [.B$2]; &quot;&quot;&quot;&quot;; &quot;:&quot;; &quot;&quot;&quot;&quot;; [.B46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6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6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6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6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6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6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6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46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46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6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46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46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6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6]; &quot;&quot;&quot;&quot;; &quot;,&quot;; &quot;&quot;&quot;&quot;; [.Q$2]; &quot;&quot;&quot;&quot;; &quot;:&quot;; [.Q46]; &quot;,&quot;; &quot;&quot;&quot;&quot;; [.R$2]; &quot;&quot;&quot;&quot;; &quot;:&quot;; [.R46]; &quot;}&quot;)" office:value-type="string" office:string-value="&quot;image&quot;:{&quot;url&quot;:&quot;src/assets/img/drivers/Morton.png&quot;,&quot;width&quot;:64,&quot;height&quot;:64}" calcext:value-type="string">
            <text:p>"image":{"url":"src/assets/img/drivers/Morton.png","width":64,"height":64}</text:p>
          </table:table-cell>
          <table:table-cell table:formula="of:= CONCATENATE(&quot;{&quot;; [.T46]; [.U46]; [.V46]; &quot;&quot;&quot;&quot;; &quot;speed&quot;; &quot;&quot;&quot;&quot;; &quot;:{&quot;; [.W46]; [.X46]; [.Y46]; [.Z46]; &quot;},&quot;; [.AA46]; [.AB46]; &quot;&quot;&quot;&quot;; &quot;handling&quot;; &quot;&quot;&quot;&quot;; &quot;:{&quot;; [.AC46]; [.AD46]; [.AE46]; [.AF46]; &quot;},&quot;; [.AG46]; [.AH46]; [.AI46]; &quot;}&quot;)" office:value-type="string" office:string-value="{&quot;name&quot;:&quot;Morton&quot;,&quot;type&quot;:&quot;Driver&quot;,&quot;size&quot;:&quot;Large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,&quot;image&quot;:{&quot;url&quot;:&quot;src/assets/img/drivers/Morton.png&quot;,&quot;width&quot;:64,&quot;height&quot;:64}}" calcext:value-type="string">
            <text:p>{"name":"Morton","type":"Driver","size":"Large","speed":{"ground":10,"water":10,"air":10,"antiGravity":10},"acceleration":0,"weight":10,"handling":{"ground":0,"water":0,"air":0,"antiGravity":0},"grid":0,"miniTurbo":0,"image":{"url":"src/assets/img/drivers/Morton.png","width":64,"height":64}}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ii (Heavy)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Large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Mii.png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7]; &quot;&quot;&quot;&quot;; &quot;,&quot;)" office:value-type="string" office:string-value="&quot;name&quot;:&quot;Mii (Heavy)&quot;," calcext:value-type="string">
            <text:p>"name":"Mii (Heavy)",</text:p>
          </table:table-cell>
          <table:table-cell table:formula="of:= CONCATENATE(&quot;&quot;&quot;&quot;; [.B$2]; &quot;&quot;&quot;&quot;; &quot;:&quot;; &quot;&quot;&quot;&quot;; [.B47]; &quot;&quot;&quot;&quot;; &quot;,&quot;)" office:value-type="string" office:string-value="&quot;type&quot;:&quot;Driver&quot;," calcext:value-type="string">
            <text:p>"type":"Driver",</text:p>
          </table:table-cell>
          <table:table-cell table:formula="of:= CONCATENATE(&quot;&quot;&quot;&quot;; [.C$2]; &quot;&quot;&quot;&quot;; &quot;:&quot;; &quot;&quot;&quot;&quot;; [.C47]; &quot;&quot;&quot;&quot;; &quot;,&quot;)" office:value-type="string" office:string-value="&quot;size&quot;:&quot;Large&quot;," calcext:value-type="string">
            <text:p>"size":"Large",</text:p>
          </table:table-cell>
          <table:table-cell table:formula="of:= CONCATENATE(&quot;&quot;&quot;&quot;; [.D$2]; &quot;&quot;&quot;&quot;; &quot;:&quot;; [.D47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7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7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7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7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7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47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47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7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47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47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7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7]; &quot;&quot;&quot;&quot;; &quot;,&quot;; &quot;&quot;&quot;&quot;; [.Q$2]; &quot;&quot;&quot;&quot;; &quot;:&quot;; [.Q47]; &quot;,&quot;; &quot;&quot;&quot;&quot;; [.R$2]; &quot;&quot;&quot;&quot;; &quot;:&quot;; [.R47]; &quot;}&quot;)" office:value-type="string" office:string-value="&quot;image&quot;:{&quot;url&quot;:&quot;src/assets/img/drivers/Mii.png&quot;,&quot;width&quot;:64,&quot;height&quot;:64}" calcext:value-type="string">
            <text:p>"image":{"url":"src/assets/img/drivers/Mii.png","width":64,"height":64}</text:p>
          </table:table-cell>
          <table:table-cell table:formula="of:= CONCATENATE(&quot;{&quot;; [.T47]; [.U47]; [.V47]; &quot;&quot;&quot;&quot;; &quot;speed&quot;; &quot;&quot;&quot;&quot;; &quot;:{&quot;; [.W47]; [.X47]; [.Y47]; [.Z47]; &quot;},&quot;; [.AA47]; [.AB47]; &quot;&quot;&quot;&quot;; &quot;handling&quot;; &quot;&quot;&quot;&quot;; &quot;:{&quot;; [.AC47]; [.AD47]; [.AE47]; [.AF47]; &quot;},&quot;; [.AG47]; [.AH47]; [.AI47]; &quot;}&quot;)" office:value-type="string" office:string-value="{&quot;name&quot;:&quot;Mii (Heavy)&quot;,&quot;type&quot;:&quot;Driver&quot;,&quot;size&quot;:&quot;Large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,&quot;image&quot;:{&quot;url&quot;:&quot;src/assets/img/drivers/Mii.png&quot;,&quot;width&quot;:64,&quot;height&quot;:64}}" calcext:value-type="string">
            <text:p>{"name":"Mii (Heavy)","type":"Driver","size":"Large","speed":{"ground":10,"water":10,"air":10,"antiGravity":10},"acceleration":0,"weight":10,"handling":{"ground":0,"water":0,"air":0,"antiGravity":0},"grid":0,"miniTurbo":0,"image":{"url":"src/assets/img/drivers/Mii.png","width":64,"height":64}}</text:p>
          </table:table-cell>
          <table:table-cell table:number-columns-repeated="988"/>
        </table:table-row>
      </table:table>
      <table:table table:name="Bodies" table:style-name="ta1"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number-columns-repeated="2"/>
          <table:table-cell table:style-name="ce39" office:value-type="string" calcext:value-type="string">
            <text:p>image</text:p>
          </table:table-cell>
          <table:table-cell table:style-name="ce41" office:value-type="string" calcext:value-type="string">
            <text:p>src/assets/img/bodies/</text:p>
          </table:table-cell>
          <table:table-cell table:style-name="ce43"/>
          <table:table-cell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3"/>
          <table:table-cell table:style-name="ce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 table:style-name="ce40" office:value-type="string" calcext:value-type="string">
            <text:p>url</text:p>
          </table:table-cell>
          <table:table-cell table:style-name="ce42" office:value-type="string" calcext:value-type="string">
            <text:p>width</text:p>
          </table:table-cell>
          <table:table-cell table:style-name="ce44" office:value-type="string" calcext:value-type="string">
            <text:p>height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15" office:value-type="string" calcext:value-type="string">
            <text:p>image</text:p>
          </table:table-cell>
          <table:table-cell table:style-name="ce22" office:value-type="string" calcext:value-type="string">
            <text:p>JSON building</text:p>
          </table:table-cell>
        </table:table-row>
        <table:table-row table:style-name="ro1">
          <table:table-cell office:value-type="string" calcext:value-type="string">
            <text:p>Standard Kar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_Kart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Standard Kart&quot;," calcext:value-type="string">
            <text:p>"name":"Standard Kart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3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3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]; &quot;&quot;&quot;&quot;; &quot;,&quot;; &quot;&quot;&quot;&quot;; [.Q$2]; &quot;&quot;&quot;&quot;; &quot;:&quot;; [.Q3]; &quot;,&quot;; &quot;&quot;&quot;&quot;; [.R$2]; &quot;&quot;&quot;&quot;; &quot;:&quot;; [.R3]; &quot;}&quot;)" office:value-type="string" office:string-value="&quot;image&quot;:{&quot;url&quot;:&quot;src/assets/img/bodies/Standard_Kart.png&quot;,&quot;width&quot;:100,&quot;height&quot;:64}" calcext:value-type="string">
            <text:p>"image":{"url":"src/assets/img/bodies/Standard_Kart.png","width":100,"height":64}</text:p>
          </table:table-cell>
          <table:table-cell table:formula="of:= CONCATENATE(&quot;{&quot;; [.T3]; [.U3]; [.V3]; &quot;&quot;&quot;&quot;; &quot;speed&quot;; &quot;&quot;&quot;&quot;; &quot;:{&quot;; [.W3]; [.X3]; [.Y3]; [.Z3]; &quot;},&quot;; [.AA3]; [.AB3]; &quot;&quot;&quot;&quot;; &quot;handling&quot;; &quot;&quot;&quot;&quot;; &quot;:{&quot;; [.AC3]; [.AD3]; [.AE3]; [.AF3]; &quot;},&quot;; [.AG3]; [.AH3]; [.AI3]; &quot;}&quot;)" office:value-type="string" office:string-value="{&quot;name&quot;:&quot;Standard Kart&quot;,&quot;type&quot;:&quot;Body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,&quot;image&quot;:{&quot;url&quot;:&quot;src/assets/img/bodies/Standard_Kart.png&quot;,&quot;width&quot;:100,&quot;height&quot;:64}}" calcext:value-type="string">
            <text:p>{"name":"Standard Kart","type":"Body","size":null,"speed":{"ground":3,"water":3,"air":3,"antiGravity":3},"acceleration":4,"weight":2,"handling":{"ground":3,"water":2,"air":3,"antiGravity":3},"grid":3,"miniTurbo":4,"image":{"url":"src/assets/img/bodies/Standard_Kart.png","width":100,"height":64}}</text:p>
          </table:table-cell>
        </table:table-row>
        <table:table-row table:style-name="ro1">
          <table:table-cell office:value-type="string" calcext:value-type="string">
            <text:p>The Duk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_Duke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The Duke&quot;," calcext:value-type="string">
            <text:p>"name":"The Duke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4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4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4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4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]; &quot;&quot;&quot;&quot;; &quot;,&quot;; &quot;&quot;&quot;&quot;; [.Q$2]; &quot;&quot;&quot;&quot;; &quot;:&quot;; [.Q4]; &quot;,&quot;; &quot;&quot;&quot;&quot;; [.R$2]; &quot;&quot;&quot;&quot;; &quot;:&quot;; [.R4]; &quot;}&quot;)" office:value-type="string" office:string-value="&quot;image&quot;:{&quot;url&quot;:&quot;src/assets/img/bodies/The_Duke.png&quot;,&quot;width&quot;:100,&quot;height&quot;:64}" calcext:value-type="string">
            <text:p>"image":{"url":"src/assets/img/bodies/The_Duke.png","width":100,"height":64}</text:p>
          </table:table-cell>
          <table:table-cell table:formula="of:= CONCATENATE(&quot;{&quot;; [.T4]; [.U4]; [.V4]; &quot;&quot;&quot;&quot;; &quot;speed&quot;; &quot;&quot;&quot;&quot;; &quot;:{&quot;; [.W4]; [.X4]; [.Y4]; [.Z4]; &quot;},&quot;; [.AA4]; [.AB4]; &quot;&quot;&quot;&quot;; &quot;handling&quot;; &quot;&quot;&quot;&quot;; &quot;:{&quot;; [.AC4]; [.AD4]; [.AE4]; [.AF4]; &quot;},&quot;; [.AG4]; [.AH4]; [.AI4]; &quot;}&quot;)" office:value-type="string" office:string-value="{&quot;name&quot;:&quot;The Duke&quot;,&quot;type&quot;:&quot;Body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,&quot;image&quot;:{&quot;url&quot;:&quot;src/assets/img/bodies/The_Duke.png&quot;,&quot;width&quot;:100,&quot;height&quot;:64}}" calcext:value-type="string">
            <text:p>{"name":"The Duke","type":"Body","size":null,"speed":{"ground":3,"water":3,"air":3,"antiGravity":3},"acceleration":4,"weight":2,"handling":{"ground":3,"water":2,"air":3,"antiGravity":3},"grid":3,"miniTurbo":4,"image":{"url":"src/assets/img/bodies/The_Duke.png","width":100,"height":64}}</text:p>
          </table:table-cell>
        </table:table-row>
        <table:table-row table:style-name="ro1">
          <table:table-cell office:value-type="string" calcext:value-type="string">
            <text:p>300 SL Roadst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0_SL_Roadst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300 SL Roadster&quot;," calcext:value-type="string">
            <text:p>"name":"300 SL Roadster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5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5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5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5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5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5]; &quot;&quot;&quot;&quot;; &quot;,&quot;; &quot;&quot;&quot;&quot;; [.Q$2]; &quot;&quot;&quot;&quot;; &quot;:&quot;; [.Q5]; &quot;,&quot;; &quot;&quot;&quot;&quot;; [.R$2]; &quot;&quot;&quot;&quot;; &quot;:&quot;; [.R5]; &quot;}&quot;)" office:value-type="string" office:string-value="&quot;image&quot;:{&quot;url&quot;:&quot;src/assets/img/bodies/300_SL_Roadster.png&quot;,&quot;width&quot;:100,&quot;height&quot;:64}" calcext:value-type="string">
            <text:p>"image":{"url":"src/assets/img/bodies/300_SL_Roadster.png","width":100,"height":64}</text:p>
          </table:table-cell>
          <table:table-cell table:formula="of:= CONCATENATE(&quot;{&quot;; [.T5]; [.U5]; [.V5]; &quot;&quot;&quot;&quot;; &quot;speed&quot;; &quot;&quot;&quot;&quot;; &quot;:{&quot;; [.W5]; [.X5]; [.Y5]; [.Z5]; &quot;},&quot;; [.AA5]; [.AB5]; &quot;&quot;&quot;&quot;; &quot;handling&quot;; &quot;&quot;&quot;&quot;; &quot;:{&quot;; [.AC5]; [.AD5]; [.AE5]; [.AF5]; &quot;},&quot;; [.AG5]; [.AH5]; [.AI5]; &quot;}&quot;)" office:value-type="string" office:string-value="{&quot;name&quot;:&quot;300 SL Roadster&quot;,&quot;type&quot;:&quot;Body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,&quot;image&quot;:{&quot;url&quot;:&quot;src/assets/img/bodies/300_SL_Roadster.png&quot;,&quot;width&quot;:100,&quot;height&quot;:64}}" calcext:value-type="string">
            <text:p>{"name":"300 SL Roadster","type":"Body","size":null,"speed":{"ground":3,"water":3,"air":3,"antiGravity":3},"acceleration":4,"weight":2,"handling":{"ground":3,"water":2,"air":3,"antiGravity":3},"grid":3,"miniTurbo":4,"image":{"url":"src/assets/img/bodies/300_SL_Roadster.png","width":100,"height":64}}</text:p>
          </table:table-cell>
        </table:table-row>
        <table:table-row table:style-name="ro1">
          <table:table-cell table:style-name="ce2" office:value-type="string" calcext:value-type="string">
            <text:p>Pipe Frame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ipe_Frame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Pipe Frame&quot;," calcext:value-type="string">
            <text:p>"name":"Pipe Frame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6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6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6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6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6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6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6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6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6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6]; &quot;,&quot;)" office:value-type="string" office:string-value="&quot;miniTurbo&quot;:6," calcext:value-type="string">
            <text:p>"miniTurbo":6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6]; &quot;&quot;&quot;&quot;; &quot;,&quot;; &quot;&quot;&quot;&quot;; [.Q$2]; &quot;&quot;&quot;&quot;; &quot;:&quot;; [.Q6]; &quot;,&quot;; &quot;&quot;&quot;&quot;; [.R$2]; &quot;&quot;&quot;&quot;; &quot;:&quot;; [.R6]; &quot;}&quot;)" office:value-type="string" office:string-value="&quot;image&quot;:{&quot;url&quot;:&quot;src/assets/img/bodies/Pipe_Frame.png&quot;,&quot;width&quot;:100,&quot;height&quot;:64}" calcext:value-type="string">
            <text:p>"image":{"url":"src/assets/img/bodies/Pipe_Frame.png","width":100,"height":64}</text:p>
          </table:table-cell>
          <table:table-cell table:formula="of:= CONCATENATE(&quot;{&quot;; [.T6]; [.U6]; [.V6]; &quot;&quot;&quot;&quot;; &quot;speed&quot;; &quot;&quot;&quot;&quot;; &quot;:{&quot;; [.W6]; [.X6]; [.Y6]; [.Z6]; &quot;},&quot;; [.AA6]; [.AB6]; &quot;&quot;&quot;&quot;; &quot;handling&quot;; &quot;&quot;&quot;&quot;; &quot;:{&quot;; [.AC6]; [.AD6]; [.AE6]; [.AF6]; &quot;},&quot;; [.AG6]; [.AH6]; [.AI6]; &quot;}&quot;)" office:value-type="string" office:string-value="{&quot;name&quot;:&quot;Pipe Frame&quot;,&quot;type&quot;:&quot;Body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,&quot;image&quot;:{&quot;url&quot;:&quot;src/assets/img/bodies/Pipe_Frame.png&quot;,&quot;width&quot;:100,&quot;height&quot;:64}}" calcext:value-type="string">
            <text:p>{"name":"Pipe Frame","type":"Body","size":null,"speed":{"ground":1,"water":3,"air":1,"antiGravity":1},"acceleration":6,"weight":1,"handling":{"ground":5,"water":4,"air":2,"antiGravity":4},"grid":4,"miniTurbo":6,"image":{"url":"src/assets/img/bodies/Pipe_Frame.png","width":100,"height":64}}</text:p>
          </table:table-cell>
        </table:table-row>
        <table:table-row table:style-name="ro1">
          <table:table-cell table:style-name="ce2" office:value-type="string" calcext:value-type="string">
            <text:p>Varmint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armint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Varmint&quot;," calcext:value-type="string">
            <text:p>"name":"Varmint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7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7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7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7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7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7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7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7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7]; &quot;,&quot;)" office:value-type="string" office:string-value="&quot;miniTurbo&quot;:6," calcext:value-type="string">
            <text:p>"miniTurbo":6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7]; &quot;&quot;&quot;&quot;; &quot;,&quot;; &quot;&quot;&quot;&quot;; [.Q$2]; &quot;&quot;&quot;&quot;; &quot;:&quot;; [.Q7]; &quot;,&quot;; &quot;&quot;&quot;&quot;; [.R$2]; &quot;&quot;&quot;&quot;; &quot;:&quot;; [.R7]; &quot;}&quot;)" office:value-type="string" office:string-value="&quot;image&quot;:{&quot;url&quot;:&quot;src/assets/img/bodies/Varmint.png&quot;,&quot;width&quot;:100,&quot;height&quot;:64}" calcext:value-type="string">
            <text:p>"image":{"url":"src/assets/img/bodies/Varmint.png","width":100,"height":64}</text:p>
          </table:table-cell>
          <table:table-cell table:formula="of:= CONCATENATE(&quot;{&quot;; [.T7]; [.U7]; [.V7]; &quot;&quot;&quot;&quot;; &quot;speed&quot;; &quot;&quot;&quot;&quot;; &quot;:{&quot;; [.W7]; [.X7]; [.Y7]; [.Z7]; &quot;},&quot;; [.AA7]; [.AB7]; &quot;&quot;&quot;&quot;; &quot;handling&quot;; &quot;&quot;&quot;&quot;; &quot;:{&quot;; [.AC7]; [.AD7]; [.AE7]; [.AF7]; &quot;},&quot;; [.AG7]; [.AH7]; [.AI7]; &quot;}&quot;)" office:value-type="string" office:string-value="{&quot;name&quot;:&quot;Varmint&quot;,&quot;type&quot;:&quot;Body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,&quot;image&quot;:{&quot;url&quot;:&quot;src/assets/img/bodies/Varmint.png&quot;,&quot;width&quot;:100,&quot;height&quot;:64}}" calcext:value-type="string">
            <text:p>{"name":"Varmint","type":"Body","size":null,"speed":{"ground":1,"water":3,"air":1,"antiGravity":1},"acceleration":6,"weight":1,"handling":{"ground":5,"water":4,"air":2,"antiGravity":4},"grid":4,"miniTurbo":6,"image":{"url":"src/assets/img/bodies/Varmint.png","width":100,"height":64}}</text:p>
          </table:table-cell>
        </table:table-row>
        <table:table-row table:style-name="ro1">
          <table:table-cell table:style-name="ce2" office:value-type="string" calcext:value-type="string">
            <text:p>City Tripp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ity_Tripp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City Tripper&quot;," calcext:value-type="string">
            <text:p>"name":"City Tripper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8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8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8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8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8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8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8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8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8]; &quot;,&quot;)" office:value-type="string" office:string-value="&quot;miniTurbo&quot;:6," calcext:value-type="string">
            <text:p>"miniTurbo":6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8]; &quot;&quot;&quot;&quot;; &quot;,&quot;; &quot;&quot;&quot;&quot;; [.Q$2]; &quot;&quot;&quot;&quot;; &quot;:&quot;; [.Q8]; &quot;,&quot;; &quot;&quot;&quot;&quot;; [.R$2]; &quot;&quot;&quot;&quot;; &quot;:&quot;; [.R8]; &quot;}&quot;)" office:value-type="string" office:string-value="&quot;image&quot;:{&quot;url&quot;:&quot;src/assets/img/bodies/City_Tripper.png&quot;,&quot;width&quot;:100,&quot;height&quot;:64}" calcext:value-type="string">
            <text:p>"image":{"url":"src/assets/img/bodies/City_Tripper.png","width":100,"height":64}</text:p>
          </table:table-cell>
          <table:table-cell table:formula="of:= CONCATENATE(&quot;{&quot;; [.T8]; [.U8]; [.V8]; &quot;&quot;&quot;&quot;; &quot;speed&quot;; &quot;&quot;&quot;&quot;; &quot;:{&quot;; [.W8]; [.X8]; [.Y8]; [.Z8]; &quot;},&quot;; [.AA8]; [.AB8]; &quot;&quot;&quot;&quot;; &quot;handling&quot;; &quot;&quot;&quot;&quot;; &quot;:{&quot;; [.AC8]; [.AD8]; [.AE8]; [.AF8]; &quot;},&quot;; [.AG8]; [.AH8]; [.AI8]; &quot;}&quot;)" office:value-type="string" office:string-value="{&quot;name&quot;:&quot;City Tripper&quot;,&quot;type&quot;:&quot;Body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,&quot;image&quot;:{&quot;url&quot;:&quot;src/assets/img/bodies/City_Tripper.png&quot;,&quot;width&quot;:100,&quot;height&quot;:64}}" calcext:value-type="string">
            <text:p>{"name":"City Tripper","type":"Body","size":null,"speed":{"ground":1,"water":3,"air":1,"antiGravity":1},"acceleration":6,"weight":1,"handling":{"ground":5,"water":4,"air":2,"antiGravity":4},"grid":4,"miniTurbo":6,"image":{"url":"src/assets/img/bodies/City_Tripper.png","width":100,"height":64}}</text:p>
          </table:table-cell>
        </table:table-row>
        <table:table-row table:style-name="ro1">
          <table:table-cell office:value-type="string" calcext:value-type="string">
            <text:p>Mach 8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Mach_8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Mach 8&quot;," calcext:value-type="string">
            <text:p>"name":"Mach 8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9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9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9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9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9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9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9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9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9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9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9]; &quot;&quot;&quot;&quot;; &quot;,&quot;; &quot;&quot;&quot;&quot;; [.Q$2]; &quot;&quot;&quot;&quot;; &quot;:&quot;; [.Q9]; &quot;,&quot;; &quot;&quot;&quot;&quot;; [.R$2]; &quot;&quot;&quot;&quot;; &quot;:&quot;; [.R9]; &quot;}&quot;)" office:value-type="string" office:string-value="&quot;image&quot;:{&quot;url&quot;:&quot;src/assets/img/bodies/Mach_8.png&quot;,&quot;width&quot;:100,&quot;height&quot;:64}" calcext:value-type="string">
            <text:p>"image":{"url":"src/assets/img/bodies/Mach_8.png","width":100,"height":64}</text:p>
          </table:table-cell>
          <table:table-cell table:formula="of:= CONCATENATE(&quot;{&quot;; [.T9]; [.U9]; [.V9]; &quot;&quot;&quot;&quot;; &quot;speed&quot;; &quot;&quot;&quot;&quot;; &quot;:{&quot;; [.W9]; [.X9]; [.Y9]; [.Z9]; &quot;},&quot;; [.AA9]; [.AB9]; &quot;&quot;&quot;&quot;; &quot;handling&quot;; &quot;&quot;&quot;&quot;; &quot;:{&quot;; [.AC9]; [.AD9]; [.AE9]; [.AF9]; &quot;},&quot;; [.AG9]; [.AH9]; [.AI9]; &quot;}&quot;)" office:value-type="string" office:string-value="{&quot;name&quot;:&quot;Mach 8&quot;,&quot;type&quot;:&quot;Body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,&quot;image&quot;:{&quot;url&quot;:&quot;src/assets/img/bodies/Mach_8.png&quot;,&quot;width&quot;:100,&quot;height&quot;:64}}" calcext:value-type="string">
            <text:p>{"name":"Mach 8","type":"Body","size":null,"speed":{"ground":3,"water":3,"air":4,"antiGravity":5},"acceleration":3,"weight":3,"handling":{"ground":2,"water":2,"air":2,"antiGravity":4},"grid":4,"miniTurbo":4,"image":{"url":"src/assets/img/bodies/Mach_8.png","width":100,"height":64}}</text:p>
          </table:table-cell>
        </table:table-row>
        <table:table-row table:style-name="ro1">
          <table:table-cell office:value-type="string" calcext:value-type="string">
            <text:p>Sports Coupe (Sports Coupé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orts_Coupe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Sports Coupe (Sports Coupé)&quot;," calcext:value-type="string">
            <text:p>"name":"Sports Coupe (Sports Coupé)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0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0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0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0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10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1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0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0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0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0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0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0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0]; &quot;&quot;&quot;&quot;; &quot;,&quot;; &quot;&quot;&quot;&quot;; [.Q$2]; &quot;&quot;&quot;&quot;; &quot;:&quot;; [.Q10]; &quot;,&quot;; &quot;&quot;&quot;&quot;; [.R$2]; &quot;&quot;&quot;&quot;; &quot;:&quot;; [.R10]; &quot;}&quot;)" office:value-type="string" office:string-value="&quot;image&quot;:{&quot;url&quot;:&quot;src/assets/img/bodies/Sports_Coupe.png&quot;,&quot;width&quot;:100,&quot;height&quot;:64}" calcext:value-type="string">
            <text:p>"image":{"url":"src/assets/img/bodies/Sports_Coupe.png","width":100,"height":64}</text:p>
          </table:table-cell>
          <table:table-cell table:formula="of:= CONCATENATE(&quot;{&quot;; [.T10]; [.U10]; [.V10]; &quot;&quot;&quot;&quot;; &quot;speed&quot;; &quot;&quot;&quot;&quot;; &quot;:{&quot;; [.W10]; [.X10]; [.Y10]; [.Z10]; &quot;},&quot;; [.AA10]; [.AB10]; &quot;&quot;&quot;&quot;; &quot;handling&quot;; &quot;&quot;&quot;&quot;; &quot;:{&quot;; [.AC10]; [.AD10]; [.AE10]; [.AF10]; &quot;},&quot;; [.AG10]; [.AH10]; [.AI10]; &quot;}&quot;)" office:value-type="string" office:string-value="{&quot;name&quot;:&quot;Sports Coupe (Sports Coupé)&quot;,&quot;type&quot;:&quot;Body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,&quot;image&quot;:{&quot;url&quot;:&quot;src/assets/img/bodies/Sports_Coupe.png&quot;,&quot;width&quot;:100,&quot;height&quot;:64}}" calcext:value-type="string">
            <text:p>{"name":"Sports Coupe (Sports Coupé)","type":"Body","size":null,"speed":{"ground":3,"water":3,"air":4,"antiGravity":5},"acceleration":3,"weight":3,"handling":{"ground":2,"water":2,"air":2,"antiGravity":4},"grid":4,"miniTurbo":4,"image":{"url":"src/assets/img/bodies/Sports_Coupe.png","width":100,"height":64}}</text:p>
          </table:table-cell>
        </table:table-row>
        <table:table-row table:style-name="ro1">
          <table:table-cell office:value-type="string" calcext:value-type="string">
            <text:p>Inkstrik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Inkstrik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Inkstriker&quot;," calcext:value-type="string">
            <text:p>"name":"Inkstriker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1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1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1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1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11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1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1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1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1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1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1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1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1]; &quot;&quot;&quot;&quot;; &quot;,&quot;; &quot;&quot;&quot;&quot;; [.Q$2]; &quot;&quot;&quot;&quot;; &quot;:&quot;; [.Q11]; &quot;,&quot;; &quot;&quot;&quot;&quot;; [.R$2]; &quot;&quot;&quot;&quot;; &quot;:&quot;; [.R11]; &quot;}&quot;)" office:value-type="string" office:string-value="&quot;image&quot;:{&quot;url&quot;:&quot;src/assets/img/bodies/Inkstriker.png&quot;,&quot;width&quot;:100,&quot;height&quot;:64}" calcext:value-type="string">
            <text:p>"image":{"url":"src/assets/img/bodies/Inkstriker.png","width":100,"height":64}</text:p>
          </table:table-cell>
          <table:table-cell table:formula="of:= CONCATENATE(&quot;{&quot;; [.T11]; [.U11]; [.V11]; &quot;&quot;&quot;&quot;; &quot;speed&quot;; &quot;&quot;&quot;&quot;; &quot;:{&quot;; [.W11]; [.X11]; [.Y11]; [.Z11]; &quot;},&quot;; [.AA11]; [.AB11]; &quot;&quot;&quot;&quot;; &quot;handling&quot;; &quot;&quot;&quot;&quot;; &quot;:{&quot;; [.AC11]; [.AD11]; [.AE11]; [.AF11]; &quot;},&quot;; [.AG11]; [.AH11]; [.AI11]; &quot;}&quot;)" office:value-type="string" office:string-value="{&quot;name&quot;:&quot;Inkstriker&quot;,&quot;type&quot;:&quot;Body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,&quot;image&quot;:{&quot;url&quot;:&quot;src/assets/img/bodies/Inkstriker.png&quot;,&quot;width&quot;:100,&quot;height&quot;:64}}" calcext:value-type="string">
            <text:p>{"name":"Inkstriker","type":"Body","size":null,"speed":{"ground":3,"water":3,"air":4,"antiGravity":5},"acceleration":3,"weight":3,"handling":{"ground":2,"water":2,"air":2,"antiGravity":4},"grid":4,"miniTurbo":4,"image":{"url":"src/assets/img/bodies/Inkstriker.png","width":100,"height":64}}</text:p>
          </table:table-cell>
        </table:table-row>
        <table:table-row table:style-name="ro1">
          <table:table-cell table:style-name="ce2" office:value-type="string" calcext:value-type="string">
            <text:p>Steel Driv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eel_Driv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Steel Driver&quot;," calcext:value-type="string">
            <text:p>"name":"Steel Driver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2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2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12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2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2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2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2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2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12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2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2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2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2]; &quot;&quot;&quot;&quot;; &quot;,&quot;; &quot;&quot;&quot;&quot;; [.Q$2]; &quot;&quot;&quot;&quot;; &quot;:&quot;; [.Q12]; &quot;,&quot;; &quot;&quot;&quot;&quot;; [.R$2]; &quot;&quot;&quot;&quot;; &quot;:&quot;; [.R12]; &quot;}&quot;)" office:value-type="string" office:string-value="&quot;image&quot;:{&quot;url&quot;:&quot;src/assets/img/bodies/Steel_Driver.png&quot;,&quot;width&quot;:100,&quot;height&quot;:64}" calcext:value-type="string">
            <text:p>"image":{"url":"src/assets/img/bodies/Steel_Driver.png","width":100,"height":64}</text:p>
          </table:table-cell>
          <table:table-cell table:formula="of:= CONCATENATE(&quot;{&quot;; [.T12]; [.U12]; [.V12]; &quot;&quot;&quot;&quot;; &quot;speed&quot;; &quot;&quot;&quot;&quot;; &quot;:{&quot;; [.W12]; [.X12]; [.Y12]; [.Z12]; &quot;},&quot;; [.AA12]; [.AB12]; &quot;&quot;&quot;&quot;; &quot;handling&quot;; &quot;&quot;&quot;&quot;; &quot;:{&quot;; [.AC12]; [.AD12]; [.AE12]; [.AF12]; &quot;},&quot;; [.AG12]; [.AH12]; [.AI12]; &quot;}&quot;)" office:value-type="string" office:string-value="{&quot;name&quot;:&quot;Steel Driver&quot;,&quot;type&quot;:&quot;Body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,&quot;image&quot;:{&quot;url&quot;:&quot;src/assets/img/bodies/Steel_Driver.png&quot;,&quot;width&quot;:100,&quot;height&quot;:64}}" calcext:value-type="string">
            <text:p>{"name":"Steel Driver","type":"Body","size":null,"speed":{"ground":4,"water":5,"air":0,"antiGravity":2},"acceleration":1,"weight":4,"handling":{"ground":1,"water":5,"air":1,"antiGravity":1},"grid":3,"miniTurbo":2,"image":{"url":"src/assets/img/bodies/Steel_Driver.png","width":100,"height":64}}</text:p>
          </table:table-cell>
        </table:table-row>
        <table:table-row table:style-name="ro1">
          <table:table-cell table:style-name="ce2" office:value-type="string" calcext:value-type="string">
            <text:p>Tri-Speed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i-Speed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Tri-Speeder&quot;," calcext:value-type="string">
            <text:p>"name":"Tri-Speeder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3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3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13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3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3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3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3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1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3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3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3]; &quot;&quot;&quot;&quot;; &quot;,&quot;; &quot;&quot;&quot;&quot;; [.Q$2]; &quot;&quot;&quot;&quot;; &quot;:&quot;; [.Q13]; &quot;,&quot;; &quot;&quot;&quot;&quot;; [.R$2]; &quot;&quot;&quot;&quot;; &quot;:&quot;; [.R13]; &quot;}&quot;)" office:value-type="string" office:string-value="&quot;image&quot;:{&quot;url&quot;:&quot;src/assets/img/bodies/Tri-Speeder.png&quot;,&quot;width&quot;:100,&quot;height&quot;:64}" calcext:value-type="string">
            <text:p>"image":{"url":"src/assets/img/bodies/Tri-Speeder.png","width":100,"height":64}</text:p>
          </table:table-cell>
          <table:table-cell table:formula="of:= CONCATENATE(&quot;{&quot;; [.T13]; [.U13]; [.V13]; &quot;&quot;&quot;&quot;; &quot;speed&quot;; &quot;&quot;&quot;&quot;; &quot;:{&quot;; [.W13]; [.X13]; [.Y13]; [.Z13]; &quot;},&quot;; [.AA13]; [.AB13]; &quot;&quot;&quot;&quot;; &quot;handling&quot;; &quot;&quot;&quot;&quot;; &quot;:{&quot;; [.AC13]; [.AD13]; [.AE13]; [.AF13]; &quot;},&quot;; [.AG13]; [.AH13]; [.AI13]; &quot;}&quot;)" office:value-type="string" office:string-value="{&quot;name&quot;:&quot;Tri-Speeder&quot;,&quot;type&quot;:&quot;Body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,&quot;image&quot;:{&quot;url&quot;:&quot;src/assets/img/bodies/Tri-Speeder.png&quot;,&quot;width&quot;:100,&quot;height&quot;:64}}" calcext:value-type="string">
            <text:p>{"name":"Tri-Speeder","type":"Body","size":null,"speed":{"ground":4,"water":5,"air":0,"antiGravity":2},"acceleration":1,"weight":4,"handling":{"ground":1,"water":5,"air":1,"antiGravity":1},"grid":3,"miniTurbo":2,"image":{"url":"src/assets/img/bodies/Tri-Speeder.png","width":100,"height":64}}</text:p>
          </table:table-cell>
        </table:table-row>
        <table:table-row table:style-name="ro1">
          <table:table-cell table:style-name="ce2" office:value-type="string" calcext:value-type="string">
            <text:p>Bone Rattl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ne_Rattl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Bone Rattler&quot;," calcext:value-type="string">
            <text:p>"name":"Bone Rattler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4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4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14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4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4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4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1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4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4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4]; &quot;&quot;&quot;&quot;; &quot;,&quot;; &quot;&quot;&quot;&quot;; [.Q$2]; &quot;&quot;&quot;&quot;; &quot;:&quot;; [.Q14]; &quot;,&quot;; &quot;&quot;&quot;&quot;; [.R$2]; &quot;&quot;&quot;&quot;; &quot;:&quot;; [.R14]; &quot;}&quot;)" office:value-type="string" office:string-value="&quot;image&quot;:{&quot;url&quot;:&quot;src/assets/img/bodies/Bone_Rattler.png&quot;,&quot;width&quot;:100,&quot;height&quot;:64}" calcext:value-type="string">
            <text:p>"image":{"url":"src/assets/img/bodies/Bone_Rattler.png","width":100,"height":64}</text:p>
          </table:table-cell>
          <table:table-cell table:formula="of:= CONCATENATE(&quot;{&quot;; [.T14]; [.U14]; [.V14]; &quot;&quot;&quot;&quot;; &quot;speed&quot;; &quot;&quot;&quot;&quot;; &quot;:{&quot;; [.W14]; [.X14]; [.Y14]; [.Z14]; &quot;},&quot;; [.AA14]; [.AB14]; &quot;&quot;&quot;&quot;; &quot;handling&quot;; &quot;&quot;&quot;&quot;; &quot;:{&quot;; [.AC14]; [.AD14]; [.AE14]; [.AF14]; &quot;},&quot;; [.AG14]; [.AH14]; [.AI14]; &quot;}&quot;)" office:value-type="string" office:string-value="{&quot;name&quot;:&quot;Bone Rattler&quot;,&quot;type&quot;:&quot;Body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,&quot;image&quot;:{&quot;url&quot;:&quot;src/assets/img/bodies/Bone_Rattler.png&quot;,&quot;width&quot;:100,&quot;height&quot;:64}}" calcext:value-type="string">
            <text:p>{"name":"Bone Rattler","type":"Body","size":null,"speed":{"ground":4,"water":5,"air":0,"antiGravity":2},"acceleration":1,"weight":4,"handling":{"ground":1,"water":5,"air":1,"antiGravity":1},"grid":3,"miniTurbo":2,"image":{"url":"src/assets/img/bodies/Bone_Rattler.png","width":100,"height":64}}</text:p>
          </table:table-cell>
        </table:table-row>
        <table:table-row table:style-name="ro1">
          <table:table-cell office:value-type="string" calcext:value-type="string">
            <text:p>Cat Cruis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t_Cruis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Cat Cruiser&quot;," calcext:value-type="string">
            <text:p>"name":"Cat Cruiser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5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5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5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5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5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5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5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5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5]; &quot;&quot;&quot;&quot;; &quot;,&quot;; &quot;&quot;&quot;&quot;; [.Q$2]; &quot;&quot;&quot;&quot;; &quot;:&quot;; [.Q15]; &quot;,&quot;; &quot;&quot;&quot;&quot;; [.R$2]; &quot;&quot;&quot;&quot;; &quot;:&quot;; [.R15]; &quot;}&quot;)" office:value-type="string" office:string-value="&quot;image&quot;:{&quot;url&quot;:&quot;src/assets/img/bodies/Cat_Cruiser.png&quot;,&quot;width&quot;:100,&quot;height&quot;:64}" calcext:value-type="string">
            <text:p>"image":{"url":"src/assets/img/bodies/Cat_Cruiser.png","width":100,"height":64}</text:p>
          </table:table-cell>
          <table:table-cell table:formula="of:= CONCATENATE(&quot;{&quot;; [.T15]; [.U15]; [.V15]; &quot;&quot;&quot;&quot;; &quot;speed&quot;; &quot;&quot;&quot;&quot;; &quot;:{&quot;; [.W15]; [.X15]; [.Y15]; [.Z15]; &quot;},&quot;; [.AA15]; [.AB15]; &quot;&quot;&quot;&quot;; &quot;handling&quot;; &quot;&quot;&quot;&quot;; &quot;:{&quot;; [.AC15]; [.AD15]; [.AE15]; [.AF15]; &quot;},&quot;; [.AG15]; [.AH15]; [.AI15]; &quot;}&quot;)" office:value-type="string" office:string-value="{&quot;name&quot;:&quot;Cat Cruiser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Cat_Cruiser.png&quot;,&quot;width&quot;:100,&quot;height&quot;:64}}" calcext:value-type="string">
            <text:p>{"name":"Cat Cruiser","type":"Body","size":null,"speed":{"ground":2,"water":2,"air":4,"antiGravity":3},"acceleration":5,"weight":2,"handling":{"ground":4,"water":2,"air":4,"antiGravity":3},"grid":3,"miniTurbo":5,"image":{"url":"src/assets/img/bodies/Cat_Cruiser.png","width":100,"height":64}}</text:p>
          </table:table-cell>
        </table:table-row>
        <table:table-row table:style-name="ro1">
          <table:table-cell office:value-type="string" calcext:value-type="string">
            <text:p>Com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et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Comet&quot;," calcext:value-type="string">
            <text:p>"name":"Comet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6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6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6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6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6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6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6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6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6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6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6]; &quot;&quot;&quot;&quot;; &quot;,&quot;; &quot;&quot;&quot;&quot;; [.Q$2]; &quot;&quot;&quot;&quot;; &quot;:&quot;; [.Q16]; &quot;,&quot;; &quot;&quot;&quot;&quot;; [.R$2]; &quot;&quot;&quot;&quot;; &quot;:&quot;; [.R16]; &quot;}&quot;)" office:value-type="string" office:string-value="&quot;image&quot;:{&quot;url&quot;:&quot;src/assets/img/bodies/Comet.png&quot;,&quot;width&quot;:100,&quot;height&quot;:64}" calcext:value-type="string">
            <text:p>"image":{"url":"src/assets/img/bodies/Comet.png","width":100,"height":64}</text:p>
          </table:table-cell>
          <table:table-cell table:formula="of:= CONCATENATE(&quot;{&quot;; [.T16]; [.U16]; [.V16]; &quot;&quot;&quot;&quot;; &quot;speed&quot;; &quot;&quot;&quot;&quot;; &quot;:{&quot;; [.W16]; [.X16]; [.Y16]; [.Z16]; &quot;},&quot;; [.AA16]; [.AB16]; &quot;&quot;&quot;&quot;; &quot;handling&quot;; &quot;&quot;&quot;&quot;; &quot;:{&quot;; [.AC16]; [.AD16]; [.AE16]; [.AF16]; &quot;},&quot;; [.AG16]; [.AH16]; [.AI16]; &quot;}&quot;)" office:value-type="string" office:string-value="{&quot;name&quot;:&quot;Comet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Comet.png&quot;,&quot;width&quot;:100,&quot;height&quot;:64}}" calcext:value-type="string">
            <text:p>{"name":"Comet","type":"Body","size":null,"speed":{"ground":2,"water":2,"air":4,"antiGravity":3},"acceleration":5,"weight":2,"handling":{"ground":4,"water":2,"air":4,"antiGravity":3},"grid":3,"miniTurbo":5,"image":{"url":"src/assets/img/bodies/Comet.png","width":100,"height":64}}</text:p>
          </table:table-cell>
        </table:table-row>
        <table:table-row table:style-name="ro1">
          <table:table-cell office:value-type="string" calcext:value-type="string">
            <text:p>Yoshi Bik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shi_Bike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7]; &quot;&quot;&quot;&quot;; &quot;,&quot;)" office:value-type="string" office:string-value="&quot;name&quot;:&quot;Yoshi Bike&quot;," calcext:value-type="string">
            <text:p>"name":"Yoshi Bike",</text:p>
          </table:table-cell>
          <table:table-cell table:formula="of:= CONCATENATE(&quot;&quot;&quot;&quot;; [.B$2]; &quot;&quot;&quot;&quot;; &quot;:&quot;; &quot;&quot;&quot;&quot;; [.B17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7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7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7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7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7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7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7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7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7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7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7]; &quot;&quot;&quot;&quot;; &quot;,&quot;; &quot;&quot;&quot;&quot;; [.Q$2]; &quot;&quot;&quot;&quot;; &quot;:&quot;; [.Q17]; &quot;,&quot;; &quot;&quot;&quot;&quot;; [.R$2]; &quot;&quot;&quot;&quot;; &quot;:&quot;; [.R17]; &quot;}&quot;)" office:value-type="string" office:string-value="&quot;image&quot;:{&quot;url&quot;:&quot;src/assets/img/bodies/Yoshi_Bike.png&quot;,&quot;width&quot;:100,&quot;height&quot;:64}" calcext:value-type="string">
            <text:p>"image":{"url":"src/assets/img/bodies/Yoshi_Bike.png","width":100,"height":64}</text:p>
          </table:table-cell>
          <table:table-cell table:formula="of:= CONCATENATE(&quot;{&quot;; [.T17]; [.U17]; [.V17]; &quot;&quot;&quot;&quot;; &quot;speed&quot;; &quot;&quot;&quot;&quot;; &quot;:{&quot;; [.W17]; [.X17]; [.Y17]; [.Z17]; &quot;},&quot;; [.AA17]; [.AB17]; &quot;&quot;&quot;&quot;; &quot;handling&quot;; &quot;&quot;&quot;&quot;; &quot;:{&quot;; [.AC17]; [.AD17]; [.AE17]; [.AF17]; &quot;},&quot;; [.AG17]; [.AH17]; [.AI17]; &quot;}&quot;)" office:value-type="string" office:string-value="{&quot;name&quot;:&quot;Yoshi Bike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Yoshi_Bike.png&quot;,&quot;width&quot;:100,&quot;height&quot;:64}}" calcext:value-type="string">
            <text:p>{"name":"Yoshi Bike","type":"Body","size":null,"speed":{"ground":2,"water":2,"air":4,"antiGravity":3},"acceleration":5,"weight":2,"handling":{"ground":4,"water":2,"air":4,"antiGravity":3},"grid":3,"miniTurbo":5,"image":{"url":"src/assets/img/bodies/Yoshi_Bike.png","width":100,"height":64}}</text:p>
          </table:table-cell>
        </table:table-row>
        <table:table-row table:style-name="ro1">
          <table:table-cell office:value-type="string" calcext:value-type="string">
            <text:p>Teddy Buggy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dy_Buggy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8]; &quot;&quot;&quot;&quot;; &quot;,&quot;)" office:value-type="string" office:string-value="&quot;name&quot;:&quot;Teddy Buggy&quot;," calcext:value-type="string">
            <text:p>"name":"Teddy Buggy",</text:p>
          </table:table-cell>
          <table:table-cell table:formula="of:= CONCATENATE(&quot;&quot;&quot;&quot;; [.B$2]; &quot;&quot;&quot;&quot;; &quot;:&quot;; &quot;&quot;&quot;&quot;; [.B18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8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8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8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8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8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8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8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8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8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8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8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8]; &quot;&quot;&quot;&quot;; &quot;,&quot;; &quot;&quot;&quot;&quot;; [.Q$2]; &quot;&quot;&quot;&quot;; &quot;:&quot;; [.Q18]; &quot;,&quot;; &quot;&quot;&quot;&quot;; [.R$2]; &quot;&quot;&quot;&quot;; &quot;:&quot;; [.R18]; &quot;}&quot;)" office:value-type="string" office:string-value="&quot;image&quot;:{&quot;url&quot;:&quot;src/assets/img/bodies/Teddy_Buggy.png&quot;,&quot;width&quot;:100,&quot;height&quot;:64}" calcext:value-type="string">
            <text:p>"image":{"url":"src/assets/img/bodies/Teddy_Buggy.png","width":100,"height":64}</text:p>
          </table:table-cell>
          <table:table-cell table:formula="of:= CONCATENATE(&quot;{&quot;; [.T18]; [.U18]; [.V18]; &quot;&quot;&quot;&quot;; &quot;speed&quot;; &quot;&quot;&quot;&quot;; &quot;:{&quot;; [.W18]; [.X18]; [.Y18]; [.Z18]; &quot;},&quot;; [.AA18]; [.AB18]; &quot;&quot;&quot;&quot;; &quot;handling&quot;; &quot;&quot;&quot;&quot;; &quot;:{&quot;; [.AC18]; [.AD18]; [.AE18]; [.AF18]; &quot;},&quot;; [.AG18]; [.AH18]; [.AI18]; &quot;}&quot;)" office:value-type="string" office:string-value="{&quot;name&quot;:&quot;Teddy Buggy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Teddy_Buggy.png&quot;,&quot;width&quot;:100,&quot;height&quot;:64}}" calcext:value-type="string">
            <text:p>{"name":"Teddy Buggy","type":"Body","size":null,"speed":{"ground":2,"water":2,"air":4,"antiGravity":3},"acceleration":5,"weight":2,"handling":{"ground":4,"water":2,"air":4,"antiGravity":3},"grid":3,"miniTurbo":5,"image":{"url":"src/assets/img/bodies/Teddy_Buggy.png","width":100,"height":64}}</text:p>
          </table:table-cell>
        </table:table-row>
        <table:table-row table:style-name="ro1">
          <table:table-cell table:style-name="ce2" office:value-type="string" calcext:value-type="string">
            <text:p>Circuit Special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rcuit_Special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9]; &quot;&quot;&quot;&quot;; &quot;,&quot;)" office:value-type="string" office:string-value="&quot;name&quot;:&quot;Circuit Special&quot;," calcext:value-type="string">
            <text:p>"name":"Circuit Special",</text:p>
          </table:table-cell>
          <table:table-cell table:formula="of:= CONCATENATE(&quot;&quot;&quot;&quot;; [.B$2]; &quot;&quot;&quot;&quot;; &quot;:&quot;; &quot;&quot;&quot;&quot;; [.B19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1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9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1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19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9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9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9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9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9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19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9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9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9]; &quot;&quot;&quot;&quot;; &quot;,&quot;; &quot;&quot;&quot;&quot;; [.Q$2]; &quot;&quot;&quot;&quot;; &quot;:&quot;; [.Q19]; &quot;,&quot;; &quot;&quot;&quot;&quot;; [.R$2]; &quot;&quot;&quot;&quot;; &quot;:&quot;; [.R19]; &quot;}&quot;)" office:value-type="string" office:string-value="&quot;image&quot;:{&quot;url&quot;:&quot;src/assets/img/bodies/Circuit_Special.png&quot;,&quot;width&quot;:100,&quot;height&quot;:64}" calcext:value-type="string">
            <text:p>"image":{"url":"src/assets/img/bodies/Circuit_Special.png","width":100,"height":64}</text:p>
          </table:table-cell>
          <table:table-cell table:formula="of:= CONCATENATE(&quot;{&quot;; [.T19]; [.U19]; [.V19]; &quot;&quot;&quot;&quot;; &quot;speed&quot;; &quot;&quot;&quot;&quot;; &quot;:{&quot;; [.W19]; [.X19]; [.Y19]; [.Z19]; &quot;},&quot;; [.AA19]; [.AB19]; &quot;&quot;&quot;&quot;; &quot;handling&quot;; &quot;&quot;&quot;&quot;; &quot;:{&quot;; [.AC19]; [.AD19]; [.AE19]; [.AF19]; &quot;},&quot;; [.AG19]; [.AH19]; [.AI19]; &quot;}&quot;)" office:value-type="string" office:string-value="{&quot;name&quot;:&quot;Circuit Special&quot;,&quot;type&quot;:&quot;Body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,&quot;image&quot;:{&quot;url&quot;:&quot;src/assets/img/bodies/Circuit_Special.png&quot;,&quot;width&quot;:100,&quot;height&quot;:64}}" calcext:value-type="string">
            <text:p>{"name":"Circuit Special","type":"Body","size":null,"speed":{"ground":5,"water":1,"air":2,"antiGravity":4},"acceleration":1,"weight":3,"handling":{"ground":1,"water":1,"air":0,"antiGravity":2},"grid":1,"miniTurbo":1,"image":{"url":"src/assets/img/bodies/Circuit_Special.png","width":100,"height":64}}</text:p>
          </table:table-cell>
        </table:table-row>
        <table:table-row table:style-name="ro1">
          <table:table-cell table:style-name="ce2" office:value-type="string" calcext:value-type="string">
            <text:p>B Dash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-Dash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Badwagon&quot;," calcext:value-type="string">
            <text:p>"name":"Badwagon",</text:p>
          </table:table-cell>
          <table:table-cell table:formula="of:= CONCATENATE(&quot;&quot;&quot;&quot;; [.B$2]; &quot;&quot;&quot;&quot;; &quot;:&quot;; &quot;&quot;&quot;&quot;; [.B20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0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0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2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0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2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0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0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0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0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0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0]; &quot;&quot;&quot;&quot;; &quot;,&quot;; &quot;&quot;&quot;&quot;; [.Q$2]; &quot;&quot;&quot;&quot;; &quot;:&quot;; [.Q20]; &quot;,&quot;; &quot;&quot;&quot;&quot;; [.R$2]; &quot;&quot;&quot;&quot;; &quot;:&quot;; [.R20]; &quot;}&quot;)" office:value-type="string" office:string-value="&quot;image&quot;:{&quot;url&quot;:&quot;src/assets/img/bodies/B-Dasher.png&quot;,&quot;width&quot;:100,&quot;height&quot;:64}" calcext:value-type="string">
            <text:p>"image":{"url":"src/assets/img/bodies/B-Dasher.png","width":100,"height":64}</text:p>
          </table:table-cell>
          <table:table-cell table:formula="of:= CONCATENATE(&quot;{&quot;; [.T20]; [.U20]; [.V20]; &quot;&quot;&quot;&quot;; &quot;speed&quot;; &quot;&quot;&quot;&quot;; &quot;:{&quot;; [.W20]; [.X20]; [.Y20]; [.Z20]; &quot;},&quot;; [.AA20]; [.AB20]; &quot;&quot;&quot;&quot;; &quot;handling&quot;; &quot;&quot;&quot;&quot;; &quot;:{&quot;; [.AC20]; [.AD20]; [.AE20]; [.AF20]; &quot;},&quot;; [.AG20]; [.AH20]; [.AI20]; &quot;}&quot;)" office:value-type="string" office:string-value="{&quot;name&quot;:&quot;Badwagon&quot;,&quot;type&quot;:&quot;Body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,&quot;image&quot;:{&quot;url&quot;:&quot;src/assets/img/bodies/B-Dasher.png&quot;,&quot;width&quot;:100,&quot;height&quot;:64}}" calcext:value-type="string">
            <text:p>{"name":"Badwagon","type":"Body","size":null,"speed":{"ground":5,"water":1,"air":2,"antiGravity":4},"acceleration":1,"weight":3,"handling":{"ground":1,"water":1,"air":0,"antiGravity":2},"grid":1,"miniTurbo":1,"image":{"url":"src/assets/img/bodies/B-Dasher.png","width":100,"height":64}}</text:p>
          </table:table-cell>
        </table:table-row>
        <table:table-row table:style-name="ro1">
          <table:table-cell table:style-name="ce2" office:value-type="string" calcext:value-type="string">
            <text:p>P-Wing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-Wing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Prancer&quot;," calcext:value-type="string">
            <text:p>"name":"Prancer",</text:p>
          </table:table-cell>
          <table:table-cell table:formula="of:= CONCATENATE(&quot;&quot;&quot;&quot;; [.B$2]; &quot;&quot;&quot;&quot;; &quot;:&quot;; &quot;&quot;&quot;&quot;; [.B21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1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1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21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1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2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1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1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1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1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1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1]; &quot;&quot;&quot;&quot;; &quot;,&quot;; &quot;&quot;&quot;&quot;; [.Q$2]; &quot;&quot;&quot;&quot;; &quot;:&quot;; [.Q21]; &quot;,&quot;; &quot;&quot;&quot;&quot;; [.R$2]; &quot;&quot;&quot;&quot;; &quot;:&quot;; [.R21]; &quot;}&quot;)" office:value-type="string" office:string-value="&quot;image&quot;:{&quot;url&quot;:&quot;src/assets/img/bodies/P-Wing.png&quot;,&quot;width&quot;:100,&quot;height&quot;:64}" calcext:value-type="string">
            <text:p>"image":{"url":"src/assets/img/bodies/P-Wing.png","width":100,"height":64}</text:p>
          </table:table-cell>
          <table:table-cell table:formula="of:= CONCATENATE(&quot;{&quot;; [.T21]; [.U21]; [.V21]; &quot;&quot;&quot;&quot;; &quot;speed&quot;; &quot;&quot;&quot;&quot;; &quot;:{&quot;; [.W21]; [.X21]; [.Y21]; [.Z21]; &quot;},&quot;; [.AA21]; [.AB21]; &quot;&quot;&quot;&quot;; &quot;handling&quot;; &quot;&quot;&quot;&quot;; &quot;:{&quot;; [.AC21]; [.AD21]; [.AE21]; [.AF21]; &quot;},&quot;; [.AG21]; [.AH21]; [.AI21]; &quot;}&quot;)" office:value-type="string" office:string-value="{&quot;name&quot;:&quot;Prancer&quot;,&quot;type&quot;:&quot;Body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,&quot;image&quot;:{&quot;url&quot;:&quot;src/assets/img/bodies/P-Wing.png&quot;,&quot;width&quot;:100,&quot;height&quot;:64}}" calcext:value-type="string">
            <text:p>{"name":"Prancer","type":"Body","size":null,"speed":{"ground":5,"water":1,"air":2,"antiGravity":4},"acceleration":1,"weight":3,"handling":{"ground":1,"water":1,"air":0,"antiGravity":2},"grid":1,"miniTurbo":1,"image":{"url":"src/assets/img/bodies/P-Wing.png","width":100,"height":64}}</text:p>
          </table:table-cell>
        </table:table-row>
        <table:table-row table:style-name="ro1">
          <table:table-cell office:value-type="string" calcext:value-type="string">
            <text:p>Badwagon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wagon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Badwagon&quot;," calcext:value-type="string">
            <text:p>"name":"Badwagon",</text:p>
          </table:table-cell>
          <table:table-cell table:formula="of:= CONCATENATE(&quot;&quot;&quot;&quot;; [.B$2]; &quot;&quot;&quot;&quot;; &quot;:&quot;; &quot;&quot;&quot;&quot;; [.B22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2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22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2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2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22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2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22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2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2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22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22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2]; &quot;&quot;&quot;&quot;; &quot;,&quot;; &quot;&quot;&quot;&quot;; [.Q$2]; &quot;&quot;&quot;&quot;; &quot;:&quot;; [.Q22]; &quot;,&quot;; &quot;&quot;&quot;&quot;; [.R$2]; &quot;&quot;&quot;&quot;; &quot;:&quot;; [.R22]; &quot;}&quot;)" office:value-type="string" office:string-value="&quot;image&quot;:{&quot;url&quot;:&quot;src/assets/img/bodies/Badwagon.png&quot;,&quot;width&quot;:100,&quot;height&quot;:64}" calcext:value-type="string">
            <text:p>"image":{"url":"src/assets/img/bodies/Badwagon.png","width":100,"height":64}</text:p>
          </table:table-cell>
          <table:table-cell table:formula="of:= CONCATENATE(&quot;{&quot;; [.T22]; [.U22]; [.V22]; &quot;&quot;&quot;&quot;; &quot;speed&quot;; &quot;&quot;&quot;&quot;; &quot;:{&quot;; [.W22]; [.X22]; [.Y22]; [.Z22]; &quot;},&quot;; [.AA22]; [.AB22]; &quot;&quot;&quot;&quot;; &quot;handling&quot;; &quot;&quot;&quot;&quot;; &quot;:{&quot;; [.AC22]; [.AD22]; [.AE22]; [.AF22]; &quot;},&quot;; [.AG22]; [.AH22]; [.AI22]; &quot;}&quot;)" office:value-type="string" office:string-value="{&quot;name&quot;:&quot;Badwagon&quot;,&quot;type&quot;:&quot;Body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,&quot;image&quot;:{&quot;url&quot;:&quot;src/assets/img/bodies/Badwagon.png&quot;,&quot;width&quot;:100,&quot;height&quot;:64}}" calcext:value-type="string">
            <text:p>{"name":"Badwagon","type":"Body","size":null,"speed":{"ground":5,"water":2,"air":1,"antiGravity":3},"acceleration":0,"weight":4,"handling":{"ground":0,"water":1,"air":0,"antiGravity":1},"grid":5,"miniTurbo":0,"image":{"url":"src/assets/img/bodies/Badwagon.png","width":100,"height":64}}</text:p>
          </table:table-cell>
        </table:table-row>
        <table:table-row table:style-name="ro1">
          <table:table-cell office:value-type="string" calcext:value-type="string">
            <text:p>Standard ATV (Standard Quad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ard_ATV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Prancer&quot;," calcext:value-type="string">
            <text:p>"name":"Prancer",</text:p>
          </table:table-cell>
          <table:table-cell table:formula="of:= CONCATENATE(&quot;&quot;&quot;&quot;; [.B$2]; &quot;&quot;&quot;&quot;; &quot;:&quot;; &quot;&quot;&quot;&quot;; [.B23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3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3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23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3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3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23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3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2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3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23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23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3]; &quot;&quot;&quot;&quot;; &quot;,&quot;; &quot;&quot;&quot;&quot;; [.Q$2]; &quot;&quot;&quot;&quot;; &quot;:&quot;; [.Q23]; &quot;,&quot;; &quot;&quot;&quot;&quot;; [.R$2]; &quot;&quot;&quot;&quot;; &quot;:&quot;; [.R23]; &quot;}&quot;)" office:value-type="string" office:string-value="&quot;image&quot;:{&quot;url&quot;:&quot;src/assets/img/bodies/Standard_ATV.png&quot;,&quot;width&quot;:100,&quot;height&quot;:64}" calcext:value-type="string">
            <text:p>"image":{"url":"src/assets/img/bodies/Standard_ATV.png","width":100,"height":64}</text:p>
          </table:table-cell>
          <table:table-cell table:formula="of:= CONCATENATE(&quot;{&quot;; [.T23]; [.U23]; [.V23]; &quot;&quot;&quot;&quot;; &quot;speed&quot;; &quot;&quot;&quot;&quot;; &quot;:{&quot;; [.W23]; [.X23]; [.Y23]; [.Z23]; &quot;},&quot;; [.AA23]; [.AB23]; &quot;&quot;&quot;&quot;; &quot;handling&quot;; &quot;&quot;&quot;&quot;; &quot;:{&quot;; [.AC23]; [.AD23]; [.AE23]; [.AF23]; &quot;},&quot;; [.AG23]; [.AH23]; [.AI23]; &quot;}&quot;)" office:value-type="string" office:string-value="{&quot;name&quot;:&quot;Prancer&quot;,&quot;type&quot;:&quot;Body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,&quot;image&quot;:{&quot;url&quot;:&quot;src/assets/img/bodies/Standard_ATV.png&quot;,&quot;width&quot;:100,&quot;height&quot;:64}}" calcext:value-type="string">
            <text:p>{"name":"Prancer","type":"Body","size":null,"speed":{"ground":5,"water":2,"air":1,"antiGravity":3},"acceleration":0,"weight":4,"handling":{"ground":0,"water":1,"air":0,"antiGravity":1},"grid":5,"miniTurbo":0,"image":{"url":"src/assets/img/bodies/Standard_ATV.png","width":100,"height":64}}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4]; &quot;&quot;&quot;&quot;; &quot;,&quot;)" office:value-type="string" office:string-value="&quot;name&quot;:&quot;GLA&quot;," calcext:value-type="string">
            <text:p>"name":"GLA",</text:p>
          </table:table-cell>
          <table:table-cell table:formula="of:= CONCATENATE(&quot;&quot;&quot;&quot;; [.B$2]; &quot;&quot;&quot;&quot;; &quot;:&quot;; &quot;&quot;&quot;&quot;; [.B24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4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4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24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4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4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24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4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24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4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2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24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4]; &quot;&quot;&quot;&quot;; &quot;,&quot;; &quot;&quot;&quot;&quot;; [.Q$2]; &quot;&quot;&quot;&quot;; &quot;:&quot;; [.Q24]; &quot;,&quot;; &quot;&quot;&quot;&quot;; [.R$2]; &quot;&quot;&quot;&quot;; &quot;:&quot;; [.R24]; &quot;}&quot;)" office:value-type="string" office:string-value="&quot;image&quot;:{&quot;url&quot;:&quot;src/assets/img/bodies/GLA.png&quot;,&quot;width&quot;:100,&quot;height&quot;:64}" calcext:value-type="string">
            <text:p>"image":{"url":"src/assets/img/bodies/GLA.png","width":100,"height":64}</text:p>
          </table:table-cell>
          <table:table-cell table:formula="of:= CONCATENATE(&quot;{&quot;; [.T24]; [.U24]; [.V24]; &quot;&quot;&quot;&quot;; &quot;speed&quot;; &quot;&quot;&quot;&quot;; &quot;:{&quot;; [.W24]; [.X24]; [.Y24]; [.Z24]; &quot;},&quot;; [.AA24]; [.AB24]; &quot;&quot;&quot;&quot;; &quot;handling&quot;; &quot;&quot;&quot;&quot;; &quot;:{&quot;; [.AC24]; [.AD24]; [.AE24]; [.AF24]; &quot;},&quot;; [.AG24]; [.AH24]; [.AI24]; &quot;}&quot;)" office:value-type="string" office:string-value="{&quot;name&quot;:&quot;GLA&quot;,&quot;type&quot;:&quot;Body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,&quot;image&quot;:{&quot;url&quot;:&quot;src/assets/img/bodies/GLA.png&quot;,&quot;width&quot;:100,&quot;height&quot;:64}}" calcext:value-type="string">
            <text:p>{"name":"GLA","type":"Body","size":null,"speed":{"ground":5,"water":2,"air":1,"antiGravity":3},"acceleration":0,"weight":4,"handling":{"ground":0,"water":1,"air":0,"antiGravity":1},"grid":5,"miniTurbo":0,"image":{"url":"src/assets/img/bodies/GLA.png","width":100,"height":64}}</text:p>
          </table:table-cell>
        </table:table-row>
        <table:table-row table:style-name="ro1">
          <table:table-cell table:style-name="ce2" office:value-type="string" calcext:value-type="string">
            <text:p>Pranc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anc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Prancer&quot;," calcext:value-type="string">
            <text:p>"name":"Prancer",</text:p>
          </table:table-cell>
          <table:table-cell table:formula="of:= CONCATENATE(&quot;&quot;&quot;&quot;; [.B$2]; &quot;&quot;&quot;&quot;; &quot;:&quot;; &quot;&quot;&quot;&quot;; [.B25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5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2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25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5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2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2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5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5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5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5]; &quot;&quot;&quot;&quot;; &quot;,&quot;; &quot;&quot;&quot;&quot;; [.Q$2]; &quot;&quot;&quot;&quot;; &quot;:&quot;; [.Q25]; &quot;,&quot;; &quot;&quot;&quot;&quot;; [.R$2]; &quot;&quot;&quot;&quot;; &quot;:&quot;; [.R25]; &quot;}&quot;)" office:value-type="string" office:string-value="&quot;image&quot;:{&quot;url&quot;:&quot;src/assets/img/bodies/Prancer.png&quot;,&quot;width&quot;:100,&quot;height&quot;:64}" calcext:value-type="string">
            <text:p>"image":{"url":"src/assets/img/bodies/Prancer.png","width":100,"height":64}</text:p>
          </table:table-cell>
          <table:table-cell table:formula="of:= CONCATENATE(&quot;{&quot;; [.T25]; [.U25]; [.V25]; &quot;&quot;&quot;&quot;; &quot;speed&quot;; &quot;&quot;&quot;&quot;; &quot;:{&quot;; [.W25]; [.X25]; [.Y25]; [.Z25]; &quot;},&quot;; [.AA25]; [.AB25]; &quot;&quot;&quot;&quot;; &quot;handling&quot;; &quot;&quot;&quot;&quot;; &quot;:{&quot;; [.AC25]; [.AD25]; [.AE25]; [.AF25]; &quot;},&quot;; [.AG25]; [.AH25]; [.AI25]; &quot;}&quot;)" office:value-type="string" office:string-value="{&quot;name&quot;:&quot;Prancer&quot;,&quot;type&quot;:&quot;Body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,&quot;image&quot;:{&quot;url&quot;:&quot;src/assets/img/bodies/Prancer.png&quot;,&quot;width&quot;:100,&quot;height&quot;:64}}" calcext:value-type="string">
            <text:p>{"name":"Prancer","type":"Body","size":null,"speed":{"ground":4,"water":3,"air":3,"antiGravity":3},"acceleration":2,"weight":1,"handling":{"ground":3,"water":3,"air":3,"antiGravity":2},"grid":2,"miniTurbo":3,"image":{"url":"src/assets/img/bodies/Prancer.png","width":100,"height":64}}</text:p>
          </table:table-cell>
        </table:table-row>
        <table:table-row table:style-name="ro1">
          <table:table-cell table:style-name="ce2" office:value-type="string" calcext:value-type="string">
            <text:p>Sport Bike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ort_Bike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6]; &quot;&quot;&quot;&quot;; &quot;,&quot;)" office:value-type="string" office:string-value="&quot;name&quot;:&quot;Sport Bike&quot;," calcext:value-type="string">
            <text:p>"name":"Sport Bike",</text:p>
          </table:table-cell>
          <table:table-cell table:formula="of:= CONCATENATE(&quot;&quot;&quot;&quot;; [.B$2]; &quot;&quot;&quot;&quot;; &quot;:&quot;; &quot;&quot;&quot;&quot;; [.B26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6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6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26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26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6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26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26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6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6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6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6]; &quot;&quot;&quot;&quot;; &quot;,&quot;; &quot;&quot;&quot;&quot;; [.Q$2]; &quot;&quot;&quot;&quot;; &quot;:&quot;; [.Q26]; &quot;,&quot;; &quot;&quot;&quot;&quot;; [.R$2]; &quot;&quot;&quot;&quot;; &quot;:&quot;; [.R26]; &quot;}&quot;)" office:value-type="string" office:string-value="&quot;image&quot;:{&quot;url&quot;:&quot;src/assets/img/bodies/Sport_Bike.png&quot;,&quot;width&quot;:100,&quot;height&quot;:64}" calcext:value-type="string">
            <text:p>"image":{"url":"src/assets/img/bodies/Sport_Bike.png","width":100,"height":64}</text:p>
          </table:table-cell>
          <table:table-cell table:formula="of:= CONCATENATE(&quot;{&quot;; [.T26]; [.U26]; [.V26]; &quot;&quot;&quot;&quot;; &quot;speed&quot;; &quot;&quot;&quot;&quot;; &quot;:{&quot;; [.W26]; [.X26]; [.Y26]; [.Z26]; &quot;},&quot;; [.AA26]; [.AB26]; &quot;&quot;&quot;&quot;; &quot;handling&quot;; &quot;&quot;&quot;&quot;; &quot;:{&quot;; [.AC26]; [.AD26]; [.AE26]; [.AF26]; &quot;},&quot;; [.AG26]; [.AH26]; [.AI26]; &quot;}&quot;)" office:value-type="string" office:string-value="{&quot;name&quot;:&quot;Sport Bike&quot;,&quot;type&quot;:&quot;Body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,&quot;image&quot;:{&quot;url&quot;:&quot;src/assets/img/bodies/Sport_Bike.png&quot;,&quot;width&quot;:100,&quot;height&quot;:64}}" calcext:value-type="string">
            <text:p>{"name":"Sport Bike","type":"Body","size":null,"speed":{"ground":4,"water":3,"air":3,"antiGravity":3},"acceleration":2,"weight":1,"handling":{"ground":3,"water":3,"air":3,"antiGravity":2},"grid":2,"miniTurbo":3,"image":{"url":"src/assets/img/bodies/Sport_Bike.png","width":100,"height":64}}</text:p>
          </table:table-cell>
        </table:table-row>
        <table:table-row table:style-name="ro1">
          <table:table-cell table:style-name="ce2" office:value-type="string" calcext:value-type="string">
            <text:p>Jet Bike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et_Bike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7]; &quot;&quot;&quot;&quot;; &quot;,&quot;)" office:value-type="string" office:string-value="&quot;name&quot;:&quot;Jet Bike&quot;," calcext:value-type="string">
            <text:p>"name":"Jet Bike",</text:p>
          </table:table-cell>
          <table:table-cell table:formula="of:= CONCATENATE(&quot;&quot;&quot;&quot;; [.B$2]; &quot;&quot;&quot;&quot;; &quot;:&quot;; &quot;&quot;&quot;&quot;; [.B27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7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7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27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27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7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7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2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27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7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7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7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7]; &quot;&quot;&quot;&quot;; &quot;,&quot;; &quot;&quot;&quot;&quot;; [.Q$2]; &quot;&quot;&quot;&quot;; &quot;:&quot;; [.Q27]; &quot;,&quot;; &quot;&quot;&quot;&quot;; [.R$2]; &quot;&quot;&quot;&quot;; &quot;:&quot;; [.R27]; &quot;}&quot;)" office:value-type="string" office:string-value="&quot;image&quot;:{&quot;url&quot;:&quot;src/assets/img/bodies/Jet_Bike.png&quot;,&quot;width&quot;:100,&quot;height&quot;:64}" calcext:value-type="string">
            <text:p>"image":{"url":"src/assets/img/bodies/Jet_Bike.png","width":100,"height":64}</text:p>
          </table:table-cell>
          <table:table-cell table:formula="of:= CONCATENATE(&quot;{&quot;; [.T27]; [.U27]; [.V27]; &quot;&quot;&quot;&quot;; &quot;speed&quot;; &quot;&quot;&quot;&quot;; &quot;:{&quot;; [.W27]; [.X27]; [.Y27]; [.Z27]; &quot;},&quot;; [.AA27]; [.AB27]; &quot;&quot;&quot;&quot;; &quot;handling&quot;; &quot;&quot;&quot;&quot;; &quot;:{&quot;; [.AC27]; [.AD27]; [.AE27]; [.AF27]; &quot;},&quot;; [.AG27]; [.AH27]; [.AI27]; &quot;}&quot;)" office:value-type="string" office:string-value="{&quot;name&quot;:&quot;Jet Bike&quot;,&quot;type&quot;:&quot;Body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,&quot;image&quot;:{&quot;url&quot;:&quot;src/assets/img/bodies/Jet_Bike.png&quot;,&quot;width&quot;:100,&quot;height&quot;:64}}" calcext:value-type="string">
            <text:p>{"name":"Jet Bike","type":"Body","size":null,"speed":{"ground":4,"water":3,"air":3,"antiGravity":3},"acceleration":2,"weight":1,"handling":{"ground":3,"water":3,"air":3,"antiGravity":2},"grid":2,"miniTurbo":3,"image":{"url":"src/assets/img/bodies/Jet_Bike.png","width":100,"height":64}}</text:p>
          </table:table-cell>
        </table:table-row>
        <table:table-row table:style-name="ro1">
          <table:table-cell office:value-type="string" calcext:value-type="string">
            <text:p>Biddybuggy (Buggybud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ddybuggy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8]; &quot;&quot;&quot;&quot;; &quot;,&quot;)" office:value-type="string" office:string-value="&quot;name&quot;:&quot;Biddybuggy (Buggybud)&quot;," calcext:value-type="string">
            <text:p>"name":"Biddybuggy (Buggybud)",</text:p>
          </table:table-cell>
          <table:table-cell table:formula="of:= CONCATENATE(&quot;&quot;&quot;&quot;; [.B$2]; &quot;&quot;&quot;&quot;; &quot;:&quot;; &quot;&quot;&quot;&quot;; [.B28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8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28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8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8]; &quot;,&quot;)" office:value-type="string" office:string-value="&quot;acceleration&quot;:7," calcext:value-type="string">
            <text:p>"acceleration":7,</text:p>
          </table:table-cell>
          <table:table-cell table:formula="of:= CONCATENATE(&quot;&quot;&quot;&quot;; [.I$2]; &quot;&quot;&quot;&quot;; &quot;:&quot;; [.I2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28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8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28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28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28]; &quot;,&quot;)" office:value-type="string" office:string-value="&quot;miniTurbo&quot;:7," calcext:value-type="string">
            <text:p>"miniTurbo":7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8]; &quot;&quot;&quot;&quot;; &quot;,&quot;; &quot;&quot;&quot;&quot;; [.Q$2]; &quot;&quot;&quot;&quot;; &quot;:&quot;; [.Q28]; &quot;,&quot;; &quot;&quot;&quot;&quot;; [.R$2]; &quot;&quot;&quot;&quot;; &quot;:&quot;; [.R28]; &quot;}&quot;)" office:value-type="string" office:string-value="&quot;image&quot;:{&quot;url&quot;:&quot;src/assets/img/bodies/Biddybuggy.png&quot;,&quot;width&quot;:100,&quot;height&quot;:64}" calcext:value-type="string">
            <text:p>"image":{"url":"src/assets/img/bodies/Biddybuggy.png","width":100,"height":64}</text:p>
          </table:table-cell>
          <table:table-cell table:formula="of:= CONCATENATE(&quot;{&quot;; [.T28]; [.U28]; [.V28]; &quot;&quot;&quot;&quot;; &quot;speed&quot;; &quot;&quot;&quot;&quot;; &quot;:{&quot;; [.W28]; [.X28]; [.Y28]; [.Z28]; &quot;},&quot;; [.AA28]; [.AB28]; &quot;&quot;&quot;&quot;; &quot;handling&quot;; &quot;&quot;&quot;&quot;; &quot;:{&quot;; [.AC28]; [.AD28]; [.AE28]; [.AF28]; &quot;},&quot;; [.AG28]; [.AH28]; [.AI28]; &quot;}&quot;)" office:value-type="string" office:string-value="{&quot;name&quot;:&quot;Biddybuggy (Buggybud)&quot;,&quot;type&quot;:&quot;Body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,&quot;image&quot;:{&quot;url&quot;:&quot;src/assets/img/bodies/Biddybuggy.png&quot;,&quot;width&quot;:100,&quot;height&quot;:64}}" calcext:value-type="string">
            <text:p>{"name":"Biddybuggy (Buggybud)","type":"Body","size":null,"speed":{"ground":0,"water":1,"air":1,"antiGravity":2},"acceleration":7,"weight":0,"handling":{"ground":5,"water":4,"air":4,"antiGravity":5},"grid":4,"miniTurbo":7,"image":{"url":"src/assets/img/bodies/Biddybuggy.png","width":100,"height":64}}</text:p>
          </table:table-cell>
        </table:table-row>
        <table:table-row table:style-name="ro1">
          <table:table-cell office:value-type="string" calcext:value-type="string">
            <text:p>Mr. Scooty (Mr Scooty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_Scooty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9]; &quot;&quot;&quot;&quot;; &quot;,&quot;)" office:value-type="string" office:string-value="&quot;name&quot;:&quot;Mr. Scooty (Mr Scooty)&quot;," calcext:value-type="string">
            <text:p>"name":"Mr. Scooty (Mr Scooty)",</text:p>
          </table:table-cell>
          <table:table-cell table:formula="of:= CONCATENATE(&quot;&quot;&quot;&quot;; [.B$2]; &quot;&quot;&quot;&quot;; &quot;:&quot;; &quot;&quot;&quot;&quot;; [.B29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2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9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2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9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9]; &quot;,&quot;)" office:value-type="string" office:string-value="&quot;acceleration&quot;:7," calcext:value-type="string">
            <text:p>"acceleration":7,</text:p>
          </table:table-cell>
          <table:table-cell table:formula="of:= CONCATENATE(&quot;&quot;&quot;&quot;; [.I$2]; &quot;&quot;&quot;&quot;; &quot;:&quot;; [.I2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29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9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29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29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29]; &quot;,&quot;)" office:value-type="string" office:string-value="&quot;miniTurbo&quot;:7," calcext:value-type="string">
            <text:p>"miniTurbo":7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9]; &quot;&quot;&quot;&quot;; &quot;,&quot;; &quot;&quot;&quot;&quot;; [.Q$2]; &quot;&quot;&quot;&quot;; &quot;:&quot;; [.Q29]; &quot;,&quot;; &quot;&quot;&quot;&quot;; [.R$2]; &quot;&quot;&quot;&quot;; &quot;:&quot;; [.R29]; &quot;}&quot;)" office:value-type="string" office:string-value="&quot;image&quot;:{&quot;url&quot;:&quot;src/assets/img/bodies/Mr_Scooty.png&quot;,&quot;width&quot;:100,&quot;height&quot;:64}" calcext:value-type="string">
            <text:p>"image":{"url":"src/assets/img/bodies/Mr_Scooty.png","width":100,"height":64}</text:p>
          </table:table-cell>
          <table:table-cell table:formula="of:= CONCATENATE(&quot;{&quot;; [.T29]; [.U29]; [.V29]; &quot;&quot;&quot;&quot;; &quot;speed&quot;; &quot;&quot;&quot;&quot;; &quot;:{&quot;; [.W29]; [.X29]; [.Y29]; [.Z29]; &quot;},&quot;; [.AA29]; [.AB29]; &quot;&quot;&quot;&quot;; &quot;handling&quot;; &quot;&quot;&quot;&quot;; &quot;:{&quot;; [.AC29]; [.AD29]; [.AE29]; [.AF29]; &quot;},&quot;; [.AG29]; [.AH29]; [.AI29]; &quot;}&quot;)" office:value-type="string" office:string-value="{&quot;name&quot;:&quot;Mr. Scooty (Mr Scooty)&quot;,&quot;type&quot;:&quot;Body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,&quot;image&quot;:{&quot;url&quot;:&quot;src/assets/img/bodies/Mr_Scooty.png&quot;,&quot;width&quot;:100,&quot;height&quot;:64}}" calcext:value-type="string">
            <text:p>{"name":"Mr. Scooty (Mr Scooty)","type":"Body","size":null,"speed":{"ground":0,"water":1,"air":1,"antiGravity":2},"acceleration":7,"weight":0,"handling":{"ground":5,"water":4,"air":4,"antiGravity":5},"grid":4,"miniTurbo":7,"image":{"url":"src/assets/img/bodies/Mr_Scooty.png","width":100,"height":64}}</text:p>
          </table:table-cell>
        </table:table-row>
        <table:table-row table:style-name="ro1">
          <table:table-cell table:style-name="ce2" office:value-type="string" calcext:value-type="string">
            <text:p>Landship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ndship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0]; &quot;&quot;&quot;&quot;; &quot;,&quot;)" office:value-type="string" office:string-value="&quot;name&quot;:&quot;Landship&quot;," calcext:value-type="string">
            <text:p>"name":"Landship",</text:p>
          </table:table-cell>
          <table:table-cell table:formula="of:= CONCATENATE(&quot;&quot;&quot;&quot;; [.B$2]; &quot;&quot;&quot;&quot;; &quot;:&quot;; &quot;&quot;&quot;&quot;; [.B30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0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30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3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30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0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30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0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0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0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30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30]; &quot;,&quot;)" office:value-type="string" office:string-value="&quot;miniTurbo&quot;:6," calcext:value-type="string">
            <text:p>"miniTurbo":6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0]; &quot;&quot;&quot;&quot;; &quot;,&quot;; &quot;&quot;&quot;&quot;; [.Q$2]; &quot;&quot;&quot;&quot;; &quot;:&quot;; [.Q30]; &quot;,&quot;; &quot;&quot;&quot;&quot;; [.R$2]; &quot;&quot;&quot;&quot;; &quot;:&quot;; [.R30]; &quot;}&quot;)" office:value-type="string" office:string-value="&quot;image&quot;:{&quot;url&quot;:&quot;src/assets/img/bodies/Landship.png&quot;,&quot;width&quot;:100,&quot;height&quot;:64}" calcext:value-type="string">
            <text:p>"image":{"url":"src/assets/img/bodies/Landship.png","width":100,"height":64}</text:p>
          </table:table-cell>
          <table:table-cell table:formula="of:= CONCATENATE(&quot;{&quot;; [.T30]; [.U30]; [.V30]; &quot;&quot;&quot;&quot;; &quot;speed&quot;; &quot;&quot;&quot;&quot;; &quot;:{&quot;; [.W30]; [.X30]; [.Y30]; [.Z30]; &quot;},&quot;; [.AA30]; [.AB30]; &quot;&quot;&quot;&quot;; &quot;handling&quot;; &quot;&quot;&quot;&quot;; &quot;:{&quot;; [.AC30]; [.AD30]; [.AE30]; [.AF30]; &quot;},&quot;; [.AG30]; [.AH30]; [.AI30]; &quot;}&quot;)" office:value-type="string" office:string-value="{&quot;name&quot;:&quot;Landship&quot;,&quot;type&quot;:&quot;Body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,&quot;image&quot;:{&quot;url&quot;:&quot;src/assets/img/bodies/Landship.png&quot;,&quot;width&quot;:100,&quot;height&quot;:64}}" calcext:value-type="string">
            <text:p>{"name":"Landship","type":"Body","size":null,"speed":{"ground":1,"water":5,"air":2,"antiGravity":0},"acceleration":6,"weight":0,"handling":{"ground":4,"water":5,"air":3,"antiGravity":2},"grid":6,"miniTurbo":6,"image":{"url":"src/assets/img/bodies/Landship.png","width":100,"height":64}}</text:p>
          </table:table-cell>
        </table:table-row>
        <table:table-row table:style-name="ro1">
          <table:table-cell table:style-name="ce2" office:value-type="string" calcext:value-type="string">
            <text:p>Streetle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reetle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1]; &quot;&quot;&quot;&quot;; &quot;,&quot;)" office:value-type="string" office:string-value="&quot;name&quot;:&quot;Streetle&quot;," calcext:value-type="string">
            <text:p>"name":"Streetle",</text:p>
          </table:table-cell>
          <table:table-cell table:formula="of:= CONCATENATE(&quot;&quot;&quot;&quot;; [.B$2]; &quot;&quot;&quot;&quot;; &quot;:&quot;; &quot;&quot;&quot;&quot;; [.B31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1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31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3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31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1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31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1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1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31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31]; &quot;,&quot;)" office:value-type="string" office:string-value="&quot;miniTurbo&quot;:6," calcext:value-type="string">
            <text:p>"miniTurbo":6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1]; &quot;&quot;&quot;&quot;; &quot;,&quot;; &quot;&quot;&quot;&quot;; [.Q$2]; &quot;&quot;&quot;&quot;; &quot;:&quot;; [.Q31]; &quot;,&quot;; &quot;&quot;&quot;&quot;; [.R$2]; &quot;&quot;&quot;&quot;; &quot;:&quot;; [.R31]; &quot;}&quot;)" office:value-type="string" office:string-value="&quot;image&quot;:{&quot;url&quot;:&quot;src/assets/img/bodies/Streetle.png&quot;,&quot;width&quot;:100,&quot;height&quot;:64}" calcext:value-type="string">
            <text:p>"image":{"url":"src/assets/img/bodies/Streetle.png","width":100,"height":64}</text:p>
          </table:table-cell>
          <table:table-cell table:formula="of:= CONCATENATE(&quot;{&quot;; [.T31]; [.U31]; [.V31]; &quot;&quot;&quot;&quot;; &quot;speed&quot;; &quot;&quot;&quot;&quot;; &quot;:{&quot;; [.W31]; [.X31]; [.Y31]; [.Z31]; &quot;},&quot;; [.AA31]; [.AB31]; &quot;&quot;&quot;&quot;; &quot;handling&quot;; &quot;&quot;&quot;&quot;; &quot;:{&quot;; [.AC31]; [.AD31]; [.AE31]; [.AF31]; &quot;},&quot;; [.AG31]; [.AH31]; [.AI31]; &quot;}&quot;)" office:value-type="string" office:string-value="{&quot;name&quot;:&quot;Streetle&quot;,&quot;type&quot;:&quot;Body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,&quot;image&quot;:{&quot;url&quot;:&quot;src/assets/img/bodies/Streetle.png&quot;,&quot;width&quot;:100,&quot;height&quot;:64}}" calcext:value-type="string">
            <text:p>{"name":"Streetle","type":"Body","size":null,"speed":{"ground":1,"water":5,"air":2,"antiGravity":0},"acceleration":6,"weight":0,"handling":{"ground":4,"water":5,"air":3,"antiGravity":2},"grid":6,"miniTurbo":6,"image":{"url":"src/assets/img/bodies/Streetle.png","width":100,"height":64}}</text:p>
          </table:table-cell>
        </table:table-row>
        <table:table-row table:style-name="ro1">
          <table:table-cell office:value-type="string" calcext:value-type="string">
            <text:p>Sneeker (Bounder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eak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2]; &quot;&quot;&quot;&quot;; &quot;,&quot;)" office:value-type="string" office:string-value="&quot;name&quot;:&quot;Sneeker (Bounder)&quot;," calcext:value-type="string">
            <text:p>"name":"Sneeker (Bounder)",</text:p>
          </table:table-cell>
          <table:table-cell table:formula="of:= CONCATENATE(&quot;&quot;&quot;&quot;; [.B$2]; &quot;&quot;&quot;&quot;; &quot;:&quot;; &quot;&quot;&quot;&quot;; [.B32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2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2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2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2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2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2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32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2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32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2]; &quot;&quot;&quot;&quot;; &quot;,&quot;; &quot;&quot;&quot;&quot;; [.Q$2]; &quot;&quot;&quot;&quot;; &quot;:&quot;; [.Q32]; &quot;,&quot;; &quot;&quot;&quot;&quot;; [.R$2]; &quot;&quot;&quot;&quot;; &quot;:&quot;; [.R32]; &quot;}&quot;)" office:value-type="string" office:string-value="&quot;image&quot;:{&quot;url&quot;:&quot;src/assets/img/bodies/Sneaker.png&quot;,&quot;width&quot;:100,&quot;height&quot;:64}" calcext:value-type="string">
            <text:p>"image":{"url":"src/assets/img/bodies/Sneaker.png","width":100,"height":64}</text:p>
          </table:table-cell>
          <table:table-cell table:formula="of:= CONCATENATE(&quot;{&quot;; [.T32]; [.U32]; [.V32]; &quot;&quot;&quot;&quot;; &quot;speed&quot;; &quot;&quot;&quot;&quot;; &quot;:{&quot;; [.W32]; [.X32]; [.Y32]; [.Z32]; &quot;},&quot;; [.AA32]; [.AB32]; &quot;&quot;&quot;&quot;; &quot;handling&quot;; &quot;&quot;&quot;&quot;; &quot;:{&quot;; [.AC32]; [.AD32]; [.AE32]; [.AF32]; &quot;},&quot;; [.AG32]; [.AH32]; [.AI32]; &quot;}&quot;)" office:value-type="string" office:string-value="{&quot;name&quot;:&quot;Sneeker (Bounder)&quot;,&quot;type&quot;:&quot;Body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,&quot;image&quot;:{&quot;url&quot;:&quot;src/assets/img/bodies/Sneaker.png&quot;,&quot;width&quot;:100,&quot;height&quot;:64}}" calcext:value-type="string">
            <text:p>{"name":"Sneeker (Bounder)","type":"Body","size":null,"speed":{"ground":4,"water":2,"air":3,"antiGravity":3},"acceleration":2,"weight":2,"handling":{"ground":3,"water":2,"air":2,"antiGravity":3},"grid":0,"miniTurbo":3,"image":{"url":"src/assets/img/bodies/Sneaker.png","width":100,"height":64}}</text:p>
          </table:table-cell>
        </table:table-row>
        <table:table-row table:style-name="ro1">
          <table:table-cell office:value-type="string" calcext:value-type="string">
            <text:p>Gold Standard (Gold Kart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_Standard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5]; &quot;&quot;&quot;&quot;; &quot;,&quot;)" office:value-type="string" office:string-value="&quot;name&quot;:&quot;Standard Bike&quot;," calcext:value-type="string">
            <text:p>"name":"Standard Bike",</text:p>
          </table:table-cell>
          <table:table-cell table:formula="of:= CONCATENATE(&quot;&quot;&quot;&quot;; [.B$2]; &quot;&quot;&quot;&quot;; &quot;:&quot;; &quot;&quot;&quot;&quot;; [.B33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3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3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3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3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3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3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3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3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33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3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33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3]; &quot;&quot;&quot;&quot;; &quot;,&quot;; &quot;&quot;&quot;&quot;; [.Q$2]; &quot;&quot;&quot;&quot;; &quot;:&quot;; [.Q33]; &quot;,&quot;; &quot;&quot;&quot;&quot;; [.R$2]; &quot;&quot;&quot;&quot;; &quot;:&quot;; [.R33]; &quot;}&quot;)" office:value-type="string" office:string-value="&quot;image&quot;:{&quot;url&quot;:&quot;src/assets/img/bodies/Gold_Standard.png&quot;,&quot;width&quot;:100,&quot;height&quot;:64}" calcext:value-type="string">
            <text:p>"image":{"url":"src/assets/img/bodies/Gold_Standard.png","width":100,"height":64}</text:p>
          </table:table-cell>
          <table:table-cell table:formula="of:= CONCATENATE(&quot;{&quot;; [.T33]; [.U33]; [.V33]; &quot;&quot;&quot;&quot;; &quot;speed&quot;; &quot;&quot;&quot;&quot;; &quot;:{&quot;; [.W33]; [.X33]; [.Y33]; [.Z33]; &quot;},&quot;; [.AA33]; [.AB33]; &quot;&quot;&quot;&quot;; &quot;handling&quot;; &quot;&quot;&quot;&quot;; &quot;:{&quot;; [.AC33]; [.AD33]; [.AE33]; [.AF33]; &quot;},&quot;; [.AG33]; [.AH33]; [.AI33]; &quot;}&quot;)" office:value-type="string" office:string-value="{&quot;name&quot;:&quot;Standard Bike&quot;,&quot;type&quot;:&quot;Body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,&quot;image&quot;:{&quot;url&quot;:&quot;src/assets/img/bodies/Gold_Standard.png&quot;,&quot;width&quot;:100,&quot;height&quot;:64}}" calcext:value-type="string">
            <text:p>{"name":"Standard Bike","type":"Body","size":null,"speed":{"ground":4,"water":2,"air":3,"antiGravity":3},"acceleration":2,"weight":2,"handling":{"ground":3,"water":2,"air":2,"antiGravity":3},"grid":0,"miniTurbo":3,"image":{"url":"src/assets/img/bodies/Gold_Standard.png","width":100,"height":64}}</text:p>
          </table:table-cell>
        </table:table-row>
        <table:table-row table:style-name="ro1">
          <table:table-cell office:value-type="string" calcext:value-type="string">
            <text:p>Master Cyc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_Cycle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Blue Falcon&quot;," calcext:value-type="string">
            <text:p>"name":"Blue Falcon",</text:p>
          </table:table-cell>
          <table:table-cell table:formula="of:= CONCATENATE(&quot;&quot;&quot;&quot;; [.B$2]; &quot;&quot;&quot;&quot;; &quot;:&quot;; &quot;&quot;&quot;&quot;; [.B34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4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4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4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4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4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4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4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3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4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34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4]; &quot;&quot;&quot;&quot;; &quot;,&quot;; &quot;&quot;&quot;&quot;; [.Q$2]; &quot;&quot;&quot;&quot;; &quot;:&quot;; [.Q34]; &quot;,&quot;; &quot;&quot;&quot;&quot;; [.R$2]; &quot;&quot;&quot;&quot;; &quot;:&quot;; [.R34]; &quot;}&quot;)" office:value-type="string" office:string-value="&quot;image&quot;:{&quot;url&quot;:&quot;src/assets/img/bodies/Master_Cycle.png&quot;,&quot;width&quot;:100,&quot;height&quot;:64}" calcext:value-type="string">
            <text:p>"image":{"url":"src/assets/img/bodies/Master_Cycle.png","width":100,"height":64}</text:p>
          </table:table-cell>
          <table:table-cell table:formula="of:= CONCATENATE(&quot;{&quot;; [.T34]; [.U34]; [.V34]; &quot;&quot;&quot;&quot;; &quot;speed&quot;; &quot;&quot;&quot;&quot;; &quot;:{&quot;; [.W34]; [.X34]; [.Y34]; [.Z34]; &quot;},&quot;; [.AA34]; [.AB34]; &quot;&quot;&quot;&quot;; &quot;handling&quot;; &quot;&quot;&quot;&quot;; &quot;:{&quot;; [.AC34]; [.AD34]; [.AE34]; [.AF34]; &quot;},&quot;; [.AG34]; [.AH34]; [.AI34]; &quot;}&quot;)" office:value-type="string" office:string-value="{&quot;name&quot;:&quot;Blue Falcon&quot;,&quot;type&quot;:&quot;Body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,&quot;image&quot;:{&quot;url&quot;:&quot;src/assets/img/bodies/Master_Cycle.png&quot;,&quot;width&quot;:100,&quot;height&quot;:64}}" calcext:value-type="string">
            <text:p>{"name":"Blue Falcon","type":"Body","size":null,"speed":{"ground":4,"water":2,"air":3,"antiGravity":3},"acceleration":2,"weight":2,"handling":{"ground":3,"water":2,"air":2,"antiGravity":3},"grid":0,"miniTurbo":3,"image":{"url":"src/assets/img/bodies/Master_Cycle.png","width":100,"height":64}}</text:p>
          </table:table-cell>
        </table:table-row>
        <table:table-row table:style-name="ro1">
          <table:table-cell table:style-name="ce2" office:value-type="string" calcext:value-type="string">
            <text:p>Standard Bike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andard_Bike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35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5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5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5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5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5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5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5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5]; &quot;&quot;&quot;&quot;; &quot;,&quot;; &quot;&quot;&quot;&quot;; [.Q$2]; &quot;&quot;&quot;&quot;; &quot;:&quot;; [.Q35]; &quot;,&quot;; &quot;&quot;&quot;&quot;; [.R$2]; &quot;&quot;&quot;&quot;; &quot;:&quot;; [.R35]; &quot;}&quot;)" office:value-type="string" office:string-value="&quot;image&quot;:{&quot;url&quot;:&quot;src/assets/img/bodies/Standard_Bike.png&quot;,&quot;width&quot;:100,&quot;height&quot;:64}" calcext:value-type="string">
            <text:p>"image":{"url":"src/assets/img/bodies/Standard_Bike.png","width":100,"height":64}</text:p>
          </table:table-cell>
          <table:table-cell table:formula="of:= CONCATENATE(&quot;{&quot;; [.T35]; [.U35]; [.V35]; &quot;&quot;&quot;&quot;; &quot;speed&quot;; &quot;&quot;&quot;&quot;; &quot;:{&quot;; [.W35]; [.X35]; [.Y35]; [.Z35]; &quot;},&quot;; [.AA35]; [.AB35]; &quot;&quot;&quot;&quot;; &quot;handling&quot;; &quot;&quot;&quot;&quot;; &quot;:{&quot;; [.AC35]; [.AD35]; [.AE35]; [.AF35]; &quot;},&quot;; [.AG35]; [.AH35]; [.AI35]; &quot;}&quot;)" office:value-type="string" office:string-value="{&quot;name&quot;:&quot;Tanooki Kart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Standard_Bike.png&quot;,&quot;width&quot;:100,&quot;height&quot;:64}}" calcext:value-type="string">
            <text:p>{"name":"Tanooki Kart","type":"Body","size":null,"speed":{"ground":2,"water":2,"air":3,"antiGravity":4},"acceleration":5,"weight":1,"handling":{"ground":4,"water":3,"air":3,"antiGravity":4},"grid":5,"miniTurbo":5,"image":{"url":"src/assets/img/bodies/Standard_Bike.png","width":100,"height":64}}</text:p>
          </table:table-cell>
        </table:table-row>
        <table:table-row table:style-name="ro1">
          <table:table-cell table:style-name="ce2" office:value-type="string" calcext:value-type="string">
            <text:p>Flame Rid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ame_Rid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Blue Falcon&quot;," calcext:value-type="string">
            <text:p>"name":"Blue Falcon",</text:p>
          </table:table-cell>
          <table:table-cell table:formula="of:= CONCATENATE(&quot;&quot;&quot;&quot;; [.B$2]; &quot;&quot;&quot;&quot;; &quot;:&quot;; &quot;&quot;&quot;&quot;; [.B36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6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6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6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6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6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6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6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6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6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6]; &quot;&quot;&quot;&quot;; &quot;,&quot;; &quot;&quot;&quot;&quot;; [.Q$2]; &quot;&quot;&quot;&quot;; &quot;:&quot;; [.Q36]; &quot;,&quot;; &quot;&quot;&quot;&quot;; [.R$2]; &quot;&quot;&quot;&quot;; &quot;:&quot;; [.R36]; &quot;}&quot;)" office:value-type="string" office:string-value="&quot;image&quot;:{&quot;url&quot;:&quot;src/assets/img/bodies/Flame_Rider.png&quot;,&quot;width&quot;:100,&quot;height&quot;:64}" calcext:value-type="string">
            <text:p>"image":{"url":"src/assets/img/bodies/Flame_Rider.png","width":100,"height":64}</text:p>
          </table:table-cell>
          <table:table-cell table:formula="of:= CONCATENATE(&quot;{&quot;; [.T36]; [.U36]; [.V36]; &quot;&quot;&quot;&quot;; &quot;speed&quot;; &quot;&quot;&quot;&quot;; &quot;:{&quot;; [.W36]; [.X36]; [.Y36]; [.Z36]; &quot;},&quot;; [.AA36]; [.AB36]; &quot;&quot;&quot;&quot;; &quot;handling&quot;; &quot;&quot;&quot;&quot;; &quot;:{&quot;; [.AC36]; [.AD36]; [.AE36]; [.AF36]; &quot;},&quot;; [.AG36]; [.AH36]; [.AI36]; &quot;}&quot;)" office:value-type="string" office:string-value="{&quot;name&quot;:&quot;Blue Falcon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Flame_Rider.png&quot;,&quot;width&quot;:100,&quot;height&quot;:64}}" calcext:value-type="string">
            <text:p>{"name":"Blue Falcon","type":"Body","size":null,"speed":{"ground":2,"water":2,"air":3,"antiGravity":4},"acceleration":5,"weight":1,"handling":{"ground":4,"water":3,"air":3,"antiGravity":4},"grid":5,"miniTurbo":5,"image":{"url":"src/assets/img/bodies/Flame_Rider.png","width":100,"height":64}}</text:p>
          </table:table-cell>
        </table:table-row>
        <table:table-row table:style-name="ro1">
          <table:table-cell table:style-name="ce2" office:value-type="string" calcext:value-type="string">
            <text:p>Wild Wiggl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ild_Wiggl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37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7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7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7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7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7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7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7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7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7]; &quot;&quot;&quot;&quot;; &quot;,&quot;; &quot;&quot;&quot;&quot;; [.Q$2]; &quot;&quot;&quot;&quot;; &quot;:&quot;; [.Q37]; &quot;,&quot;; &quot;&quot;&quot;&quot;; [.R$2]; &quot;&quot;&quot;&quot;; &quot;:&quot;; [.R37]; &quot;}&quot;)" office:value-type="string" office:string-value="&quot;image&quot;:{&quot;url&quot;:&quot;src/assets/img/bodies/Wild_Wiggler.png&quot;,&quot;width&quot;:100,&quot;height&quot;:64}" calcext:value-type="string">
            <text:p>"image":{"url":"src/assets/img/bodies/Wild_Wiggler.png","width":100,"height":64}</text:p>
          </table:table-cell>
          <table:table-cell table:formula="of:= CONCATENATE(&quot;{&quot;; [.T37]; [.U37]; [.V37]; &quot;&quot;&quot;&quot;; &quot;speed&quot;; &quot;&quot;&quot;&quot;; &quot;:{&quot;; [.W37]; [.X37]; [.Y37]; [.Z37]; &quot;},&quot;; [.AA37]; [.AB37]; &quot;&quot;&quot;&quot;; &quot;handling&quot;; &quot;&quot;&quot;&quot;; &quot;:{&quot;; [.AC37]; [.AD37]; [.AE37]; [.AF37]; &quot;},&quot;; [.AG37]; [.AH37]; [.AI37]; &quot;}&quot;)" office:value-type="string" office:string-value="{&quot;name&quot;:&quot;Tanooki Kart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Wild_Wiggler.png&quot;,&quot;width&quot;:100,&quot;height&quot;:64}}" calcext:value-type="string">
            <text:p>{"name":"Tanooki Kart","type":"Body","size":null,"speed":{"ground":2,"water":2,"air":3,"antiGravity":4},"acceleration":5,"weight":1,"handling":{"ground":4,"water":3,"air":3,"antiGravity":4},"grid":5,"miniTurbo":5,"image":{"url":"src/assets/img/bodies/Wild_Wiggler.png","width":100,"height":64}}</text:p>
          </table:table-cell>
        </table:table-row>
        <table:table-row table:style-name="ro1">
          <table:table-cell table:style-name="ce2" office:value-type="string" calcext:value-type="string">
            <text:p>W 25 Silver Arrow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_25_Silver_Arrow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8]; &quot;&quot;&quot;&quot;; &quot;,&quot;)" office:value-type="string" office:string-value="&quot;name&quot;:&quot;W 25 Silver Arrow&quot;," calcext:value-type="string">
            <text:p>"name":"W 25 Silver Arrow",</text:p>
          </table:table-cell>
          <table:table-cell table:formula="of:= CONCATENATE(&quot;&quot;&quot;&quot;; [.B$2]; &quot;&quot;&quot;&quot;; &quot;:&quot;; &quot;&quot;&quot;&quot;; [.B38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8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8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8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8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8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8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8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8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8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8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8]; &quot;&quot;&quot;&quot;; &quot;,&quot;; &quot;&quot;&quot;&quot;; [.Q$2]; &quot;&quot;&quot;&quot;; &quot;:&quot;; [.Q38]; &quot;,&quot;; &quot;&quot;&quot;&quot;; [.R$2]; &quot;&quot;&quot;&quot;; &quot;:&quot;; [.R38]; &quot;}&quot;)" office:value-type="string" office:string-value="&quot;image&quot;:{&quot;url&quot;:&quot;src/assets/img/bodies/W_25_Silver_Arrow.png&quot;,&quot;width&quot;:100,&quot;height&quot;:64}" calcext:value-type="string">
            <text:p>"image":{"url":"src/assets/img/bodies/W_25_Silver_Arrow.png","width":100,"height":64}</text:p>
          </table:table-cell>
          <table:table-cell table:formula="of:= CONCATENATE(&quot;{&quot;; [.T38]; [.U38]; [.V38]; &quot;&quot;&quot;&quot;; &quot;speed&quot;; &quot;&quot;&quot;&quot;; &quot;:{&quot;; [.W38]; [.X38]; [.Y38]; [.Z38]; &quot;},&quot;; [.AA38]; [.AB38]; &quot;&quot;&quot;&quot;; &quot;handling&quot;; &quot;&quot;&quot;&quot;; &quot;:{&quot;; [.AC38]; [.AD38]; [.AE38]; [.AF38]; &quot;},&quot;; [.AG38]; [.AH38]; [.AI38]; &quot;}&quot;)" office:value-type="string" office:string-value="{&quot;name&quot;:&quot;W 25 Silver Arrow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W_25_Silver_Arrow.png&quot;,&quot;width&quot;:100,&quot;height&quot;:64}}" calcext:value-type="string">
            <text:p>{"name":"W 25 Silver Arrow","type":"Body","size":null,"speed":{"ground":2,"water":2,"air":3,"antiGravity":4},"acceleration":5,"weight":1,"handling":{"ground":4,"water":3,"air":3,"antiGravity":4},"grid":5,"miniTurbo":5,"image":{"url":"src/assets/img/bodies/W_25_Silver_Arrow.png","width":100,"height":64}}</text:p>
          </table:table-cell>
        </table:table-row>
        <table:table-row table:style-name="ro1">
          <table:table-cell office:value-type="string" calcext:value-type="string">
            <text:p>Blue Falcon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lue_Falcon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Blue Falcon&quot;," calcext:value-type="string">
            <text:p>"name":"Blue Falcon",</text:p>
          </table:table-cell>
          <table:table-cell table:formula="of:= CONCATENATE(&quot;&quot;&quot;&quot;; [.B$2]; &quot;&quot;&quot;&quot;; &quot;:&quot;; &quot;&quot;&quot;&quot;; [.B39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3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9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9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9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9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9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3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9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39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9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39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39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9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9]; &quot;&quot;&quot;&quot;; &quot;,&quot;; &quot;&quot;&quot;&quot;; [.Q$2]; &quot;&quot;&quot;&quot;; &quot;:&quot;; [.Q39]; &quot;,&quot;; &quot;&quot;&quot;&quot;; [.R$2]; &quot;&quot;&quot;&quot;; &quot;:&quot;; [.R39]; &quot;}&quot;)" office:value-type="string" office:string-value="&quot;image&quot;:{&quot;url&quot;:&quot;src/assets/img/bodies/Blue_Falcon.png&quot;,&quot;width&quot;:100,&quot;height&quot;:64}" calcext:value-type="string">
            <text:p>"image":{"url":"src/assets/img/bodies/Blue_Falcon.png","width":100,"height":64}</text:p>
          </table:table-cell>
          <table:table-cell table:formula="of:= CONCATENATE(&quot;{&quot;; [.T39]; [.U39]; [.V39]; &quot;&quot;&quot;&quot;; &quot;speed&quot;; &quot;&quot;&quot;&quot;; &quot;:{&quot;; [.W39]; [.X39]; [.Y39]; [.Z39]; &quot;},&quot;; [.AA39]; [.AB39]; &quot;&quot;&quot;&quot;; &quot;handling&quot;; &quot;&quot;&quot;&quot;; &quot;:{&quot;; [.AC39]; [.AD39]; [.AE39]; [.AF39]; &quot;},&quot;; [.AG39]; [.AH39]; [.AI39]; &quot;}&quot;)" office:value-type="string" office:string-value="{&quot;name&quot;:&quot;Blue Falcon&quot;,&quot;type&quot;:&quot;Body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,&quot;image&quot;:{&quot;url&quot;:&quot;src/assets/img/bodies/Blue_Falcon.png&quot;,&quot;width&quot;:100,&quot;height&quot;:64}}" calcext:value-type="string">
            <text:p>{"name":"Blue Falcon","type":"Body","size":null,"speed":{"ground":4,"water":2,"air":3,"antiGravity":4},"acceleration":3,"weight":0,"handling":{"ground":2,"water":3,"air":1,"antiGravity":5},"grid":3,"miniTurbo":3,"image":{"url":"src/assets/img/bodies/Blue_Falcon.png","width":100,"height":64}}</text:p>
          </table:table-cell>
        </table:table-row>
        <table:table-row table:style-name="ro1">
          <table:table-cell office:value-type="string" calcext:value-type="string">
            <text:p>Splat Buggy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lat_Buggy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40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4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0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40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40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40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40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40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0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40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0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40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40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0]; &quot;&quot;&quot;&quot;; &quot;,&quot;; &quot;&quot;&quot;&quot;; [.Q$2]; &quot;&quot;&quot;&quot;; &quot;:&quot;; [.Q40]; &quot;,&quot;; &quot;&quot;&quot;&quot;; [.R$2]; &quot;&quot;&quot;&quot;; &quot;:&quot;; [.R40]; &quot;}&quot;)" office:value-type="string" office:string-value="&quot;image&quot;:{&quot;url&quot;:&quot;src/assets/img/bodies/Splat_Buggy.png&quot;,&quot;width&quot;:100,&quot;height&quot;:64}" calcext:value-type="string">
            <text:p>"image":{"url":"src/assets/img/bodies/Splat_Buggy.png","width":100,"height":64}</text:p>
          </table:table-cell>
          <table:table-cell table:formula="of:= CONCATENATE(&quot;{&quot;; [.T40]; [.U40]; [.V40]; &quot;&quot;&quot;&quot;; &quot;speed&quot;; &quot;&quot;&quot;&quot;; &quot;:{&quot;; [.W40]; [.X40]; [.Y40]; [.Z40]; &quot;},&quot;; [.AA40]; [.AB40]; &quot;&quot;&quot;&quot;; &quot;handling&quot;; &quot;&quot;&quot;&quot;; &quot;:{&quot;; [.AC40]; [.AD40]; [.AE40]; [.AF40]; &quot;},&quot;; [.AG40]; [.AH40]; [.AI40]; &quot;}&quot;)" office:value-type="string" office:string-value="{&quot;name&quot;:&quot;Tanooki Kart&quot;,&quot;type&quot;:&quot;Body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,&quot;image&quot;:{&quot;url&quot;:&quot;src/assets/img/bodies/Splat_Buggy.png&quot;,&quot;width&quot;:100,&quot;height&quot;:64}}" calcext:value-type="string">
            <text:p>{"name":"Tanooki Kart","type":"Body","size":null,"speed":{"ground":4,"water":2,"air":3,"antiGravity":4},"acceleration":3,"weight":0,"handling":{"ground":2,"water":3,"air":1,"antiGravity":5},"grid":3,"miniTurbo":3,"image":{"url":"src/assets/img/bodies/Splat_Buggy.png","width":100,"height":64}}</text:p>
          </table:table-cell>
        </table:table-row>
        <table:table-row table:style-name="ro1">
          <table:table-cell table:style-name="ce2" office:value-type="string" calcext:value-type="string">
            <text:p>Tanooki Kart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nooki_Kart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41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4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1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41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41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1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41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4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4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41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41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1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1]; &quot;,&quot;)" office:value-type="string" office:string-value="&quot;grid&quot;:7," calcext:value-type="string">
            <text:p>"grid":7,</text:p>
          </table:table-cell>
          <table:table-cell table:formula="of:= CONCATENATE(&quot;&quot;&quot;&quot;; [.O$2]; &quot;&quot;&quot;&quot;; &quot;:&quot;; [.O41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1]; &quot;&quot;&quot;&quot;; &quot;,&quot;; &quot;&quot;&quot;&quot;; [.Q$2]; &quot;&quot;&quot;&quot;; &quot;:&quot;; [.Q41]; &quot;,&quot;; &quot;&quot;&quot;&quot;; [.R$2]; &quot;&quot;&quot;&quot;; &quot;:&quot;; [.R41]; &quot;}&quot;)" office:value-type="string" office:string-value="&quot;image&quot;:{&quot;url&quot;:&quot;src/assets/img/bodies/Tanooki_Kart.png&quot;,&quot;width&quot;:100,&quot;height&quot;:64}" calcext:value-type="string">
            <text:p>"image":{"url":"src/assets/img/bodies/Tanooki_Kart.png","width":100,"height":64}</text:p>
          </table:table-cell>
          <table:table-cell table:formula="of:= CONCATENATE(&quot;{&quot;; [.T41]; [.U41]; [.V41]; &quot;&quot;&quot;&quot;; &quot;speed&quot;; &quot;&quot;&quot;&quot;; &quot;:{&quot;; [.W41]; [.X41]; [.Y41]; [.Z41]; &quot;},&quot;; [.AA41]; [.AB41]; &quot;&quot;&quot;&quot;; &quot;handling&quot;; &quot;&quot;&quot;&quot;; &quot;:{&quot;; [.AC41]; [.AD41]; [.AE41]; [.AF41]; &quot;},&quot;; [.AG41]; [.AH41]; [.AI41]; &quot;}&quot;)" office:value-type="string" office:string-value="{&quot;name&quot;:&quot;Tanooki Kart&quot;,&quot;type&quot;:&quot;Body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,&quot;image&quot;:{&quot;url&quot;:&quot;src/assets/img/bodies/Tanooki_Kart.png&quot;,&quot;width&quot;:100,&quot;height&quot;:64}}" calcext:value-type="string">
            <text:p>{"name":"Tanooki Kart","type":"Body","size":null,"speed":{"ground":2,"water":4,"air":3,"antiGravity":3},"acceleration":2,"weight":3,"handling":{"ground":4,"water":4,"air":3,"antiGravity":3},"grid":7,"miniTurbo":3,"image":{"url":"src/assets/img/bodies/Tanooki_Kart.png","width":100,"height":64}}</text:p>
          </table:table-cell>
        </table:table-row>
        <table:table-row table:style-name="ro1">
          <table:table-cell table:style-name="ce2" office:value-type="string" calcext:value-type="string">
            <text:p>Koopa Clown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oopa_Clown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2]; &quot;&quot;&quot;&quot;; &quot;,&quot;)" office:value-type="string" office:string-value="&quot;name&quot;:&quot;Koopa Clown&quot;," calcext:value-type="string">
            <text:p>"name":"Koopa Clown",</text:p>
          </table:table-cell>
          <table:table-cell table:formula="of:= CONCATENATE(&quot;&quot;&quot;&quot;; [.B$2]; &quot;&quot;&quot;&quot;; &quot;:&quot;; &quot;&quot;&quot;&quot;; [.B42]; &quot;&quot;&quot;&quot;; &quot;,&quot;)" office:value-type="string" office:string-value="&quot;type&quot;:&quot;Body&quot;," calcext:value-type="string">
            <text:p>"type":"Body",</text:p>
          </table:table-cell>
          <table:table-cell table:formula="of:= CONCATENATE(&quot;&quot;&quot;&quot;; [.C$2]; &quot;&quot;&quot;&quot;; &quot;:&quot;; [.C4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2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42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42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2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4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42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42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42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42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2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2]; &quot;,&quot;)" office:value-type="string" office:string-value="&quot;grid&quot;:7," calcext:value-type="string">
            <text:p>"grid":7,</text:p>
          </table:table-cell>
          <table:table-cell table:formula="of:= CONCATENATE(&quot;&quot;&quot;&quot;; [.O$2]; &quot;&quot;&quot;&quot;; &quot;:&quot;; [.O42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2]; &quot;&quot;&quot;&quot;; &quot;,&quot;; &quot;&quot;&quot;&quot;; [.Q$2]; &quot;&quot;&quot;&quot;; &quot;:&quot;; [.Q42]; &quot;,&quot;; &quot;&quot;&quot;&quot;; [.R$2]; &quot;&quot;&quot;&quot;; &quot;:&quot;; [.R42]; &quot;}&quot;)" office:value-type="string" office:string-value="&quot;image&quot;:{&quot;url&quot;:&quot;src/assets/img/bodies/Koopa_Clown.png&quot;,&quot;width&quot;:100,&quot;height&quot;:64}" calcext:value-type="string">
            <text:p>"image":{"url":"src/assets/img/bodies/Koopa_Clown.png","width":100,"height":64}</text:p>
          </table:table-cell>
          <table:table-cell table:formula="of:= CONCATENATE(&quot;{&quot;; [.T42]; [.U42]; [.V42]; &quot;&quot;&quot;&quot;; &quot;speed&quot;; &quot;&quot;&quot;&quot;; &quot;:{&quot;; [.W42]; [.X42]; [.Y42]; [.Z42]; &quot;},&quot;; [.AA42]; [.AB42]; &quot;&quot;&quot;&quot;; &quot;handling&quot;; &quot;&quot;&quot;&quot;; &quot;:{&quot;; [.AC42]; [.AD42]; [.AE42]; [.AF42]; &quot;},&quot;; [.AG42]; [.AH42]; [.AI42]; &quot;}&quot;)" office:value-type="string" office:string-value="{&quot;name&quot;:&quot;Koopa Clown&quot;,&quot;type&quot;:&quot;Body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,&quot;image&quot;:{&quot;url&quot;:&quot;src/assets/img/bodies/Koopa_Clown.png&quot;,&quot;width&quot;:100,&quot;height&quot;:64}}" calcext:value-type="string">
            <text:p>{"name":"Koopa Clown","type":"Body","size":null,"speed":{"ground":2,"water":4,"air":3,"antiGravity":3},"acceleration":2,"weight":3,"handling":{"ground":4,"water":4,"air":3,"antiGravity":3},"grid":7,"miniTurbo":3,"image":{"url":"src/assets/img/bodies/Koopa_Clown.png","width":100,"height":64}}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15"/>
          <table:table-cell office:value-type="string" calcext:value-type="string">
            <text:p>Master_Cycle_Zero.png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number-columns-repeated="18"/>
        </table:table-row>
      </table:table>
      <table:table table:name="Tires" table:style-name="ta1">
        <table:table-column table:style-name="co3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6" table:number-columns-repeated="1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26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number-columns-repeated="2"/>
          <table:table-cell table:style-name="ce39" office:value-type="string" calcext:value-type="string">
            <text:p>image</text:p>
          </table:table-cell>
          <table:table-cell table:style-name="ce41" office:value-type="string" calcext:value-type="string">
            <text:p>src/assets/img/tires/</text:p>
          </table:table-cell>
          <table:table-cell table:style-name="ce43"/>
          <table:table-cell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3"/>
          <table:table-cell table:style-name="ce22"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 table:style-name="ce40" office:value-type="string" calcext:value-type="string">
            <text:p>url</text:p>
          </table:table-cell>
          <table:table-cell table:style-name="ce42" office:value-type="string" calcext:value-type="string">
            <text:p>width</text:p>
          </table:table-cell>
          <table:table-cell table:style-name="ce44" office:value-type="string" calcext:value-type="string">
            <text:p>height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15" office:value-type="string" calcext:value-type="string">
            <text:p>image</text:p>
          </table:table-cell>
          <table:table-cell table:style-name="ce22" office:value-type="string" calcext:value-type="string">
            <text:p>JSON building</text:p>
          </table:table-cell>
          <table:table-cell table:style-name="ce22"/>
        </table:table-row>
        <table:table-row table:style-name="ro1">
          <table:table-cell office:value-type="string" calcext:value-type="string">
            <text:p>Standard (Normal)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dard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Standard (Normal)&quot;," calcext:value-type="string">
            <text:p>"name":"Standard (Normal)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3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]; &quot;&quot;&quot;&quot;; &quot;,&quot;; &quot;&quot;&quot;&quot;; [.Q$2]; &quot;&quot;&quot;&quot;; &quot;:&quot;; [.Q3]; &quot;,&quot;; &quot;&quot;&quot;&quot;; [.R$2]; &quot;&quot;&quot;&quot;; &quot;:&quot;; [.R3]; &quot;}&quot;)" office:value-type="string" office:string-value="&quot;image&quot;:{&quot;url&quot;:&quot;src/assets/img/tires/Standard.png&quot;,&quot;width&quot;:100,&quot;height&quot;:64}" calcext:value-type="string">
            <text:p>"image":{"url":"src/assets/img/tires/Standard.png","width":100,"height":64}</text:p>
          </table:table-cell>
          <table:table-cell table:formula="of:= CONCATENATE(&quot;{&quot;; [.T3]; [.U3]; [.V3]; &quot;&quot;&quot;&quot;; &quot;speed&quot;; &quot;&quot;&quot;&quot;; &quot;:{&quot;; [.W3]; [.X3]; [.Y3]; [.Z3]; &quot;},&quot;; [.AA3]; [.AB3]; &quot;&quot;&quot;&quot;; &quot;handling&quot;; &quot;&quot;&quot;&quot;; &quot;:{&quot;; [.AC3]; [.AD3]; [.AE3]; [.AF3]; &quot;},&quot;; [.AG3]; [.AH3]; [.AI3]; &quot;}&quot;)" office:value-type="string" office:string-value="{&quot;name&quot;:&quot;Standard (Normal)&quot;,&quot;type&quot;:&quot;Tires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,&quot;image&quot;:{&quot;url&quot;:&quot;src/assets/img/tires/Standard.png&quot;,&quot;width&quot;:100,&quot;height&quot;:64}}" calcext:value-type="string">
            <text:p>{"name":"Standard (Normal)","type":"Tires","size":null,"speed":{"ground":2,"water":3,"air":3,"antiGravity":2},"acceleration":4,"weight":2,"handling":{"ground":3,"water":3,"air":3,"antiGravity":3},"grid":5,"miniTurbo":3,"image":{"url":"src/assets/img/tires/Standard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Blue Standard (Normal Blue)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_Standard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Blue Standard (Normal Blue)&quot;," calcext:value-type="string">
            <text:p>"name":"Blue Standard (Normal Blue)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4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4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4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4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4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]; &quot;&quot;&quot;&quot;; &quot;,&quot;; &quot;&quot;&quot;&quot;; [.Q$2]; &quot;&quot;&quot;&quot;; &quot;:&quot;; [.Q4]; &quot;,&quot;; &quot;&quot;&quot;&quot;; [.R$2]; &quot;&quot;&quot;&quot;; &quot;:&quot;; [.R4]; &quot;}&quot;)" office:value-type="string" office:string-value="&quot;image&quot;:{&quot;url&quot;:&quot;src/assets/img/tires/Blue_Standard.png&quot;,&quot;width&quot;:100,&quot;height&quot;:64}" calcext:value-type="string">
            <text:p>"image":{"url":"src/assets/img/tires/Blue_Standard.png","width":100,"height":64}</text:p>
          </table:table-cell>
          <table:table-cell table:formula="of:= CONCATENATE(&quot;{&quot;; [.T4]; [.U4]; [.V4]; &quot;&quot;&quot;&quot;; &quot;speed&quot;; &quot;&quot;&quot;&quot;; &quot;:{&quot;; [.W4]; [.X4]; [.Y4]; [.Z4]; &quot;},&quot;; [.AA4]; [.AB4]; &quot;&quot;&quot;&quot;; &quot;handling&quot;; &quot;&quot;&quot;&quot;; &quot;:{&quot;; [.AC4]; [.AD4]; [.AE4]; [.AF4]; &quot;},&quot;; [.AG4]; [.AH4]; [.AI4]; &quot;}&quot;)" office:value-type="string" office:string-value="{&quot;name&quot;:&quot;Blue Standard (Normal Blue)&quot;,&quot;type&quot;:&quot;Tires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,&quot;image&quot;:{&quot;url&quot;:&quot;src/assets/img/tires/Blue_Standard.png&quot;,&quot;width&quot;:100,&quot;height&quot;:64}}" calcext:value-type="string">
            <text:p>{"name":"Blue Standard (Normal Blue)","type":"Tires","size":null,"speed":{"ground":2,"water":3,"air":3,"antiGravity":2},"acceleration":4,"weight":2,"handling":{"ground":3,"water":3,"air":3,"antiGravity":3},"grid":5,"miniTurbo":3,"image":{"url":"src/assets/img/tires/Blue_Standard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GLA Tires (GLA Wheels)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A_Tires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GLA Tires (GLA Wheels)&quot;," calcext:value-type="string">
            <text:p>"name":"GLA Tires (GLA Wheels)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5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5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5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5]; &quot;,&quot;)" office:value-type="string" office:string-value="&quot;miniTurbo&quot;:3," calcext:value-type="string">
            <text:p>"miniTurbo":3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5]; &quot;&quot;&quot;&quot;; &quot;,&quot;; &quot;&quot;&quot;&quot;; [.Q$2]; &quot;&quot;&quot;&quot;; &quot;:&quot;; [.Q5]; &quot;,&quot;; &quot;&quot;&quot;&quot;; [.R$2]; &quot;&quot;&quot;&quot;; &quot;:&quot;; [.R5]; &quot;}&quot;)" office:value-type="string" office:string-value="&quot;image&quot;:{&quot;url&quot;:&quot;src/assets/img/tires/GLA_Tires.png&quot;,&quot;width&quot;:100,&quot;height&quot;:64}" calcext:value-type="string">
            <text:p>"image":{"url":"src/assets/img/tires/GLA_Tires.png","width":100,"height":64}</text:p>
          </table:table-cell>
          <table:table-cell table:formula="of:= CONCATENATE(&quot;{&quot;; [.T5]; [.U5]; [.V5]; &quot;&quot;&quot;&quot;; &quot;speed&quot;; &quot;&quot;&quot;&quot;; &quot;:{&quot;; [.W5]; [.X5]; [.Y5]; [.Z5]; &quot;},&quot;; [.AA5]; [.AB5]; &quot;&quot;&quot;&quot;; &quot;handling&quot;; &quot;&quot;&quot;&quot;; &quot;:{&quot;; [.AC5]; [.AD5]; [.AE5]; [.AF5]; &quot;},&quot;; [.AG5]; [.AH5]; [.AI5]; &quot;}&quot;)" office:value-type="string" office:string-value="{&quot;name&quot;:&quot;GLA Tires (GLA Wheels)&quot;,&quot;type&quot;:&quot;Tires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,&quot;image&quot;:{&quot;url&quot;:&quot;src/assets/img/tires/GLA_Tires.png&quot;,&quot;width&quot;:100,&quot;height&quot;:64}}" calcext:value-type="string">
            <text:p>{"name":"GLA Tires (GLA Wheels)","type":"Tires","size":null,"speed":{"ground":2,"water":3,"air":3,"antiGravity":2},"acceleration":4,"weight":2,"handling":{"ground":3,"water":3,"air":3,"antiGravity":3},"grid":5,"miniTurbo":3,"image":{"url":"src/assets/img/tires/GLA_Tires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Monster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Monster&quot;," calcext:value-type="string">
            <text:p>"name":"Monster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D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E6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F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G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H6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I6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J6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K6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L6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M6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6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6]; &quot;&quot;&quot;&quot;; &quot;,&quot;; &quot;&quot;&quot;&quot;; [.Q$2]; &quot;&quot;&quot;&quot;; &quot;:&quot;; [.Q6]; &quot;,&quot;; &quot;&quot;&quot;&quot;; [.R$2]; &quot;&quot;&quot;&quot;; &quot;:&quot;; [.R6]; &quot;}&quot;)" office:value-type="string" office:string-value="&quot;image&quot;:{&quot;url&quot;:&quot;src/assets/img/tires/Monster.png&quot;,&quot;width&quot;:100,&quot;height&quot;:64}" calcext:value-type="string">
            <text:p>"image":{"url":"src/assets/img/tires/Monster.png","width":100,"height":64}</text:p>
          </table:table-cell>
          <table:table-cell table:formula="of:= CONCATENATE(&quot;{&quot;; [.T6]; [.U6]; [.V6]; &quot;&quot;&quot;&quot;; &quot;speed&quot;; &quot;&quot;&quot;&quot;; &quot;:{&quot;; [.W6]; [.X6]; [.Y6]; [.Z6]; &quot;},&quot;; [.AA6]; [.AB6]; &quot;&quot;&quot;&quot;; &quot;handling&quot;; &quot;&quot;&quot;&quot;; &quot;:{&quot;; [.AC6]; [.AD6]; [.AE6]; [.AF6]; &quot;},&quot;; [.AG6]; [.AH6]; [.AI6]; &quot;}&quot;)" office:value-type="string" office:string-value="{&quot;name&quot;:&quot;Monster&quot;,&quot;type&quot;:&quot;Tires&quot;,&quot;size&quot;:null,&quot;speed&quot;:{&quot;ground&quot;:2,&quot;water&quot;:2,&quot;air&quot;:2,&quot;antiGravity&quot;:1},&quot;acceleration&quot;:2,&quot;weight&quot;:2,&quot;handling&quot;:{&quot;ground&quot;:4,&quot;water&quot;:0,&quot;air&quot;:1,&quot;antiGravity&quot;:1},&quot;grid&quot;:0,&quot;miniTurbo&quot;:2,&quot;image&quot;:{&quot;url&quot;:&quot;src/assets/img/tires/Monster.png&quot;,&quot;width&quot;:100,&quot;height&quot;:64}}" calcext:value-type="string">
            <text:p>{"name":"Monster","type":"Tires","size":null,"speed":{"ground":2,"water":2,"air":2,"antiGravity":1},"acceleration":2,"weight":2,"handling":{"ground":4,"water":0,"air":1,"antiGravity":1},"grid":0,"miniTurbo":2,"image":{"url":"src/assets/img/tires/Monster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Hot Monster (Funky Monster)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t_Monster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Hot Monster (Funky Monster)&quot;," calcext:value-type="string">
            <text:p>"name":"Hot Monster (Funky Monster)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7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7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7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7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7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7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7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7]; &quot;,&quot;)" office:value-type="string" office:string-value="&quot;grid&quot;:7," calcext:value-type="string">
            <text:p>"grid":7,</text:p>
          </table:table-cell>
          <table:table-cell table:formula="of:= CONCATENATE(&quot;&quot;&quot;&quot;; [.O$2]; &quot;&quot;&quot;&quot;; &quot;:&quot;; [.O7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7]; &quot;&quot;&quot;&quot;; &quot;,&quot;; &quot;&quot;&quot;&quot;; [.Q$2]; &quot;&quot;&quot;&quot;; &quot;:&quot;; [.Q7]; &quot;,&quot;; &quot;&quot;&quot;&quot;; [.R$2]; &quot;&quot;&quot;&quot;; &quot;:&quot;; [.R7]; &quot;}&quot;)" office:value-type="string" office:string-value="&quot;image&quot;:{&quot;url&quot;:&quot;src/assets/img/tires/Hot_Monster.png&quot;,&quot;width&quot;:100,&quot;height&quot;:64}" calcext:value-type="string">
            <text:p>"image":{"url":"src/assets/img/tires/Hot_Monster.png","width":100,"height":64}</text:p>
          </table:table-cell>
          <table:table-cell table:formula="of:= CONCATENATE(&quot;{&quot;; [.T7]; [.U7]; [.V7]; &quot;&quot;&quot;&quot;; &quot;speed&quot;; &quot;&quot;&quot;&quot;; &quot;:{&quot;; [.W7]; [.X7]; [.Y7]; [.Z7]; &quot;},&quot;; [.AA7]; [.AB7]; &quot;&quot;&quot;&quot;; &quot;handling&quot;; &quot;&quot;&quot;&quot;; &quot;:{&quot;; [.AC7]; [.AD7]; [.AE7]; [.AF7]; &quot;},&quot;; [.AG7]; [.AH7]; [.AI7]; &quot;}&quot;)" office:value-type="string" office:string-value="{&quot;name&quot;:&quot;Hot Monster (Funky Monster)&quot;,&quot;type&quot;:&quot;Tires&quot;,&quot;size&quot;:null,&quot;speed&quot;:{&quot;ground&quot;:2,&quot;water&quot;:2,&quot;air&quot;:1,&quot;antiGravity&quot;:2},&quot;acceleration&quot;:2,&quot;weight&quot;:4,&quot;handling&quot;:{&quot;ground&quot;:0,&quot;water&quot;:1,&quot;air&quot;:1,&quot;antiGravity&quot;:0},&quot;grid&quot;:7,&quot;miniTurbo&quot;:2,&quot;image&quot;:{&quot;url&quot;:&quot;src/assets/img/tires/Hot_Monster.png&quot;,&quot;width&quot;:100,&quot;height&quot;:64}}" calcext:value-type="string">
            <text:p>{"name":"Hot Monster (Funky Monster)","type":"Tires","size":null,"speed":{"ground":2,"water":2,"air":1,"antiGravity":2},"acceleration":2,"weight":4,"handling":{"ground":0,"water":1,"air":1,"antiGravity":0},"grid":7,"miniTurbo":2,"image":{"url":"src/assets/img/tires/Hot_Monster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Roller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l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Roller&quot;," calcext:value-type="string">
            <text:p>"name":"Roller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8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8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8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8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8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8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8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8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8]; &quot;,&quot;)" office:value-type="string" office:string-value="&quot;miniTurbo&quot;:6," calcext:value-type="string">
            <text:p>"miniTurbo":6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8]; &quot;&quot;&quot;&quot;; &quot;,&quot;; &quot;&quot;&quot;&quot;; [.Q$2]; &quot;&quot;&quot;&quot;; &quot;:&quot;; [.Q8]; &quot;,&quot;; &quot;&quot;&quot;&quot;; [.R$2]; &quot;&quot;&quot;&quot;; &quot;:&quot;; [.R8]; &quot;}&quot;)" office:value-type="string" office:string-value="&quot;image&quot;:{&quot;url&quot;:&quot;src/assets/img/tires/Roller.png&quot;,&quot;width&quot;:100,&quot;height&quot;:64}" calcext:value-type="string">
            <text:p>"image":{"url":"src/assets/img/tires/Roller.png","width":100,"height":64}</text:p>
          </table:table-cell>
          <table:table-cell table:formula="of:= CONCATENATE(&quot;{&quot;; [.T8]; [.U8]; [.V8]; &quot;&quot;&quot;&quot;; &quot;speed&quot;; &quot;&quot;&quot;&quot;; &quot;:{&quot;; [.W8]; [.X8]; [.Y8]; [.Z8]; &quot;},&quot;; [.AA8]; [.AB8]; &quot;&quot;&quot;&quot;; &quot;handling&quot;; &quot;&quot;&quot;&quot;; &quot;:{&quot;; [.AC8]; [.AD8]; [.AE8]; [.AF8]; &quot;},&quot;; [.AG8]; [.AH8]; [.AI8]; &quot;}&quot;)" office:value-type="string" office:string-value="{&quot;name&quot;:&quot;Roller&quot;,&quot;type&quot;:&quot;Tires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,&quot;image&quot;:{&quot;url&quot;:&quot;src/assets/img/tires/Roller.png&quot;,&quot;width&quot;:100,&quot;height&quot;:64}}" calcext:value-type="string">
            <text:p>{"name":"Roller","type":"Tires","size":null,"speed":{"ground":0,"water":3,"air":3,"antiGravity":0},"acceleration":6,"weight":0,"handling":{"ground":4,"water":4,"air":4,"antiGravity":4},"grid":4,"miniTurbo":6,"image":{"url":"src/assets/img/tires/Roller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Azure Roller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zure_Roll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Azure Roller&quot;," calcext:value-type="string">
            <text:p>"name":"Azure Roller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9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9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9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9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9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9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9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9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9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9]; &quot;,&quot;)" office:value-type="string" office:string-value="&quot;miniTurbo&quot;:6," calcext:value-type="string">
            <text:p>"miniTurbo":6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9]; &quot;&quot;&quot;&quot;; &quot;,&quot;; &quot;&quot;&quot;&quot;; [.Q$2]; &quot;&quot;&quot;&quot;; &quot;:&quot;; [.Q9]; &quot;,&quot;; &quot;&quot;&quot;&quot;; [.R$2]; &quot;&quot;&quot;&quot;; &quot;:&quot;; [.R9]; &quot;}&quot;)" office:value-type="string" office:string-value="&quot;image&quot;:{&quot;url&quot;:&quot;src/assets/img/tires/Azure_Roller.png&quot;,&quot;width&quot;:100,&quot;height&quot;:64}" calcext:value-type="string">
            <text:p>"image":{"url":"src/assets/img/tires/Azure_Roller.png","width":100,"height":64}</text:p>
          </table:table-cell>
          <table:table-cell table:formula="of:= CONCATENATE(&quot;{&quot;; [.T9]; [.U9]; [.V9]; &quot;&quot;&quot;&quot;; &quot;speed&quot;; &quot;&quot;&quot;&quot;; &quot;:{&quot;; [.W9]; [.X9]; [.Y9]; [.Z9]; &quot;},&quot;; [.AA9]; [.AB9]; &quot;&quot;&quot;&quot;; &quot;handling&quot;; &quot;&quot;&quot;&quot;; &quot;:{&quot;; [.AC9]; [.AD9]; [.AE9]; [.AF9]; &quot;},&quot;; [.AG9]; [.AH9]; [.AI9]; &quot;}&quot;)" office:value-type="string" office:string-value="{&quot;name&quot;:&quot;Azure Roller&quot;,&quot;type&quot;:&quot;Tires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,&quot;image&quot;:{&quot;url&quot;:&quot;src/assets/img/tires/Azure_Roller.png&quot;,&quot;width&quot;:100,&quot;height&quot;:64}}" calcext:value-type="string">
            <text:p>{"name":"Azure Roller","type":"Tires","size":null,"speed":{"ground":0,"water":3,"air":3,"antiGravity":0},"acceleration":6,"weight":0,"handling":{"ground":4,"water":4,"air":4,"antiGravity":4},"grid":4,"miniTurbo":6,"image":{"url":"src/assets/img/tires/Azure_Roller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Slim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lim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Slim&quot;," calcext:value-type="string">
            <text:p>"name":"Slim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0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0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0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0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0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0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10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0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0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0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0]; &quot;&quot;&quot;&quot;; &quot;,&quot;; &quot;&quot;&quot;&quot;; [.Q$2]; &quot;&quot;&quot;&quot;; &quot;:&quot;; [.Q10]; &quot;,&quot;; &quot;&quot;&quot;&quot;; [.R$2]; &quot;&quot;&quot;&quot;; &quot;:&quot;; [.R10]; &quot;}&quot;)" office:value-type="string" office:string-value="&quot;image&quot;:{&quot;url&quot;:&quot;src/assets/img/tires/Slim.png&quot;,&quot;width&quot;:100,&quot;height&quot;:64}" calcext:value-type="string">
            <text:p>"image":{"url":"src/assets/img/tires/Slim.png","width":100,"height":64}</text:p>
          </table:table-cell>
          <table:table-cell table:formula="of:= CONCATENATE(&quot;{&quot;; [.T10]; [.U10]; [.V10]; &quot;&quot;&quot;&quot;; &quot;speed&quot;; &quot;&quot;&quot;&quot;; &quot;:{&quot;; [.W10]; [.X10]; [.Y10]; [.Z10]; &quot;},&quot;; [.AA10]; [.AB10]; &quot;&quot;&quot;&quot;; &quot;handling&quot;; &quot;&quot;&quot;&quot;; &quot;:{&quot;; [.AC10]; [.AD10]; [.AE10]; [.AF10]; &quot;},&quot;; [.AG10]; [.AH10]; [.AI10]; &quot;}&quot;)" office:value-type="string" office:string-value="{&quot;name&quot;:&quot;Slim&quot;,&quot;type&quot;:&quot;Tires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,&quot;image&quot;:{&quot;url&quot;:&quot;src/assets/img/tires/Slim.png&quot;,&quot;width&quot;:100,&quot;height&quot;:64}}" calcext:value-type="string">
            <text:p>{"name":"Slim","type":"Tires","size":null,"speed":{"ground":3,"water":2,"air":2,"antiGravity":4},"acceleration":2,"weight":2,"handling":{"ground":4,"water":4,"air":4,"antiGravity":3},"grid":1,"miniTurbo":2,"image":{"url":"src/assets/img/tires/Slim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Wood (Wooden)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ood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Wood (Wooden)&quot;," calcext:value-type="string">
            <text:p>"name":"Wood (Wooden)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1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1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1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1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1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1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11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1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1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1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1]; &quot;&quot;&quot;&quot;; &quot;,&quot;; &quot;&quot;&quot;&quot;; [.Q$2]; &quot;&quot;&quot;&quot;; &quot;:&quot;; [.Q11]; &quot;,&quot;; &quot;&quot;&quot;&quot;; [.R$2]; &quot;&quot;&quot;&quot;; &quot;:&quot;; [.R11]; &quot;}&quot;)" office:value-type="string" office:string-value="&quot;image&quot;:{&quot;url&quot;:&quot;src/assets/img/tires/Wood.png&quot;,&quot;width&quot;:100,&quot;height&quot;:64}" calcext:value-type="string">
            <text:p>"image":{"url":"src/assets/img/tires/Wood.png","width":100,"height":64}</text:p>
          </table:table-cell>
          <table:table-cell table:formula="of:= CONCATENATE(&quot;{&quot;; [.T11]; [.U11]; [.V11]; &quot;&quot;&quot;&quot;; &quot;speed&quot;; &quot;&quot;&quot;&quot;; &quot;:{&quot;; [.W11]; [.X11]; [.Y11]; [.Z11]; &quot;},&quot;; [.AA11]; [.AB11]; &quot;&quot;&quot;&quot;; &quot;handling&quot;; &quot;&quot;&quot;&quot;; &quot;:{&quot;; [.AC11]; [.AD11]; [.AE11]; [.AF11]; &quot;},&quot;; [.AG11]; [.AH11]; [.AI11]; &quot;}&quot;)" office:value-type="string" office:string-value="{&quot;name&quot;:&quot;Wood (Wooden)&quot;,&quot;type&quot;:&quot;Tires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,&quot;image&quot;:{&quot;url&quot;:&quot;src/assets/img/tires/Wood.png&quot;,&quot;width&quot;:100,&quot;height&quot;:64}}" calcext:value-type="string">
            <text:p>{"name":"Wood (Wooden)","type":"Tires","size":null,"speed":{"ground":3,"water":2,"air":2,"antiGravity":4},"acceleration":2,"weight":2,"handling":{"ground":4,"water":4,"air":4,"antiGravity":3},"grid":1,"miniTurbo":2,"image":{"url":"src/assets/img/tires/Wood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Crimson Slim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imson_Slim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Crimson Slim&quot;," calcext:value-type="string">
            <text:p>"name":"Crimson Slim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2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2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2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2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2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12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2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2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2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2]; &quot;&quot;&quot;&quot;; &quot;,&quot;; &quot;&quot;&quot;&quot;; [.Q$2]; &quot;&quot;&quot;&quot;; &quot;:&quot;; [.Q12]; &quot;,&quot;; &quot;&quot;&quot;&quot;; [.R$2]; &quot;&quot;&quot;&quot;; &quot;:&quot;; [.R12]; &quot;}&quot;)" office:value-type="string" office:string-value="&quot;image&quot;:{&quot;url&quot;:&quot;src/assets/img/tires/Crimson_Slim.png&quot;,&quot;width&quot;:100,&quot;height&quot;:64}" calcext:value-type="string">
            <text:p>"image":{"url":"src/assets/img/tires/Crimson_Slim.png","width":100,"height":64}</text:p>
          </table:table-cell>
          <table:table-cell table:formula="of:= CONCATENATE(&quot;{&quot;; [.T12]; [.U12]; [.V12]; &quot;&quot;&quot;&quot;; &quot;speed&quot;; &quot;&quot;&quot;&quot;; &quot;:{&quot;; [.W12]; [.X12]; [.Y12]; [.Z12]; &quot;},&quot;; [.AA12]; [.AB12]; &quot;&quot;&quot;&quot;; &quot;handling&quot;; &quot;&quot;&quot;&quot;; &quot;:{&quot;; [.AC12]; [.AD12]; [.AE12]; [.AF12]; &quot;},&quot;; [.AG12]; [.AH12]; [.AI12]; &quot;}&quot;)" office:value-type="string" office:string-value="{&quot;name&quot;:&quot;Crimson Slim&quot;,&quot;type&quot;:&quot;Tires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,&quot;image&quot;:{&quot;url&quot;:&quot;src/assets/img/tires/Crimson_Slim.png&quot;,&quot;width&quot;:100,&quot;height&quot;:64}}" calcext:value-type="string">
            <text:p>{"name":"Crimson Slim","type":"Tires","size":null,"speed":{"ground":3,"water":2,"air":2,"antiGravity":4},"acceleration":2,"weight":2,"handling":{"ground":4,"water":4,"air":4,"antiGravity":3},"grid":1,"miniTurbo":2,"image":{"url":"src/assets/img/tires/Crimson_Slim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Slick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ick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Slick&quot;," calcext:value-type="string">
            <text:p>"name":"Slick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3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3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3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3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3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3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3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3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1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3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3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3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3]; &quot;&quot;&quot;&quot;; &quot;,&quot;; &quot;&quot;&quot;&quot;; [.Q$2]; &quot;&quot;&quot;&quot;; &quot;:&quot;; [.Q13]; &quot;,&quot;; &quot;&quot;&quot;&quot;; [.R$2]; &quot;&quot;&quot;&quot;; &quot;:&quot;; [.R13]; &quot;}&quot;)" office:value-type="string" office:string-value="&quot;image&quot;:{&quot;url&quot;:&quot;src/assets/img/tires/Slick.png&quot;,&quot;width&quot;:100,&quot;height&quot;:64}" calcext:value-type="string">
            <text:p>"image":{"url":"src/assets/img/tires/Slick.png","width":100,"height":64}</text:p>
          </table:table-cell>
          <table:table-cell table:formula="of:= CONCATENATE(&quot;{&quot;; [.T13]; [.U13]; [.V13]; &quot;&quot;&quot;&quot;; &quot;speed&quot;; &quot;&quot;&quot;&quot;; &quot;:{&quot;; [.W13]; [.X13]; [.Y13]; [.Z13]; &quot;},&quot;; [.AA13]; [.AB13]; &quot;&quot;&quot;&quot;; &quot;handling&quot;; &quot;&quot;&quot;&quot;; &quot;:{&quot;; [.AC13]; [.AD13]; [.AE13]; [.AF13]; &quot;},&quot;; [.AG13]; [.AH13]; [.AI13]; &quot;}&quot;)" office:value-type="string" office:string-value="{&quot;name&quot;:&quot;Slick&quot;,&quot;type&quot;:&quot;Tires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,&quot;image&quot;:{&quot;url&quot;:&quot;src/assets/img/tires/Slick.png&quot;,&quot;width&quot;:100,&quot;height&quot;:64}}" calcext:value-type="string">
            <text:p>{"name":"Slick","type":"Tires","size":null,"speed":{"ground":4,"water":0,"air":0,"antiGravity":4},"acceleration":1,"weight":3,"handling":{"ground":2,"water":0,"air":1,"antiGravity":2},"grid":0,"miniTurbo":0,"image":{"url":"src/assets/img/tires/Slick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Cyber Slick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yber_Slick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Cyber Slick&quot;," calcext:value-type="string">
            <text:p>"name":"Cyber Slick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4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4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4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4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4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4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4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1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4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4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4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4]; &quot;&quot;&quot;&quot;; &quot;,&quot;; &quot;&quot;&quot;&quot;; [.Q$2]; &quot;&quot;&quot;&quot;; &quot;:&quot;; [.Q14]; &quot;,&quot;; &quot;&quot;&quot;&quot;; [.R$2]; &quot;&quot;&quot;&quot;; &quot;:&quot;; [.R14]; &quot;}&quot;)" office:value-type="string" office:string-value="&quot;image&quot;:{&quot;url&quot;:&quot;src/assets/img/tires/Cyber_Slick.png&quot;,&quot;width&quot;:100,&quot;height&quot;:64}" calcext:value-type="string">
            <text:p>"image":{"url":"src/assets/img/tires/Cyber_Slick.png","width":100,"height":64}</text:p>
          </table:table-cell>
          <table:table-cell table:formula="of:= CONCATENATE(&quot;{&quot;; [.T14]; [.U14]; [.V14]; &quot;&quot;&quot;&quot;; &quot;speed&quot;; &quot;&quot;&quot;&quot;; &quot;:{&quot;; [.W14]; [.X14]; [.Y14]; [.Z14]; &quot;},&quot;; [.AA14]; [.AB14]; &quot;&quot;&quot;&quot;; &quot;handling&quot;; &quot;&quot;&quot;&quot;; &quot;:{&quot;; [.AC14]; [.AD14]; [.AE14]; [.AF14]; &quot;},&quot;; [.AG14]; [.AH14]; [.AI14]; &quot;}&quot;)" office:value-type="string" office:string-value="{&quot;name&quot;:&quot;Cyber Slick&quot;,&quot;type&quot;:&quot;Tires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,&quot;image&quot;:{&quot;url&quot;:&quot;src/assets/img/tires/Cyber_Slick.png&quot;,&quot;width&quot;:100,&quot;height&quot;:64}}" calcext:value-type="string">
            <text:p>{"name":"Cyber Slick","type":"Tires","size":null,"speed":{"ground":4,"water":0,"air":0,"antiGravity":4},"acceleration":1,"weight":3,"handling":{"ground":2,"water":0,"air":1,"antiGravity":2},"grid":0,"miniTurbo":0,"image":{"url":"src/assets/img/tires/Cyber_Slick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Metal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etal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Metal&quot;," calcext:value-type="string">
            <text:p>"name":"Metal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5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5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5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5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15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5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5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5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15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5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5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5]; &quot;&quot;&quot;&quot;; &quot;,&quot;; &quot;&quot;&quot;&quot;; [.Q$2]; &quot;&quot;&quot;&quot;; &quot;:&quot;; [.Q15]; &quot;,&quot;; &quot;&quot;&quot;&quot;; [.R$2]; &quot;&quot;&quot;&quot;; &quot;:&quot;; [.R15]; &quot;}&quot;)" office:value-type="string" office:string-value="&quot;image&quot;:{&quot;url&quot;:&quot;src/assets/img/tires/Metal.png&quot;,&quot;width&quot;:100,&quot;height&quot;:64}" calcext:value-type="string">
            <text:p>"image":{"url":"src/assets/img/tires/Metal.png","width":100,"height":64}</text:p>
          </table:table-cell>
          <table:table-cell table:formula="of:= CONCATENATE(&quot;{&quot;; [.T15]; [.U15]; [.V15]; &quot;&quot;&quot;&quot;; &quot;speed&quot;; &quot;&quot;&quot;&quot;; &quot;:{&quot;; [.W15]; [.X15]; [.Y15]; [.Z15]; &quot;},&quot;; [.AA15]; [.AB15]; &quot;&quot;&quot;&quot;; &quot;handling&quot;; &quot;&quot;&quot;&quot;; &quot;:{&quot;; [.AC15]; [.AD15]; [.AE15]; [.AF15]; &quot;},&quot;; [.AG15]; [.AH15]; [.AI15]; &quot;}&quot;)" office:value-type="string" office:string-value="{&quot;name&quot;:&quot;Metal&quot;,&quot;type&quot;:&quot;Tires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,&quot;image&quot;:{&quot;url&quot;:&quot;src/assets/img/tires/Metal.png&quot;,&quot;width&quot;:100,&quot;height&quot;:64}}" calcext:value-type="string">
            <text:p>{"name":"Metal","type":"Tires","size":null,"speed":{"ground":4,"water":3,"air":2,"antiGravity":1},"acceleration":0,"weight":4,"handling":{"ground":2,"water":2,"air":0,"antiGravity":1},"grid":2,"miniTurbo":0,"image":{"url":"src/assets/img/tires/Metal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Gold Tires (Gold Wheels)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old_Tires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Gold Tires (Gold Wheels)&quot;," calcext:value-type="string">
            <text:p>"name":"Gold Tires (Gold Wheels)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6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6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6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6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16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6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6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6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16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6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6]; &quot;,&quot;)" office:value-type="string" office:string-value="&quot;miniTurbo&quot;:0," calcext:value-type="string">
            <text:p>"miniTurbo":0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6]; &quot;&quot;&quot;&quot;; &quot;,&quot;; &quot;&quot;&quot;&quot;; [.Q$2]; &quot;&quot;&quot;&quot;; &quot;:&quot;; [.Q16]; &quot;,&quot;; &quot;&quot;&quot;&quot;; [.R$2]; &quot;&quot;&quot;&quot;; &quot;:&quot;; [.R16]; &quot;}&quot;)" office:value-type="string" office:string-value="&quot;image&quot;:{&quot;url&quot;:&quot;src/assets/img/tires/Gold_Tires.png&quot;,&quot;width&quot;:100,&quot;height&quot;:64}" calcext:value-type="string">
            <text:p>"image":{"url":"src/assets/img/tires/Gold_Tires.png","width":100,"height":64}</text:p>
          </table:table-cell>
          <table:table-cell table:formula="of:= CONCATENATE(&quot;{&quot;; [.T16]; [.U16]; [.V16]; &quot;&quot;&quot;&quot;; &quot;speed&quot;; &quot;&quot;&quot;&quot;; &quot;:{&quot;; [.W16]; [.X16]; [.Y16]; [.Z16]; &quot;},&quot;; [.AA16]; [.AB16]; &quot;&quot;&quot;&quot;; &quot;handling&quot;; &quot;&quot;&quot;&quot;; &quot;:{&quot;; [.AC16]; [.AD16]; [.AE16]; [.AF16]; &quot;},&quot;; [.AG16]; [.AH16]; [.AI16]; &quot;}&quot;)" office:value-type="string" office:string-value="{&quot;name&quot;:&quot;Gold Tires (Gold Wheels)&quot;,&quot;type&quot;:&quot;Tires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,&quot;image&quot;:{&quot;url&quot;:&quot;src/assets/img/tires/Gold_Tires.png&quot;,&quot;width&quot;:100,&quot;height&quot;:64}}" calcext:value-type="string">
            <text:p>{"name":"Gold Tires (Gold Wheels)","type":"Tires","size":null,"speed":{"ground":4,"water":3,"air":2,"antiGravity":1},"acceleration":0,"weight":4,"handling":{"ground":2,"water":2,"air":0,"antiGravity":1},"grid":2,"miniTurbo":0,"image":{"url":"src/assets/img/tires/Gold_Tires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tton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7]; &quot;&quot;&quot;&quot;; &quot;,&quot;)" office:value-type="string" office:string-value="&quot;name&quot;:&quot;Button&quot;," calcext:value-type="string">
            <text:p>"name":"Button",</text:p>
          </table:table-cell>
          <table:table-cell table:formula="of:= CONCATENATE(&quot;&quot;&quot;&quot;; [.B$2]; &quot;&quot;&quot;&quot;; &quot;:&quot;; &quot;&quot;&quot;&quot;; [.B17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7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7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7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7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17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1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17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7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7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7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7]; &quot;&quot;&quot;&quot;; &quot;,&quot;; &quot;&quot;&quot;&quot;; [.Q$2]; &quot;&quot;&quot;&quot;; &quot;:&quot;; [.Q17]; &quot;,&quot;; &quot;&quot;&quot;&quot;; [.R$2]; &quot;&quot;&quot;&quot;; &quot;:&quot;; [.R17]; &quot;}&quot;)" office:value-type="string" office:string-value="&quot;image&quot;:{&quot;url&quot;:&quot;src/assets/img/tires/Button.png&quot;,&quot;width&quot;:100,&quot;height&quot;:64}" calcext:value-type="string">
            <text:p>"image":{"url":"src/assets/img/tires/Button.png","width":100,"height":64}</text:p>
          </table:table-cell>
          <table:table-cell table:formula="of:= CONCATENATE(&quot;{&quot;; [.T17]; [.U17]; [.V17]; &quot;&quot;&quot;&quot;; &quot;speed&quot;; &quot;&quot;&quot;&quot;; &quot;:{&quot;; [.W17]; [.X17]; [.Y17]; [.Z17]; &quot;},&quot;; [.AA17]; [.AB17]; &quot;&quot;&quot;&quot;; &quot;handling&quot;; &quot;&quot;&quot;&quot;; &quot;:{&quot;; [.AC17]; [.AD17]; [.AE17]; [.AF17]; &quot;},&quot;; [.AG17]; [.AH17]; [.AI17]; &quot;}&quot;)" office:value-type="string" office:string-value="{&quot;name&quot;:&quot;Button&quot;,&quot;type&quot;:&quot;Tires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,&quot;image&quot;:{&quot;url&quot;:&quot;src/assets/img/tires/Button.png&quot;,&quot;width&quot;:100,&quot;height&quot;:64}}" calcext:value-type="string">
            <text:p>{"name":"Button","type":"Tires","size":null,"speed":{"ground":1,"water":2,"air":2,"antiGravity":2},"acceleration":5,"weight":0,"handling":{"ground":3,"water":3,"air":2,"antiGravity":4},"grid":3,"miniTurbo":5,"image":{"url":"src/assets/img/tires/Button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Leaf Tires (Leaf Tyres)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f_Tires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8]; &quot;&quot;&quot;&quot;; &quot;,&quot;)" office:value-type="string" office:string-value="&quot;name&quot;:&quot;Leaf Tires (Leaf Tyres)&quot;," calcext:value-type="string">
            <text:p>"name":"Leaf Tires (Leaf Tyres)",</text:p>
          </table:table-cell>
          <table:table-cell table:formula="of:= CONCATENATE(&quot;&quot;&quot;&quot;; [.B$2]; &quot;&quot;&quot;&quot;; &quot;:&quot;; &quot;&quot;&quot;&quot;; [.B18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8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8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8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8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18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18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18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8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8]; &quot;,&quot;)" office:value-type="string" office:string-value="&quot;miniTurbo&quot;:5," calcext:value-type="string">
            <text:p>"miniTurbo":5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8]; &quot;&quot;&quot;&quot;; &quot;,&quot;; &quot;&quot;&quot;&quot;; [.Q$2]; &quot;&quot;&quot;&quot;; &quot;:&quot;; [.Q18]; &quot;,&quot;; &quot;&quot;&quot;&quot;; [.R$2]; &quot;&quot;&quot;&quot;; &quot;:&quot;; [.R18]; &quot;}&quot;)" office:value-type="string" office:string-value="&quot;image&quot;:{&quot;url&quot;:&quot;src/assets/img/tires/Leaf_Tires.png&quot;,&quot;width&quot;:100,&quot;height&quot;:64}" calcext:value-type="string">
            <text:p>"image":{"url":"src/assets/img/tires/Leaf_Tires.png","width":100,"height":64}</text:p>
          </table:table-cell>
          <table:table-cell table:formula="of:= CONCATENATE(&quot;{&quot;; [.T18]; [.U18]; [.V18]; &quot;&quot;&quot;&quot;; &quot;speed&quot;; &quot;&quot;&quot;&quot;; &quot;:{&quot;; [.W18]; [.X18]; [.Y18]; [.Z18]; &quot;},&quot;; [.AA18]; [.AB18]; &quot;&quot;&quot;&quot;; &quot;handling&quot;; &quot;&quot;&quot;&quot;; &quot;:{&quot;; [.AC18]; [.AD18]; [.AE18]; [.AF18]; &quot;},&quot;; [.AG18]; [.AH18]; [.AI18]; &quot;}&quot;)" office:value-type="string" office:string-value="{&quot;name&quot;:&quot;Leaf Tires (Leaf Tyres)&quot;,&quot;type&quot;:&quot;Tires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,&quot;image&quot;:{&quot;url&quot;:&quot;src/assets/img/tires/Leaf_Tires.png&quot;,&quot;width&quot;:100,&quot;height&quot;:64}}" calcext:value-type="string">
            <text:p>{"name":"Leaf Tires (Leaf Tyres)","type":"Tires","size":null,"speed":{"ground":1,"water":2,"air":2,"antiGravity":2},"acceleration":5,"weight":0,"handling":{"ground":3,"water":3,"air":2,"antiGravity":4},"grid":3,"miniTurbo":5,"image":{"url":"src/assets/img/tires/Leaf_Tires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Off-Road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f-Road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9]; &quot;&quot;&quot;&quot;; &quot;,&quot;)" office:value-type="string" office:string-value="&quot;name&quot;:&quot;Off-Road&quot;," calcext:value-type="string">
            <text:p>"name":"Off-Road",</text:p>
          </table:table-cell>
          <table:table-cell table:formula="of:= CONCATENATE(&quot;&quot;&quot;&quot;; [.B$2]; &quot;&quot;&quot;&quot;; &quot;:&quot;; &quot;&quot;&quot;&quot;; [.B19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1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9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9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1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9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9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1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9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9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9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9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9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19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9]; &quot;&quot;&quot;&quot;; &quot;,&quot;; &quot;&quot;&quot;&quot;; [.Q$2]; &quot;&quot;&quot;&quot;; &quot;:&quot;; [.Q19]; &quot;,&quot;; &quot;&quot;&quot;&quot;; [.R$2]; &quot;&quot;&quot;&quot;; &quot;:&quot;; [.R19]; &quot;}&quot;)" office:value-type="string" office:string-value="&quot;image&quot;:{&quot;url&quot;:&quot;src/assets/img/tires/Off-Road.png&quot;,&quot;width&quot;:100,&quot;height&quot;:64}" calcext:value-type="string">
            <text:p>"image":{"url":"src/assets/img/tires/Off-Road.png","width":100,"height":64}</text:p>
          </table:table-cell>
          <table:table-cell table:formula="of:= CONCATENATE(&quot;{&quot;; [.T19]; [.U19]; [.V19]; &quot;&quot;&quot;&quot;; &quot;speed&quot;; &quot;&quot;&quot;&quot;; &quot;:{&quot;; [.W19]; [.X19]; [.Y19]; [.Z19]; &quot;},&quot;; [.AA19]; [.AB19]; &quot;&quot;&quot;&quot;; &quot;handling&quot;; &quot;&quot;&quot;&quot;; &quot;:{&quot;; [.AC19]; [.AD19]; [.AE19]; [.AF19]; &quot;},&quot;; [.AG19]; [.AH19]; [.AI19]; &quot;}&quot;)" office:value-type="string" office:string-value="{&quot;name&quot;:&quot;Off-Road&quot;,&quot;type&quot;:&quot;Tires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,&quot;image&quot;:{&quot;url&quot;:&quot;src/assets/img/tires/Off-Road.png&quot;,&quot;width&quot;:100,&quot;height&quot;:64}}" calcext:value-type="string">
            <text:p>{"name":"Off-Road","type":"Tires","size":null,"speed":{"ground":3,"water":4,"air":1,"antiGravity":2},"acceleration":3,"weight":3,"handling":{"ground":1,"water":1,"air":2,"antiGravity":2},"grid":6,"miniTurbo":1,"image":{"url":"src/assets/img/tires/Off-Road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Retro Off-Road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tro_Off-Road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0]; &quot;&quot;&quot;&quot;; &quot;,&quot;)" office:value-type="string" office:string-value="&quot;name&quot;:&quot;Retro Off-Road&quot;," calcext:value-type="string">
            <text:p>"name":"Retro Off-Road",</text:p>
          </table:table-cell>
          <table:table-cell table:formula="of:= CONCATENATE(&quot;&quot;&quot;&quot;; [.B$2]; &quot;&quot;&quot;&quot;; &quot;:&quot;; &quot;&quot;&quot;&quot;; [.B20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2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0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20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0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0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0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0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0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0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2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0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0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0]; &quot;&quot;&quot;&quot;; &quot;,&quot;; &quot;&quot;&quot;&quot;; [.Q$2]; &quot;&quot;&quot;&quot;; &quot;:&quot;; [.Q20]; &quot;,&quot;; &quot;&quot;&quot;&quot;; [.R$2]; &quot;&quot;&quot;&quot;; &quot;:&quot;; [.R20]; &quot;}&quot;)" office:value-type="string" office:string-value="&quot;image&quot;:{&quot;url&quot;:&quot;src/assets/img/tires/Retro_Off-Road.png&quot;,&quot;width&quot;:100,&quot;height&quot;:64}" calcext:value-type="string">
            <text:p>"image":{"url":"src/assets/img/tires/Retro_Off-Road.png","width":100,"height":64}</text:p>
          </table:table-cell>
          <table:table-cell table:formula="of:= CONCATENATE(&quot;{&quot;; [.T20]; [.U20]; [.V20]; &quot;&quot;&quot;&quot;; &quot;speed&quot;; &quot;&quot;&quot;&quot;; &quot;:{&quot;; [.W20]; [.X20]; [.Y20]; [.Z20]; &quot;},&quot;; [.AA20]; [.AB20]; &quot;&quot;&quot;&quot;; &quot;handling&quot;; &quot;&quot;&quot;&quot;; &quot;:{&quot;; [.AC20]; [.AD20]; [.AE20]; [.AF20]; &quot;},&quot;; [.AG20]; [.AH20]; [.AI20]; &quot;}&quot;)" office:value-type="string" office:string-value="{&quot;name&quot;:&quot;Retro Off-Road&quot;,&quot;type&quot;:&quot;Tires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,&quot;image&quot;:{&quot;url&quot;:&quot;src/assets/img/tires/Retro_Off-Road.png&quot;,&quot;width&quot;:100,&quot;height&quot;:64}}" calcext:value-type="string">
            <text:p>{"name":"Retro Off-Road","type":"Tires","size":null,"speed":{"ground":3,"water":4,"air":1,"antiGravity":2},"acceleration":3,"weight":3,"handling":{"ground":1,"water":1,"air":2,"antiGravity":2},"grid":6,"miniTurbo":1,"image":{"url":"src/assets/img/tires/Retro_Off-Road.png","width":100,"height":64}}</text:p>
          </table:table-cell>
          <table:table-cell/>
        </table:table-row>
        <table:table-row table:style-name="ro1">
          <table:table-cell table:style-name="ce2" office:value-type="string" calcext:value-type="string">
            <text:p>Triforce Tires (Triforce Tyres)</text:p>
          </table:table-cell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iforce_Tires.pn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1]; &quot;&quot;&quot;&quot;; &quot;,&quot;)" office:value-type="string" office:string-value="&quot;name&quot;:&quot;Triforce Tires (Triforce Tyres)&quot;," calcext:value-type="string">
            <text:p>"name":"Triforce Tires (Triforce Tyres)",</text:p>
          </table:table-cell>
          <table:table-cell table:formula="of:= CONCATENATE(&quot;&quot;&quot;&quot;; [.B$2]; &quot;&quot;&quot;&quot;; &quot;:&quot;; &quot;&quot;&quot;&quot;; [.B21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2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1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21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1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1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1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1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1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1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2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1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1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1]; &quot;&quot;&quot;&quot;; &quot;,&quot;; &quot;&quot;&quot;&quot;; [.Q$2]; &quot;&quot;&quot;&quot;; &quot;:&quot;; [.Q21]; &quot;,&quot;; &quot;&quot;&quot;&quot;; [.R$2]; &quot;&quot;&quot;&quot;; &quot;:&quot;; [.R21]; &quot;}&quot;)" office:value-type="string" office:string-value="&quot;image&quot;:{&quot;url&quot;:&quot;src/assets/img/tires/Triforce_Tires.png&quot;,&quot;width&quot;:100,&quot;height&quot;:64}" calcext:value-type="string">
            <text:p>"image":{"url":"src/assets/img/tires/Triforce_Tires.png","width":100,"height":64}</text:p>
          </table:table-cell>
          <table:table-cell table:formula="of:= CONCATENATE(&quot;{&quot;; [.T21]; [.U21]; [.V21]; &quot;&quot;&quot;&quot;; &quot;speed&quot;; &quot;&quot;&quot;&quot;; &quot;:{&quot;; [.W21]; [.X21]; [.Y21]; [.Z21]; &quot;},&quot;; [.AA21]; [.AB21]; &quot;&quot;&quot;&quot;; &quot;handling&quot;; &quot;&quot;&quot;&quot;; &quot;:{&quot;; [.AC21]; [.AD21]; [.AE21]; [.AF21]; &quot;},&quot;; [.AG21]; [.AH21]; [.AI21]; &quot;}&quot;)" office:value-type="string" office:string-value="{&quot;name&quot;:&quot;Triforce Tires (Triforce Tyres)&quot;,&quot;type&quot;:&quot;Tires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,&quot;image&quot;:{&quot;url&quot;:&quot;src/assets/img/tires/Triforce_Tires.png&quot;,&quot;width&quot;:100,&quot;height&quot;:64}}" calcext:value-type="string">
            <text:p>{"name":"Triforce Tires (Triforce Tyres)","type":"Tires","size":null,"speed":{"ground":3,"water":4,"air":1,"antiGravity":2},"acceleration":3,"weight":3,"handling":{"ground":1,"water":1,"air":2,"antiGravity":2},"grid":6,"miniTurbo":1,"image":{"url":"src/assets/img/tires/Triforce_Tires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onge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Sponge&quot;," calcext:value-type="string">
            <text:p>"name":"Sponge",</text:p>
          </table:table-cell>
          <table:table-cell table:formula="of:= CONCATENATE(&quot;&quot;&quot;&quot;; [.B$2]; &quot;&quot;&quot;&quot;; &quot;:&quot;; &quot;&quot;&quot;&quot;; [.B22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2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2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22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2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2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22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2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2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22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2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2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2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2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2]; &quot;&quot;&quot;&quot;; &quot;,&quot;; &quot;&quot;&quot;&quot;; [.Q$2]; &quot;&quot;&quot;&quot;; &quot;:&quot;; [.Q22]; &quot;,&quot;; &quot;&quot;&quot;&quot;; [.R$2]; &quot;&quot;&quot;&quot;; &quot;:&quot;; [.R22]; &quot;}&quot;)" office:value-type="string" office:string-value="&quot;image&quot;:{&quot;url&quot;:&quot;src/assets/img/tires/Sponge.png&quot;,&quot;width&quot;:100,&quot;height&quot;:64}" calcext:value-type="string">
            <text:p>"image":{"url":"src/assets/img/tires/Sponge.png","width":100,"height":64}</text:p>
          </table:table-cell>
          <table:table-cell table:formula="of:= CONCATENATE(&quot;{&quot;; [.T22]; [.U22]; [.V22]; &quot;&quot;&quot;&quot;; &quot;speed&quot;; &quot;&quot;&quot;&quot;; &quot;:{&quot;; [.W22]; [.X22]; [.Y22]; [.Z22]; &quot;},&quot;; [.AA22]; [.AB22]; &quot;&quot;&quot;&quot;; &quot;handling&quot;; &quot;&quot;&quot;&quot;; &quot;:{&quot;; [.AC22]; [.AD22]; [.AE22]; [.AF22]; &quot;},&quot;; [.AG22]; [.AH22]; [.AI22]; &quot;}&quot;)" office:value-type="string" office:string-value="{&quot;name&quot;:&quot;Sponge&quot;,&quot;type&quot;:&quot;Tires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,&quot;image&quot;:{&quot;url&quot;:&quot;src/assets/img/tires/Sponge.png&quot;,&quot;width&quot;:100,&quot;height&quot;:64}}" calcext:value-type="string">
            <text:p>{"name":"Sponge","type":"Tires","size":null,"speed":{"ground":1,"water":1,"air":4,"antiGravity":1},"acceleration":4,"weight":1,"handling":{"ground":2,"water":1,"air":3,"antiGravity":2},"grid":6,"miniTurbo":4,"image":{"url":"src/assets/img/tires/Sponge.png","width":100,"height":64}}</text:p>
          </table:table-cell>
          <table:table-cell/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shion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23]; &quot;&quot;&quot;&quot;; &quot;,&quot;)" office:value-type="string" office:string-value="&quot;name&quot;:&quot;Cushion&quot;," calcext:value-type="string">
            <text:p>"name":"Cushion",</text:p>
          </table:table-cell>
          <table:table-cell table:formula="of:= CONCATENATE(&quot;&quot;&quot;&quot;; [.B$2]; &quot;&quot;&quot;&quot;; &quot;:&quot;; &quot;&quot;&quot;&quot;; [.B23]; &quot;&quot;&quot;&quot;; &quot;,&quot;)" office:value-type="string" office:string-value="&quot;type&quot;:&quot;Tires&quot;," calcext:value-type="string">
            <text:p>"type":"Tires",</text:p>
          </table:table-cell>
          <table:table-cell table:formula="of:= CONCATENATE(&quot;&quot;&quot;&quot;; [.C$2]; &quot;&quot;&quot;&quot;; &quot;:&quot;; [.C2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3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23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3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3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2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3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3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2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3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3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3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3]; &quot;,&quot;)" office:value-type="string" office:string-value="&quot;miniTurbo&quot;:4," calcext:value-type="string">
            <text:p>"miniTurbo":4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23]; &quot;&quot;&quot;&quot;; &quot;,&quot;; &quot;&quot;&quot;&quot;; [.Q$2]; &quot;&quot;&quot;&quot;; &quot;:&quot;; [.Q23]; &quot;,&quot;; &quot;&quot;&quot;&quot;; [.R$2]; &quot;&quot;&quot;&quot;; &quot;:&quot;; [.R23]; &quot;}&quot;)" office:value-type="string" office:string-value="&quot;image&quot;:{&quot;url&quot;:&quot;src/assets/img/tires/Cushion.png&quot;,&quot;width&quot;:100,&quot;height&quot;:64}" calcext:value-type="string">
            <text:p>"image":{"url":"src/assets/img/tires/Cushion.png","width":100,"height":64}</text:p>
          </table:table-cell>
          <table:table-cell table:formula="of:= CONCATENATE(&quot;{&quot;; [.T23]; [.U23]; [.V23]; &quot;&quot;&quot;&quot;; &quot;speed&quot;; &quot;&quot;&quot;&quot;; &quot;:{&quot;; [.W23]; [.X23]; [.Y23]; [.Z23]; &quot;},&quot;; [.AA23]; [.AB23]; &quot;&quot;&quot;&quot;; &quot;handling&quot;; &quot;&quot;&quot;&quot;; &quot;:{&quot;; [.AC23]; [.AD23]; [.AE23]; [.AF23]; &quot;},&quot;; [.AG23]; [.AH23]; [.AI23]; &quot;}&quot;)" office:value-type="string" office:string-value="{&quot;name&quot;:&quot;Cushion&quot;,&quot;type&quot;:&quot;Tires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,&quot;image&quot;:{&quot;url&quot;:&quot;src/assets/img/tires/Cushion.png&quot;,&quot;width&quot;:100,&quot;height&quot;:64}}" calcext:value-type="string">
            <text:p>{"name":"Cushion","type":"Tires","size":null,"speed":{"ground":1,"water":1,"air":4,"antiGravity":1},"acceleration":4,"weight":1,"handling":{"ground":2,"water":1,"air":3,"antiGravity":2},"grid":6,"miniTurbo":4,"image":{"url":"src/assets/img/tires/Cushion.png","width":100,"height":64}}</text:p>
          </table:table-cell>
          <table:table-cell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Ancient_Tires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</table:table>
      <table:table table:name="Gliders" table:style-name="ta1">
        <table:table-column table:style-name="co42" table:default-cell-style-name="ce2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43" table:default-cell-style-name="ce2"/>
        <table:table-column table:style-name="co2" table:default-cell-style-name="ce2"/>
        <table:table-column table:style-name="co13" table:default-cell-style-name="ce2"/>
        <table:table-column table:style-name="co14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style-name="Default" table:number-columns-repeated="2"/>
          <table:table-cell table:style-name="ce39" office:value-type="string" calcext:value-type="string">
            <text:p>image</text:p>
          </table:table-cell>
          <table:table-cell table:style-name="ce41" office:value-type="string" calcext:value-type="string">
            <text:p>src/assets/img/gliders/</text:p>
          </table:table-cell>
          <table:table-cell table:style-name="ce43"/>
          <table:table-cell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3"/>
          <table:table-cell table:style-name="ce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 table:style-name="ce40" office:value-type="string" calcext:value-type="string">
            <text:p>url</text:p>
          </table:table-cell>
          <table:table-cell table:style-name="ce42" office:value-type="string" calcext:value-type="string">
            <text:p>width</text:p>
          </table:table-cell>
          <table:table-cell table:style-name="ce44" office:value-type="string" calcext:value-type="string">
            <text:p>height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15" office:value-type="string" calcext:value-type="string">
            <text:p>image</text:p>
          </table:table-cell>
          <table:table-cell table:style-name="ce22" office:value-type="string" calcext:value-type="string">
            <text:p>JSON building</text:p>
          </table:table-cell>
        </table:table-row>
        <table:table-row table:style-name="ro1">
          <table:table-cell table:style-name="Default" office:value-type="string" calcext:value-type="string">
            <text:p>Super Glider</text:p>
          </table:table-cell>
          <table:table-cell table:style-name="Default" office:value-type="string" calcext:value-type="string">
            <text:p>Glider</text:p>
          </table:table-cell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uper_Glider.p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Super Glider&quot;," calcext:value-type="string">
            <text:p>"name":"Super Glider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3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3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3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3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3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3]; &quot;&quot;&quot;&quot;; &quot;,&quot;; &quot;&quot;&quot;&quot;; [.Q$2]; &quot;&quot;&quot;&quot;; &quot;:&quot;; [.Q3]; &quot;,&quot;; &quot;&quot;&quot;&quot;; [.R$2]; &quot;&quot;&quot;&quot;; &quot;:&quot;; [.R3]; &quot;}&quot;)" office:value-type="string" office:string-value="&quot;image&quot;:{&quot;url&quot;:&quot;src/assets/img/gliders/Super_Glider.png&quot;,&quot;width&quot;:100,&quot;height&quot;:64}" calcext:value-type="string">
            <text:p>"image":{"url":"src/assets/img/gliders/Super_Glider.png","width":100,"height":64}</text:p>
          </table:table-cell>
          <table:table-cell table:formula="of:= CONCATENATE(&quot;{&quot;; [.T3]; [.U3]; [.V3]; &quot;&quot;&quot;&quot;; &quot;speed&quot;; &quot;&quot;&quot;&quot;; &quot;:{&quot;; [.W3]; [.X3]; [.Y3]; [.Z3]; &quot;},&quot;; [.AA3]; [.AB3]; &quot;&quot;&quot;&quot;; &quot;handling&quot;; &quot;&quot;&quot;&quot;; &quot;:{&quot;; [.AC3]; [.AD3]; [.AE3]; [.AF3]; &quot;},&quot;; [.AG3]; [.AH3]; [.AI3]; &quot;}&quot;)" office:value-type="string" office:string-value="{&quot;name&quot;:&quot;Super Glider&quot;,&quot;type&quot;:&quot;Glider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,&quot;image&quot;:{&quot;url&quot;:&quot;src/assets/img/gliders/Super_Glider.png&quot;,&quot;width&quot;:100,&quot;height&quot;:64}}" calcext:value-type="string">
            <text:p>{"name":"Super Glider","type":"Glider","size":null,"speed":{"ground":1,"water":1,"air":2,"antiGravity":0},"acceleration":1,"weight":1,"handling":{"ground":1,"water":0,"air":1,"antiGravity":1},"grid":1,"miniTurbo":1,"image":{"url":"src/assets/img/gliders/Super_Glider.png","width":100,"height":64}}</text:p>
          </table:table-cell>
        </table:table-row>
        <table:table-row table:style-name="ro1">
          <table:table-cell table:style-name="Default" office:value-type="string" calcext:value-type="string">
            <text:p>Waddle Wing</text:p>
          </table:table-cell>
          <table:table-cell table:style-name="Default" office:value-type="string" calcext:value-type="string">
            <text:p>Glider</text:p>
          </table:table-cell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addle_Wing.p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Waddle Wing&quot;," calcext:value-type="string">
            <text:p>"name":"Waddle Wing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4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4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4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4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4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4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4]; &quot;&quot;&quot;&quot;; &quot;,&quot;; &quot;&quot;&quot;&quot;; [.Q$2]; &quot;&quot;&quot;&quot;; &quot;:&quot;; [.Q4]; &quot;,&quot;; &quot;&quot;&quot;&quot;; [.R$2]; &quot;&quot;&quot;&quot;; &quot;:&quot;; [.R4]; &quot;}&quot;)" office:value-type="string" office:string-value="&quot;image&quot;:{&quot;url&quot;:&quot;src/assets/img/gliders/Waddle_Wing.png&quot;,&quot;width&quot;:100,&quot;height&quot;:64}" calcext:value-type="string">
            <text:p>"image":{"url":"src/assets/img/gliders/Waddle_Wing.png","width":100,"height":64}</text:p>
          </table:table-cell>
          <table:table-cell table:formula="of:= CONCATENATE(&quot;{&quot;; [.T4]; [.U4]; [.V4]; &quot;&quot;&quot;&quot;; &quot;speed&quot;; &quot;&quot;&quot;&quot;; &quot;:{&quot;; [.W4]; [.X4]; [.Y4]; [.Z4]; &quot;},&quot;; [.AA4]; [.AB4]; &quot;&quot;&quot;&quot;; &quot;handling&quot;; &quot;&quot;&quot;&quot;; &quot;:{&quot;; [.AC4]; [.AD4]; [.AE4]; [.AF4]; &quot;},&quot;; [.AG4]; [.AH4]; [.AI4]; &quot;}&quot;)" office:value-type="string" office:string-value="{&quot;name&quot;:&quot;Waddle Wing&quot;,&quot;type&quot;:&quot;Glider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,&quot;image&quot;:{&quot;url&quot;:&quot;src/assets/img/gliders/Waddle_Wing.png&quot;,&quot;width&quot;:100,&quot;height&quot;:64}}" calcext:value-type="string">
            <text:p>{"name":"Waddle Wing","type":"Glider","size":null,"speed":{"ground":1,"water":1,"air":2,"antiGravity":0},"acceleration":1,"weight":1,"handling":{"ground":1,"water":0,"air":1,"antiGravity":1},"grid":1,"miniTurbo":1,"image":{"url":"src/assets/img/gliders/Waddle_Wing.png","width":100,"height":64}}</text:p>
          </table:table-cell>
        </table:table-row>
        <table:table-row table:style-name="ro1">
          <table:table-cell table:style-name="Default" office:value-type="string" calcext:value-type="string">
            <text:p>Hylian Kite</text:p>
          </table:table-cell>
          <table:table-cell table:style-name="Default" office:value-type="string" calcext:value-type="string">
            <text:p>Glider</text:p>
          </table:table-cell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ylian_Kite.p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Hylian Kite&quot;," calcext:value-type="string">
            <text:p>"name":"Hylian Kite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5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5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5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5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5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5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5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5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5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5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5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5]; &quot;&quot;&quot;&quot;; &quot;,&quot;; &quot;&quot;&quot;&quot;; [.Q$2]; &quot;&quot;&quot;&quot;; &quot;:&quot;; [.Q5]; &quot;,&quot;; &quot;&quot;&quot;&quot;; [.R$2]; &quot;&quot;&quot;&quot;; &quot;:&quot;; [.R5]; &quot;}&quot;)" office:value-type="string" office:string-value="&quot;image&quot;:{&quot;url&quot;:&quot;src/assets/img/gliders/Hylian_Kite.png&quot;,&quot;width&quot;:100,&quot;height&quot;:64}" calcext:value-type="string">
            <text:p>"image":{"url":"src/assets/img/gliders/Hylian_Kite.png","width":100,"height":64}</text:p>
          </table:table-cell>
          <table:table-cell table:formula="of:= CONCATENATE(&quot;{&quot;; [.T5]; [.U5]; [.V5]; &quot;&quot;&quot;&quot;; &quot;speed&quot;; &quot;&quot;&quot;&quot;; &quot;:{&quot;; [.W5]; [.X5]; [.Y5]; [.Z5]; &quot;},&quot;; [.AA5]; [.AB5]; &quot;&quot;&quot;&quot;; &quot;handling&quot;; &quot;&quot;&quot;&quot;; &quot;:{&quot;; [.AC5]; [.AD5]; [.AE5]; [.AF5]; &quot;},&quot;; [.AG5]; [.AH5]; [.AI5]; &quot;}&quot;)" office:value-type="string" office:string-value="{&quot;name&quot;:&quot;Hylian Kite&quot;,&quot;type&quot;:&quot;Glider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,&quot;image&quot;:{&quot;url&quot;:&quot;src/assets/img/gliders/Hylian_Kite.png&quot;,&quot;width&quot;:100,&quot;height&quot;:64}}" calcext:value-type="string">
            <text:p>{"name":"Hylian Kite","type":"Glider","size":null,"speed":{"ground":1,"water":1,"air":2,"antiGravity":0},"acceleration":1,"weight":1,"handling":{"ground":1,"water":0,"air":1,"antiGravity":1},"grid":1,"miniTurbo":1,"image":{"url":"src/assets/img/gliders/Hylian_Kite.png","width":100,"height":64}}</text:p>
          </table:table-cell>
        </table:table-row>
        <table:table-row table:style-name="ro1">
          <table:table-cell office:value-type="string" calcext:value-type="string">
            <text:p>Cloud Glider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ud_Glid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Cloud Glider&quot;," calcext:value-type="string">
            <text:p>"name":"Cloud Glider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6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6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6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6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6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6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6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6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6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6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6]; &quot;&quot;&quot;&quot;; &quot;,&quot;; &quot;&quot;&quot;&quot;; [.Q$2]; &quot;&quot;&quot;&quot;; &quot;:&quot;; [.Q6]; &quot;,&quot;; &quot;&quot;&quot;&quot;; [.R$2]; &quot;&quot;&quot;&quot;; &quot;:&quot;; [.R6]; &quot;}&quot;)" office:value-type="string" office:string-value="&quot;image&quot;:{&quot;url&quot;:&quot;src/assets/img/gliders/Cloud_Glider.png&quot;,&quot;width&quot;:100,&quot;height&quot;:64}" calcext:value-type="string">
            <text:p>"image":{"url":"src/assets/img/gliders/Cloud_Glider.png","width":100,"height":64}</text:p>
          </table:table-cell>
          <table:table-cell table:formula="of:= CONCATENATE(&quot;{&quot;; [.T6]; [.U6]; [.V6]; &quot;&quot;&quot;&quot;; &quot;speed&quot;; &quot;&quot;&quot;&quot;; &quot;:{&quot;; [.W6]; [.X6]; [.Y6]; [.Z6]; &quot;},&quot;; [.AA6]; [.AB6]; &quot;&quot;&quot;&quot;; &quot;handling&quot;; &quot;&quot;&quot;&quot;; &quot;:{&quot;; [.AC6]; [.AD6]; [.AE6]; [.AF6]; &quot;},&quot;; [.AG6]; [.AH6]; [.AI6]; &quot;}&quot;)" office:value-type="string" office:string-value="{&quot;name&quot;:&quot;Cloud Glider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Cloud_Glider.png&quot;,&quot;width&quot;:100,&quot;height&quot;:64}}" calcext:value-type="string">
            <text:p>{"name":"Cloud Glider","type":"Glider","size":null,"speed":{"ground":0,"water":1,"air":1,"antiGravity":1},"acceleration":2,"weight":0,"handling":{"ground":1,"water":0,"air":2,"antiGravity":1},"grid":1,"miniTurbo":2,"image":{"url":"src/assets/img/gliders/Cloud_Glider.png","width":100,"height":64}}</text:p>
          </table:table-cell>
        </table:table-row>
        <table:table-row table:style-name="ro1">
          <table:table-cell office:value-type="string" calcext:value-type="string">
            <text:p>Parachute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chute_Glid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Parachute&quot;," calcext:value-type="string">
            <text:p>"name":"Parachute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7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7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7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7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7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7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7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7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7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7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7]; &quot;&quot;&quot;&quot;; &quot;,&quot;; &quot;&quot;&quot;&quot;; [.Q$2]; &quot;&quot;&quot;&quot;; &quot;:&quot;; [.Q7]; &quot;,&quot;; &quot;&quot;&quot;&quot;; [.R$2]; &quot;&quot;&quot;&quot;; &quot;:&quot;; [.R7]; &quot;}&quot;)" office:value-type="string" office:string-value="&quot;image&quot;:{&quot;url&quot;:&quot;src/assets/img/gliders/Parachute_Glider.png&quot;,&quot;width&quot;:100,&quot;height&quot;:64}" calcext:value-type="string">
            <text:p>"image":{"url":"src/assets/img/gliders/Parachute_Glider.png","width":100,"height":64}</text:p>
          </table:table-cell>
          <table:table-cell table:formula="of:= CONCATENATE(&quot;{&quot;; [.T7]; [.U7]; [.V7]; &quot;&quot;&quot;&quot;; &quot;speed&quot;; &quot;&quot;&quot;&quot;; &quot;:{&quot;; [.W7]; [.X7]; [.Y7]; [.Z7]; &quot;},&quot;; [.AA7]; [.AB7]; &quot;&quot;&quot;&quot;; &quot;handling&quot;; &quot;&quot;&quot;&quot;; &quot;:{&quot;; [.AC7]; [.AD7]; [.AE7]; [.AF7]; &quot;},&quot;; [.AG7]; [.AH7]; [.AI7]; &quot;}&quot;)" office:value-type="string" office:string-value="{&quot;name&quot;:&quot;Parachute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Parachute_Glider.png&quot;,&quot;width&quot;:100,&quot;height&quot;:64}}" calcext:value-type="string">
            <text:p>{"name":"Parachute","type":"Glider","size":null,"speed":{"ground":0,"water":1,"air":1,"antiGravity":1},"acceleration":2,"weight":0,"handling":{"ground":1,"water":0,"air":2,"antiGravity":1},"grid":1,"miniTurbo":2,"image":{"url":"src/assets/img/gliders/Parachute_Glider.png","width":100,"height":64}}</text:p>
          </table:table-cell>
        </table:table-row>
        <table:table-row table:style-name="ro1">
          <table:table-cell office:value-type="string" calcext:value-type="string">
            <text:p>Flower Glider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_Glid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Flower Glider&quot;," calcext:value-type="string">
            <text:p>"name":"Flower Glider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8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8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8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8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8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8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8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8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8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8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8]; &quot;&quot;&quot;&quot;; &quot;,&quot;; &quot;&quot;&quot;&quot;; [.Q$2]; &quot;&quot;&quot;&quot;; &quot;:&quot;; [.Q8]; &quot;,&quot;; &quot;&quot;&quot;&quot;; [.R$2]; &quot;&quot;&quot;&quot;; &quot;:&quot;; [.R8]; &quot;}&quot;)" office:value-type="string" office:string-value="&quot;image&quot;:{&quot;url&quot;:&quot;src/assets/img/gliders/Flower_Glider.png&quot;,&quot;width&quot;:100,&quot;height&quot;:64}" calcext:value-type="string">
            <text:p>"image":{"url":"src/assets/img/gliders/Flower_Glider.png","width":100,"height":64}</text:p>
          </table:table-cell>
          <table:table-cell table:formula="of:= CONCATENATE(&quot;{&quot;; [.T8]; [.U8]; [.V8]; &quot;&quot;&quot;&quot;; &quot;speed&quot;; &quot;&quot;&quot;&quot;; &quot;:{&quot;; [.W8]; [.X8]; [.Y8]; [.Z8]; &quot;},&quot;; [.AA8]; [.AB8]; &quot;&quot;&quot;&quot;; &quot;handling&quot;; &quot;&quot;&quot;&quot;; &quot;:{&quot;; [.AC8]; [.AD8]; [.AE8]; [.AF8]; &quot;},&quot;; [.AG8]; [.AH8]; [.AI8]; &quot;}&quot;)" office:value-type="string" office:string-value="{&quot;name&quot;:&quot;Flower Glider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Flower_Glider.png&quot;,&quot;width&quot;:100,&quot;height&quot;:64}}" calcext:value-type="string">
            <text:p>{"name":"Flower Glider","type":"Glider","size":null,"speed":{"ground":0,"water":1,"air":1,"antiGravity":1},"acceleration":2,"weight":0,"handling":{"ground":1,"water":0,"air":2,"antiGravity":1},"grid":1,"miniTurbo":2,"image":{"url":"src/assets/img/gliders/Flower_Glider.png","width":100,"height":64}}</text:p>
          </table:table-cell>
        </table:table-row>
        <table:table-row table:style-name="ro1">
          <table:table-cell office:value-type="string" calcext:value-type="string">
            <text:p>Paper Glider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_Glid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Paper Glider&quot;," calcext:value-type="string">
            <text:p>"name":"Paper Glider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9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9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9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9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9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9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9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9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9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9]; &quot;&quot;&quot;&quot;; &quot;,&quot;; &quot;&quot;&quot;&quot;; [.Q$2]; &quot;&quot;&quot;&quot;; &quot;:&quot;; [.Q9]; &quot;,&quot;; &quot;&quot;&quot;&quot;; [.R$2]; &quot;&quot;&quot;&quot;; &quot;:&quot;; [.R9]; &quot;}&quot;)" office:value-type="string" office:string-value="&quot;image&quot;:{&quot;url&quot;:&quot;src/assets/img/gliders/Paper_Glider.png&quot;,&quot;width&quot;:100,&quot;height&quot;:64}" calcext:value-type="string">
            <text:p>"image":{"url":"src/assets/img/gliders/Paper_Glider.png","width":100,"height":64}</text:p>
          </table:table-cell>
          <table:table-cell table:formula="of:= CONCATENATE(&quot;{&quot;; [.T9]; [.U9]; [.V9]; &quot;&quot;&quot;&quot;; &quot;speed&quot;; &quot;&quot;&quot;&quot;; &quot;:{&quot;; [.W9]; [.X9]; [.Y9]; [.Z9]; &quot;},&quot;; [.AA9]; [.AB9]; &quot;&quot;&quot;&quot;; &quot;handling&quot;; &quot;&quot;&quot;&quot;; &quot;:{&quot;; [.AC9]; [.AD9]; [.AE9]; [.AF9]; &quot;},&quot;; [.AG9]; [.AH9]; [.AI9]; &quot;}&quot;)" office:value-type="string" office:string-value="{&quot;name&quot;:&quot;Paper Glider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Paper_Glider.png&quot;,&quot;width&quot;:100,&quot;height&quot;:64}}" calcext:value-type="string">
            <text:p>{"name":"Paper Glider","type":"Glider","size":null,"speed":{"ground":0,"water":1,"air":1,"antiGravity":1},"acceleration":2,"weight":0,"handling":{"ground":1,"water":0,"air":2,"antiGravity":1},"grid":1,"miniTurbo":2,"image":{"url":"src/assets/img/gliders/Paper_Glider.png","width":100,"height":64}}</text:p>
          </table:table-cell>
        </table:table-row>
        <table:table-row table:style-name="ro1">
          <table:table-cell table:style-name="Default" office:value-type="string" calcext:value-type="string">
            <text:p>Wario Wing</text:p>
          </table:table-cell>
          <table:table-cell table:style-name="Default" office:value-type="string" calcext:value-type="string">
            <text:p>Glide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ario_Wing.p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Wario Wing&quot;," calcext:value-type="string">
            <text:p>"name":"Wario Wing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1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0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0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0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0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0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0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0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0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0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0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0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0]; &quot;&quot;&quot;&quot;; &quot;,&quot;; &quot;&quot;&quot;&quot;; [.Q$2]; &quot;&quot;&quot;&quot;; &quot;:&quot;; [.Q10]; &quot;,&quot;; &quot;&quot;&quot;&quot;; [.R$2]; &quot;&quot;&quot;&quot;; &quot;:&quot;; [.R10]; &quot;}&quot;)" office:value-type="string" office:string-value="&quot;image&quot;:{&quot;url&quot;:&quot;src/assets/img/gliders/Wario_Wing.png&quot;,&quot;width&quot;:100,&quot;height&quot;:64}" calcext:value-type="string">
            <text:p>"image":{"url":"src/assets/img/gliders/Wario_Wing.png","width":100,"height":64}</text:p>
          </table:table-cell>
          <table:table-cell table:formula="of:= CONCATENATE(&quot;{&quot;; [.T10]; [.U10]; [.V10]; &quot;&quot;&quot;&quot;; &quot;speed&quot;; &quot;&quot;&quot;&quot;; &quot;:{&quot;; [.W10]; [.X10]; [.Y10]; [.Z10]; &quot;},&quot;; [.AA10]; [.AB10]; &quot;&quot;&quot;&quot;; &quot;handling&quot;; &quot;&quot;&quot;&quot;; &quot;:{&quot;; [.AC10]; [.AD10]; [.AE10]; [.AF10]; &quot;},&quot;; [.AG10]; [.AH10]; [.AI10]; &quot;}&quot;)" office:value-type="string" office:string-value="{&quot;name&quot;:&quot;Wario Wing&quot;,&quot;type&quot;:&quot;Glider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,&quot;image&quot;:{&quot;url&quot;:&quot;src/assets/img/gliders/Wario_Wing.png&quot;,&quot;width&quot;:100,&quot;height&quot;:64}}" calcext:value-type="string">
            <text:p>{"name":"Wario Wing","type":"Glider","size":null,"speed":{"ground":1,"water":0,"air":2,"antiGravity":1},"acceleration":1,"weight":2,"handling":{"ground":1,"water":1,"air":1,"antiGravity":0},"grid":0,"miniTurbo":1,"image":{"url":"src/assets/img/gliders/Wario_Wing.png","width":100,"height":64}}</text:p>
          </table:table-cell>
        </table:table-row>
        <table:table-row table:style-name="ro1">
          <table:table-cell table:style-name="Default" office:value-type="string" calcext:value-type="string">
            <text:p>Plane Glider</text:p>
          </table:table-cell>
          <table:table-cell table:style-name="Default" office:value-type="string" calcext:value-type="string">
            <text:p>Glide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lane_Glider.p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Plane Glider&quot;," calcext:value-type="string">
            <text:p>"name":"Plane Glider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1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1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1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1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1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1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1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1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1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1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1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1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1]; &quot;&quot;&quot;&quot;; &quot;,&quot;; &quot;&quot;&quot;&quot;; [.Q$2]; &quot;&quot;&quot;&quot;; &quot;:&quot;; [.Q11]; &quot;,&quot;; &quot;&quot;&quot;&quot;; [.R$2]; &quot;&quot;&quot;&quot;; &quot;:&quot;; [.R11]; &quot;}&quot;)" office:value-type="string" office:string-value="&quot;image&quot;:{&quot;url&quot;:&quot;src/assets/img/gliders/Plane_Glider.png&quot;,&quot;width&quot;:100,&quot;height&quot;:64}" calcext:value-type="string">
            <text:p>"image":{"url":"src/assets/img/gliders/Plane_Glider.png","width":100,"height":64}</text:p>
          </table:table-cell>
          <table:table-cell table:formula="of:= CONCATENATE(&quot;{&quot;; [.T11]; [.U11]; [.V11]; &quot;&quot;&quot;&quot;; &quot;speed&quot;; &quot;&quot;&quot;&quot;; &quot;:{&quot;; [.W11]; [.X11]; [.Y11]; [.Z11]; &quot;},&quot;; [.AA11]; [.AB11]; &quot;&quot;&quot;&quot;; &quot;handling&quot;; &quot;&quot;&quot;&quot;; &quot;:{&quot;; [.AC11]; [.AD11]; [.AE11]; [.AF11]; &quot;},&quot;; [.AG11]; [.AH11]; [.AI11]; &quot;}&quot;)" office:value-type="string" office:string-value="{&quot;name&quot;:&quot;Plane Glider&quot;,&quot;type&quot;:&quot;Glider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,&quot;image&quot;:{&quot;url&quot;:&quot;src/assets/img/gliders/Plane_Glider.png&quot;,&quot;width&quot;:100,&quot;height&quot;:64}}" calcext:value-type="string">
            <text:p>{"name":"Plane Glider","type":"Glider","size":null,"speed":{"ground":1,"water":0,"air":2,"antiGravity":1},"acceleration":1,"weight":2,"handling":{"ground":1,"water":1,"air":1,"antiGravity":0},"grid":0,"miniTurbo":1,"image":{"url":"src/assets/img/gliders/Plane_Glider.png","width":100,"height":64}}</text:p>
          </table:table-cell>
        </table:table-row>
        <table:table-row table:style-name="ro1">
          <table:table-cell table:style-name="Default" office:value-type="string" calcext:value-type="string">
            <text:p>Gold Glider</text:p>
          </table:table-cell>
          <table:table-cell table:style-name="Default" office:value-type="string" calcext:value-type="string">
            <text:p>Glide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old_Glider.p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Gold Glider&quot;," calcext:value-type="string">
            <text:p>"name":"Gold Glider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1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2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2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2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2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2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2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2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2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2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2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2]; &quot;,&quot;)" office:value-type="string" office:string-value="&quot;miniTurbo&quot;:1," calcext:value-type="string">
            <text:p>"miniTurbo":1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2]; &quot;&quot;&quot;&quot;; &quot;,&quot;; &quot;&quot;&quot;&quot;; [.Q$2]; &quot;&quot;&quot;&quot;; &quot;:&quot;; [.Q12]; &quot;,&quot;; &quot;&quot;&quot;&quot;; [.R$2]; &quot;&quot;&quot;&quot;; &quot;:&quot;; [.R12]; &quot;}&quot;)" office:value-type="string" office:string-value="&quot;image&quot;:{&quot;url&quot;:&quot;src/assets/img/gliders/Gold_Glider.png&quot;,&quot;width&quot;:100,&quot;height&quot;:64}" calcext:value-type="string">
            <text:p>"image":{"url":"src/assets/img/gliders/Gold_Glider.png","width":100,"height":64}</text:p>
          </table:table-cell>
          <table:table-cell table:formula="of:= CONCATENATE(&quot;{&quot;; [.T12]; [.U12]; [.V12]; &quot;&quot;&quot;&quot;; &quot;speed&quot;; &quot;&quot;&quot;&quot;; &quot;:{&quot;; [.W12]; [.X12]; [.Y12]; [.Z12]; &quot;},&quot;; [.AA12]; [.AB12]; &quot;&quot;&quot;&quot;; &quot;handling&quot;; &quot;&quot;&quot;&quot;; &quot;:{&quot;; [.AC12]; [.AD12]; [.AE12]; [.AF12]; &quot;},&quot;; [.AG12]; [.AH12]; [.AI12]; &quot;}&quot;)" office:value-type="string" office:string-value="{&quot;name&quot;:&quot;Gold Glider&quot;,&quot;type&quot;:&quot;Glider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,&quot;image&quot;:{&quot;url&quot;:&quot;src/assets/img/gliders/Gold_Glider.png&quot;,&quot;width&quot;:100,&quot;height&quot;:64}}" calcext:value-type="string">
            <text:p>{"name":"Gold Glider","type":"Glider","size":null,"speed":{"ground":1,"water":0,"air":2,"antiGravity":1},"acceleration":1,"weight":2,"handling":{"ground":1,"water":1,"air":1,"antiGravity":0},"grid":0,"miniTurbo":1,"image":{"url":"src/assets/img/gliders/Gold_Glider.png","width":100,"height":64}}</text:p>
          </table:table-cell>
        </table:table-row>
        <table:table-row table:style-name="ro1">
          <table:table-cell office:value-type="string" calcext:value-type="string">
            <text:p>Peach Parasol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ch_Parasol_Glid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Peach Parasol&quot;," calcext:value-type="string">
            <text:p>"name":"Peach Parasol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1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3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3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3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3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3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3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3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3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3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3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3]; &quot;&quot;&quot;&quot;; &quot;,&quot;; &quot;&quot;&quot;&quot;; [.Q$2]; &quot;&quot;&quot;&quot;; &quot;:&quot;; [.Q13]; &quot;,&quot;; &quot;&quot;&quot;&quot;; [.R$2]; &quot;&quot;&quot;&quot;; &quot;:&quot;; [.R13]; &quot;}&quot;)" office:value-type="string" office:string-value="&quot;image&quot;:{&quot;url&quot;:&quot;src/assets/img/gliders/Peach_Parasol_Glider.png&quot;,&quot;width&quot;:100,&quot;height&quot;:64}" calcext:value-type="string">
            <text:p>"image":{"url":"src/assets/img/gliders/Peach_Parasol_Glider.png","width":100,"height":64}</text:p>
          </table:table-cell>
          <table:table-cell table:formula="of:= CONCATENATE(&quot;{&quot;; [.T13]; [.U13]; [.V13]; &quot;&quot;&quot;&quot;; &quot;speed&quot;; &quot;&quot;&quot;&quot;; &quot;:{&quot;; [.W13]; [.X13]; [.Y13]; [.Z13]; &quot;},&quot;; [.AA13]; [.AB13]; &quot;&quot;&quot;&quot;; &quot;handling&quot;; &quot;&quot;&quot;&quot;; &quot;:{&quot;; [.AC13]; [.AD13]; [.AE13]; [.AF13]; &quot;},&quot;; [.AG13]; [.AH13]; [.AI13]; &quot;}&quot;)" office:value-type="string" office:string-value="{&quot;name&quot;:&quot;Peach Parasol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Peach_Parasol_Glider.png&quot;,&quot;width&quot;:100,&quot;height&quot;:64}}" calcext:value-type="string">
            <text:p>{"name":"Peach Parasol","type":"Glider","size":null,"speed":{"ground":0,"water":0,"air":1,"antiGravity":1},"acceleration":2,"weight":1,"handling":{"ground":1,"water":1,"air":2,"antiGravity":0},"grid":0,"miniTurbo":2,"image":{"url":"src/assets/img/gliders/Peach_Parasol_Glider.png","width":100,"height":64}}</text:p>
          </table:table-cell>
        </table:table-row>
        <table:table-row table:style-name="ro1">
          <table:table-cell office:value-type="string" calcext:value-type="string">
            <text:p>Parafoil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foil_Glid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Parafoil&quot;," calcext:value-type="string">
            <text:p>"name":"Parafoil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1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4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4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4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4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4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4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4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4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4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4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4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4]; &quot;&quot;&quot;&quot;; &quot;,&quot;; &quot;&quot;&quot;&quot;; [.Q$2]; &quot;&quot;&quot;&quot;; &quot;:&quot;; [.Q14]; &quot;,&quot;; &quot;&quot;&quot;&quot;; [.R$2]; &quot;&quot;&quot;&quot;; &quot;:&quot;; [.R14]; &quot;}&quot;)" office:value-type="string" office:string-value="&quot;image&quot;:{&quot;url&quot;:&quot;src/assets/img/gliders/Parafoil_Glider.png&quot;,&quot;width&quot;:100,&quot;height&quot;:64}" calcext:value-type="string">
            <text:p>"image":{"url":"src/assets/img/gliders/Parafoil_Glider.png","width":100,"height":64}</text:p>
          </table:table-cell>
          <table:table-cell table:formula="of:= CONCATENATE(&quot;{&quot;; [.T14]; [.U14]; [.V14]; &quot;&quot;&quot;&quot;; &quot;speed&quot;; &quot;&quot;&quot;&quot;; &quot;:{&quot;; [.W14]; [.X14]; [.Y14]; [.Z14]; &quot;},&quot;; [.AA14]; [.AB14]; &quot;&quot;&quot;&quot;; &quot;handling&quot;; &quot;&quot;&quot;&quot;; &quot;:{&quot;; [.AC14]; [.AD14]; [.AE14]; [.AF14]; &quot;},&quot;; [.AG14]; [.AH14]; [.AI14]; &quot;}&quot;)" office:value-type="string" office:string-value="{&quot;name&quot;:&quot;Parafoil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Parafoil_Glider.png&quot;,&quot;width&quot;:100,&quot;height&quot;:64}}" calcext:value-type="string">
            <text:p>{"name":"Parafoil","type":"Glider","size":null,"speed":{"ground":0,"water":0,"air":1,"antiGravity":1},"acceleration":2,"weight":1,"handling":{"ground":1,"water":1,"air":2,"antiGravity":0},"grid":0,"miniTurbo":2,"image":{"url":"src/assets/img/gliders/Parafoil_Glider.png","width":100,"height":64}}</text:p>
          </table:table-cell>
        </table:table-row>
        <table:table-row table:style-name="ro1">
          <table:table-cell office:value-type="string" calcext:value-type="string">
            <text:p>Bowser Kite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ser_Kite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Bowser Kite&quot;," calcext:value-type="string">
            <text:p>"name":"Bowser Kite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1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5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5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5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5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5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5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5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5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5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5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5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5]; &quot;&quot;&quot;&quot;; &quot;,&quot;; &quot;&quot;&quot;&quot;; [.Q$2]; &quot;&quot;&quot;&quot;; &quot;:&quot;; [.Q15]; &quot;,&quot;; &quot;&quot;&quot;&quot;; [.R$2]; &quot;&quot;&quot;&quot;; &quot;:&quot;; [.R15]; &quot;}&quot;)" office:value-type="string" office:string-value="&quot;image&quot;:{&quot;url&quot;:&quot;src/assets/img/gliders/Bowser_Kite.png&quot;,&quot;width&quot;:100,&quot;height&quot;:64}" calcext:value-type="string">
            <text:p>"image":{"url":"src/assets/img/gliders/Bowser_Kite.png","width":100,"height":64}</text:p>
          </table:table-cell>
          <table:table-cell table:formula="of:= CONCATENATE(&quot;{&quot;; [.T15]; [.U15]; [.V15]; &quot;&quot;&quot;&quot;; &quot;speed&quot;; &quot;&quot;&quot;&quot;; &quot;:{&quot;; [.W15]; [.X15]; [.Y15]; [.Z15]; &quot;},&quot;; [.AA15]; [.AB15]; &quot;&quot;&quot;&quot;; &quot;handling&quot;; &quot;&quot;&quot;&quot;; &quot;:{&quot;; [.AC15]; [.AD15]; [.AE15]; [.AF15]; &quot;},&quot;; [.AG15]; [.AH15]; [.AI15]; &quot;}&quot;)" office:value-type="string" office:string-value="{&quot;name&quot;:&quot;Bowser Kite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Bowser_Kite.png&quot;,&quot;width&quot;:100,&quot;height&quot;:64}}" calcext:value-type="string">
            <text:p>{"name":"Bowser Kite","type":"Glider","size":null,"speed":{"ground":0,"water":0,"air":1,"antiGravity":1},"acceleration":2,"weight":1,"handling":{"ground":1,"water":1,"air":2,"antiGravity":0},"grid":0,"miniTurbo":2,"image":{"url":"src/assets/img/gliders/Bowser_Kite.png","width":100,"height":64}}</text:p>
          </table:table-cell>
        </table:table-row>
        <table:table-row table:style-name="ro1">
          <table:table-cell office:value-type="string" calcext:value-type="string">
            <text:p>MKTV Parafoil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V_Parafoil_Glider.png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MKTV Parafoil&quot;," calcext:value-type="string">
            <text:p>"name":"MKTV Parafoil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Glider&quot;," calcext:value-type="string">
            <text:p>"type":"Glider",</text:p>
          </table:table-cell>
          <table:table-cell table:formula="of:= CONCATENATE(&quot;&quot;&quot;&quot;; [.C$2]; &quot;&quot;&quot;&quot;; &quot;:&quot;; [.C1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6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6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6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6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6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6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6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6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6]; &quot;,&quot;)" office:value-type="string" office:string-value="&quot;miniTurbo&quot;:2," calcext:value-type="string">
            <text:p>"miniTurbo":2,</text:p>
          </table:table-cell>
          <table:table-cell table:formula="of:= CONCATENATE(&quot;&quot;&quot;&quot;; [.P$1]; &quot;&quot;&quot;&quot;; &quot;:&quot;; &quot;{&quot;; &quot;&quot;&quot;&quot;; [.P$2]; &quot;&quot;&quot;&quot;; &quot;:&quot;; &quot;&quot;&quot;&quot;; [.$Q$1]; [.P16]; &quot;&quot;&quot;&quot;; &quot;,&quot;; &quot;&quot;&quot;&quot;; [.Q$2]; &quot;&quot;&quot;&quot;; &quot;:&quot;; [.Q16]; &quot;,&quot;; &quot;&quot;&quot;&quot;; [.R$2]; &quot;&quot;&quot;&quot;; &quot;:&quot;; [.R16]; &quot;}&quot;)" office:value-type="string" office:string-value="&quot;image&quot;:{&quot;url&quot;:&quot;src/assets/img/gliders/MKTV_Parafoil_Glider.png&quot;,&quot;width&quot;:100,&quot;height&quot;:64}" calcext:value-type="string">
            <text:p>"image":{"url":"src/assets/img/gliders/MKTV_Parafoil_Glider.png","width":100,"height":64}</text:p>
          </table:table-cell>
          <table:table-cell table:formula="of:= CONCATENATE(&quot;{&quot;; [.T16]; [.U16]; [.V16]; &quot;&quot;&quot;&quot;; &quot;speed&quot;; &quot;&quot;&quot;&quot;; &quot;:{&quot;; [.W16]; [.X16]; [.Y16]; [.Z16]; &quot;},&quot;; [.AA16]; [.AB16]; &quot;&quot;&quot;&quot;; &quot;handling&quot;; &quot;&quot;&quot;&quot;; &quot;:{&quot;; [.AC16]; [.AD16]; [.AE16]; [.AF16]; &quot;},&quot;; [.AG16]; [.AH16]; [.AI16]; &quot;}&quot;)" office:value-type="string" office:string-value="{&quot;name&quot;:&quot;MKTV Parafoil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MKTV_Parafoil_Glider.png&quot;,&quot;width&quot;:100,&quot;height&quot;:64}}" calcext:value-type="string">
            <text:p>{"name":"MKTV Parafoil","type":"Glider","size":null,"speed":{"ground":0,"water":0,"air":1,"antiGravity":1},"acceleration":2,"weight":1,"handling":{"ground":1,"water":1,"air":2,"antiGravity":0},"grid":0,"miniTurbo":2,"image":{"url":"src/assets/img/gliders/MKTV_Parafoil_Glider.png","width":100,"height":64}}</text:p>
          </table:table-cell>
        </table:table-row>
      </table:table>
      <table:table table:name="JSON" table:style-name="ta1">
        <table:table-column table:style-name="co4" table:default-cell-style-name="ce24"/>
        <table:table-column table:style-name="co48" table:default-cell-style-name="Default"/>
        <table:table-row table:style-name="ro1">
          <table:table-cell table:style-name="Default"/>
          <table:table-cell table:style-name="ce24" office:value-type="string" calcext:value-type="string">
            <text:p>FINAL JSONs</text:p>
          </table:table-cell>
        </table:table-row>
        <table:table-row table:style-name="ro1">
          <table:table-cell office:value-type="string" calcext:value-type="string">
            <text:p>Drivers</text:p>
          </table:table-cell>
          <table:table-cell table:formula="of:= CONCATENATE(&quot;[&quot;; COM.MICROSOFT.TEXTJOIN(&quot;,&quot;; ;[$Drivers.AJ3:$Drivers.AJ47]); &quot;]&quot;)" office:value-type="string" office:string-value="[{&quot;name&quot;:&quot;Baby Peach&quot;,&quot;type&quot;:&quot;Driver&quot;,&quot;size&quot;:&quot;Small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,&quot;image&quot;:{&quot;url&quot;:&quot;src/assets/img/drivers/Baby_Peach.png&quot;,&quot;width&quot;:64,&quot;height&quot;:64}},{&quot;name&quot;:&quot;Baby Daisy&quot;,&quot;type&quot;:&quot;Driver&quot;,&quot;size&quot;:&quot;Small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,&quot;image&quot;:{&quot;url&quot;:&quot;src/assets/img/drivers/Baby_Daisy.png&quot;,&quot;width&quot;:64,&quot;height&quot;:64}},{&quot;name&quot;:&quot;Baby Rosalina&quot;,&quot;type&quot;:&quot;Driver&quot;,&quot;size&quot;:&quot;Small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,&quot;image&quot;:{&quot;url&quot;:&quot;src/assets/img/drivers/Baby_Rosalina.png&quot;,&quot;width&quot;:64,&quot;height&quot;:64}},{&quot;name&quot;:&quot;Lemmy&quot;,&quot;type&quot;:&quot;Driver&quot;,&quot;size&quot;:&quot;Small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,&quot;image&quot;:{&quot;url&quot;:&quot;src/assets/img/drivers/Lemmy.png&quot;,&quot;width&quot;:64,&quot;height&quot;:64}},{&quot;name&quot;:&quot;Baby Mario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Baby_Mario.png&quot;,&quot;width&quot;:64,&quot;height&quot;:64}},{&quot;name&quot;:&quot;Baby Luigi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Baby_Luigi.png&quot;,&quot;width&quot;:64,&quot;height&quot;:64}},{&quot;name&quot;:&quot;Dry Bones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Dry_Bones.png&quot;,&quot;width&quot;:64,&quot;height&quot;:64}},{&quot;name&quot;:&quot;Mii (Light)&quot;,&quot;type&quot;:&quot;Driver&quot;,&quot;size&quot;:&quot;Small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,&quot;image&quot;:{&quot;url&quot;:&quot;src/assets/img/drivers/Mii.png&quot;,&quot;width&quot;:64,&quot;height&quot;:64}},{&quot;name&quot;:&quot;Toadette&quot;,&quot;type&quot;:&quot;Driver&quot;,&quot;size&quot;:&quot;Small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,&quot;image&quot;:{&quot;url&quot;:&quot;src/assets/img/drivers/Toadette.png&quot;,&quot;width&quot;:64,&quot;height&quot;:64}},{&quot;name&quot;:&quot;Wendy&quot;,&quot;type&quot;:&quot;Driver&quot;,&quot;size&quot;:&quot;Small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,&quot;image&quot;:{&quot;url&quot;:&quot;src/assets/img/drivers/Wendy.png&quot;,&quot;width&quot;:64,&quot;height&quot;:64}},{&quot;name&quot;:&quot;Isabelle&quot;,&quot;type&quot;:&quot;Driver&quot;,&quot;size&quot;:&quot;Small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,&quot;image&quot;:{&quot;url&quot;:&quot;src/assets/img/drivers/Isabelle.png&quot;,&quot;width&quot;:64,&quot;height&quot;:64}},{&quot;name&quot;:&quot;Koopa&quot;,&quot;type&quot;:&quot;Driver&quot;,&quot;size&quot;:&quot;Small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,&quot;image&quot;:{&quot;url&quot;:&quot;src/assets/img/drivers/Koopa.png&quot;,&quot;width&quot;:64,&quot;height&quot;:64}},{&quot;name&quot;:&quot;Lakitu&quot;,&quot;type&quot;:&quot;Driver&quot;,&quot;size&quot;:&quot;Small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,&quot;image&quot;:{&quot;url&quot;:&quot;src/assets/img/drivers/Lakitu.png&quot;,&quot;width&quot;:64,&quot;height&quot;:64}},{&quot;name&quot;:&quot;Bowser Jr&quot;,&quot;type&quot;:&quot;Driver&quot;,&quot;size&quot;:&quot;Small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,&quot;image&quot;:{&quot;url&quot;:&quot;src/assets/img/drivers/Bowser_Jr.png&quot;,&quot;width&quot;:64,&quot;height&quot;:64}},{&quot;name&quot;:&quot;Toad&quot;,&quot;type&quot;:&quot;Driver&quot;,&quot;size&quot;:&quot;Small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,&quot;image&quot;:{&quot;url&quot;:&quot;src/assets/img/drivers/Toad.png&quot;,&quot;width&quot;:64,&quot;height&quot;:64}},{&quot;name&quot;:&quot;Shy Guy&quot;,&quot;type&quot;:&quot;Driver&quot;,&quot;size&quot;:&quot;Small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,&quot;image&quot;:{&quot;url&quot;:&quot;src/assets/img/drivers/Shy_Guy.png&quot;,&quot;width&quot;:64,&quot;height&quot;:64}},{&quot;name&quot;:&quot;Larry&quot;,&quot;type&quot;:&quot;Driver&quot;,&quot;size&quot;:&quot;Small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,&quot;image&quot;:{&quot;url&quot;:&quot;src/assets/img/drivers/Larry.png&quot;,&quot;width&quot;:64,&quot;height&quot;:64}},{&quot;name&quot;:&quot;Cat Peach&quot;,&quot;type&quot;:&quot;Driver&quot;,&quot;size&quot;:&quot;Mediu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,&quot;image&quot;:{&quot;url&quot;:&quot;src/assets/img/drivers/Cat_Peach.png&quot;,&quot;width&quot;:64,&quot;height&quot;:64}},{&quot;name&quot;:&quot;Villager Female&quot;,&quot;type&quot;:&quot;Driver&quot;,&quot;size&quot;:&quot;Mediu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,&quot;image&quot;:{&quot;url&quot;:&quot;src/assets/img/drivers/Villager_Female.png&quot;,&quot;width&quot;:64,&quot;height&quot;:64}},{&quot;name&quot;:&quot;Female Inkling&quot;,&quot;type&quot;:&quot;Driver&quot;,&quot;size&quot;:&quot;Mediu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,&quot;image&quot;:{&quot;url&quot;:&quot;src/assets/img/drivers/Female_Inkling.png&quot;,&quot;width&quot;:64,&quot;height&quot;:64}},{&quot;name&quot;:&quot;Peach&quot;,&quot;type&quot;:&quot;Driver&quot;,&quot;size&quot;:&quot;Mediu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,&quot;image&quot;:{&quot;url&quot;:&quot;src/assets/img/drivers/Peach.png&quot;,&quot;width&quot;:64,&quot;height&quot;:64}},{&quot;name&quot;:&quot;Daisy&quot;,&quot;type&quot;:&quot;Driver&quot;,&quot;size&quot;:&quot;Mediu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,&quot;image&quot;:{&quot;url&quot;:&quot;src/assets/img/drivers/Daisy.png&quot;,&quot;width&quot;:64,&quot;height&quot;:64}},{&quot;name&quot;:&quot;Yoshi&quot;,&quot;type&quot;:&quot;Driver&quot;,&quot;size&quot;:&quot;Mediu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,&quot;image&quot;:{&quot;url&quot;:&quot;src/assets/img/drivers/Yoshi.png&quot;,&quot;width&quot;:64,&quot;height&quot;:64}},{&quot;name&quot;:&quot;Tanooki Mario&quot;,&quot;type&quot;:&quot;Driver&quot;,&quot;size&quot;:&quot;Mediu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,&quot;image&quot;:{&quot;url&quot;:&quot;src/assets/img/drivers/Tanooki_Mario.png&quot;,&quot;width&quot;:64,&quot;height&quot;:64}},{&quot;name&quot;:&quot;Villager Male&quot;,&quot;type&quot;:&quot;Driver&quot;,&quot;size&quot;:&quot;Mediu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,&quot;image&quot;:{&quot;url&quot;:&quot;src/assets/img/drivers/Villager_Male.png&quot;,&quot;width&quot;:64,&quot;height&quot;:64}},{&quot;name&quot;:&quot;Male Inkling&quot;,&quot;type&quot;:&quot;Driver&quot;,&quot;size&quot;:&quot;Mediu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,&quot;image&quot;:{&quot;url&quot;:&quot;src/assets/img/drivers/Male_Inkling.png&quot;,&quot;width&quot;:64,&quot;height&quot;:64}},{&quot;name&quot;:&quot;Mario&quot;,&quot;type&quot;:&quot;Driver&quot;,&quot;size&quot;:&quot;Mediu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,&quot;image&quot;:{&quot;url&quot;:&quot;src/assets/img/drivers/Mario.png&quot;,&quot;width&quot;:64,&quot;height&quot;:64}},{&quot;name&quot;:&quot;Ludwig&quot;,&quot;type&quot;:&quot;Driver&quot;,&quot;size&quot;:&quot;Mediu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,&quot;image&quot;:{&quot;url&quot;:&quot;src/assets/img/drivers/Ludwig.png&quot;,&quot;width&quot;:64,&quot;height&quot;:64}},{&quot;name&quot;:&quot;Mii (Medium)&quot;,&quot;type&quot;:&quot;Driver&quot;,&quot;size&quot;:&quot;Mediu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,&quot;image&quot;:{&quot;url&quot;:&quot;src/assets/img/drivers/Mii.png&quot;,&quot;width&quot;:64,&quot;height&quot;:64}},{&quot;name&quot;:&quot;Luigi&quot;,&quot;type&quot;:&quot;Driver&quot;,&quot;size&quot;:&quot;Mediu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,&quot;image&quot;:{&quot;url&quot;:&quot;src/assets/img/drivers/Luigi.png&quot;,&quot;width&quot;:64,&quot;height&quot;:64}},{&quot;name&quot;:&quot;Iggy&quot;,&quot;type&quot;:&quot;Driver&quot;,&quot;size&quot;:&quot;Mediu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,&quot;image&quot;:{&quot;url&quot;:&quot;src/assets/img/drivers/Iggy.png&quot;,&quot;width&quot;:64,&quot;height&quot;:64}},{&quot;name&quot;:&quot;Metal Mario&quot;,&quot;type&quot;:&quot;Driver&quot;,&quot;size&quot;:&quot;Mediu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,&quot;image&quot;:{&quot;url&quot;:&quot;src/assets/img/drivers/Metal_Mario.png&quot;,&quot;width&quot;:64,&quot;height&quot;:64}},{&quot;name&quot;:&quot;Pink Gold Peach&quot;,&quot;type&quot;:&quot;Driver&quot;,&quot;size&quot;:&quot;Mediu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,&quot;image&quot;:{&quot;url&quot;:&quot;src/assets/img/drivers/Pink_Gold_Peach.png&quot;,&quot;width&quot;:64,&quot;height&quot;:64}},{&quot;name&quot;:&quot;Gold Mario&quot;,&quot;type&quot;:&quot;Driver&quot;,&quot;size&quot;:&quot;Mediu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,&quot;image&quot;:{&quot;url&quot;:&quot;src/assets/img/drivers/Gold_Mario.png&quot;,&quot;width&quot;:64,&quot;height&quot;:64}},{&quot;name&quot;:&quot;Rosalina&quot;,&quot;type&quot;:&quot;Driver&quot;,&quot;size&quot;:&quot;Large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,&quot;image&quot;:{&quot;url&quot;:&quot;src/assets/img/drivers/Rosalina.png&quot;,&quot;width&quot;:64,&quot;height&quot;:64}},{&quot;name&quot;:&quot;Link&quot;,&quot;type&quot;:&quot;Driver&quot;,&quot;size&quot;:&quot;Large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,&quot;image&quot;:{&quot;url&quot;:&quot;src/assets/img/drivers/Link.png&quot;,&quot;width&quot;:64,&quot;height&quot;:64}},{&quot;name&quot;:&quot;King Boo&quot;,&quot;type&quot;:&quot;Driver&quot;,&quot;size&quot;:&quot;Large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,&quot;image&quot;:{&quot;url&quot;:&quot;src/assets/img/drivers/King_Boo.png&quot;,&quot;width&quot;:64,&quot;height&quot;:64}},{&quot;name&quot;:&quot;Donkey Kong&quot;,&quot;type&quot;:&quot;Driver&quot;,&quot;size&quot;:&quot;Large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,&quot;image&quot;:{&quot;url&quot;:&quot;src/assets/img/drivers/Donkey_Kong.png&quot;,&quot;width&quot;:64,&quot;height&quot;:64}},{&quot;name&quot;:&quot;Waluigi&quot;,&quot;type&quot;:&quot;Driver&quot;,&quot;size&quot;:&quot;Large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,&quot;image&quot;:{&quot;url&quot;:&quot;src/assets/img/drivers/Waluigi.png&quot;,&quot;width&quot;:64,&quot;height&quot;:64}},{&quot;name&quot;:&quot;Roy&quot;,&quot;type&quot;:&quot;Driver&quot;,&quot;size&quot;:&quot;Large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,&quot;image&quot;:{&quot;url&quot;:&quot;src/assets/img/drivers/Roy.png&quot;,&quot;width&quot;:64,&quot;height&quot;:64}},{&quot;name&quot;:&quot;Wario&quot;,&quot;type&quot;:&quot;Driver&quot;,&quot;size&quot;:&quot;Large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,&quot;image&quot;:{&quot;url&quot;:&quot;src/assets/img/drivers/Wario.png&quot;,&quot;width&quot;:64,&quot;height&quot;:64}},{&quot;name&quot;:&quot;Dry Bowser&quot;,&quot;type&quot;:&quot;Driver&quot;,&quot;size&quot;:&quot;Large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,&quot;image&quot;:{&quot;url&quot;:&quot;src/assets/img/drivers/Dry_Bowser.png&quot;,&quot;width&quot;:64,&quot;height&quot;:64}},{&quot;name&quot;:&quot;Bowser&quot;,&quot;type&quot;:&quot;Driver&quot;,&quot;size&quot;:&quot;Large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,&quot;image&quot;:{&quot;url&quot;:&quot;src/assets/img/drivers/Bowser.png&quot;,&quot;width&quot;:64,&quot;height&quot;:64}},{&quot;name&quot;:&quot;Morton&quot;,&quot;type&quot;:&quot;Driver&quot;,&quot;size&quot;:&quot;Large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,&quot;image&quot;:{&quot;url&quot;:&quot;src/assets/img/drivers/Morton.png&quot;,&quot;width&quot;:64,&quot;height&quot;:64}},{&quot;name&quot;:&quot;Mii (Heavy)&quot;,&quot;type&quot;:&quot;Driver&quot;,&quot;size&quot;:&quot;Large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,&quot;image&quot;:{&quot;url&quot;:&quot;src/assets/img/drivers/Mii.png&quot;,&quot;width&quot;:64,&quot;height&quot;:64}}]" calcext:value-type="string">
            <text:p>[{"name":"Baby Peach","type":"Driver","size":"Small","speed":{"ground":0,"water":0,"air":0,"antiGravity":0},"acceleration":4,"weight":0,"handling":{"ground":10,"water":10,"air":10,"antiGravity":10},"grid":5,"miniTurbo":5,"image":{"url":"src/assets/img/drivers/Baby_Peach.png","width":64,"height":64}},{"name":"Baby Daisy","type":"Driver","size":"Small","speed":{"ground":0,"water":0,"air":0,"antiGravity":0},"acceleration":4,"weight":0,"handling":{"ground":10,"water":10,"air":10,"antiGravity":10},"grid":5,"miniTurbo":5,"image":{"url":"src/assets/img/drivers/Baby_Daisy.png","width":64,"height":64}},{"name":"Baby Rosalina","type":"Driver","size":"Small","speed":{"ground":0,"water":0,"air":0,"antiGravity":0},"acceleration":5,"weight":0,"handling":{"ground":9,"water":9,"air":9,"antiGravity":9},"grid":3,"miniTurbo":5,"image":{"url":"src/assets/img/drivers/Baby_Rosalina.png","width":64,"height":64}},{"name":"Lemmy","type":"Driver","size":"Small","speed":{"ground":0,"water":0,"air":0,"antiGravity":0},"acceleration":5,"weight":0,"handling":{"ground":9,"water":9,"air":9,"antiGravity":9},"grid":3,"miniTurbo":5,"image":{"url":"src/assets/img/drivers/Lemmy.png","width":64,"height":64}},{"name":"Baby Mario","type":"Driver","size":"Small","speed":{"ground":1,"water":1,"air":1,"antiGravity":1},"acceleration":5,"weight":1,"handling":{"ground":8,"water":8,"air":8,"antiGravity":8},"grid":4,"miniTurbo":4,"image":{"url":"src/assets/img/drivers/Baby_Mario.png","width":64,"height":64}},{"name":"Baby Luigi","type":"Driver","size":"Small","speed":{"ground":1,"water":1,"air":1,"antiGravity":1},"acceleration":5,"weight":1,"handling":{"ground":8,"water":8,"air":8,"antiGravity":8},"grid":4,"miniTurbo":4,"image":{"url":"src/assets/img/drivers/Baby_Luigi.png","width":64,"height":64}},{"name":"Dry Bones","type":"Driver","size":"Small","speed":{"ground":1,"water":1,"air":1,"antiGravity":1},"acceleration":5,"weight":1,"handling":{"ground":8,"water":8,"air":8,"antiGravity":8},"grid":4,"miniTurbo":4,"image":{"url":"src/assets/img/drivers/Dry_Bones.png","width":64,"height":64}},{"name":"Mii (Light)","type":"Driver","size":"Small","speed":{"ground":1,"water":1,"air":1,"antiGravity":1},"acceleration":5,"weight":1,"handling":{"ground":8,"water":8,"air":8,"antiGravity":8},"grid":4,"miniTurbo":4,"image":{"url":"src/assets/img/drivers/Mii.png","width":64,"height":64}},{"name":"Toadette","type":"Driver","size":"Small","speed":{"ground":2,"water":2,"air":2,"antiGravity":2},"acceleration":5,"weight":2,"handling":{"ground":7,"water":7,"air":7,"antiGravity":7},"grid":2,"miniTurbo":4,"image":{"url":"src/assets/img/drivers/Toadette.png","width":64,"height":64}},{"name":"Wendy","type":"Driver","size":"Small","speed":{"ground":2,"water":2,"air":2,"antiGravity":2},"acceleration":5,"weight":2,"handling":{"ground":7,"water":7,"air":7,"antiGravity":7},"grid":2,"miniTurbo":4,"image":{"url":"src/assets/img/drivers/Wendy.png","width":64,"height":64}},{"name":"Isabelle","type":"Driver","size":"Small","speed":{"ground":2,"water":2,"air":2,"antiGravity":2},"acceleration":5,"weight":2,"handling":{"ground":7,"water":7,"air":7,"antiGravity":7},"grid":2,"miniTurbo":4,"image":{"url":"src/assets/img/drivers/Isabelle.png","width":64,"height":64}},{"name":"Koopa","type":"Driver","size":"Small","speed":{"ground":2,"water":2,"air":2,"antiGravity":2},"acceleration":4,"weight":2,"handling":{"ground":8,"water":8,"air":8,"antiGravity":8},"grid":5,"miniTurbo":4,"image":{"url":"src/assets/img/drivers/Koopa.png","width":64,"height":64}},{"name":"Lakitu","type":"Driver","size":"Small","speed":{"ground":2,"water":2,"air":2,"antiGravity":2},"acceleration":4,"weight":2,"handling":{"ground":8,"water":8,"air":8,"antiGravity":8},"grid":5,"miniTurbo":4,"image":{"url":"src/assets/img/drivers/Lakitu.png","width":64,"height":64}},{"name":"Bowser Jr","type":"Driver","size":"Small","speed":{"ground":2,"water":2,"air":2,"antiGravity":2},"acceleration":4,"weight":2,"handling":{"ground":8,"water":8,"air":8,"antiGravity":8},"grid":5,"miniTurbo":4,"image":{"url":"src/assets/img/drivers/Bowser_Jr.png","width":64,"height":64}},{"name":"Toad","type":"Driver","size":"Small","speed":{"ground":3,"water":3,"air":3,"antiGravity":3},"acceleration":4,"weight":3,"handling":{"ground":7,"water":7,"air":7,"antiGravity":7},"grid":4,"miniTurbo":3,"image":{"url":"src/assets/img/drivers/Toad.png","width":64,"height":64}},{"name":"Shy Guy","type":"Driver","size":"Small","speed":{"ground":3,"water":3,"air":3,"antiGravity":3},"acceleration":4,"weight":3,"handling":{"ground":7,"water":7,"air":7,"antiGravity":7},"grid":4,"miniTurbo":3,"image":{"url":"src/assets/img/drivers/Shy_Guy.png","width":64,"height":64}},{"name":"Larry","type":"Driver","size":"Small","speed":{"ground":3,"water":3,"air":3,"antiGravity":3},"acceleration":4,"weight":3,"handling":{"ground":7,"water":7,"air":7,"antiGravity":7},"grid":4,"miniTurbo":3,"image":{"url":"src/assets/img/drivers/Larry.png","width":64,"height":64}},{"name":"Cat Peach","type":"Driver","size":"Medium","speed":{"ground":4,"water":4,"air":4,"antiGravity":4},"acceleration":4,"weight":3,"handling":{"ground":6,"water":6,"air":6,"antiGravity":6},"grid":3,"miniTurbo":3,"image":{"url":"src/assets/img/drivers/Cat_Peach.png","width":64,"height":64}},{"name":"Villager Female","type":"Driver","size":"Medium","speed":{"ground":4,"water":4,"air":4,"antiGravity":4},"acceleration":4,"weight":3,"handling":{"ground":6,"water":6,"air":6,"antiGravity":6},"grid":3,"miniTurbo":3,"image":{"url":"src/assets/img/drivers/Villager_Female.png","width":64,"height":64}},{"name":"Female Inkling","type":"Driver","size":"Medium","speed":{"ground":4,"water":4,"air":4,"antiGravity":4},"acceleration":4,"weight":3,"handling":{"ground":6,"water":6,"air":6,"antiGravity":6},"grid":3,"miniTurbo":3,"image":{"url":"src/assets/img/drivers/Female_Inkling.png","width":64,"height":64}},{"name":"Peach","type":"Driver","size":"Medium","speed":{"ground":5,"water":5,"air":5,"antiGravity":5},"acceleration":3,"weight":4,"handling":{"ground":5,"water":5,"air":5,"antiGravity":5},"grid":3,"miniTurbo":3,"image":{"url":"src/assets/img/drivers/Peach.png","width":64,"height":64}},{"name":"Daisy","type":"Driver","size":"Medium","speed":{"ground":5,"water":5,"air":5,"antiGravity":5},"acceleration":3,"weight":4,"handling":{"ground":5,"water":5,"air":5,"antiGravity":5},"grid":3,"miniTurbo":3,"image":{"url":"src/assets/img/drivers/Daisy.png","width":64,"height":64}},{"name":"Yoshi","type":"Driver","size":"Medium","speed":{"ground":5,"water":5,"air":5,"antiGravity":5},"acceleration":3,"weight":4,"handling":{"ground":5,"water":5,"air":5,"antiGravity":5},"grid":3,"miniTurbo":3,"image":{"url":"src/assets/img/drivers/Yoshi.png","width":64,"height":64}},{"name":"Tanooki Mario","type":"Driver","size":"Medium","speed":{"ground":5,"water":5,"air":5,"antiGravity":5},"acceleration":3,"weight":5,"handling":{"ground":5,"water":5,"air":5,"antiGravity":5},"grid":1,"miniTurbo":3,"image":{"url":"src/assets/img/drivers/Tanooki_Mario.png","width":64,"height":64}},{"name":"Villager Male","type":"Driver","size":"Medium","speed":{"ground":5,"water":5,"air":5,"antiGravity":5},"acceleration":3,"weight":5,"handling":{"ground":5,"water":5,"air":5,"antiGravity":5},"grid":1,"miniTurbo":3,"image":{"url":"src/assets/img/drivers/Villager_Male.png","width":64,"height":64}},{"name":"Male Inkling","type":"Driver","size":"Medium","speed":{"ground":5,"water":5,"air":5,"antiGravity":5},"acceleration":3,"weight":5,"handling":{"ground":5,"water":5,"air":5,"antiGravity":5},"grid":1,"miniTurbo":3,"image":{"url":"src/assets/img/drivers/Male_Inkling.png","width":64,"height":64}},{"name":"Mario","type":"Driver","size":"Medium","speed":{"ground":6,"water":6,"air":6,"antiGravity":6},"acceleration":2,"weight":6,"handling":{"ground":4,"water":4,"air":4,"antiGravity":4},"grid":2,"miniTurbo":2,"image":{"url":"src/assets/img/drivers/Mario.png","width":64,"height":64}},{"name":"Ludwig","type":"Driver","size":"Medium","speed":{"ground":6,"water":6,"air":6,"antiGravity":6},"acceleration":2,"weight":6,"handling":{"ground":4,"water":4,"air":4,"antiGravity":4},"grid":2,"miniTurbo":2,"image":{"url":"src/assets/img/drivers/Ludwig.png","width":64,"height":64}},{"name":"Mii (Medium)","type":"Driver","size":"Medium","speed":{"ground":6,"water":6,"air":6,"antiGravity":6},"acceleration":2,"weight":6,"handling":{"ground":4,"water":4,"air":4,"antiGravity":4},"grid":2,"miniTurbo":2,"image":{"url":"src/assets/img/drivers/Mii.png","width":64,"height":64}},{"name":"Luigi","type":"Driver","size":"Medium","speed":{"ground":6,"water":6,"air":6,"antiGravity":6},"acceleration":2,"weight":6,"handling":{"ground":5,"water":5,"air":5,"antiGravity":5},"grid":1,"miniTurbo":2,"image":{"url":"src/assets/img/drivers/Luigi.png","width":64,"height":64}},{"name":"Iggy","type":"Driver","size":"Medium","speed":{"ground":6,"water":6,"air":6,"antiGravity":6},"acceleration":2,"weight":6,"handling":{"ground":5,"water":5,"air":5,"antiGravity":5},"grid":1,"miniTurbo":2,"image":{"url":"src/assets/img/drivers/Iggy.png","width":64,"height":64}},{"name":"Metal Mario","type":"Driver","size":"Medium","speed":{"ground":8,"water":8,"air":8,"antiGravity":8},"acceleration":1,"weight":10,"handling":{"ground":3,"water":3,"air":3,"antiGravity":3},"grid":1,"miniTurbo":1,"image":{"url":"src/assets/img/drivers/Metal_Mario.png","width":64,"height":64}},{"name":"Pink Gold Peach","type":"Driver","size":"Medium","speed":{"ground":8,"water":8,"air":8,"antiGravity":8},"acceleration":1,"weight":10,"handling":{"ground":3,"water":3,"air":3,"antiGravity":3},"grid":1,"miniTurbo":1,"image":{"url":"src/assets/img/drivers/Pink_Gold_Peach.png","width":64,"height":64}},{"name":"Gold Mario","type":"Driver","size":"Medium","speed":{"ground":8,"water":8,"air":8,"antiGravity":8},"acceleration":1,"weight":10,"handling":{"ground":3,"water":3,"air":3,"antiGravity":3},"grid":1,"miniTurbo":1,"image":{"url":"src/assets/img/drivers/Gold_Mario.png","width":64,"height":64}},{"name":"Rosalina","type":"Driver","size":"Large","speed":{"ground":7,"water":7,"air":7,"antiGravity":7},"acceleration":1,"weight":7,"handling":{"ground":3,"water":3,"air":3,"antiGravity":3},"grid":3,"miniTurbo":2,"image":{"url":"src/assets/img/drivers/Rosalina.png","width":64,"height":64}},{"name":"Link","type":"Driver","size":"Large","speed":{"ground":7,"water":7,"air":7,"antiGravity":7},"acceleration":1,"weight":7,"handling":{"ground":3,"water":3,"air":3,"antiGravity":3},"grid":3,"miniTurbo":2,"image":{"url":"src/assets/img/drivers/Link.png","width":64,"height":64}},{"name":"King Boo","type":"Driver","size":"Large","speed":{"ground":7,"water":7,"air":7,"antiGravity":7},"acceleration":1,"weight":7,"handling":{"ground":3,"water":3,"air":3,"antiGravity":3},"grid":3,"miniTurbo":2,"image":{"url":"src/assets/img/drivers/King_Boo.png","width":64,"height":64}},{"name":"Donkey Kong","type":"Driver","size":"Large","speed":{"ground":9,"water":9,"air":9,"antiGravity":9},"acceleration":1,"weight":8,"handling":{"ground":2,"water":2,"air":2,"antiGravity":2},"grid":0,"miniTurbo":1,"image":{"url":"src/assets/img/drivers/Donkey_Kong.png","width":64,"height":64}},{"name":"Waluigi","type":"Driver","size":"Large","speed":{"ground":9,"water":9,"air":9,"antiGravity":9},"acceleration":1,"weight":8,"handling":{"ground":2,"water":2,"air":2,"antiGravity":2},"grid":0,"miniTurbo":1,"image":{"url":"src/assets/img/drivers/Waluigi.png","width":64,"height":64}},{"name":"Roy","type":"Driver","size":"Large","speed":{"ground":9,"water":9,"air":9,"antiGravity":9},"acceleration":1,"weight":8,"handling":{"ground":2,"water":2,"air":2,"antiGravity":2},"grid":0,"miniTurbo":1,"image":{"url":"src/assets/img/drivers/Roy.png","width":64,"height":64}},{"name":"Wario","type":"Driver","size":"Large","speed":{"ground":10,"water":10,"air":10,"antiGravity":10},"acceleration":0,"weight":9,"handling":{"ground":1,"water":1,"air":1,"antiGravity":1},"grid":1,"miniTurbo":0,"image":{"url":"src/assets/img/drivers/Wario.png","width":64,"height":64}},{"name":"Dry Bowser","type":"Driver","size":"Large","speed":{"ground":10,"water":10,"air":10,"antiGravity":10},"acceleration":0,"weight":9,"handling":{"ground":1,"water":1,"air":1,"antiGravity":1},"grid":1,"miniTurbo":0,"image":{"url":"src/assets/img/drivers/Dry_Bowser.png","width":64,"height":64}},{"name":"Bowser","type":"Driver","size":"Large","speed":{"ground":10,"water":10,"air":10,"antiGravity":10},"acceleration":0,"weight":10,"handling":{"ground":0,"water":0,"air":0,"antiGravity":0},"grid":0,"miniTurbo":0,"image":{"url":"src/assets/img/drivers/Bowser.png","width":64,"height":64}},{"name":"Morton","type":"Driver","size":"Large","speed":{"ground":10,"water":10,"air":10,"antiGravity":10},"acceleration":0,"weight":10,"handling":{"ground":0,"water":0,"air":0,"antiGravity":0},"grid":0,"miniTurbo":0,"image":{"url":"src/assets/img/drivers/Morton.png","width":64,"height":64}},{"name":"Mii (Heavy)","type":"Driver","size":"Large","speed":{"ground":10,"water":10,"air":10,"antiGravity":10},"acceleration":0,"weight":10,"handling":{"ground":0,"water":0,"air":0,"antiGravity":0},"grid":0,"miniTurbo":0,"image":{"url":"src/assets/img/drivers/Mii.png","width":64,"height":64}}]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table:formula="of:= CONCATENATE(&quot;[&quot;; COM.MICROSOFT.TEXTJOIN(&quot;,&quot;; ;[$Bodies.AJ3:$Bodies.AJ42]); &quot;]&quot;)" office:value-type="string" office:string-value="[{&quot;name&quot;:&quot;Standard Kart&quot;,&quot;type&quot;:&quot;Body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,&quot;image&quot;:{&quot;url&quot;:&quot;src/assets/img/bodies/Standard_Kart.png&quot;,&quot;width&quot;:100,&quot;height&quot;:64}},{&quot;name&quot;:&quot;The Duke&quot;,&quot;type&quot;:&quot;Body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,&quot;image&quot;:{&quot;url&quot;:&quot;src/assets/img/bodies/The_Duke.png&quot;,&quot;width&quot;:100,&quot;height&quot;:64}},{&quot;name&quot;:&quot;300 SL Roadster&quot;,&quot;type&quot;:&quot;Body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,&quot;image&quot;:{&quot;url&quot;:&quot;src/assets/img/bodies/300_SL_Roadster.png&quot;,&quot;width&quot;:100,&quot;height&quot;:64}},{&quot;name&quot;:&quot;Pipe Frame&quot;,&quot;type&quot;:&quot;Body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,&quot;image&quot;:{&quot;url&quot;:&quot;src/assets/img/bodies/Pipe_Frame.png&quot;,&quot;width&quot;:100,&quot;height&quot;:64}},{&quot;name&quot;:&quot;Varmint&quot;,&quot;type&quot;:&quot;Body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,&quot;image&quot;:{&quot;url&quot;:&quot;src/assets/img/bodies/Varmint.png&quot;,&quot;width&quot;:100,&quot;height&quot;:64}},{&quot;name&quot;:&quot;City Tripper&quot;,&quot;type&quot;:&quot;Body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,&quot;image&quot;:{&quot;url&quot;:&quot;src/assets/img/bodies/City_Tripper.png&quot;,&quot;width&quot;:100,&quot;height&quot;:64}},{&quot;name&quot;:&quot;Mach 8&quot;,&quot;type&quot;:&quot;Body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,&quot;image&quot;:{&quot;url&quot;:&quot;src/assets/img/bodies/Mach_8.png&quot;,&quot;width&quot;:100,&quot;height&quot;:64}},{&quot;name&quot;:&quot;Sports Coupe (Sports Coupé)&quot;,&quot;type&quot;:&quot;Body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,&quot;image&quot;:{&quot;url&quot;:&quot;src/assets/img/bodies/Sports_Coupe.png&quot;,&quot;width&quot;:100,&quot;height&quot;:64}},{&quot;name&quot;:&quot;Inkstriker&quot;,&quot;type&quot;:&quot;Body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,&quot;image&quot;:{&quot;url&quot;:&quot;src/assets/img/bodies/Inkstriker.png&quot;,&quot;width&quot;:100,&quot;height&quot;:64}},{&quot;name&quot;:&quot;Steel Driver&quot;,&quot;type&quot;:&quot;Body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,&quot;image&quot;:{&quot;url&quot;:&quot;src/assets/img/bodies/Steel_Driver.png&quot;,&quot;width&quot;:100,&quot;height&quot;:64}},{&quot;name&quot;:&quot;Tri-Speeder&quot;,&quot;type&quot;:&quot;Body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,&quot;image&quot;:{&quot;url&quot;:&quot;src/assets/img/bodies/Tri-Speeder.png&quot;,&quot;width&quot;:100,&quot;height&quot;:64}},{&quot;name&quot;:&quot;Bone Rattler&quot;,&quot;type&quot;:&quot;Body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,&quot;image&quot;:{&quot;url&quot;:&quot;src/assets/img/bodies/Bone_Rattler.png&quot;,&quot;width&quot;:100,&quot;height&quot;:64}},{&quot;name&quot;:&quot;Cat Cruiser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Cat_Cruiser.png&quot;,&quot;width&quot;:100,&quot;height&quot;:64}},{&quot;name&quot;:&quot;Comet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Comet.png&quot;,&quot;width&quot;:100,&quot;height&quot;:64}},{&quot;name&quot;:&quot;Yoshi Bike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Yoshi_Bike.png&quot;,&quot;width&quot;:100,&quot;height&quot;:64}},{&quot;name&quot;:&quot;Teddy Buggy&quot;,&quot;type&quot;:&quot;Body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,&quot;image&quot;:{&quot;url&quot;:&quot;src/assets/img/bodies/Teddy_Buggy.png&quot;,&quot;width&quot;:100,&quot;height&quot;:64}},{&quot;name&quot;:&quot;Circuit Special&quot;,&quot;type&quot;:&quot;Body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,&quot;image&quot;:{&quot;url&quot;:&quot;src/assets/img/bodies/Circuit_Special.png&quot;,&quot;width&quot;:100,&quot;height&quot;:64}},{&quot;name&quot;:&quot;Badwagon&quot;,&quot;type&quot;:&quot;Body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,&quot;image&quot;:{&quot;url&quot;:&quot;src/assets/img/bodies/B-Dasher.png&quot;,&quot;width&quot;:100,&quot;height&quot;:64}},{&quot;name&quot;:&quot;Prancer&quot;,&quot;type&quot;:&quot;Body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,&quot;image&quot;:{&quot;url&quot;:&quot;src/assets/img/bodies/P-Wing.png&quot;,&quot;width&quot;:100,&quot;height&quot;:64}},{&quot;name&quot;:&quot;Badwagon&quot;,&quot;type&quot;:&quot;Body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,&quot;image&quot;:{&quot;url&quot;:&quot;src/assets/img/bodies/Badwagon.png&quot;,&quot;width&quot;:100,&quot;height&quot;:64}},{&quot;name&quot;:&quot;Prancer&quot;,&quot;type&quot;:&quot;Body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,&quot;image&quot;:{&quot;url&quot;:&quot;src/assets/img/bodies/Standard_ATV.png&quot;,&quot;width&quot;:100,&quot;height&quot;:64}},{&quot;name&quot;:&quot;GLA&quot;,&quot;type&quot;:&quot;Body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,&quot;image&quot;:{&quot;url&quot;:&quot;src/assets/img/bodies/GLA.png&quot;,&quot;width&quot;:100,&quot;height&quot;:64}},{&quot;name&quot;:&quot;Prancer&quot;,&quot;type&quot;:&quot;Body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,&quot;image&quot;:{&quot;url&quot;:&quot;src/assets/img/bodies/Prancer.png&quot;,&quot;width&quot;:100,&quot;height&quot;:64}},{&quot;name&quot;:&quot;Sport Bike&quot;,&quot;type&quot;:&quot;Body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,&quot;image&quot;:{&quot;url&quot;:&quot;src/assets/img/bodies/Sport_Bike.png&quot;,&quot;width&quot;:100,&quot;height&quot;:64}},{&quot;name&quot;:&quot;Jet Bike&quot;,&quot;type&quot;:&quot;Body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,&quot;image&quot;:{&quot;url&quot;:&quot;src/assets/img/bodies/Jet_Bike.png&quot;,&quot;width&quot;:100,&quot;height&quot;:64}},{&quot;name&quot;:&quot;Biddybuggy (Buggybud)&quot;,&quot;type&quot;:&quot;Body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,&quot;image&quot;:{&quot;url&quot;:&quot;src/assets/img/bodies/Biddybuggy.png&quot;,&quot;width&quot;:100,&quot;height&quot;:64}},{&quot;name&quot;:&quot;Mr. Scooty (Mr Scooty)&quot;,&quot;type&quot;:&quot;Body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,&quot;image&quot;:{&quot;url&quot;:&quot;src/assets/img/bodies/Mr_Scooty.png&quot;,&quot;width&quot;:100,&quot;height&quot;:64}},{&quot;name&quot;:&quot;Landship&quot;,&quot;type&quot;:&quot;Body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,&quot;image&quot;:{&quot;url&quot;:&quot;src/assets/img/bodies/Landship.png&quot;,&quot;width&quot;:100,&quot;height&quot;:64}},{&quot;name&quot;:&quot;Streetle&quot;,&quot;type&quot;:&quot;Body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,&quot;image&quot;:{&quot;url&quot;:&quot;src/assets/img/bodies/Streetle.png&quot;,&quot;width&quot;:100,&quot;height&quot;:64}},{&quot;name&quot;:&quot;Sneeker (Bounder)&quot;,&quot;type&quot;:&quot;Body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,&quot;image&quot;:{&quot;url&quot;:&quot;src/assets/img/bodies/Sneaker.png&quot;,&quot;width&quot;:100,&quot;height&quot;:64}},{&quot;name&quot;:&quot;Standard Bike&quot;,&quot;type&quot;:&quot;Body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,&quot;image&quot;:{&quot;url&quot;:&quot;src/assets/img/bodies/Gold_Standard.png&quot;,&quot;width&quot;:100,&quot;height&quot;:64}},{&quot;name&quot;:&quot;Blue Falcon&quot;,&quot;type&quot;:&quot;Body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,&quot;image&quot;:{&quot;url&quot;:&quot;src/assets/img/bodies/Master_Cycle.png&quot;,&quot;width&quot;:100,&quot;height&quot;:64}},{&quot;name&quot;:&quot;Tanooki Kart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Standard_Bike.png&quot;,&quot;width&quot;:100,&quot;height&quot;:64}},{&quot;name&quot;:&quot;Blue Falcon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Flame_Rider.png&quot;,&quot;width&quot;:100,&quot;height&quot;:64}},{&quot;name&quot;:&quot;Tanooki Kart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Wild_Wiggler.png&quot;,&quot;width&quot;:100,&quot;height&quot;:64}},{&quot;name&quot;:&quot;W 25 Silver Arrow&quot;,&quot;type&quot;:&quot;Body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,&quot;image&quot;:{&quot;url&quot;:&quot;src/assets/img/bodies/W_25_Silver_Arrow.png&quot;,&quot;width&quot;:100,&quot;height&quot;:64}},{&quot;name&quot;:&quot;Blue Falcon&quot;,&quot;type&quot;:&quot;Body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,&quot;image&quot;:{&quot;url&quot;:&quot;src/assets/img/bodies/Blue_Falcon.png&quot;,&quot;width&quot;:100,&quot;height&quot;:64}},{&quot;name&quot;:&quot;Tanooki Kart&quot;,&quot;type&quot;:&quot;Body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,&quot;image&quot;:{&quot;url&quot;:&quot;src/assets/img/bodies/Splat_Buggy.png&quot;,&quot;width&quot;:100,&quot;height&quot;:64}},{&quot;name&quot;:&quot;Tanooki Kart&quot;,&quot;type&quot;:&quot;Body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,&quot;image&quot;:{&quot;url&quot;:&quot;src/assets/img/bodies/Tanooki_Kart.png&quot;,&quot;width&quot;:100,&quot;height&quot;:64}},{&quot;name&quot;:&quot;Koopa Clown&quot;,&quot;type&quot;:&quot;Body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,&quot;image&quot;:{&quot;url&quot;:&quot;src/assets/img/bodies/Koopa_Clown.png&quot;,&quot;width&quot;:100,&quot;height&quot;:64}}]" calcext:value-type="string">
            <text:p>[{"name":"Standard Kart","type":"Body","size":null,"speed":{"ground":3,"water":3,"air":3,"antiGravity":3},"acceleration":4,"weight":2,"handling":{"ground":3,"water":2,"air":3,"antiGravity":3},"grid":3,"miniTurbo":4,"image":{"url":"src/assets/img/bodies/Standard_Kart.png","width":100,"height":64}},{"name":"The Duke","type":"Body","size":null,"speed":{"ground":3,"water":3,"air":3,"antiGravity":3},"acceleration":4,"weight":2,"handling":{"ground":3,"water":2,"air":3,"antiGravity":3},"grid":3,"miniTurbo":4,"image":{"url":"src/assets/img/bodies/The_Duke.png","width":100,"height":64}},{"name":"300 SL Roadster","type":"Body","size":null,"speed":{"ground":3,"water":3,"air":3,"antiGravity":3},"acceleration":4,"weight":2,"handling":{"ground":3,"water":2,"air":3,"antiGravity":3},"grid":3,"miniTurbo":4,"image":{"url":"src/assets/img/bodies/300_SL_Roadster.png","width":100,"height":64}},{"name":"Pipe Frame","type":"Body","size":null,"speed":{"ground":1,"water":3,"air":1,"antiGravity":1},"acceleration":6,"weight":1,"handling":{"ground":5,"water":4,"air":2,"antiGravity":4},"grid":4,"miniTurbo":6,"image":{"url":"src/assets/img/bodies/Pipe_Frame.png","width":100,"height":64}},{"name":"Varmint","type":"Body","size":null,"speed":{"ground":1,"water":3,"air":1,"antiGravity":1},"acceleration":6,"weight":1,"handling":{"ground":5,"water":4,"air":2,"antiGravity":4},"grid":4,"miniTurbo":6,"image":{"url":"src/assets/img/bodies/Varmint.png","width":100,"height":64}},{"name":"City Tripper","type":"Body","size":null,"speed":{"ground":1,"water":3,"air":1,"antiGravity":1},"acceleration":6,"weight":1,"handling":{"ground":5,"water":4,"air":2,"antiGravity":4},"grid":4,"miniTurbo":6,"image":{"url":"src/assets/img/bodies/City_Tripper.png","width":100,"height":64}},{"name":"Mach 8","type":"Body","size":null,"speed":{"ground":3,"water":3,"air":4,"antiGravity":5},"acceleration":3,"weight":3,"handling":{"ground":2,"water":2,"air":2,"antiGravity":4},"grid":4,"miniTurbo":4,"image":{"url":"src/assets/img/bodies/Mach_8.png","width":100,"height":64}},{"name":"Sports Coupe (Sports Coupé)","type":"Body","size":null,"speed":{"ground":3,"water":3,"air":4,"antiGravity":5},"acceleration":3,"weight":3,"handling":{"ground":2,"water":2,"air":2,"antiGravity":4},"grid":4,"miniTurbo":4,"image":{"url":"src/assets/img/bodies/Sports_Coupe.png","width":100,"height":64}},{"name":"Inkstriker","type":"Body","size":null,"speed":{"ground":3,"water":3,"air":4,"antiGravity":5},"acceleration":3,"weight":3,"handling":{"ground":2,"water":2,"air":2,"antiGravity":4},"grid":4,"miniTurbo":4,"image":{"url":"src/assets/img/bodies/Inkstriker.png","width":100,"height":64}},{"name":"Steel Driver","type":"Body","size":null,"speed":{"ground":4,"water":5,"air":0,"antiGravity":2},"acceleration":1,"weight":4,"handling":{"ground":1,"water":5,"air":1,"antiGravity":1},"grid":3,"miniTurbo":2,"image":{"url":"src/assets/img/bodies/Steel_Driver.png","width":100,"height":64}},{"name":"Tri-Speeder","type":"Body","size":null,"speed":{"ground":4,"water":5,"air":0,"antiGravity":2},"acceleration":1,"weight":4,"handling":{"ground":1,"water":5,"air":1,"antiGravity":1},"grid":3,"miniTurbo":2,"image":{"url":"src/assets/img/bodies/Tri-Speeder.png","width":100,"height":64}},{"name":"Bone Rattler","type":"Body","size":null,"speed":{"ground":4,"water":5,"air":0,"antiGravity":2},"acceleration":1,"weight":4,"handling":{"ground":1,"water":5,"air":1,"antiGravity":1},"grid":3,"miniTurbo":2,"image":{"url":"src/assets/img/bodies/Bone_Rattler.png","width":100,"height":64}},{"name":"Cat Cruiser","type":"Body","size":null,"speed":{"ground":2,"water":2,"air":4,"antiGravity":3},"acceleration":5,"weight":2,"handling":{"ground":4,"water":2,"air":4,"antiGravity":3},"grid":3,"miniTurbo":5,"image":{"url":"src/assets/img/bodies/Cat_Cruiser.png","width":100,"height":64}},{"name":"Comet","type":"Body","size":null,"speed":{"ground":2,"water":2,"air":4,"antiGravity":3},"acceleration":5,"weight":2,"handling":{"ground":4,"water":2,"air":4,"antiGravity":3},"grid":3,"miniTurbo":5,"image":{"url":"src/assets/img/bodies/Comet.png","width":100,"height":64}},{"name":"Yoshi Bike","type":"Body","size":null,"speed":{"ground":2,"water":2,"air":4,"antiGravity":3},"acceleration":5,"weight":2,"handling":{"ground":4,"water":2,"air":4,"antiGravity":3},"grid":3,"miniTurbo":5,"image":{"url":"src/assets/img/bodies/Yoshi_Bike.png","width":100,"height":64}},{"name":"Teddy Buggy","type":"Body","size":null,"speed":{"ground":2,"water":2,"air":4,"antiGravity":3},"acceleration":5,"weight":2,"handling":{"ground":4,"water":2,"air":4,"antiGravity":3},"grid":3,"miniTurbo":5,"image":{"url":"src/assets/img/bodies/Teddy_Buggy.png","width":100,"height":64}},{"name":"Circuit Special","type":"Body","size":null,"speed":{"ground":5,"water":1,"air":2,"antiGravity":4},"acceleration":1,"weight":3,"handling":{"ground":1,"water":1,"air":0,"antiGravity":2},"grid":1,"miniTurbo":1,"image":{"url":"src/assets/img/bodies/Circuit_Special.png","width":100,"height":64}},{"name":"Badwagon","type":"Body","size":null,"speed":{"ground":5,"water":1,"air":2,"antiGravity":4},"acceleration":1,"weight":3,"handling":{"ground":1,"water":1,"air":0,"antiGravity":2},"grid":1,"miniTurbo":1,"image":{"url":"src/assets/img/bodies/B-Dasher.png","width":100,"height":64}},{"name":"Prancer","type":"Body","size":null,"speed":{"ground":5,"water":1,"air":2,"antiGravity":4},"acceleration":1,"weight":3,"handling":{"ground":1,"water":1,"air":0,"antiGravity":2},"grid":1,"miniTurbo":1,"image":{"url":"src/assets/img/bodies/P-Wing.png","width":100,"height":64}},{"name":"Badwagon","type":"Body","size":null,"speed":{"ground":5,"water":2,"air":1,"antiGravity":3},"acceleration":0,"weight":4,"handling":{"ground":0,"water":1,"air":0,"antiGravity":1},"grid":5,"miniTurbo":0,"image":{"url":"src/assets/img/bodies/Badwagon.png","width":100,"height":64}},{"name":"Prancer","type":"Body","size":null,"speed":{"ground":5,"water":2,"air":1,"antiGravity":3},"acceleration":0,"weight":4,"handling":{"ground":0,"water":1,"air":0,"antiGravity":1},"grid":5,"miniTurbo":0,"image":{"url":"src/assets/img/bodies/Standard_ATV.png","width":100,"height":64}},{"name":"GLA","type":"Body","size":null,"speed":{"ground":5,"water":2,"air":1,"antiGravity":3},"acceleration":0,"weight":4,"handling":{"ground":0,"water":1,"air":0,"antiGravity":1},"grid":5,"miniTurbo":0,"image":{"url":"src/assets/img/bodies/GLA.png","width":100,"height":64}},{"name":"Prancer","type":"Body","size":null,"speed":{"ground":4,"water":3,"air":3,"antiGravity":3},"acceleration":2,"weight":1,"handling":{"ground":3,"water":3,"air":3,"antiGravity":2},"grid":2,"miniTurbo":3,"image":{"url":"src/assets/img/bodies/Prancer.png","width":100,"height":64}},{"name":"Sport Bike","type":"Body","size":null,"speed":{"ground":4,"water":3,"air":3,"antiGravity":3},"acceleration":2,"weight":1,"handling":{"ground":3,"water":3,"air":3,"antiGravity":2},"grid":2,"miniTurbo":3,"image":{"url":"src/assets/img/bodies/Sport_Bike.png","width":100,"height":64}},{"name":"Jet Bike","type":"Body","size":null,"speed":{"ground":4,"water":3,"air":3,"antiGravity":3},"acceleration":2,"weight":1,"handling":{"ground":3,"water":3,"air":3,"antiGravity":2},"grid":2,"miniTurbo":3,"image":{"url":"src/assets/img/bodies/Jet_Bike.png","width":100,"height":64}},{"name":"Biddybuggy (Buggybud)","type":"Body","size":null,"speed":{"ground":0,"water":1,"air":1,"antiGravity":2},"acceleration":7,"weight":0,"handling":{"ground":5,"water":4,"air":4,"antiGravity":5},"grid":4,"miniTurbo":7,"image":{"url":"src/assets/img/bodies/Biddybuggy.png","width":100,"height":64}},{"name":"Mr. Scooty (Mr Scooty)","type":"Body","size":null,"speed":{"ground":0,"water":1,"air":1,"antiGravity":2},"acceleration":7,"weight":0,"handling":{"ground":5,"water":4,"air":4,"antiGravity":5},"grid":4,"miniTurbo":7,"image":{"url":"src/assets/img/bodies/Mr_Scooty.png","width":100,"height":64}},{"name":"Landship","type":"Body","size":null,"speed":{"ground":1,"water":5,"air":2,"antiGravity":0},"acceleration":6,"weight":0,"handling":{"ground":4,"water":5,"air":3,"antiGravity":2},"grid":6,"miniTurbo":6,"image":{"url":"src/assets/img/bodies/Landship.png","width":100,"height":64}},{"name":"Streetle","type":"Body","size":null,"speed":{"ground":1,"water":5,"air":2,"antiGravity":0},"acceleration":6,"weight":0,"handling":{"ground":4,"water":5,"air":3,"antiGravity":2},"grid":6,"miniTurbo":6,"image":{"url":"src/assets/img/bodies/Streetle.png","width":100,"height":64}},{"name":"Sneeker (Bounder)","type":"Body","size":null,"speed":{"ground":4,"water":2,"air":3,"antiGravity":3},"acceleration":2,"weight":2,"handling":{"ground":3,"water":2,"air":2,"antiGravity":3},"grid":0,"miniTurbo":3,"image":{"url":"src/assets/img/bodies/Sneaker.png","width":100,"height":64}},{"name":"Standard Bike","type":"Body","size":null,"speed":{"ground":4,"water":2,"air":3,"antiGravity":3},"acceleration":2,"weight":2,"handling":{"ground":3,"water":2,"air":2,"antiGravity":3},"grid":0,"miniTurbo":3,"image":{"url":"src/assets/img/bodies/Gold_Standard.png","width":100,"height":64}},{"name":"Blue Falcon","type":"Body","size":null,"speed":{"ground":4,"water":2,"air":3,"antiGravity":3},"acceleration":2,"weight":2,"handling":{"ground":3,"water":2,"air":2,"antiGravity":3},"grid":0,"miniTurbo":3,"image":{"url":"src/assets/img/bodies/Master_Cycle.png","width":100,"height":64}},{"name":"Tanooki Kart","type":"Body","size":null,"speed":{"ground":2,"water":2,"air":3,"antiGravity":4},"acceleration":5,"weight":1,"handling":{"ground":4,"water":3,"air":3,"antiGravity":4},"grid":5,"miniTurbo":5,"image":{"url":"src/assets/img/bodies/Standard_Bike.png","width":100,"height":64}},{"name":"Blue Falcon","type":"Body","size":null,"speed":{"ground":2,"water":2,"air":3,"antiGravity":4},"acceleration":5,"weight":1,"handling":{"ground":4,"water":3,"air":3,"antiGravity":4},"grid":5,"miniTurbo":5,"image":{"url":"src/assets/img/bodies/Flame_Rider.png","width":100,"height":64}},{"name":"Tanooki Kart","type":"Body","size":null,"speed":{"ground":2,"water":2,"air":3,"antiGravity":4},"acceleration":5,"weight":1,"handling":{"ground":4,"water":3,"air":3,"antiGravity":4},"grid":5,"miniTurbo":5,"image":{"url":"src/assets/img/bodies/Wild_Wiggler.png","width":100,"height":64}},{"name":"W 25 Silver Arrow","type":"Body","size":null,"speed":{"ground":2,"water":2,"air":3,"antiGravity":4},"acceleration":5,"weight":1,"handling":{"ground":4,"water":3,"air":3,"antiGravity":4},"grid":5,"miniTurbo":5,"image":{"url":"src/assets/img/bodies/W_25_Silver_Arrow.png","width":100,"height":64}},{"name":"Blue Falcon","type":"Body","size":null,"speed":{"ground":4,"water":2,"air":3,"antiGravity":4},"acceleration":3,"weight":0,"handling":{"ground":2,"water":3,"air":1,"antiGravity":5},"grid":3,"miniTurbo":3,"image":{"url":"src/assets/img/bodies/Blue_Falcon.png","width":100,"height":64}},{"name":"Tanooki Kart","type":"Body","size":null,"speed":{"ground":4,"water":2,"air":3,"antiGravity":4},"acceleration":3,"weight":0,"handling":{"ground":2,"water":3,"air":1,"antiGravity":5},"grid":3,"miniTurbo":3,"image":{"url":"src/assets/img/bodies/Splat_Buggy.png","width":100,"height":64}},{"name":"Tanooki Kart","type":"Body","size":null,"speed":{"ground":2,"water":4,"air":3,"antiGravity":3},"acceleration":2,"weight":3,"handling":{"ground":4,"water":4,"air":3,"antiGravity":3},"grid":7,"miniTurbo":3,"image":{"url":"src/assets/img/bodies/Tanooki_Kart.png","width":100,"height":64}},{"name":"Koopa Clown","type":"Body","size":null,"speed":{"ground":2,"water":4,"air":3,"antiGravity":3},"acceleration":2,"weight":3,"handling":{"ground":4,"water":4,"air":3,"antiGravity":3},"grid":7,"miniTurbo":3,"image":{"url":"src/assets/img/bodies/Koopa_Clown.png","width":100,"height":64}}]</text:p>
          </table:table-cell>
        </table:table-row>
        <table:table-row table:style-name="ro1">
          <table:table-cell office:value-type="string" calcext:value-type="string">
            <text:p>Tires</text:p>
          </table:table-cell>
          <table:table-cell table:formula="of:= CONCATENATE(&quot;[&quot;; COM.MICROSOFT.TEXTJOIN(&quot;,&quot;; ;[$Tires.AJ3:$Tires.AJ23]); &quot;]&quot;)" office:value-type="string" office:string-value="[{&quot;name&quot;:&quot;Standard (Normal)&quot;,&quot;type&quot;:&quot;Tires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,&quot;image&quot;:{&quot;url&quot;:&quot;src/assets/img/tires/Standard.png&quot;,&quot;width&quot;:100,&quot;height&quot;:64}},{&quot;name&quot;:&quot;Blue Standard (Normal Blue)&quot;,&quot;type&quot;:&quot;Tires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,&quot;image&quot;:{&quot;url&quot;:&quot;src/assets/img/tires/Blue_Standard.png&quot;,&quot;width&quot;:100,&quot;height&quot;:64}},{&quot;name&quot;:&quot;GLA Tires (GLA Wheels)&quot;,&quot;type&quot;:&quot;Tires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,&quot;image&quot;:{&quot;url&quot;:&quot;src/assets/img/tires/GLA_Tires.png&quot;,&quot;width&quot;:100,&quot;height&quot;:64}},{&quot;name&quot;:&quot;Monster&quot;,&quot;type&quot;:&quot;Tires&quot;,&quot;size&quot;:null,&quot;speed&quot;:{&quot;ground&quot;:2,&quot;water&quot;:2,&quot;air&quot;:2,&quot;antiGravity&quot;:1},&quot;acceleration&quot;:2,&quot;weight&quot;:2,&quot;handling&quot;:{&quot;ground&quot;:4,&quot;water&quot;:0,&quot;air&quot;:1,&quot;antiGravity&quot;:1},&quot;grid&quot;:0,&quot;miniTurbo&quot;:2,&quot;image&quot;:{&quot;url&quot;:&quot;src/assets/img/tires/Monster.png&quot;,&quot;width&quot;:100,&quot;height&quot;:64}},{&quot;name&quot;:&quot;Hot Monster (Funky Monster)&quot;,&quot;type&quot;:&quot;Tires&quot;,&quot;size&quot;:null,&quot;speed&quot;:{&quot;ground&quot;:2,&quot;water&quot;:2,&quot;air&quot;:1,&quot;antiGravity&quot;:2},&quot;acceleration&quot;:2,&quot;weight&quot;:4,&quot;handling&quot;:{&quot;ground&quot;:0,&quot;water&quot;:1,&quot;air&quot;:1,&quot;antiGravity&quot;:0},&quot;grid&quot;:7,&quot;miniTurbo&quot;:2,&quot;image&quot;:{&quot;url&quot;:&quot;src/assets/img/tires/Hot_Monster.png&quot;,&quot;width&quot;:100,&quot;height&quot;:64}},{&quot;name&quot;:&quot;Roller&quot;,&quot;type&quot;:&quot;Tires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,&quot;image&quot;:{&quot;url&quot;:&quot;src/assets/img/tires/Roller.png&quot;,&quot;width&quot;:100,&quot;height&quot;:64}},{&quot;name&quot;:&quot;Azure Roller&quot;,&quot;type&quot;:&quot;Tires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,&quot;image&quot;:{&quot;url&quot;:&quot;src/assets/img/tires/Azure_Roller.png&quot;,&quot;width&quot;:100,&quot;height&quot;:64}},{&quot;name&quot;:&quot;Slim&quot;,&quot;type&quot;:&quot;Tires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,&quot;image&quot;:{&quot;url&quot;:&quot;src/assets/img/tires/Slim.png&quot;,&quot;width&quot;:100,&quot;height&quot;:64}},{&quot;name&quot;:&quot;Wood (Wooden)&quot;,&quot;type&quot;:&quot;Tires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,&quot;image&quot;:{&quot;url&quot;:&quot;src/assets/img/tires/Wood.png&quot;,&quot;width&quot;:100,&quot;height&quot;:64}},{&quot;name&quot;:&quot;Crimson Slim&quot;,&quot;type&quot;:&quot;Tires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,&quot;image&quot;:{&quot;url&quot;:&quot;src/assets/img/tires/Crimson_Slim.png&quot;,&quot;width&quot;:100,&quot;height&quot;:64}},{&quot;name&quot;:&quot;Slick&quot;,&quot;type&quot;:&quot;Tires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,&quot;image&quot;:{&quot;url&quot;:&quot;src/assets/img/tires/Slick.png&quot;,&quot;width&quot;:100,&quot;height&quot;:64}},{&quot;name&quot;:&quot;Cyber Slick&quot;,&quot;type&quot;:&quot;Tires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,&quot;image&quot;:{&quot;url&quot;:&quot;src/assets/img/tires/Cyber_Slick.png&quot;,&quot;width&quot;:100,&quot;height&quot;:64}},{&quot;name&quot;:&quot;Metal&quot;,&quot;type&quot;:&quot;Tires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,&quot;image&quot;:{&quot;url&quot;:&quot;src/assets/img/tires/Metal.png&quot;,&quot;width&quot;:100,&quot;height&quot;:64}},{&quot;name&quot;:&quot;Gold Tires (Gold Wheels)&quot;,&quot;type&quot;:&quot;Tires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,&quot;image&quot;:{&quot;url&quot;:&quot;src/assets/img/tires/Gold_Tires.png&quot;,&quot;width&quot;:100,&quot;height&quot;:64}},{&quot;name&quot;:&quot;Button&quot;,&quot;type&quot;:&quot;Tires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,&quot;image&quot;:{&quot;url&quot;:&quot;src/assets/img/tires/Button.png&quot;,&quot;width&quot;:100,&quot;height&quot;:64}},{&quot;name&quot;:&quot;Leaf Tires (Leaf Tyres)&quot;,&quot;type&quot;:&quot;Tires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,&quot;image&quot;:{&quot;url&quot;:&quot;src/assets/img/tires/Leaf_Tires.png&quot;,&quot;width&quot;:100,&quot;height&quot;:64}},{&quot;name&quot;:&quot;Off-Road&quot;,&quot;type&quot;:&quot;Tires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,&quot;image&quot;:{&quot;url&quot;:&quot;src/assets/img/tires/Off-Road.png&quot;,&quot;width&quot;:100,&quot;height&quot;:64}},{&quot;name&quot;:&quot;Retro Off-Road&quot;,&quot;type&quot;:&quot;Tires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,&quot;image&quot;:{&quot;url&quot;:&quot;src/assets/img/tires/Retro_Off-Road.png&quot;,&quot;width&quot;:100,&quot;height&quot;:64}},{&quot;name&quot;:&quot;Triforce Tires (Triforce Tyres)&quot;,&quot;type&quot;:&quot;Tires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,&quot;image&quot;:{&quot;url&quot;:&quot;src/assets/img/tires/Triforce_Tires.png&quot;,&quot;width&quot;:100,&quot;height&quot;:64}},{&quot;name&quot;:&quot;Sponge&quot;,&quot;type&quot;:&quot;Tires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,&quot;image&quot;:{&quot;url&quot;:&quot;src/assets/img/tires/Sponge.png&quot;,&quot;width&quot;:100,&quot;height&quot;:64}},{&quot;name&quot;:&quot;Cushion&quot;,&quot;type&quot;:&quot;Tires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,&quot;image&quot;:{&quot;url&quot;:&quot;src/assets/img/tires/Cushion.png&quot;,&quot;width&quot;:100,&quot;height&quot;:64}}]" calcext:value-type="string">
            <text:p>[{"name":"Standard (Normal)","type":"Tires","size":null,"speed":{"ground":2,"water":3,"air":3,"antiGravity":2},"acceleration":4,"weight":2,"handling":{"ground":3,"water":3,"air":3,"antiGravity":3},"grid":5,"miniTurbo":3,"image":{"url":"src/assets/img/tires/Standard.png","width":100,"height":64}},{"name":"Blue Standard (Normal Blue)","type":"Tires","size":null,"speed":{"ground":2,"water":3,"air":3,"antiGravity":2},"acceleration":4,"weight":2,"handling":{"ground":3,"water":3,"air":3,"antiGravity":3},"grid":5,"miniTurbo":3,"image":{"url":"src/assets/img/tires/Blue_Standard.png","width":100,"height":64}},{"name":"GLA Tires (GLA Wheels)","type":"Tires","size":null,"speed":{"ground":2,"water":3,"air":3,"antiGravity":2},"acceleration":4,"weight":2,"handling":{"ground":3,"water":3,"air":3,"antiGravity":3},"grid":5,"miniTurbo":3,"image":{"url":"src/assets/img/tires/GLA_Tires.png","width":100,"height":64}},{"name":"Monster","type":"Tires","size":null,"speed":{"ground":2,"water":2,"air":2,"antiGravity":1},"acceleration":2,"weight":2,"handling":{"ground":4,"water":0,"air":1,"antiGravity":1},"grid":0,"miniTurbo":2,"image":{"url":"src/assets/img/tires/Monster.png","width":100,"height":64}},{"name":"Hot Monster (Funky Monster)","type":"Tires","size":null,"speed":{"ground":2,"water":2,"air":1,"antiGravity":2},"acceleration":2,"weight":4,"handling":{"ground":0,"water":1,"air":1,"antiGravity":0},"grid":7,"miniTurbo":2,"image":{"url":"src/assets/img/tires/Hot_Monster.png","width":100,"height":64}},{"name":"Roller","type":"Tires","size":null,"speed":{"ground":0,"water":3,"air":3,"antiGravity":0},"acceleration":6,"weight":0,"handling":{"ground":4,"water":4,"air":4,"antiGravity":4},"grid":4,"miniTurbo":6,"image":{"url":"src/assets/img/tires/Roller.png","width":100,"height":64}},{"name":"Azure Roller","type":"Tires","size":null,"speed":{"ground":0,"water":3,"air":3,"antiGravity":0},"acceleration":6,"weight":0,"handling":{"ground":4,"water":4,"air":4,"antiGravity":4},"grid":4,"miniTurbo":6,"image":{"url":"src/assets/img/tires/Azure_Roller.png","width":100,"height":64}},{"name":"Slim","type":"Tires","size":null,"speed":{"ground":3,"water":2,"air":2,"antiGravity":4},"acceleration":2,"weight":2,"handling":{"ground":4,"water":4,"air":4,"antiGravity":3},"grid":1,"miniTurbo":2,"image":{"url":"src/assets/img/tires/Slim.png","width":100,"height":64}},{"name":"Wood (Wooden)","type":"Tires","size":null,"speed":{"ground":3,"water":2,"air":2,"antiGravity":4},"acceleration":2,"weight":2,"handling":{"ground":4,"water":4,"air":4,"antiGravity":3},"grid":1,"miniTurbo":2,"image":{"url":"src/assets/img/tires/Wood.png","width":100,"height":64}},{"name":"Crimson Slim","type":"Tires","size":null,"speed":{"ground":3,"water":2,"air":2,"antiGravity":4},"acceleration":2,"weight":2,"handling":{"ground":4,"water":4,"air":4,"antiGravity":3},"grid":1,"miniTurbo":2,"image":{"url":"src/assets/img/tires/Crimson_Slim.png","width":100,"height":64}},{"name":"Slick","type":"Tires","size":null,"speed":{"ground":4,"water":0,"air":0,"antiGravity":4},"acceleration":1,"weight":3,"handling":{"ground":2,"water":0,"air":1,"antiGravity":2},"grid":0,"miniTurbo":0,"image":{"url":"src/assets/img/tires/Slick.png","width":100,"height":64}},{"name":"Cyber Slick","type":"Tires","size":null,"speed":{"ground":4,"water":0,"air":0,"antiGravity":4},"acceleration":1,"weight":3,"handling":{"ground":2,"water":0,"air":1,"antiGravity":2},"grid":0,"miniTurbo":0,"image":{"url":"src/assets/img/tires/Cyber_Slick.png","width":100,"height":64}},{"name":"Metal","type":"Tires","size":null,"speed":{"ground":4,"water":3,"air":2,"antiGravity":1},"acceleration":0,"weight":4,"handling":{"ground":2,"water":2,"air":0,"antiGravity":1},"grid":2,"miniTurbo":0,"image":{"url":"src/assets/img/tires/Metal.png","width":100,"height":64}},{"name":"Gold Tires (Gold Wheels)","type":"Tires","size":null,"speed":{"ground":4,"water":3,"air":2,"antiGravity":1},"acceleration":0,"weight":4,"handling":{"ground":2,"water":2,"air":0,"antiGravity":1},"grid":2,"miniTurbo":0,"image":{"url":"src/assets/img/tires/Gold_Tires.png","width":100,"height":64}},{"name":"Button","type":"Tires","size":null,"speed":{"ground":1,"water":2,"air":2,"antiGravity":2},"acceleration":5,"weight":0,"handling":{"ground":3,"water":3,"air":2,"antiGravity":4},"grid":3,"miniTurbo":5,"image":{"url":"src/assets/img/tires/Button.png","width":100,"height":64}},{"name":"Leaf Tires (Leaf Tyres)","type":"Tires","size":null,"speed":{"ground":1,"water":2,"air":2,"antiGravity":2},"acceleration":5,"weight":0,"handling":{"ground":3,"water":3,"air":2,"antiGravity":4},"grid":3,"miniTurbo":5,"image":{"url":"src/assets/img/tires/Leaf_Tires.png","width":100,"height":64}},{"name":"Off-Road","type":"Tires","size":null,"speed":{"ground":3,"water":4,"air":1,"antiGravity":2},"acceleration":3,"weight":3,"handling":{"ground":1,"water":1,"air":2,"antiGravity":2},"grid":6,"miniTurbo":1,"image":{"url":"src/assets/img/tires/Off-Road.png","width":100,"height":64}},{"name":"Retro Off-Road","type":"Tires","size":null,"speed":{"ground":3,"water":4,"air":1,"antiGravity":2},"acceleration":3,"weight":3,"handling":{"ground":1,"water":1,"air":2,"antiGravity":2},"grid":6,"miniTurbo":1,"image":{"url":"src/assets/img/tires/Retro_Off-Road.png","width":100,"height":64}},{"name":"Triforce Tires (Triforce Tyres)","type":"Tires","size":null,"speed":{"ground":3,"water":4,"air":1,"antiGravity":2},"acceleration":3,"weight":3,"handling":{"ground":1,"water":1,"air":2,"antiGravity":2},"grid":6,"miniTurbo":1,"image":{"url":"src/assets/img/tires/Triforce_Tires.png","width":100,"height":64}},{"name":"Sponge","type":"Tires","size":null,"speed":{"ground":1,"water":1,"air":4,"antiGravity":1},"acceleration":4,"weight":1,"handling":{"ground":2,"water":1,"air":3,"antiGravity":2},"grid":6,"miniTurbo":4,"image":{"url":"src/assets/img/tires/Sponge.png","width":100,"height":64}},{"name":"Cushion","type":"Tires","size":null,"speed":{"ground":1,"water":1,"air":4,"antiGravity":1},"acceleration":4,"weight":1,"handling":{"ground":2,"water":1,"air":3,"antiGravity":2},"grid":6,"miniTurbo":4,"image":{"url":"src/assets/img/tires/Cushion.png","width":100,"height":64}}]</text:p>
          </table:table-cell>
        </table:table-row>
        <table:table-row table:style-name="ro1">
          <table:table-cell office:value-type="string" calcext:value-type="string">
            <text:p>Gliders</text:p>
          </table:table-cell>
          <table:table-cell table:formula="of:= CONCATENATE(&quot;[&quot;; COM.MICROSOFT.TEXTJOIN(&quot;,&quot;; ;[$Gliders.AJ3:$Gliders.AJ16]); &quot;]&quot;)" office:value-type="string" office:string-value="[{&quot;name&quot;:&quot;Super Glider&quot;,&quot;type&quot;:&quot;Glider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,&quot;image&quot;:{&quot;url&quot;:&quot;src/assets/img/gliders/Super_Glider.png&quot;,&quot;width&quot;:100,&quot;height&quot;:64}},{&quot;name&quot;:&quot;Waddle Wing&quot;,&quot;type&quot;:&quot;Glider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,&quot;image&quot;:{&quot;url&quot;:&quot;src/assets/img/gliders/Waddle_Wing.png&quot;,&quot;width&quot;:100,&quot;height&quot;:64}},{&quot;name&quot;:&quot;Hylian Kite&quot;,&quot;type&quot;:&quot;Glider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,&quot;image&quot;:{&quot;url&quot;:&quot;src/assets/img/gliders/Hylian_Kite.png&quot;,&quot;width&quot;:100,&quot;height&quot;:64}},{&quot;name&quot;:&quot;Cloud Glider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Cloud_Glider.png&quot;,&quot;width&quot;:100,&quot;height&quot;:64}},{&quot;name&quot;:&quot;Parachute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Parachute_Glider.png&quot;,&quot;width&quot;:100,&quot;height&quot;:64}},{&quot;name&quot;:&quot;Flower Glider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Flower_Glider.png&quot;,&quot;width&quot;:100,&quot;height&quot;:64}},{&quot;name&quot;:&quot;Paper Glider&quot;,&quot;type&quot;:&quot;Glider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,&quot;image&quot;:{&quot;url&quot;:&quot;src/assets/img/gliders/Paper_Glider.png&quot;,&quot;width&quot;:100,&quot;height&quot;:64}},{&quot;name&quot;:&quot;Wario Wing&quot;,&quot;type&quot;:&quot;Glider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,&quot;image&quot;:{&quot;url&quot;:&quot;src/assets/img/gliders/Wario_Wing.png&quot;,&quot;width&quot;:100,&quot;height&quot;:64}},{&quot;name&quot;:&quot;Plane Glider&quot;,&quot;type&quot;:&quot;Glider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,&quot;image&quot;:{&quot;url&quot;:&quot;src/assets/img/gliders/Plane_Glider.png&quot;,&quot;width&quot;:100,&quot;height&quot;:64}},{&quot;name&quot;:&quot;Gold Glider&quot;,&quot;type&quot;:&quot;Glider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,&quot;image&quot;:{&quot;url&quot;:&quot;src/assets/img/gliders/Gold_Glider.png&quot;,&quot;width&quot;:100,&quot;height&quot;:64}},{&quot;name&quot;:&quot;Peach Parasol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Peach_Parasol_Glider.png&quot;,&quot;width&quot;:100,&quot;height&quot;:64}},{&quot;name&quot;:&quot;Parafoil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Parafoil_Glider.png&quot;,&quot;width&quot;:100,&quot;height&quot;:64}},{&quot;name&quot;:&quot;Bowser Kite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Bowser_Kite.png&quot;,&quot;width&quot;:100,&quot;height&quot;:64}},{&quot;name&quot;:&quot;MKTV Parafoil&quot;,&quot;type&quot;:&quot;Glider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,&quot;image&quot;:{&quot;url&quot;:&quot;src/assets/img/gliders/MKTV_Parafoil_Glider.png&quot;,&quot;width&quot;:100,&quot;height&quot;:64}}]" calcext:value-type="string">
            <text:p>[{"name":"Super Glider","type":"Glider","size":null,"speed":{"ground":1,"water":1,"air":2,"antiGravity":0},"acceleration":1,"weight":1,"handling":{"ground":1,"water":0,"air":1,"antiGravity":1},"grid":1,"miniTurbo":1,"image":{"url":"src/assets/img/gliders/Super_Glider.png","width":100,"height":64}},{"name":"Waddle Wing","type":"Glider","size":null,"speed":{"ground":1,"water":1,"air":2,"antiGravity":0},"acceleration":1,"weight":1,"handling":{"ground":1,"water":0,"air":1,"antiGravity":1},"grid":1,"miniTurbo":1,"image":{"url":"src/assets/img/gliders/Waddle_Wing.png","width":100,"height":64}},{"name":"Hylian Kite","type":"Glider","size":null,"speed":{"ground":1,"water":1,"air":2,"antiGravity":0},"acceleration":1,"weight":1,"handling":{"ground":1,"water":0,"air":1,"antiGravity":1},"grid":1,"miniTurbo":1,"image":{"url":"src/assets/img/gliders/Hylian_Kite.png","width":100,"height":64}},{"name":"Cloud Glider","type":"Glider","size":null,"speed":{"ground":0,"water":1,"air":1,"antiGravity":1},"acceleration":2,"weight":0,"handling":{"ground":1,"water":0,"air":2,"antiGravity":1},"grid":1,"miniTurbo":2,"image":{"url":"src/assets/img/gliders/Cloud_Glider.png","width":100,"height":64}},{"name":"Parachute","type":"Glider","size":null,"speed":{"ground":0,"water":1,"air":1,"antiGravity":1},"acceleration":2,"weight":0,"handling":{"ground":1,"water":0,"air":2,"antiGravity":1},"grid":1,"miniTurbo":2,"image":{"url":"src/assets/img/gliders/Parachute_Glider.png","width":100,"height":64}},{"name":"Flower Glider","type":"Glider","size":null,"speed":{"ground":0,"water":1,"air":1,"antiGravity":1},"acceleration":2,"weight":0,"handling":{"ground":1,"water":0,"air":2,"antiGravity":1},"grid":1,"miniTurbo":2,"image":{"url":"src/assets/img/gliders/Flower_Glider.png","width":100,"height":64}},{"name":"Paper Glider","type":"Glider","size":null,"speed":{"ground":0,"water":1,"air":1,"antiGravity":1},"acceleration":2,"weight":0,"handling":{"ground":1,"water":0,"air":2,"antiGravity":1},"grid":1,"miniTurbo":2,"image":{"url":"src/assets/img/gliders/Paper_Glider.png","width":100,"height":64}},{"name":"Wario Wing","type":"Glider","size":null,"speed":{"ground":1,"water":0,"air":2,"antiGravity":1},"acceleration":1,"weight":2,"handling":{"ground":1,"water":1,"air":1,"antiGravity":0},"grid":0,"miniTurbo":1,"image":{"url":"src/assets/img/gliders/Wario_Wing.png","width":100,"height":64}},{"name":"Plane Glider","type":"Glider","size":null,"speed":{"ground":1,"water":0,"air":2,"antiGravity":1},"acceleration":1,"weight":2,"handling":{"ground":1,"water":1,"air":1,"antiGravity":0},"grid":0,"miniTurbo":1,"image":{"url":"src/assets/img/gliders/Plane_Glider.png","width":100,"height":64}},{"name":"Gold Glider","type":"Glider","size":null,"speed":{"ground":1,"water":0,"air":2,"antiGravity":1},"acceleration":1,"weight":2,"handling":{"ground":1,"water":1,"air":1,"antiGravity":0},"grid":0,"miniTurbo":1,"image":{"url":"src/assets/img/gliders/Gold_Glider.png","width":100,"height":64}},{"name":"Peach Parasol","type":"Glider","size":null,"speed":{"ground":0,"water":0,"air":1,"antiGravity":1},"acceleration":2,"weight":1,"handling":{"ground":1,"water":1,"air":2,"antiGravity":0},"grid":0,"miniTurbo":2,"image":{"url":"src/assets/img/gliders/Peach_Parasol_Glider.png","width":100,"height":64}},{"name":"Parafoil","type":"Glider","size":null,"speed":{"ground":0,"water":0,"air":1,"antiGravity":1},"acceleration":2,"weight":1,"handling":{"ground":1,"water":1,"air":2,"antiGravity":0},"grid":0,"miniTurbo":2,"image":{"url":"src/assets/img/gliders/Parafoil_Glider.png","width":100,"height":64}},{"name":"Bowser Kite","type":"Glider","size":null,"speed":{"ground":0,"water":0,"air":1,"antiGravity":1},"acceleration":2,"weight":1,"handling":{"ground":1,"water":1,"air":2,"antiGravity":0},"grid":0,"miniTurbo":2,"image":{"url":"src/assets/img/gliders/Bowser_Kite.png","width":100,"height":64}},{"name":"MKTV Parafoil","type":"Glider","size":null,"speed":{"ground":0,"water":0,"air":1,"antiGravity":1},"acceleration":2,"weight":1,"handling":{"ground":1,"water":1,"air":2,"antiGravity":0},"grid":0,"miniTurbo":2,"image":{"url":"src/assets/img/gliders/MKTV_Parafoil_Glider.png","width":100,"height":64}}]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All 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1:50:21.581401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0:25:16.618527624</meta:creation-date>
    <meta:editing-duration>PT1M38S</meta:editing-duration>
    <meta:editing-cycles>2</meta:editing-cycles>
    <meta:generator>LibreOffice/6.0.6.2$Linux_X86_64 LibreOffice_project/00m0$Build-2</meta:generator>
    <dc:date>2018-10-13T00:25:18.734458617</dc:date>
    <meta:document-statistic meta:table-count="5" meta:cell-count="4372" meta:object-count="0"/>
  </office:meta>
</office:document-meta>
</file>